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706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0.674cm"/>
    </style:style>
    <style:style style:name="co10" style:family="table-column">
      <style:table-column-properties fo:break-before="auto" style:column-width="2.18cm"/>
    </style:style>
    <style:style style:name="co11" style:family="table-column">
      <style:table-column-properties fo:break-before="auto" style:column-width="1.268cm"/>
    </style:style>
    <style:style style:name="co12" style:family="table-column">
      <style:table-column-properties fo:break-before="auto" style:column-width="1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" style:family="table-cell" style:parent-style-name="Default" style:data-style-name="N111"/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11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11">
      <style:table-cell-properties fo:border="none"/>
    </style:style>
    <style:style style:name="ce9" style:family="table-cell" style:parent-style-name="Default" style:data-style-name="N111">
      <style:table-cell-properties fo:border-bottom="0.002cm solid #000000" fo:border-left="none" fo:border-right="none" fo:border-top="non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7" table:default-cell-style-name="ce3"/>
        <table:table-column table:style-name="co11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7" table:number-columns-repeated="2" table:default-cell-style-name="ce3"/>
        <table:table-column table:style-name="co11" table:default-cell-style-name="ce3"/>
        <table:table-column table:style-name="co7" table:number-columns-repeated="2" table:default-cell-style-name="Default"/>
        <table:table-column table:style-name="co11" table:number-columns-repeated="13" table:default-cell-style-name="Default"/>
        <table:table-column table:style-name="co12" table:number-columns-repeated="36" table:default-cell-style-name="Default"/>
        <table:table-row table:style-name="ro1">
          <table:table-cell table:number-columns-repeated="68"/>
        </table:table-row>
        <table:table-row table:style-name="ro1">
          <table:table-cell table:style-name="ce1" office:value-type="string">
            <text:p>TJM</text:p>
          </table:table-cell>
          <table:table-cell table:style-name="ce2" office:value-type="float" office:value="400">
            <text:p>400</text:p>
          </table:table-cell>
          <table:table-cell table:style-name="ce2"/>
          <table:table-cell table:number-columns-repeated="65"/>
        </table:table-row>
        <table:table-row table:style-name="ro1">
          <table:table-cell office:value-type="string">
            <text:p>TAUX DEGRESS</text:p>
          </table:table-cell>
          <table:table-cell office:value-type="float" office:value="0.25">
            <text:p>0,25</text:p>
          </table:table-cell>
          <table:table-cell table:number-columns-repeated="66"/>
        </table:table-row>
        <table:table-row table:style-name="ro1">
          <table:table-cell office:value-type="string">
            <text:p>nb eleves</text:p>
          </table:table-cell>
          <table:table-cell office:value-type="string">
            <text:p>nb jours</text:p>
          </table:table-cell>
          <table:table-cell office:value-type="string">
            <text:p>units</text:p>
          </table:table-cell>
          <table:table-cell office:value-type="string">
            <text:p>Total</text:p>
          </table:table-cell>
          <table:table-cell office:value-type="string">
            <text:p>TJM</text:p>
          </table:table-cell>
          <table:table-cell/>
          <table:table-cell table:style-name="ce4" office:value-type="string">
            <text:p>NB ELEVES</text:p>
          </table:table-cell>
          <table:table-cell table:style-name="ce4"/>
          <table:table-cell table:style-name="ce7" office:value-type="string">
            <text:p>TJM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2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3</text:p>
          </table:table-cell>
          <table:table-cell table:style-name="ce7" office:value-type="string">
            <text:p>€/eleve</text:p>
          </table:table-cell>
          <table:table-cell table:style-name="ce7"/>
          <table:table-cell table:style-name="ce7" office:value-type="string">
            <text:p>TJM 4</text:p>
          </table:table-cell>
          <table:table-cell table:style-name="ce7" office:value-type="string">
            <text:p>€/eleve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formula="of:=[.B5]+[.A5]" office:value-type="float" office:value="1.5">
            <text:p>1,5</text:p>
          </table:table-cell>
          <table:table-cell table:style-name="ce3" table:formula="of:=[.$B$2]*[.B5]*[.A5]" office:value-type="currency" office:currency="EUR" office:value="200">
            <text:p>200 €</text:p>
          </table:table-cell>
          <table:table-cell table:formula="of:=[.D5]/[.B5]" office:value-type="currency" office:currency="EUR" office:value="400">
            <text:p>400 €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8" table:formula="of:=[.G5]*[.$B$2]" office:value-type="currency" office:currency="EUR" office:value="400">
            <text:p>400 €</text:p>
          </table:table-cell>
          <table:table-cell table:style-name="ce8" table:formula="of:=[.I5]/[.$G5]" office:value-type="currency" office:currency="EUR" office:value="400">
            <text:p>400 €</text:p>
          </table:table-cell>
          <table:table-cell table:style-name="ce8"/>
          <table:table-cell table:style-name="ce8" table:formula="of:=ROUNDUP(([.G5]*[.$B$2]*(1-[.G5]/50))/50)*50" office:value-type="currency" office:currency="EUR" office:value="400">
            <text:p>400 €</text:p>
          </table:table-cell>
          <table:table-cell table:style-name="ce8" table:formula="of:=[.L5]/[.$G5]" office:value-type="currency" office:currency="EUR" office:value="400">
            <text:p>400 €</text:p>
          </table:table-cell>
          <table:table-cell table:style-name="ce8"/>
          <table:table-cell table:style-name="ce8" table:formula="of:=ROUNDUP(([.G5]*[.$B$2]*(1-[.G5]/100))/100)*100" office:value-type="currency" office:currency="EUR" office:value="400">
            <text:p>400 €</text:p>
          </table:table-cell>
          <table:table-cell table:style-name="ce8" table:formula="of:=[.O5]/[.$G5]" office:value-type="currency" office:currency="EUR" office:value="400">
            <text:p>400 €</text:p>
          </table:table-cell>
          <table:table-cell table:style-name="ce8"/>
          <table:table-cell table:style-name="ce8" table:formula="of:=[.S5]" office:value-type="currency" office:currency="EUR" office:value="400">
            <text:p>400 €</text:p>
          </table:table-cell>
          <table:table-cell table:style-name="ce8" table:formula="of:=[.$B$2]-([.$G5]*[.$B$2]*[.B$3])+([.$B$2]*[.B$3])" office:value-type="currency" office:currency="EUR" office:value="400">
            <text:p>400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6]+[.A6]" office:value-type="float" office:value="2">
            <text:p>2</text:p>
          </table:table-cell>
          <table:table-cell table:style-name="ce3" table:formula="of:=[.$B$2]*[.B6]*[.A6]" office:value-type="currency" office:currency="EUR" office:value="400">
            <text:p>400 €</text:p>
          </table:table-cell>
          <table:table-cell table:formula="of:=[.D6]/[.B6]" office:value-type="currency" office:currency="EUR" office:value="400">
            <text:p>400 €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8" table:formula="of:=[.G6]*[.$B$2]" office:value-type="currency" office:currency="EUR" office:value="800">
            <text:p>800 €</text:p>
          </table:table-cell>
          <table:table-cell table:style-name="ce8" table:formula="of:=[.I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G6]*[.$B$2]*(1-[.G6]/50))/100)*100" office:value-type="currency" office:currency="EUR" office:value="800">
            <text:p>800 €</text:p>
          </table:table-cell>
          <table:table-cell table:style-name="ce8" table:formula="of:=[.L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G6]*[.$B$2]*(1-[.G6]/100))/100)*100" office:value-type="currency" office:currency="EUR" office:value="800">
            <text:p>800 €</text:p>
          </table:table-cell>
          <table:table-cell table:style-name="ce8" table:formula="of:=[.O6]/[.$G6]" office:value-type="currency" office:currency="EUR" office:value="400">
            <text:p>400 €</text:p>
          </table:table-cell>
          <table:table-cell table:style-name="ce8"/>
          <table:table-cell table:style-name="ce8" table:formula="of:=ROUNDUP(([.S6]+[.R5])/100)*100" office:value-type="currency" office:currency="EUR" office:value="700">
            <text:p>700 €</text:p>
          </table:table-cell>
          <table:table-cell table:style-name="ce8" table:formula="of:=[.$B$2]-([.$G6]*[.$B$2]*[.B$3])+([.$B$2]*[.B$3])" office:value-type="currency" office:currency="EUR" office:value="300">
            <text:p>300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7]+[.A7]" office:value-type="float" office:value="3">
            <text:p>3</text:p>
          </table:table-cell>
          <table:table-cell table:style-name="ce3" table:formula="of:=[.$B$2]*[.B7]*[.A7]" office:value-type="currency" office:currency="EUR" office:value="800">
            <text:p>800 €</text:p>
          </table:table-cell>
          <table:table-cell table:formula="of:=[.D7]/[.B7]" office:value-type="currency" office:currency="EUR" office:value="400">
            <text:p>400 €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8" table:formula="of:=[.G7]*[.$B$2]" office:value-type="currency" office:currency="EUR" office:value="1200">
            <text:p>1 200 €</text:p>
          </table:table-cell>
          <table:table-cell table:style-name="ce8" table:formula="of:=[.I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G7]*[.$B$2]*(1-[.G7]/50))/100)*100" office:value-type="currency" office:currency="EUR" office:value="1200">
            <text:p>1 200 €</text:p>
          </table:table-cell>
          <table:table-cell table:style-name="ce8" table:formula="of:=[.L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G7]*[.$B$2]*(1-[.G7]/100))/100)*100" office:value-type="currency" office:currency="EUR" office:value="1200">
            <text:p>1 200 €</text:p>
          </table:table-cell>
          <table:table-cell table:style-name="ce8" table:formula="of:=[.O7]/[.$G7]" office:value-type="currency" office:currency="EUR" office:value="400">
            <text:p>400 €</text:p>
          </table:table-cell>
          <table:table-cell table:style-name="ce8"/>
          <table:table-cell table:style-name="ce8" table:formula="of:=ROUNDUP(([.S7]+[.R6])/100)*100" office:value-type="currency" office:currency="EUR" office:value="900">
            <text:p>900 €</text:p>
          </table:table-cell>
          <table:table-cell table:style-name="ce8" table:formula="of:=[.$B$2]-([.$G7]*[.$B$2]*[.B$3])+([.$B$2]*[.B$3])" office:value-type="currency" office:currency="EUR" office:value="200">
            <text:p>200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8]+[.A8]" office:value-type="float" office:value="4">
            <text:p>4</text:p>
          </table:table-cell>
          <table:table-cell table:style-name="ce3" table:formula="of:=[.$B$2]*[.B8]*[.A8]" office:value-type="currency" office:currency="EUR" office:value="1200">
            <text:p>1 200 €</text:p>
          </table:table-cell>
          <table:table-cell table:formula="of:=[.D8]/[.B8]" office:value-type="currency" office:currency="EUR" office:value="400">
            <text:p>400 €</text:p>
          </table:table-cell>
          <table:table-cell/>
          <table:table-cell office:value-type="float" office:value="4">
            <text:p>4</text:p>
          </table:table-cell>
          <table:table-cell/>
          <table:table-cell table:style-name="ce8" table:formula="of:=[.G8]*[.$B$2]" office:value-type="currency" office:currency="EUR" office:value="1600">
            <text:p>1 600 €</text:p>
          </table:table-cell>
          <table:table-cell table:style-name="ce8" table:formula="of:=[.I8]/[.$G8]" office:value-type="currency" office:currency="EUR" office:value="400">
            <text:p>400 €</text:p>
          </table:table-cell>
          <table:table-cell table:style-name="ce8"/>
          <table:table-cell table:style-name="ce8" table:formula="of:=ROUNDUP(([.G8]*[.$B$2]*(1-[.G8]/50))/100)*100" office:value-type="currency" office:currency="EUR" office:value="1500">
            <text:p>1 500 €</text:p>
          </table:table-cell>
          <table:table-cell table:style-name="ce8" table:formula="of:=[.L8]/[.$G8]" office:value-type="currency" office:currency="EUR" office:value="375">
            <text:p>375 €</text:p>
          </table:table-cell>
          <table:table-cell table:style-name="ce8"/>
          <table:table-cell table:style-name="ce8" table:formula="of:=ROUNDUP(([.G8]*[.$B$2]*(1-[.G8]/100))/100)*100" office:value-type="currency" office:currency="EUR" office:value="1600">
            <text:p>1 600 €</text:p>
          </table:table-cell>
          <table:table-cell table:style-name="ce8" table:formula="of:=[.O8]/[.$G8]" office:value-type="currency" office:currency="EUR" office:value="400">
            <text:p>400 €</text:p>
          </table:table-cell>
          <table:table-cell table:style-name="ce8"/>
          <table:table-cell table:style-name="ce8" table:formula="of:=ROUNDUP(([.S8]+[.R7])/100)*100" office:value-type="currency" office:currency="EUR" office:value="1000">
            <text:p>1 000 €</text:p>
          </table:table-cell>
          <table:table-cell table:style-name="ce8" table:formula="of:=[.$B$2]-([.$G8]*[.$B$2]*[.B$3])+([.$B$2]*[.B$3])" office:value-type="currency" office:currency="EUR" office:value="100">
            <text:p>100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9]+[.A9]" office:value-type="float" office:value="5">
            <text:p>5</text:p>
          </table:table-cell>
          <table:table-cell table:style-name="ce3" table:formula="of:=[.$B$2]*[.B9]*[.A9]" office:value-type="currency" office:currency="EUR" office:value="1600">
            <text:p>1 600 €</text:p>
          </table:table-cell>
          <table:table-cell table:formula="of:=[.D9]/[.B9]" office:value-type="currency" office:currency="EUR" office:value="400">
            <text:p>400 €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8" table:formula="of:=[.G9]*[.$B$2]" office:value-type="currency" office:currency="EUR" office:value="2000">
            <text:p>2 000 €</text:p>
          </table:table-cell>
          <table:table-cell table:style-name="ce8" table:formula="of:=[.I9]/[.$G9]" office:value-type="currency" office:currency="EUR" office:value="400">
            <text:p>400 €</text:p>
          </table:table-cell>
          <table:table-cell table:style-name="ce8"/>
          <table:table-cell table:style-name="ce8" table:formula="of:=ROUNDUP(([.G9]*[.$B$2]*(1-[.G9]/50))/100)*100" office:value-type="currency" office:currency="EUR" office:value="1800">
            <text:p>1 800 €</text:p>
          </table:table-cell>
          <table:table-cell table:style-name="ce8" table:formula="of:=[.L9]/[.$G9]" office:value-type="currency" office:currency="EUR" office:value="360">
            <text:p>360 €</text:p>
          </table:table-cell>
          <table:table-cell table:style-name="ce8"/>
          <table:table-cell table:style-name="ce8" table:formula="of:=ROUNDUP(([.G9]*[.$B$2]*(1-[.G9]/100))/100)*100" office:value-type="currency" office:currency="EUR" office:value="1900">
            <text:p>1 900 €</text:p>
          </table:table-cell>
          <table:table-cell table:style-name="ce8" table:formula="of:=[.O9]/[.$G9]" office:value-type="currency" office:currency="EUR" office:value="380">
            <text:p>380 €</text:p>
          </table:table-cell>
          <table:table-cell table:style-name="ce8"/>
          <table:table-cell table:style-name="ce8" table:formula="of:=ROUNDUP(([.S9]+[.R8])/100)*100" office:value-type="currency" office:currency="EUR" office:value="1000">
            <text:p>1 000 €</text:p>
          </table:table-cell>
          <table:table-cell table:style-name="ce8" table:formula="of:=[.$B$2]-([.$G9]*[.$B$2]*[.B$3])+([.$B$2]*[.B$3])" office:value-type="currency" office:currency="EUR" office:value="0">
            <text:p>0 €</text:p>
          </table:table-cell>
          <table:table-cell table:number-columns-repeated="4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10]+[.A10]" office:value-type="float" office:value="6">
            <text:p>6</text:p>
          </table:table-cell>
          <table:table-cell table:style-name="ce3" table:formula="of:=[.$B$2]*[.B10]*[.A10]" office:value-type="currency" office:currency="EUR" office:value="2000">
            <text:p>2 000 €</text:p>
          </table:table-cell>
          <table:table-cell table:formula="of:=[.D10]/[.B10]" office:value-type="currency" office:currency="EUR" office:value="400">
            <text:p>400 €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8" table:formula="of:=[.G10]*[.$B$2]" office:value-type="currency" office:currency="EUR" office:value="2400">
            <text:p>2 400 €</text:p>
          </table:table-cell>
          <table:table-cell table:style-name="ce8" table:formula="of:=[.I10]/[.$G10]" office:value-type="currency" office:currency="EUR" office:value="400">
            <text:p>400 €</text:p>
          </table:table-cell>
          <table:table-cell table:style-name="ce8"/>
          <table:table-cell table:style-name="ce8" table:formula="of:=ROUNDUP(([.G10]*[.$B$2]*(1-[.G10]/50))/100)*100" office:value-type="currency" office:currency="EUR" office:value="2200">
            <text:p>2 200 €</text:p>
          </table:table-cell>
          <table:table-cell table:style-name="ce8" table:formula="of:=[.L10]/[.$G10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G10]*[.$B$2]*(1-[.G10]/100))/100)*100" office:value-type="currency" office:currency="EUR" office:value="2300">
            <text:p>2 300 €</text:p>
          </table:table-cell>
          <table:table-cell table:style-name="ce8" table:formula="of:=[.O10]/[.$G10]" office:value-type="currency" office:currency="EUR" office:value="383.333333333333">
            <text:p>383 €</text:p>
          </table:table-cell>
          <table:table-cell table:style-name="ce8"/>
          <table:table-cell table:style-name="ce8" table:formula="of:=ROUNDUP(([.S10]+[.R9])/100)*100" office:value-type="currency" office:currency="EUR" office:value="900">
            <text:p>900 €</text:p>
          </table:table-cell>
          <table:table-cell table:style-name="ce8" table:formula="of:=[.$B$2]-([.$G10]*[.$B$2]*[.B$3])+([.$B$2]*[.B$3])" office:value-type="currency" office:currency="EUR" office:value="-100">
            <text:p>-10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formula="of:=[.B11]+[.A11]" office:value-type="float" office:value="2.5">
            <text:p>2,5</text:p>
          </table:table-cell>
          <table:table-cell table:style-name="ce3" table:formula="of:=[.$B$2]*[.B11]*[.A11]" office:value-type="currency" office:currency="EUR" office:value="400">
            <text:p>400 €</text:p>
          </table:table-cell>
          <table:table-cell table:formula="of:=[.D11]/[.B11]" office:value-type="currency" office:currency="EUR" office:value="800">
            <text:p>800 €</text:p>
          </table:table-cell>
          <table:table-cell/>
          <table:table-cell office:value-type="float" office:value="7">
            <text:p>7</text:p>
          </table:table-cell>
          <table:table-cell/>
          <table:table-cell table:style-name="ce8" table:formula="of:=[.G11]*[.$B$2]" office:value-type="currency" office:currency="EUR" office:value="2800">
            <text:p>2 800 €</text:p>
          </table:table-cell>
          <table:table-cell table:style-name="ce8" table:formula="of:=[.I11]/[.$G11]" office:value-type="currency" office:currency="EUR" office:value="400">
            <text:p>400 €</text:p>
          </table:table-cell>
          <table:table-cell table:style-name="ce8"/>
          <table:table-cell table:style-name="ce8" table:formula="of:=ROUNDUP(([.G11]*[.$B$2]*(1-[.G11]/50))/100)*100" office:value-type="currency" office:currency="EUR" office:value="2500">
            <text:p>2 500 €</text:p>
          </table:table-cell>
          <table:table-cell table:style-name="ce8" table:formula="of:=[.L11]/[.$G11]" office:value-type="currency" office:currency="EUR" office:value="357.142857142857">
            <text:p>357 €</text:p>
          </table:table-cell>
          <table:table-cell table:style-name="ce8"/>
          <table:table-cell table:style-name="ce8" table:formula="of:=ROUNDUP(([.G11]*[.$B$2]*(1-[.G11]/100))/100)*100" office:value-type="currency" office:currency="EUR" office:value="2700">
            <text:p>2 700 €</text:p>
          </table:table-cell>
          <table:table-cell table:style-name="ce8" table:formula="of:=[.O11]/[.$G11]" office:value-type="currency" office:currency="EUR" office:value="385.714285714286">
            <text:p>386 €</text:p>
          </table:table-cell>
          <table:table-cell table:style-name="ce8"/>
          <table:table-cell table:style-name="ce8" table:formula="of:=ROUNDUP(([.S11]+[.R10])/100)*100" office:value-type="currency" office:currency="EUR" office:value="700">
            <text:p>700 €</text:p>
          </table:table-cell>
          <table:table-cell table:style-name="ce8" table:formula="of:=[.$B$2]-([.$G11]*[.$B$2]*[.B$3])+([.$B$2]*[.B$3])" office:value-type="currency" office:currency="EUR" office:value="-200">
            <text:p>-20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]+[.A12]" office:value-type="float" office:value="3">
            <text:p>3</text:p>
          </table:table-cell>
          <table:table-cell table:style-name="ce3" table:formula="of:=[.$B$2]*[.B12]*[.A12]" office:value-type="currency" office:currency="EUR" office:value="800">
            <text:p>800 €</text:p>
          </table:table-cell>
          <table:table-cell table:formula="of:=[.D12]/[.B12]" office:value-type="currency" office:currency="EUR" office:value="800">
            <text:p>800 €</text:p>
          </table:table-cell>
          <table:table-cell/>
          <table:table-cell office:value-type="float" office:value="8">
            <text:p>8</text:p>
          </table:table-cell>
          <table:table-cell/>
          <table:table-cell table:style-name="ce8" table:formula="of:=[.G12]*[.$B$2]" office:value-type="currency" office:currency="EUR" office:value="3200">
            <text:p>3 200 €</text:p>
          </table:table-cell>
          <table:table-cell table:style-name="ce8" table:formula="of:=[.I12]/[.$G12]" office:value-type="currency" office:currency="EUR" office:value="400">
            <text:p>400 €</text:p>
          </table:table-cell>
          <table:table-cell table:style-name="ce8"/>
          <table:table-cell table:style-name="ce8" table:formula="of:=ROUNDUP(([.G12]*[.$B$2]*(1-[.G12]/50))/100)*100" office:value-type="currency" office:currency="EUR" office:value="2700">
            <text:p>2 700 €</text:p>
          </table:table-cell>
          <table:table-cell table:style-name="ce8" table:formula="of:=[.L12]/[.$G12]" office:value-type="currency" office:currency="EUR" office:value="337.5">
            <text:p>338 €</text:p>
          </table:table-cell>
          <table:table-cell table:style-name="ce8"/>
          <table:table-cell table:style-name="ce8" table:formula="of:=ROUNDUP(([.G12]*[.$B$2]*(1-[.G12]/100))/100)*100" office:value-type="currency" office:currency="EUR" office:value="3000">
            <text:p>3 000 €</text:p>
          </table:table-cell>
          <table:table-cell table:style-name="ce8" table:formula="of:=[.O12]/[.$G12]" office:value-type="currency" office:currency="EUR" office:value="375">
            <text:p>375 €</text:p>
          </table:table-cell>
          <table:table-cell table:style-name="ce8"/>
          <table:table-cell table:style-name="ce8" table:formula="of:=ROUNDUP(([.S12]+[.R11])/100)*100" office:value-type="currency" office:currency="EUR" office:value="400">
            <text:p>400 €</text:p>
          </table:table-cell>
          <table:table-cell table:style-name="ce8" table:formula="of:=[.$B$2]-([.$G12]*[.$B$2]*[.B$3])+([.$B$2]*[.B$3])" office:value-type="currency" office:currency="EUR" office:value="-300">
            <text:p>-300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B13]+[.A13]" office:value-type="float" office:value="4">
            <text:p>4</text:p>
          </table:table-cell>
          <table:table-cell table:style-name="ce3" table:formula="of:=[.$B$2]*[.B13]*[.A13]" office:value-type="currency" office:currency="EUR" office:value="1600">
            <text:p>1 600 €</text:p>
          </table:table-cell>
          <table:table-cell table:formula="of:=[.D13]/[.B13]" office:value-type="currency" office:currency="EUR" office:value="800">
            <text:p>800 €</text:p>
          </table:table-cell>
          <table:table-cell/>
          <table:table-cell office:value-type="float" office:value="9">
            <text:p>9</text:p>
          </table:table-cell>
          <table:table-cell/>
          <table:table-cell table:style-name="ce8" table:formula="of:=[.G13]*[.$B$2]" office:value-type="currency" office:currency="EUR" office:value="3600">
            <text:p>3 600 €</text:p>
          </table:table-cell>
          <table:table-cell table:style-name="ce8" table:formula="of:=[.I13]/[.$G13]" office:value-type="currency" office:currency="EUR" office:value="400">
            <text:p>400 €</text:p>
          </table:table-cell>
          <table:table-cell table:style-name="ce8"/>
          <table:table-cell table:style-name="ce8" table:formula="of:=ROUNDUP(([.G13]*[.$B$2]*(1-[.G13]/50))/100)*100" office:value-type="currency" office:currency="EUR" office:value="3000">
            <text:p>3 000 €</text:p>
          </table:table-cell>
          <table:table-cell table:style-name="ce8" table:formula="of:=[.L13]/[.$G13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G13]*[.$B$2]*(1-[.G13]/100))/100)*100" office:value-type="currency" office:currency="EUR" office:value="3300">
            <text:p>3 300 €</text:p>
          </table:table-cell>
          <table:table-cell table:style-name="ce8" table:formula="of:=[.O13]/[.$G13]" office:value-type="currency" office:currency="EUR" office:value="366.666666666667">
            <text:p>367 €</text:p>
          </table:table-cell>
          <table:table-cell table:style-name="ce8"/>
          <table:table-cell table:style-name="ce8" table:formula="of:=ROUNDUP(([.S13]+[.R12])/100)*100" office:value-type="currency" office:currency="EUR" office:value="0">
            <text:p>0 €</text:p>
          </table:table-cell>
          <table:table-cell table:style-name="ce8" table:formula="of:=[.$B$2]-([.$G13]*[.$B$2]*[.B$3])+([.$B$2]*[.B$3])" office:value-type="currency" office:currency="EUR" office:value="-400">
            <text:p>-40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14]+[.A14]" office:value-type="float" office:value="5">
            <text:p>5</text:p>
          </table:table-cell>
          <table:table-cell table:style-name="ce3" table:formula="of:=[.$B$2]*[.B14]*[.A14]" office:value-type="currency" office:currency="EUR" office:value="2400">
            <text:p>2 400 €</text:p>
          </table:table-cell>
          <table:table-cell table:formula="of:=[.D14]/[.B14]" office:value-type="currency" office:currency="EUR" office:value="800">
            <text:p>800 €</text:p>
          </table:table-cell>
          <table:table-cell/>
          <table:table-cell office:value-type="float" office:value="10">
            <text:p>10</text:p>
          </table:table-cell>
          <table:table-cell/>
          <table:table-cell table:style-name="ce8" table:formula="of:=[.G14]*[.$B$2]" office:value-type="currency" office:currency="EUR" office:value="4000">
            <text:p>4 000 €</text:p>
          </table:table-cell>
          <table:table-cell table:style-name="ce8" table:formula="of:=[.I14]/[.$G14]" office:value-type="currency" office:currency="EUR" office:value="400">
            <text:p>400 €</text:p>
          </table:table-cell>
          <table:table-cell table:style-name="ce8"/>
          <table:table-cell table:style-name="ce8" table:formula="of:=ROUNDUP(([.G14]*[.$B$2]*(1-[.G14]/50))/100)*100" office:value-type="currency" office:currency="EUR" office:value="3200">
            <text:p>3 200 €</text:p>
          </table:table-cell>
          <table:table-cell table:style-name="ce8" table:formula="of:=[.L14]/[.$G14]" office:value-type="currency" office:currency="EUR" office:value="320">
            <text:p>320 €</text:p>
          </table:table-cell>
          <table:table-cell table:style-name="ce8"/>
          <table:table-cell table:style-name="ce8" table:formula="of:=ROUNDUP(([.G14]*[.$B$2]*(1-[.G14]/100))/100)*100" office:value-type="currency" office:currency="EUR" office:value="3600">
            <text:p>3 600 €</text:p>
          </table:table-cell>
          <table:table-cell table:style-name="ce8" table:formula="of:=[.O14]/[.$G14]" office:value-type="currency" office:currency="EUR" office:value="360">
            <text:p>360 €</text:p>
          </table:table-cell>
          <table:table-cell table:style-name="ce8"/>
          <table:table-cell table:style-name="ce8" table:formula="of:=ROUNDUP(([.S14]+[.R13])/100)*100" office:value-type="currency" office:currency="EUR" office:value="-500">
            <text:p>-500 €</text:p>
          </table:table-cell>
          <table:table-cell table:style-name="ce8" table:formula="of:=[.$B$2]-([.$G14]*[.$B$2]*[.B$3])+([.$B$2]*[.B$3])" office:value-type="currency" office:currency="EUR" office:value="-500">
            <text:p>-50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15]+[.A15]" office:value-type="float" office:value="6">
            <text:p>6</text:p>
          </table:table-cell>
          <table:table-cell table:style-name="ce3" table:formula="of:=[.$B$2]*[.B15]*[.A15]" office:value-type="currency" office:currency="EUR" office:value="3200">
            <text:p>3 200 €</text:p>
          </table:table-cell>
          <table:table-cell table:formula="of:=[.D15]/[.B15]" office:value-type="currency" office:currency="EUR" office:value="800">
            <text:p>800 €</text:p>
          </table:table-cell>
          <table:table-cell/>
          <table:table-cell office:value-type="float" office:value="11">
            <text:p>11</text:p>
          </table:table-cell>
          <table:table-cell/>
          <table:table-cell table:style-name="ce8" table:formula="of:=[.G15]*[.$B$2]" office:value-type="currency" office:currency="EUR" office:value="4400">
            <text:p>4 400 €</text:p>
          </table:table-cell>
          <table:table-cell table:style-name="ce8" table:formula="of:=[.I15]/[.$G15]" office:value-type="currency" office:currency="EUR" office:value="400">
            <text:p>400 €</text:p>
          </table:table-cell>
          <table:table-cell table:style-name="ce8"/>
          <table:table-cell table:style-name="ce8" table:formula="of:=ROUNDUP(([.G15]*[.$B$2]*(1-[.G15]/50))/100)*100" office:value-type="currency" office:currency="EUR" office:value="3500">
            <text:p>3 500 €</text:p>
          </table:table-cell>
          <table:table-cell table:style-name="ce8" table:formula="of:=[.L15]/[.$G15]" office:value-type="currency" office:currency="EUR" office:value="318.181818181818">
            <text:p>318 €</text:p>
          </table:table-cell>
          <table:table-cell table:style-name="ce8"/>
          <table:table-cell table:style-name="ce8" table:formula="of:=ROUNDUP(([.G15]*[.$B$2]*(1-[.G15]/100))/100)*100" office:value-type="currency" office:currency="EUR" office:value="4000">
            <text:p>4 000 €</text:p>
          </table:table-cell>
          <table:table-cell table:style-name="ce8" table:formula="of:=[.O15]/[.$G15]" office:value-type="currency" office:currency="EUR" office:value="363.636363636364">
            <text:p>364 €</text:p>
          </table:table-cell>
          <table:table-cell table:style-name="ce8"/>
          <table:table-cell table:style-name="ce8" table:formula="of:=ROUNDUP(([.S15]+[.R14])/100)*100" office:value-type="currency" office:currency="EUR" office:value="-1100">
            <text:p>-1 100 €</text:p>
          </table:table-cell>
          <table:table-cell table:style-name="ce8" table:formula="of:=[.$B$2]-([.$G15]*[.$B$2]*[.B$3])+([.$B$2]*[.B$3])" office:value-type="currency" office:currency="EUR" office:value="-600">
            <text:p>-600 €</text:p>
          </table:table-cell>
          <table:table-cell table:number-columns-repeated="4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16]+[.A16]" office:value-type="float" office:value="7">
            <text:p>7</text:p>
          </table:table-cell>
          <table:table-cell table:style-name="ce3" table:formula="of:=[.$B$2]*[.B16]*[.A16]" office:value-type="currency" office:currency="EUR" office:value="4000">
            <text:p>4 000 €</text:p>
          </table:table-cell>
          <table:table-cell table:formula="of:=[.D16]/[.B16]" office:value-type="currency" office:currency="EUR" office:value="800">
            <text:p>800 €</text:p>
          </table:table-cell>
          <table:table-cell/>
          <table:table-cell office:value-type="float" office:value="12">
            <text:p>12</text:p>
          </table:table-cell>
          <table:table-cell/>
          <table:table-cell table:style-name="ce8" table:formula="of:=[.G16]*[.$B$2]" office:value-type="currency" office:currency="EUR" office:value="4800">
            <text:p>4 800 €</text:p>
          </table:table-cell>
          <table:table-cell table:style-name="ce8" table:formula="of:=[.I16]/[.$G16]" office:value-type="currency" office:currency="EUR" office:value="400">
            <text:p>400 €</text:p>
          </table:table-cell>
          <table:table-cell table:style-name="ce8"/>
          <table:table-cell table:style-name="ce8" table:formula="of:=ROUNDUP(([.G16]*[.$B$2]*(1-[.G16]/50))/100)*100" office:value-type="currency" office:currency="EUR" office:value="3700">
            <text:p>3 700 €</text:p>
          </table:table-cell>
          <table:table-cell table:style-name="ce8" table:formula="of:=[.L16]/[.$G16]" office:value-type="currency" office:currency="EUR" office:value="308.333333333333">
            <text:p>308 €</text:p>
          </table:table-cell>
          <table:table-cell table:style-name="ce8"/>
          <table:table-cell table:style-name="ce8" table:formula="of:=ROUNDUP(([.G16]*[.$B$2]*(1-[.G16]/100))/100)*100" office:value-type="currency" office:currency="EUR" office:value="4300">
            <text:p>4 300 €</text:p>
          </table:table-cell>
          <table:table-cell table:style-name="ce8" table:formula="of:=[.O16]/[.$G16]" office:value-type="currency" office:currency="EUR" office:value="358.333333333333">
            <text:p>358 €</text:p>
          </table:table-cell>
          <table:table-cell table:style-name="ce8"/>
          <table:table-cell table:style-name="ce8" table:formula="of:=ROUNDUP(([.S16]+[.R15])/100)*100" office:value-type="currency" office:currency="EUR" office:value="-1800">
            <text:p>-1 800 €</text:p>
          </table:table-cell>
          <table:table-cell table:style-name="ce8" table:formula="of:=[.$B$2]-([.$G16]*[.$B$2]*[.B$3])+([.$B$2]*[.B$3])" office:value-type="currency" office:currency="EUR" office:value="-700">
            <text:p>-700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 table:formula="of:=[.B17]+[.A17]" office:value-type="float" office:value="3.5">
            <text:p>3,5</text:p>
          </table:table-cell>
          <table:table-cell table:style-name="ce3" table:formula="of:=[.$B$2]*[.B17]*[.A17]" office:value-type="currency" office:currency="EUR" office:value="600">
            <text:p>600 €</text:p>
          </table:table-cell>
          <table:table-cell table:formula="of:=[.D17]/[.B17]" office:value-type="currency" office:currency="EUR" office:value="1200">
            <text:p>1 200 €</text:p>
          </table:table-cell>
          <table:table-cell/>
          <table:table-cell office:value-type="float" office:value="13">
            <text:p>13</text:p>
          </table:table-cell>
          <table:table-cell/>
          <table:table-cell table:style-name="ce8" table:formula="of:=[.G17]*[.$B$2]" office:value-type="currency" office:currency="EUR" office:value="5200">
            <text:p>5 200 €</text:p>
          </table:table-cell>
          <table:table-cell table:style-name="ce8" table:formula="of:=[.I17]/[.$G17]" office:value-type="currency" office:currency="EUR" office:value="400">
            <text:p>400 €</text:p>
          </table:table-cell>
          <table:table-cell table:style-name="ce8"/>
          <table:table-cell table:style-name="ce8" table:formula="of:=ROUNDUP(([.G17]*[.$B$2]*(1-[.G17]/50))/100)*100" office:value-type="currency" office:currency="EUR" office:value="3900">
            <text:p>3 900 €</text:p>
          </table:table-cell>
          <table:table-cell table:style-name="ce8" table:formula="of:=[.L17]/[.$G17]" office:value-type="currency" office:currency="EUR" office:value="300">
            <text:p>300 €</text:p>
          </table:table-cell>
          <table:table-cell table:style-name="ce8"/>
          <table:table-cell table:style-name="ce8" table:formula="of:=ROUNDUP(([.G17]*[.$B$2]*(1-[.G17]/100))/100)*100" office:value-type="currency" office:currency="EUR" office:value="4600">
            <text:p>4 600 €</text:p>
          </table:table-cell>
          <table:table-cell table:style-name="ce8" table:formula="of:=[.O17]/[.$G17]" office:value-type="currency" office:currency="EUR" office:value="353.846153846154">
            <text:p>354 €</text:p>
          </table:table-cell>
          <table:table-cell table:style-name="ce8"/>
          <table:table-cell table:style-name="ce8" table:formula="of:=ROUNDUP(([.S17]+[.R16])/100)*100" office:value-type="currency" office:currency="EUR" office:value="-2600">
            <text:p>-2 600 €</text:p>
          </table:table-cell>
          <table:table-cell table:style-name="ce8" table:formula="of:=[.$B$2]-([.$G17]*[.$B$2]*[.B$3])+([.$B$2]*[.B$3])" office:value-type="currency" office:currency="EUR" office:value="-800">
            <text:p>-800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8]+[.A18]" office:value-type="float" office:value="4">
            <text:p>4</text:p>
          </table:table-cell>
          <table:table-cell table:style-name="ce3" table:formula="of:=[.$B$2]*[.B18]*[.A18]" office:value-type="currency" office:currency="EUR" office:value="1200">
            <text:p>1 200 €</text:p>
          </table:table-cell>
          <table:table-cell table:formula="of:=[.D18]/[.B18]" office:value-type="currency" office:currency="EUR" office:value="1200">
            <text:p>1 200 €</text:p>
          </table:table-cell>
          <table:table-cell/>
          <table:table-cell office:value-type="float" office:value="14">
            <text:p>14</text:p>
          </table:table-cell>
          <table:table-cell/>
          <table:table-cell table:style-name="ce8" table:formula="of:=[.G18]*[.$B$2]" office:value-type="currency" office:currency="EUR" office:value="5600">
            <text:p>5 600 €</text:p>
          </table:table-cell>
          <table:table-cell table:style-name="ce8" table:formula="of:=[.I18]/[.$G18]" office:value-type="currency" office:currency="EUR" office:value="400">
            <text:p>400 €</text:p>
          </table:table-cell>
          <table:table-cell table:style-name="ce8"/>
          <table:table-cell table:style-name="ce8" table:formula="of:=ROUNDUP(([.G18]*[.$B$2]*(1-[.G18]/50))/100)*100" office:value-type="currency" office:currency="EUR" office:value="4100">
            <text:p>4 100 €</text:p>
          </table:table-cell>
          <table:table-cell table:style-name="ce8" table:formula="of:=[.L18]/[.$G18]" office:value-type="currency" office:currency="EUR" office:value="292.857142857143">
            <text:p>293 €</text:p>
          </table:table-cell>
          <table:table-cell table:style-name="ce8"/>
          <table:table-cell table:style-name="ce8" table:formula="of:=ROUNDUP(([.G18]*[.$B$2]*(1-[.G18]/100))/100)*100" office:value-type="currency" office:currency="EUR" office:value="4900">
            <text:p>4 900 €</text:p>
          </table:table-cell>
          <table:table-cell table:style-name="ce8" table:formula="of:=[.O18]/[.$G18]" office:value-type="currency" office:currency="EUR" office:value="350">
            <text:p>350 €</text:p>
          </table:table-cell>
          <table:table-cell table:style-name="ce8"/>
          <table:table-cell table:style-name="ce8" table:formula="of:=ROUNDUP(([.S18]+[.R17])/100)*100" office:value-type="currency" office:currency="EUR" office:value="-3500">
            <text:p>-3 500 €</text:p>
          </table:table-cell>
          <table:table-cell table:style-name="ce8" table:formula="of:=[.$B$2]-([.$G18]*[.$B$2]*[.B$3])+([.$B$2]*[.B$3])" office:value-type="currency" office:currency="EUR" office:value="-900">
            <text:p>-900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19]+[.A19]" office:value-type="float" office:value="5">
            <text:p>5</text:p>
          </table:table-cell>
          <table:table-cell table:style-name="ce3" table:formula="of:=[.$B$2]*[.B19]*[.A19]" office:value-type="currency" office:currency="EUR" office:value="2400">
            <text:p>2 400 €</text:p>
          </table:table-cell>
          <table:table-cell table:formula="of:=[.D19]/[.B19]" office:value-type="currency" office:currency="EUR" office:value="1200">
            <text:p>1 200 €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8" table:formula="of:=[.G19]*[.$B$2]" office:value-type="currency" office:currency="EUR" office:value="6000">
            <text:p>6 000 €</text:p>
          </table:table-cell>
          <table:table-cell table:style-name="ce8" table:formula="of:=[.I19]/[.$G19]" office:value-type="currency" office:currency="EUR" office:value="400">
            <text:p>400 €</text:p>
          </table:table-cell>
          <table:table-cell table:style-name="ce8"/>
          <table:table-cell table:style-name="ce8" table:formula="of:=ROUNDUP(([.G19]*[.$B$2]*(1-[.G19]/50))/100)*100" office:value-type="currency" office:currency="EUR" office:value="4200">
            <text:p>4 200 €</text:p>
          </table:table-cell>
          <table:table-cell table:style-name="ce8" table:formula="of:=[.L19]/[.$G19]" office:value-type="currency" office:currency="EUR" office:value="280">
            <text:p>280 €</text:p>
          </table:table-cell>
          <table:table-cell table:style-name="ce8"/>
          <table:table-cell table:style-name="ce8" table:formula="of:=ROUNDUP(([.G19]*[.$B$2]*(1-[.G19]/100))/100)*100" office:value-type="currency" office:currency="EUR" office:value="5100">
            <text:p>5 100 €</text:p>
          </table:table-cell>
          <table:table-cell table:style-name="ce8" table:formula="of:=[.O19]/[.$G19]" office:value-type="currency" office:currency="EUR" office:value="340">
            <text:p>340 €</text:p>
          </table:table-cell>
          <table:table-cell table:style-name="ce8"/>
          <table:table-cell table:style-name="ce8" table:formula="of:=ROUNDUP(([.S19]+[.R18])/100)*100" office:value-type="currency" office:currency="EUR" office:value="-4500">
            <text:p>-4 500 €</text:p>
          </table:table-cell>
          <table:table-cell table:style-name="ce8" table:formula="of:=[.$B$2]-([.$G19]*[.$B$2]*[.B$3])+([.$B$2]*[.B$3])" office:value-type="currency" office:currency="EUR" office:value="-1000">
            <text:p>-1 000 €</text:p>
          </table:table-cell>
          <table:table-cell table:number-columns-repeated="49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B20]+[.A20]" office:value-type="float" office:value="6">
            <text:p>6</text:p>
          </table:table-cell>
          <table:table-cell table:style-name="ce3" table:formula="of:=[.$B$2]*[.B20]*[.A20]" office:value-type="currency" office:currency="EUR" office:value="3600">
            <text:p>3 600 €</text:p>
          </table:table-cell>
          <table:table-cell table:formula="of:=[.D20]/[.B20]" office:value-type="currency" office:currency="EUR" office:value="1200">
            <text:p>1 200 €</text:p>
          </table:table-cell>
          <table:table-cell/>
          <table:table-cell office:value-type="float" office:value="16">
            <text:p>16</text:p>
          </table:table-cell>
          <table:table-cell/>
          <table:table-cell table:style-name="ce8" table:formula="of:=[.G20]*[.$B$2]" office:value-type="currency" office:currency="EUR" office:value="6400">
            <text:p>6 400 €</text:p>
          </table:table-cell>
          <table:table-cell table:style-name="ce8" table:formula="of:=[.I20]/[.$G20]" office:value-type="currency" office:currency="EUR" office:value="400">
            <text:p>400 €</text:p>
          </table:table-cell>
          <table:table-cell table:style-name="ce8"/>
          <table:table-cell table:style-name="ce8" table:formula="of:=ROUNDUP(([.G20]*[.$B$2]*(1-[.G20]/50))/100)*100" office:value-type="currency" office:currency="EUR" office:value="4400">
            <text:p>4 400 €</text:p>
          </table:table-cell>
          <table:table-cell table:style-name="ce8" table:formula="of:=[.L20]/[.$G20]" office:value-type="currency" office:currency="EUR" office:value="275">
            <text:p>275 €</text:p>
          </table:table-cell>
          <table:table-cell table:style-name="ce8"/>
          <table:table-cell table:style-name="ce8" table:formula="of:=ROUNDUP(([.G20]*[.$B$2]*(1-[.G20]/100))/100)*100" office:value-type="currency" office:currency="EUR" office:value="5400">
            <text:p>5 400 €</text:p>
          </table:table-cell>
          <table:table-cell table:style-name="ce8" table:formula="of:=[.O20]/[.$G20]" office:value-type="currency" office:currency="EUR" office:value="337.5">
            <text:p>338 €</text:p>
          </table:table-cell>
          <table:table-cell table:style-name="ce8"/>
          <table:table-cell table:style-name="ce8" table:formula="of:=ROUNDUP(([.S20]+[.R19])/100)*100" office:value-type="currency" office:currency="EUR" office:value="-5600">
            <text:p>-5 600 €</text:p>
          </table:table-cell>
          <table:table-cell table:style-name="ce8" table:formula="of:=[.$B$2]-([.$G20]*[.$B$2]*[.B$3])+([.$B$2]*[.B$3])" office:value-type="currency" office:currency="EUR" office:value="-1100">
            <text:p>-1 100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B21]+[.A21]" office:value-type="float" office:value="7">
            <text:p>7</text:p>
          </table:table-cell>
          <table:table-cell table:style-name="ce3" table:formula="of:=[.$B$2]*[.B21]*[.A21]" office:value-type="currency" office:currency="EUR" office:value="4800">
            <text:p>4 800 €</text:p>
          </table:table-cell>
          <table:table-cell table:formula="of:=[.D21]/[.B21]" office:value-type="currency" office:currency="EUR" office:value="1200">
            <text:p>1 200 €</text:p>
          </table:table-cell>
          <table:table-cell/>
          <table:table-cell office:value-type="float" office:value="17">
            <text:p>17</text:p>
          </table:table-cell>
          <table:table-cell/>
          <table:table-cell table:style-name="ce8" table:formula="of:=[.G21]*[.$B$2]" office:value-type="currency" office:currency="EUR" office:value="6800">
            <text:p>6 800 €</text:p>
          </table:table-cell>
          <table:table-cell table:style-name="ce8" table:formula="of:=[.I21]/[.$G21]" office:value-type="currency" office:currency="EUR" office:value="400">
            <text:p>400 €</text:p>
          </table:table-cell>
          <table:table-cell table:style-name="ce8"/>
          <table:table-cell table:style-name="ce8" table:formula="of:=ROUNDUP(([.G21]*[.$B$2]*(1-[.G21]/50))/100)*100" office:value-type="currency" office:currency="EUR" office:value="4500">
            <text:p>4 500 €</text:p>
          </table:table-cell>
          <table:table-cell table:style-name="ce8" table:formula="of:=[.L21]/[.$G21]" office:value-type="currency" office:currency="EUR" office:value="264.705882352941">
            <text:p>265 €</text:p>
          </table:table-cell>
          <table:table-cell table:style-name="ce8"/>
          <table:table-cell table:style-name="ce8" table:formula="of:=ROUNDUP(([.G21]*[.$B$2]*(1-[.G21]/100))/100)*100" office:value-type="currency" office:currency="EUR" office:value="5700">
            <text:p>5 700 €</text:p>
          </table:table-cell>
          <table:table-cell table:style-name="ce8" table:formula="of:=[.O21]/[.$G21]" office:value-type="currency" office:currency="EUR" office:value="335.294117647059">
            <text:p>335 €</text:p>
          </table:table-cell>
          <table:table-cell table:style-name="ce8"/>
          <table:table-cell table:style-name="ce8" table:formula="of:=ROUNDUP(([.S21]+[.R20])/100)*100" office:value-type="currency" office:currency="EUR" office:value="-6800">
            <text:p>-6 800 €</text:p>
          </table:table-cell>
          <table:table-cell table:style-name="ce8" table:formula="of:=[.$B$2]-([.$G21]*[.$B$2]*[.B$3])+([.$B$2]*[.B$3])" office:value-type="currency" office:currency="EUR" office:value="-1200">
            <text:p>-1 200 €</text:p>
          </table:table-cell>
          <table:table-cell table:number-columns-repeated="4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2]+[.A22]" office:value-type="float" office:value="8">
            <text:p>8</text:p>
          </table:table-cell>
          <table:table-cell table:style-name="ce3" table:formula="of:=[.$B$2]*[.B22]*[.A22]" office:value-type="currency" office:currency="EUR" office:value="6000">
            <text:p>6 000 €</text:p>
          </table:table-cell>
          <table:table-cell table:formula="of:=[.D22]/[.B22]" office:value-type="currency" office:currency="EUR" office:value="1200">
            <text:p>1 200 €</text:p>
          </table:table-cell>
          <table:table-cell/>
          <table:table-cell office:value-type="float" office:value="18">
            <text:p>18</text:p>
          </table:table-cell>
          <table:table-cell/>
          <table:table-cell table:style-name="ce8" table:formula="of:=[.G22]*[.$B$2]" office:value-type="currency" office:currency="EUR" office:value="7200">
            <text:p>7 200 €</text:p>
          </table:table-cell>
          <table:table-cell table:style-name="ce8" table:formula="of:=[.I22]/[.$G22]" office:value-type="currency" office:currency="EUR" office:value="400">
            <text:p>400 €</text:p>
          </table:table-cell>
          <table:table-cell table:style-name="ce8"/>
          <table:table-cell table:style-name="ce8" table:formula="of:=ROUNDUP(([.G22]*[.$B$2]*(1-[.G22]/50))/100)*100" office:value-type="currency" office:currency="EUR" office:value="4700">
            <text:p>4 700 €</text:p>
          </table:table-cell>
          <table:table-cell table:style-name="ce8" table:formula="of:=[.L22]/[.$G22]" office:value-type="currency" office:currency="EUR" office:value="261.111111111111">
            <text:p>261 €</text:p>
          </table:table-cell>
          <table:table-cell table:style-name="ce8"/>
          <table:table-cell table:style-name="ce8" table:formula="of:=ROUNDUP(([.G22]*[.$B$2]*(1-[.G22]/100))/100)*100" office:value-type="currency" office:currency="EUR" office:value="6000">
            <text:p>6 000 €</text:p>
          </table:table-cell>
          <table:table-cell table:style-name="ce8" table:formula="of:=[.O22]/[.$G22]" office:value-type="currency" office:currency="EUR" office:value="333.333333333333">
            <text:p>333 €</text:p>
          </table:table-cell>
          <table:table-cell table:style-name="ce8"/>
          <table:table-cell table:style-name="ce8" table:formula="of:=ROUNDUP(([.S22]+[.R21])/100)*100" office:value-type="currency" office:currency="EUR" office:value="-8100">
            <text:p>-8 100 €</text:p>
          </table:table-cell>
          <table:table-cell table:style-name="ce8" table:formula="of:=[.$B$2]-([.$G22]*[.$B$2]*[.B$3])+([.$B$2]*[.B$3])" office:value-type="currency" office:currency="EUR" office:value="-1300">
            <text:p>-1 300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5">
            <text:p>0,5</text:p>
          </table:table-cell>
          <table:table-cell table:formula="of:=[.B23]+[.A23]" office:value-type="float" office:value="4.5">
            <text:p>4,5</text:p>
          </table:table-cell>
          <table:table-cell table:style-name="ce3" table:formula="of:=[.$B$2]*[.B23]*[.A23]" office:value-type="currency" office:currency="EUR" office:value="800">
            <text:p>800 €</text:p>
          </table:table-cell>
          <table:table-cell table:formula="of:=[.D23]/[.B23]" office:value-type="currency" office:currency="EUR" office:value="1600">
            <text:p>1 600 €</text:p>
          </table:table-cell>
          <table:table-cell/>
          <table:table-cell office:value-type="float" office:value="19">
            <text:p>19</text:p>
          </table:table-cell>
          <table:table-cell/>
          <table:table-cell table:style-name="ce8" table:formula="of:=[.G23]*[.$B$2]" office:value-type="currency" office:currency="EUR" office:value="7600">
            <text:p>7 600 €</text:p>
          </table:table-cell>
          <table:table-cell table:style-name="ce8" table:formula="of:=[.I23]/[.$G23]" office:value-type="currency" office:currency="EUR" office:value="400">
            <text:p>400 €</text:p>
          </table:table-cell>
          <table:table-cell table:style-name="ce8"/>
          <table:table-cell table:style-name="ce8" table:formula="of:=ROUNDUP(([.G23]*[.$B$2]*(1-[.G23]/50))/100)*100" office:value-type="currency" office:currency="EUR" office:value="4800">
            <text:p>4 800 €</text:p>
          </table:table-cell>
          <table:table-cell table:style-name="ce8" table:formula="of:=[.L23]/[.$G23]" office:value-type="currency" office:currency="EUR" office:value="252.631578947368">
            <text:p>253 €</text:p>
          </table:table-cell>
          <table:table-cell table:style-name="ce8"/>
          <table:table-cell table:style-name="ce8" table:formula="of:=ROUNDUP(([.G23]*[.$B$2]*(1-[.G23]/100))/100)*100" office:value-type="currency" office:currency="EUR" office:value="6200">
            <text:p>6 200 €</text:p>
          </table:table-cell>
          <table:table-cell table:style-name="ce8" table:formula="of:=[.O23]/[.$G23]" office:value-type="currency" office:currency="EUR" office:value="326.315789473684">
            <text:p>326 €</text:p>
          </table:table-cell>
          <table:table-cell table:style-name="ce8"/>
          <table:table-cell table:style-name="ce8" table:formula="of:=ROUNDUP(([.S23]+[.R22])/100)*100" office:value-type="currency" office:currency="EUR" office:value="-9500">
            <text:p>-9 500 €</text:p>
          </table:table-cell>
          <table:table-cell table:style-name="ce8" table:formula="of:=[.$B$2]-([.$G23]*[.$B$2]*[.B$3])+([.$B$2]*[.B$3])" office:value-type="currency" office:currency="EUR" office:value="-1400">
            <text:p>-1 400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24]+[.A24]" office:value-type="float" office:value="5">
            <text:p>5</text:p>
          </table:table-cell>
          <table:table-cell table:style-name="ce3" table:formula="of:=[.$B$2]*[.B24]*[.A24]" office:value-type="currency" office:currency="EUR" office:value="1600">
            <text:p>1 600 €</text:p>
          </table:table-cell>
          <table:table-cell table:formula="of:=[.D24]/[.B24]" office:value-type="currency" office:currency="EUR" office:value="1600">
            <text:p>1 600 €</text:p>
          </table:table-cell>
          <table:table-cell/>
          <table:table-cell table:style-name="ce5" office:value-type="float" office:value="20">
            <text:p>20</text:p>
          </table:table-cell>
          <table:table-cell table:style-name="ce5"/>
          <table:table-cell table:style-name="ce9" table:formula="of:=[.G24]*[.$B$2]" office:value-type="currency" office:currency="EUR" office:value="8000">
            <text:p>8 000 €</text:p>
          </table:table-cell>
          <table:table-cell table:style-name="ce9" table:formula="of:=[.I24]/[.$G24]" office:value-type="currency" office:currency="EUR" office:value="400">
            <text:p>400 €</text:p>
          </table:table-cell>
          <table:table-cell table:style-name="ce9"/>
          <table:table-cell table:style-name="ce9" table:formula="of:=ROUNDUP(([.G24]*[.$B$2]*(1-[.G24]/50))/100)*100" office:value-type="currency" office:currency="EUR" office:value="4800">
            <text:p>4 800 €</text:p>
          </table:table-cell>
          <table:table-cell table:style-name="ce9" table:formula="of:=[.L24]/[.$G24]" office:value-type="currency" office:currency="EUR" office:value="240">
            <text:p>240 €</text:p>
          </table:table-cell>
          <table:table-cell table:style-name="ce9"/>
          <table:table-cell table:style-name="ce9" table:formula="of:=ROUNDUP(([.G24]*[.$B$2]*(1-[.G24]/100))/100)*100" office:value-type="currency" office:currency="EUR" office:value="6400">
            <text:p>6 400 €</text:p>
          </table:table-cell>
          <table:table-cell table:style-name="ce9" table:formula="of:=[.O24]/[.$G24]" office:value-type="currency" office:currency="EUR" office:value="320">
            <text:p>320 €</text:p>
          </table:table-cell>
          <table:table-cell table:style-name="ce9"/>
          <table:table-cell table:style-name="ce8" table:formula="of:=ROUNDUP(([.S24]+[.R23])/100)*100" office:value-type="currency" office:currency="EUR" office:value="-11000">
            <text:p>-11 000 €</text:p>
          </table:table-cell>
          <table:table-cell table:style-name="ce9" table:formula="of:=[.$B$2]-([.$G24]*[.$B$2]*[.B$3])+([.$B$2]*[.B$3])" office:value-type="currency" office:currency="EUR" office:value="-1500">
            <text:p>-1 500 €</text:p>
          </table:table-cell>
          <table:table-cell table:number-columns-repeated="4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25]+[.A25]" office:value-type="float" office:value="6">
            <text:p>6</text:p>
          </table:table-cell>
          <table:table-cell table:style-name="ce3" table:formula="of:=[.$B$2]*[.B25]*[.A25]" office:value-type="currency" office:currency="EUR" office:value="3200">
            <text:p>3 200 €</text:p>
          </table:table-cell>
          <table:table-cell table:formula="of:=[.D25]/[.B25]" office:value-type="currency" office:currency="EUR" office:value="1600">
            <text:p>1 600 €</text:p>
          </table:table-cell>
          <table:table-cell table:number-columns-repeated="6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B26]+[.A26]" office:value-type="float" office:value="7">
            <text:p>7</text:p>
          </table:table-cell>
          <table:table-cell table:style-name="ce3" table:formula="of:=[.$B$2]*[.B26]*[.A26]" office:value-type="currency" office:currency="EUR" office:value="4800">
            <text:p>4 800 €</text:p>
          </table:table-cell>
          <table:table-cell table:formula="of:=[.D26]/[.B26]" office:value-type="currency" office:currency="EUR" office:value="1600">
            <text:p>1 600 €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[.B27]+[.A27]" office:value-type="float" office:value="8">
            <text:p>8</text:p>
          </table:table-cell>
          <table:table-cell table:style-name="ce3" table:formula="of:=[.$B$2]*[.B27]*[.A27]" office:value-type="currency" office:currency="EUR" office:value="6400">
            <text:p>6 400 €</text:p>
          </table:table-cell>
          <table:table-cell table:formula="of:=[.D27]/[.B27]" office:value-type="currency" office:currency="EUR" office:value="1600">
            <text:p>1 600 €</text:p>
          </table:table-cell>
          <table:table-cell table:number-columns-repeated="3"/>
          <table:table-cell table:style-name="Default" table:number-columns-repeated="9"/>
          <table:table-cell table:number-columns-repeated="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28]+[.A28]" office:value-type="float" office:value="9">
            <text:p>9</text:p>
          </table:table-cell>
          <table:table-cell table:style-name="ce3" table:formula="of:=[.$B$2]*[.B28]*[.A28]" office:value-type="currency" office:currency="EUR" office:value="8000">
            <text:p>8 000 €</text:p>
          </table:table-cell>
          <table:table-cell table:formula="of:=[.D28]/[.B28]" office:value-type="currency" office:currency="EUR" office:value="1600">
            <text:p>1 600 €</text:p>
          </table:table-cell>
          <table:table-cell table:number-columns-repeated="3"/>
          <table:table-cell table:style-name="Default" office:value-type="string">
            <text:p>Nb jours</text:p>
          </table:table-cell>
          <table:table-cell table:style-name="Default" table:number-columns-repeated="8"/>
          <table:table-cell table:number-columns-repeated="5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formula="of:=[.B29]+[.A29]" office:value-type="float" office:value="5.5">
            <text:p>5,5</text:p>
          </table:table-cell>
          <table:table-cell table:style-name="ce3" table:formula="of:=[.$B$2]*[.B29]*[.A29]" office:value-type="currency" office:currency="EUR" office:value="1000">
            <text:p>1 000 €</text:p>
          </table:table-cell>
          <table:table-cell table:formula="of:=[.D29]/[.B29]" office:value-type="currency" office:currency="EUR" office:value="2000">
            <text:p>2 000 €</text:p>
          </table:table-cell>
          <table:table-cell/>
          <table:table-cell office:value-type="string">
            <text:p>Arrondi sur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30]+[.A30]" office:value-type="float" office:value="6">
            <text:p>6</text:p>
          </table:table-cell>
          <table:table-cell table:style-name="ce3" table:formula="of:=[.$B$2]*[.B30]*[.A30]" office:value-type="currency" office:currency="EUR" office:value="2000">
            <text:p>2 000 €</text:p>
          </table:table-cell>
          <table:table-cell table:formula="of:=[.D30]/[.B30]" office:value-type="currency" office:currency="EUR" office:value="2000">
            <text:p>2 000 €</text:p>
          </table:table-cell>
          <table:table-cell/>
          <table:table-cell table:style-name="ce6" office:value-type="string">
            <text:p>Nb eleves</text:p>
          </table:table-cell>
          <table:table-cell office:value-type="float" office:value="1">
            <text:p>1</text:p>
          </table:table-cell>
          <table:table-cell table:style-name="Default" table:formula="of:=([.$B$2]-([.$H30]*[.$B$2]*[.$B$3])+([.$B$2]*[.$B$3]))*[.I$29]" office:value-type="float" office:value="400">
            <text:p>400</text:p>
          </table:table-cell>
          <table:table-cell table:style-name="Default" table:formula="of:=([.$B$2]-([.$H30]*[.$B$2]*[.$B$3])+([.$B$2]*[.$B$3]))*[.J$29]" office:value-type="float" office:value="800">
            <text:p>800</text:p>
          </table:table-cell>
          <table:table-cell table:style-name="Default" table:formula="of:=([.$B$2]-([.$H30]*[.$B$2]*[.$B$3])+([.$B$2]*[.$B$3]))*[.K$29]" office:value-type="float" office:value="1200">
            <text:p>1200</text:p>
          </table:table-cell>
          <table:table-cell table:style-name="Default" table:formula="of:=([.$B$2]-([.$H30]*[.$B$2]*[.$B$3])+([.$B$2]*[.$B$3]))*[.L$29]" office:value-type="float" office:value="1600">
            <text:p>1600</text:p>
          </table:table-cell>
          <table:table-cell table:style-name="Default" table:formula="of:=([.$B$2]-([.$H30]*[.$B$2]*[.$B$3])+([.$B$2]*[.$B$3]))*[.M$29]" office:value-type="float" office:value="2000">
            <text:p>2000</text:p>
          </table:table-cell>
          <table:table-cell table:style-name="Default" table:formula="of:=([.$B$2]-([.$H30]*[.$B$2]*[.$B$3])+([.$B$2]*[.$B$3]))*[.N$29]" office:value-type="float" office:value="2400">
            <text:p>2400</text:p>
          </table:table-cell>
          <table:table-cell table:style-name="Default" table:formula="of:=([.$B$2]-([.$H30]*[.$B$2]*[.$B$3])+([.$B$2]*[.$B$3]))*[.O$29]" office:value-type="float" office:value="2800">
            <text:p>2800</text:p>
          </table:table-cell>
          <table:table-cell table:style-name="Default" table:formula="of:=([.$B$2]-([.$H30]*[.$B$2]*[.$B$3])+([.$B$2]*[.$B$3]))*[.P$29]" office:value-type="float" office:value="3200">
            <text:p>3200</text:p>
          </table:table-cell>
          <table:table-cell table:style-name="Default" table:formula="of:=([.$B$2]-([.$H30]*[.$B$2]*[.$B$3])+([.$B$2]*[.$B$3]))*[.Q$29]" office:value-type="float" office:value="3600">
            <text:p>3600</text:p>
          </table:table-cell>
          <table:table-cell table:formula="of:=([.$B$2]-([.$H30]*[.$B$2]*[.$B$3])+([.$B$2]*[.$B$3]))*[.R$29]" office:value-type="float" office:value="4000">
            <text:p>4000</text:p>
          </table:table-cell>
          <table:table-cell table:formula="of:=([.$B$2]-([.$H30]*[.$B$2]*[.$B$3])+([.$B$2]*[.$B$3]))*[.S$29]" office:value-type="float" office:value="4400">
            <text:p>4400</text:p>
          </table:table-cell>
          <table:table-cell table:formula="of:=([.$B$2]-([.$H30]*[.$B$2]*[.$B$3])+([.$B$2]*[.$B$3]))*[.T$29]" office:value-type="float" office:value="4800">
            <text:p>4800</text:p>
          </table:table-cell>
          <table:table-cell table:formula="of:=([.$B$2]-([.$H30]*[.$B$2]*[.$B$3])+([.$B$2]*[.$B$3]))*[.U$29]" office:value-type="float" office:value="5200">
            <text:p>5200</text:p>
          </table:table-cell>
          <table:table-cell table:formula="of:=([.$B$2]-([.$H30]*[.$B$2]*[.$B$3])+([.$B$2]*[.$B$3]))*[.V$29]" office:value-type="float" office:value="5600">
            <text:p>5600</text:p>
          </table:table-cell>
          <table:table-cell table:formula="of:=([.$B$2]-([.$H30]*[.$B$2]*[.$B$3])+([.$B$2]*[.$B$3]))*[.W$29]" office:value-type="float" office:value="6000">
            <text:p>6000</text:p>
          </table:table-cell>
          <table:table-cell table:formula="of:=([.$B$2]-([.$H30]*[.$B$2]*[.$B$3])+([.$B$2]*[.$B$3]))*[.X$29]" office:value-type="float" office:value="6400">
            <text:p>6400</text:p>
          </table:table-cell>
          <table:table-cell table:formula="of:=([.$B$2]-([.$H30]*[.$B$2]*[.$B$3])+([.$B$2]*[.$B$3]))*[.Y$29]" office:value-type="float" office:value="6800">
            <text:p>6800</text:p>
          </table:table-cell>
          <table:table-cell table:formula="of:=([.$B$2]-([.$H30]*[.$B$2]*[.$B$3])+([.$B$2]*[.$B$3]))*[.Z$29]" office:value-type="float" office:value="7200">
            <text:p>7200</text:p>
          </table:table-cell>
          <table:table-cell table:formula="of:=([.$B$2]-([.$H30]*[.$B$2]*[.$B$3])+([.$B$2]*[.$B$3]))*[.AA$29]" office:value-type="float" office:value="7600">
            <text:p>7600</text:p>
          </table:table-cell>
          <table:table-cell table:formula="of:=([.$B$2]-([.$H30]*[.$B$2]*[.$B$3])+([.$B$2]*[.$B$3]))*[.AB$29]" office:value-type="float" office:value="8000">
            <text:p>8000</text:p>
          </table:table-cell>
          <table:table-cell table:formula="of:=([.$B$2]-([.$H30]*[.$B$2]*[.$B$3])+([.$B$2]*[.$B$3]))*[.AC$29]" office:value-type="float" office:value="8400">
            <text:p>8400</text:p>
          </table:table-cell>
          <table:table-cell table:formula="of:=([.$B$2]-([.$H30]*[.$B$2]*[.$B$3])+([.$B$2]*[.$B$3]))*[.AD$29]" office:value-type="float" office:value="8800">
            <text:p>8800</text:p>
          </table:table-cell>
          <table:table-cell table:formula="of:=([.$B$2]-([.$H30]*[.$B$2]*[.$B$3])+([.$B$2]*[.$B$3]))*[.AE$29]" office:value-type="float" office:value="9200">
            <text:p>9200</text:p>
          </table:table-cell>
          <table:table-cell table:formula="of:=([.$B$2]-([.$H30]*[.$B$2]*[.$B$3])+([.$B$2]*[.$B$3]))*[.AF$29]" office:value-type="float" office:value="9600">
            <text:p>9600</text:p>
          </table:table-cell>
          <table:table-cell table:formula="of:=([.$B$2]-([.$H30]*[.$B$2]*[.$B$3])+([.$B$2]*[.$B$3]))*[.AG$29]" office:value-type="float" office:value="10000">
            <text:p>10000</text:p>
          </table:table-cell>
          <table:table-cell table:formula="of:=([.$B$2]-([.$H30]*[.$B$2]*[.$B$3])+([.$B$2]*[.$B$3]))*[.AH$29]" office:value-type="float" office:value="10400">
            <text:p>10400</text:p>
          </table:table-cell>
          <table:table-cell table:formula="of:=([.$B$2]-([.$H30]*[.$B$2]*[.$B$3])+([.$B$2]*[.$B$3]))*[.AI$29]" office:value-type="float" office:value="10800">
            <text:p>10800</text:p>
          </table:table-cell>
          <table:table-cell table:formula="of:=([.$B$2]-([.$H30]*[.$B$2]*[.$B$3])+([.$B$2]*[.$B$3]))*[.AJ$29]" office:value-type="float" office:value="11200">
            <text:p>11200</text:p>
          </table:table-cell>
          <table:table-cell table:formula="of:=([.$B$2]-([.$H30]*[.$B$2]*[.$B$3])+([.$B$2]*[.$B$3]))*[.AK$29]" office:value-type="float" office:value="11600">
            <text:p>11600</text:p>
          </table:table-cell>
          <table:table-cell table:formula="of:=([.$B$2]-([.$H30]*[.$B$2]*[.$B$3])+([.$B$2]*[.$B$3]))*[.AL$29]" office:value-type="float" office:value="12000">
            <text:p>12000</text:p>
          </table:table-cell>
          <table:table-cell table:formula="of:=([.$B$2]-([.$H30]*[.$B$2]*[.$B$3])+([.$B$2]*[.$B$3]))*[.AM$29]" office:value-type="float" office:value="12400">
            <text:p>12400</text:p>
          </table:table-cell>
          <table:table-cell table:formula="of:=([.$B$2]-([.$H30]*[.$B$2]*[.$B$3])+([.$B$2]*[.$B$3]))*[.AN$29]" office:value-type="float" office:value="12800">
            <text:p>12800</text:p>
          </table:table-cell>
          <table:table-cell table:formula="of:=([.$B$2]-([.$H30]*[.$B$2]*[.$B$3])+([.$B$2]*[.$B$3]))*[.AO$29]" office:value-type="float" office:value="13200">
            <text:p>13200</text:p>
          </table:table-cell>
          <table:table-cell table:formula="of:=([.$B$2]-([.$H30]*[.$B$2]*[.$B$3])+([.$B$2]*[.$B$3]))*[.AP$29]" office:value-type="float" office:value="13600">
            <text:p>13600</text:p>
          </table:table-cell>
          <table:table-cell table:formula="of:=([.$B$2]-([.$H30]*[.$B$2]*[.$B$3])+([.$B$2]*[.$B$3]))*[.AQ$29]" office:value-type="float" office:value="14000">
            <text:p>14000</text:p>
          </table:table-cell>
          <table:table-cell table:formula="of:=([.$B$2]-([.$H30]*[.$B$2]*[.$B$3])+([.$B$2]*[.$B$3]))*[.AR$29]" office:value-type="float" office:value="14400">
            <text:p>14400</text:p>
          </table:table-cell>
          <table:table-cell table:formula="of:=([.$B$2]-([.$H30]*[.$B$2]*[.$B$3])+([.$B$2]*[.$B$3]))*[.AS$29]" office:value-type="float" office:value="14800">
            <text:p>14800</text:p>
          </table:table-cell>
          <table:table-cell table:formula="of:=([.$B$2]-([.$H30]*[.$B$2]*[.$B$3])+([.$B$2]*[.$B$3]))*[.AT$29]" office:value-type="float" office:value="15200">
            <text:p>15200</text:p>
          </table:table-cell>
          <table:table-cell table:formula="of:=([.$B$2]-([.$H30]*[.$B$2]*[.$B$3])+([.$B$2]*[.$B$3]))*[.AU$29]" office:value-type="float" office:value="15600">
            <text:p>15600</text:p>
          </table:table-cell>
          <table:table-cell table:formula="of:=([.$B$2]-([.$H30]*[.$B$2]*[.$B$3])+([.$B$2]*[.$B$3]))*[.AV$29]" office:value-type="float" office:value="16000">
            <text:p>16000</text:p>
          </table:table-cell>
          <table:table-cell table:formula="of:=([.$B$2]-([.$H30]*[.$B$2]*[.$B$3])+([.$B$2]*[.$B$3]))*[.AW$29]" office:value-type="float" office:value="16400">
            <text:p>16400</text:p>
          </table:table-cell>
          <table:table-cell table:formula="of:=([.$B$2]-([.$H30]*[.$B$2]*[.$B$3])+([.$B$2]*[.$B$3]))*[.AX$29]" office:value-type="float" office:value="16800">
            <text:p>16800</text:p>
          </table:table-cell>
          <table:table-cell table:formula="of:=([.$B$2]-([.$H30]*[.$B$2]*[.$B$3])+([.$B$2]*[.$B$3]))*[.AY$29]" office:value-type="float" office:value="17200">
            <text:p>17200</text:p>
          </table:table-cell>
          <table:table-cell table:formula="of:=([.$B$2]-([.$H30]*[.$B$2]*[.$B$3])+([.$B$2]*[.$B$3]))*[.AZ$29]" office:value-type="float" office:value="17600">
            <text:p>17600</text:p>
          </table:table-cell>
          <table:table-cell table:formula="of:=([.$B$2]-([.$H30]*[.$B$2]*[.$B$3])+([.$B$2]*[.$B$3]))*[.BA$29]" office:value-type="float" office:value="18000">
            <text:p>18000</text:p>
          </table:table-cell>
          <table:table-cell table:formula="of:=([.$B$2]-([.$H30]*[.$B$2]*[.$B$3])+([.$B$2]*[.$B$3]))*[.BB$29]" office:value-type="float" office:value="18400">
            <text:p>18400</text:p>
          </table:table-cell>
          <table:table-cell table:formula="of:=([.$B$2]-([.$H30]*[.$B$2]*[.$B$3])+([.$B$2]*[.$B$3]))*[.BC$29]" office:value-type="float" office:value="18800">
            <text:p>18800</text:p>
          </table:table-cell>
          <table:table-cell table:formula="of:=([.$B$2]-([.$H30]*[.$B$2]*[.$B$3])+([.$B$2]*[.$B$3]))*[.BD$29]" office:value-type="float" office:value="19200">
            <text:p>19200</text:p>
          </table:table-cell>
          <table:table-cell table:formula="of:=([.$B$2]-([.$H30]*[.$B$2]*[.$B$3])+([.$B$2]*[.$B$3]))*[.BE$29]" office:value-type="float" office:value="19600">
            <text:p>19600</text:p>
          </table:table-cell>
          <table:table-cell table:formula="of:=([.$B$2]-([.$H30]*[.$B$2]*[.$B$3])+([.$B$2]*[.$B$3]))*[.BF$29]" office:value-type="float" office:value="20000">
            <text:p>20000</text:p>
          </table:table-cell>
          <table:table-cell table:formula="of:=([.$B$2]-([.$H30]*[.$B$2]*[.$B$3])+([.$B$2]*[.$B$3]))*[.BG$29]" office:value-type="float" office:value="20400">
            <text:p>20400</text:p>
          </table:table-cell>
          <table:table-cell table:formula="of:=([.$B$2]-([.$H30]*[.$B$2]*[.$B$3])+([.$B$2]*[.$B$3]))*[.BH$29]" office:value-type="float" office:value="20800">
            <text:p>20800</text:p>
          </table:table-cell>
          <table:table-cell table:formula="of:=([.$B$2]-([.$H30]*[.$B$2]*[.$B$3])+([.$B$2]*[.$B$3]))*[.BI$29]" office:value-type="float" office:value="21200">
            <text:p>21200</text:p>
          </table:table-cell>
          <table:table-cell table:formula="of:=([.$B$2]-([.$H30]*[.$B$2]*[.$B$3])+([.$B$2]*[.$B$3]))*[.BJ$29]" office:value-type="float" office:value="21600">
            <text:p>21600</text:p>
          </table:table-cell>
          <table:table-cell table:formula="of:=([.$B$2]-([.$H30]*[.$B$2]*[.$B$3])+([.$B$2]*[.$B$3]))*[.BK$29]" office:value-type="float" office:value="22000">
            <text:p>22000</text:p>
          </table:table-cell>
          <table:table-cell table:formula="of:=([.$B$2]-([.$H30]*[.$B$2]*[.$B$3])+([.$B$2]*[.$B$3]))*[.BL$29]" office:value-type="float" office:value="22400">
            <text:p>22400</text:p>
          </table:table-cell>
          <table:table-cell table:formula="of:=([.$B$2]-([.$H30]*[.$B$2]*[.$B$3])+([.$B$2]*[.$B$3]))*[.BM$29]" office:value-type="float" office:value="22800">
            <text:p>22800</text:p>
          </table:table-cell>
          <table:table-cell table:formula="of:=([.$B$2]-([.$H30]*[.$B$2]*[.$B$3])+([.$B$2]*[.$B$3]))*[.BN$29]" office:value-type="float" office:value="23200">
            <text:p>23200</text:p>
          </table:table-cell>
          <table:table-cell table:formula="of:=([.$B$2]-([.$H30]*[.$B$2]*[.$B$3])+([.$B$2]*[.$B$3]))*[.BO$29]" office:value-type="float" office:value="23600">
            <text:p>23600</text:p>
          </table:table-cell>
          <table:table-cell table:formula="of:=([.$B$2]-([.$H30]*[.$B$2]*[.$B$3])+([.$B$2]*[.$B$3]))*[.BP$29]" office:value-type="float" office:value="24000">
            <text:p>24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31]+[.A31]" office:value-type="float" office:value="7">
            <text:p>7</text:p>
          </table:table-cell>
          <table:table-cell table:style-name="ce3" table:formula="of:=[.$B$2]*[.B31]*[.A31]" office:value-type="currency" office:currency="EUR" office:value="4000">
            <text:p>4 000 €</text:p>
          </table:table-cell>
          <table:table-cell table:formula="of:=[.D31]/[.B31]" office:value-type="currency" office:currency="EUR" office:value="2000">
            <text:p>2 000 €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Default" table:formula="of:=[.I30]-[.$B$2]*[.$B$3]+400" office:value-type="float" office:value="700">
            <text:p>700</text:p>
          </table:table-cell>
          <table:table-cell table:style-name="Default" table:formula="of:=[.J30]-[.$B$2]*[.$B$3]+400" office:value-type="float" office:value="1100">
            <text:p>1100</text:p>
          </table:table-cell>
          <table:table-cell table:style-name="Default" table:formula="of:=[.K30]-[.$B$2]*[.$B$3]+400" office:value-type="float" office:value="1500">
            <text:p>1500</text:p>
          </table:table-cell>
          <table:table-cell table:style-name="Default" table:formula="of:=[.L30]-[.$B$2]*[.$B$3]+400" office:value-type="float" office:value="1900">
            <text:p>1900</text:p>
          </table:table-cell>
          <table:table-cell table:style-name="Default" table:formula="of:=[.M30]-[.$B$2]*[.$B$3]+400" office:value-type="float" office:value="2300">
            <text:p>2300</text:p>
          </table:table-cell>
          <table:table-cell table:style-name="Default" table:formula="of:=[.N30]-[.$B$2]*[.$B$3]+400" office:value-type="float" office:value="2700">
            <text:p>2700</text:p>
          </table:table-cell>
          <table:table-cell table:style-name="Default" table:formula="of:=[.O30]-[.$B$2]*[.$B$3]+400" office:value-type="float" office:value="3100">
            <text:p>3100</text:p>
          </table:table-cell>
          <table:table-cell table:style-name="Default" table:formula="of:=[.P30]-[.$B$2]*[.$B$3]+400" office:value-type="float" office:value="3500">
            <text:p>3500</text:p>
          </table:table-cell>
          <table:table-cell table:style-name="Default" table:formula="of:=[.Q30]-[.$B$2]*[.$B$3]+400" office:value-type="float" office:value="3900">
            <text:p>3900</text:p>
          </table:table-cell>
          <table:table-cell table:formula="of:=[.R30]-[.$B$2]*[.$B$3]+400" office:value-type="float" office:value="4300">
            <text:p>4300</text:p>
          </table:table-cell>
          <table:table-cell table:formula="of:=[.S30]-[.$B$2]*[.$B$3]+400" office:value-type="float" office:value="4700">
            <text:p>4700</text:p>
          </table:table-cell>
          <table:table-cell table:formula="of:=[.T30]-[.$B$2]*[.$B$3]+400" office:value-type="float" office:value="5100">
            <text:p>5100</text:p>
          </table:table-cell>
          <table:table-cell table:formula="of:=[.U30]-[.$B$2]*[.$B$3]+400" office:value-type="float" office:value="5500">
            <text:p>5500</text:p>
          </table:table-cell>
          <table:table-cell table:formula="of:=[.V30]-[.$B$2]*[.$B$3]+400" office:value-type="float" office:value="5900">
            <text:p>5900</text:p>
          </table:table-cell>
          <table:table-cell table:formula="of:=[.W30]-[.$B$2]*[.$B$3]+400" office:value-type="float" office:value="6300">
            <text:p>6300</text:p>
          </table:table-cell>
          <table:table-cell table:formula="of:=[.X30]-[.$B$2]*[.$B$3]+400" office:value-type="float" office:value="6700">
            <text:p>6700</text:p>
          </table:table-cell>
          <table:table-cell table:formula="of:=[.Y30]-[.$B$2]*[.$B$3]+400" office:value-type="float" office:value="7100">
            <text:p>7100</text:p>
          </table:table-cell>
          <table:table-cell table:formula="of:=[.Z30]-[.$B$2]*[.$B$3]+400" office:value-type="float" office:value="7500">
            <text:p>7500</text:p>
          </table:table-cell>
          <table:table-cell table:formula="of:=[.AA30]-[.$B$2]*[.$B$3]+400" office:value-type="float" office:value="7900">
            <text:p>7900</text:p>
          </table:table-cell>
          <table:table-cell table:formula="of:=[.AB30]-[.$B$2]*[.$B$3]+400" office:value-type="float" office:value="8300">
            <text:p>8300</text:p>
          </table:table-cell>
          <table:table-cell table:formula="of:=[.AC30]-[.$B$2]*[.$B$3]+400" office:value-type="float" office:value="8700">
            <text:p>8700</text:p>
          </table:table-cell>
          <table:table-cell table:formula="of:=[.AD30]-[.$B$2]*[.$B$3]+400" office:value-type="float" office:value="9100">
            <text:p>9100</text:p>
          </table:table-cell>
          <table:table-cell table:formula="of:=[.AE30]-[.$B$2]*[.$B$3]+400" office:value-type="float" office:value="9500">
            <text:p>9500</text:p>
          </table:table-cell>
          <table:table-cell table:formula="of:=[.AF30]-[.$B$2]*[.$B$3]+400" office:value-type="float" office:value="9900">
            <text:p>9900</text:p>
          </table:table-cell>
          <table:table-cell table:formula="of:=[.AG30]-[.$B$2]*[.$B$3]+400" office:value-type="float" office:value="10300">
            <text:p>10300</text:p>
          </table:table-cell>
          <table:table-cell table:formula="of:=[.AH30]-[.$B$2]*[.$B$3]+400" office:value-type="float" office:value="10700">
            <text:p>10700</text:p>
          </table:table-cell>
          <table:table-cell table:formula="of:=[.AI30]-[.$B$2]*[.$B$3]+400" office:value-type="float" office:value="11100">
            <text:p>11100</text:p>
          </table:table-cell>
          <table:table-cell table:formula="of:=[.AJ30]-[.$B$2]*[.$B$3]+400" office:value-type="float" office:value="11500">
            <text:p>11500</text:p>
          </table:table-cell>
          <table:table-cell table:formula="of:=[.AK30]-[.$B$2]*[.$B$3]+400" office:value-type="float" office:value="11900">
            <text:p>11900</text:p>
          </table:table-cell>
          <table:table-cell table:formula="of:=[.AL30]-[.$B$2]*[.$B$3]+400" office:value-type="float" office:value="12300">
            <text:p>12300</text:p>
          </table:table-cell>
          <table:table-cell table:formula="of:=[.AM30]-[.$B$2]*[.$B$3]+400" office:value-type="float" office:value="12700">
            <text:p>12700</text:p>
          </table:table-cell>
          <table:table-cell table:formula="of:=[.AN30]-[.$B$2]*[.$B$3]+400" office:value-type="float" office:value="13100">
            <text:p>13100</text:p>
          </table:table-cell>
          <table:table-cell table:formula="of:=[.AO30]-[.$B$2]*[.$B$3]+400" office:value-type="float" office:value="13500">
            <text:p>13500</text:p>
          </table:table-cell>
          <table:table-cell table:formula="of:=[.AP30]-[.$B$2]*[.$B$3]+400" office:value-type="float" office:value="13900">
            <text:p>13900</text:p>
          </table:table-cell>
          <table:table-cell table:formula="of:=[.AQ30]-[.$B$2]*[.$B$3]+400" office:value-type="float" office:value="14300">
            <text:p>14300</text:p>
          </table:table-cell>
          <table:table-cell table:formula="of:=[.AR30]-[.$B$2]*[.$B$3]+400" office:value-type="float" office:value="14700">
            <text:p>14700</text:p>
          </table:table-cell>
          <table:table-cell table:formula="of:=[.AS30]-[.$B$2]*[.$B$3]+400" office:value-type="float" office:value="15100">
            <text:p>15100</text:p>
          </table:table-cell>
          <table:table-cell table:formula="of:=[.AT30]-[.$B$2]*[.$B$3]+400" office:value-type="float" office:value="15500">
            <text:p>15500</text:p>
          </table:table-cell>
          <table:table-cell table:formula="of:=[.AU30]-[.$B$2]*[.$B$3]+400" office:value-type="float" office:value="15900">
            <text:p>15900</text:p>
          </table:table-cell>
          <table:table-cell table:formula="of:=[.AV30]-[.$B$2]*[.$B$3]+400" office:value-type="float" office:value="16300">
            <text:p>16300</text:p>
          </table:table-cell>
          <table:table-cell table:formula="of:=[.AW30]-[.$B$2]*[.$B$3]+400" office:value-type="float" office:value="16700">
            <text:p>16700</text:p>
          </table:table-cell>
          <table:table-cell table:formula="of:=[.AX30]-[.$B$2]*[.$B$3]+400" office:value-type="float" office:value="17100">
            <text:p>17100</text:p>
          </table:table-cell>
          <table:table-cell table:formula="of:=[.AY30]-[.$B$2]*[.$B$3]+400" office:value-type="float" office:value="17500">
            <text:p>17500</text:p>
          </table:table-cell>
          <table:table-cell table:formula="of:=[.AZ30]-[.$B$2]*[.$B$3]+400" office:value-type="float" office:value="17900">
            <text:p>17900</text:p>
          </table:table-cell>
          <table:table-cell table:formula="of:=[.BA30]-[.$B$2]*[.$B$3]+400" office:value-type="float" office:value="18300">
            <text:p>18300</text:p>
          </table:table-cell>
          <table:table-cell table:formula="of:=[.BB30]-[.$B$2]*[.$B$3]+400" office:value-type="float" office:value="18700">
            <text:p>18700</text:p>
          </table:table-cell>
          <table:table-cell table:formula="of:=[.BC30]-[.$B$2]*[.$B$3]+400" office:value-type="float" office:value="19100">
            <text:p>19100</text:p>
          </table:table-cell>
          <table:table-cell table:formula="of:=[.BD30]-[.$B$2]*[.$B$3]+400" office:value-type="float" office:value="19500">
            <text:p>19500</text:p>
          </table:table-cell>
          <table:table-cell table:formula="of:=[.BE30]-[.$B$2]*[.$B$3]+400" office:value-type="float" office:value="19900">
            <text:p>19900</text:p>
          </table:table-cell>
          <table:table-cell table:formula="of:=[.BF30]-[.$B$2]*[.$B$3]+400" office:value-type="float" office:value="20300">
            <text:p>20300</text:p>
          </table:table-cell>
          <table:table-cell table:formula="of:=[.BG30]-[.$B$2]*[.$B$3]+400" office:value-type="float" office:value="20700">
            <text:p>20700</text:p>
          </table:table-cell>
          <table:table-cell table:formula="of:=[.BH30]-[.$B$2]*[.$B$3]+400" office:value-type="float" office:value="21100">
            <text:p>21100</text:p>
          </table:table-cell>
          <table:table-cell table:formula="of:=[.BI30]-[.$B$2]*[.$B$3]+400" office:value-type="float" office:value="21500">
            <text:p>21500</text:p>
          </table:table-cell>
          <table:table-cell table:formula="of:=[.BJ30]-[.$B$2]*[.$B$3]+400" office:value-type="float" office:value="21900">
            <text:p>21900</text:p>
          </table:table-cell>
          <table:table-cell table:formula="of:=[.BK30]-[.$B$2]*[.$B$3]+400" office:value-type="float" office:value="22300">
            <text:p>22300</text:p>
          </table:table-cell>
          <table:table-cell table:formula="of:=[.BL30]-[.$B$2]*[.$B$3]+400" office:value-type="float" office:value="22700">
            <text:p>22700</text:p>
          </table:table-cell>
          <table:table-cell table:formula="of:=[.BM30]-[.$B$2]*[.$B$3]+400" office:value-type="float" office:value="23100">
            <text:p>23100</text:p>
          </table:table-cell>
          <table:table-cell table:formula="of:=[.BN30]-[.$B$2]*[.$B$3]+400" office:value-type="float" office:value="23500">
            <text:p>23500</text:p>
          </table:table-cell>
          <table:table-cell table:formula="of:=[.BO30]-[.$B$2]*[.$B$3]+400" office:value-type="float" office:value="23900">
            <text:p>23900</text:p>
          </table:table-cell>
          <table:table-cell table:formula="of:=[.BP30]-[.$B$2]*[.$B$3]+400" office:value-type="float" office:value="24300">
            <text:p>243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32]+[.A32]" office:value-type="float" office:value="8">
            <text:p>8</text:p>
          </table:table-cell>
          <table:table-cell table:style-name="ce3" table:formula="of:=[.$B$2]*[.B32]*[.A32]" office:value-type="currency" office:currency="EUR" office:value="6000">
            <text:p>6 000 €</text:p>
          </table:table-cell>
          <table:table-cell table:formula="of:=[.D32]/[.B32]" office:value-type="currency" office:currency="EUR" office:value="2000">
            <text:p>2 000 €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Default" table:formula="of:=[.I31]-[.$B$2]*[.$B$3]+400" office:value-type="float" office:value="1000">
            <text:p>1000</text:p>
          </table:table-cell>
          <table:table-cell table:style-name="Default" table:formula="of:=[.J31]-[.$B$2]*[.$B$3]+400" office:value-type="float" office:value="1400">
            <text:p>1400</text:p>
          </table:table-cell>
          <table:table-cell table:style-name="Default" table:formula="of:=[.K31]-[.$B$2]*[.$B$3]+400" office:value-type="float" office:value="1800">
            <text:p>1800</text:p>
          </table:table-cell>
          <table:table-cell table:style-name="Default" table:formula="of:=[.L31]-[.$B$2]*[.$B$3]+400" office:value-type="float" office:value="2200">
            <text:p>2200</text:p>
          </table:table-cell>
          <table:table-cell table:style-name="Default" table:formula="of:=[.M31]-[.$B$2]*[.$B$3]+400" office:value-type="float" office:value="2600">
            <text:p>2600</text:p>
          </table:table-cell>
          <table:table-cell table:style-name="Default" table:formula="of:=[.N31]-[.$B$2]*[.$B$3]+400" office:value-type="float" office:value="3000">
            <text:p>3000</text:p>
          </table:table-cell>
          <table:table-cell table:style-name="Default" table:formula="of:=[.O31]-[.$B$2]*[.$B$3]+400" office:value-type="float" office:value="3400">
            <text:p>3400</text:p>
          </table:table-cell>
          <table:table-cell table:style-name="Default" table:formula="of:=[.P31]-[.$B$2]*[.$B$3]+400" office:value-type="float" office:value="3800">
            <text:p>3800</text:p>
          </table:table-cell>
          <table:table-cell table:style-name="Default" table:formula="of:=[.Q31]-[.$B$2]*[.$B$3]+400" office:value-type="float" office:value="4200">
            <text:p>4200</text:p>
          </table:table-cell>
          <table:table-cell table:formula="of:=[.R31]-[.$B$2]*[.$B$3]+400" office:value-type="float" office:value="4600">
            <text:p>4600</text:p>
          </table:table-cell>
          <table:table-cell table:formula="of:=[.S31]-[.$B$2]*[.$B$3]+400" office:value-type="float" office:value="5000">
            <text:p>5000</text:p>
          </table:table-cell>
          <table:table-cell table:formula="of:=[.T31]-[.$B$2]*[.$B$3]+400" office:value-type="float" office:value="5400">
            <text:p>5400</text:p>
          </table:table-cell>
          <table:table-cell table:formula="of:=[.U31]-[.$B$2]*[.$B$3]+400" office:value-type="float" office:value="5800">
            <text:p>5800</text:p>
          </table:table-cell>
          <table:table-cell table:formula="of:=[.V31]-[.$B$2]*[.$B$3]+400" office:value-type="float" office:value="6200">
            <text:p>6200</text:p>
          </table:table-cell>
          <table:table-cell table:formula="of:=[.W31]-[.$B$2]*[.$B$3]+400" office:value-type="float" office:value="6600">
            <text:p>6600</text:p>
          </table:table-cell>
          <table:table-cell table:formula="of:=[.X31]-[.$B$2]*[.$B$3]+400" office:value-type="float" office:value="7000">
            <text:p>7000</text:p>
          </table:table-cell>
          <table:table-cell table:formula="of:=[.Y31]-[.$B$2]*[.$B$3]+400" office:value-type="float" office:value="7400">
            <text:p>7400</text:p>
          </table:table-cell>
          <table:table-cell table:formula="of:=[.Z31]-[.$B$2]*[.$B$3]+400" office:value-type="float" office:value="7800">
            <text:p>7800</text:p>
          </table:table-cell>
          <table:table-cell table:formula="of:=[.AA31]-[.$B$2]*[.$B$3]+400" office:value-type="float" office:value="8200">
            <text:p>8200</text:p>
          </table:table-cell>
          <table:table-cell table:formula="of:=[.AB31]-[.$B$2]*[.$B$3]+400" office:value-type="float" office:value="8600">
            <text:p>8600</text:p>
          </table:table-cell>
          <table:table-cell table:formula="of:=[.AC31]-[.$B$2]*[.$B$3]+400" office:value-type="float" office:value="9000">
            <text:p>9000</text:p>
          </table:table-cell>
          <table:table-cell table:formula="of:=[.AD31]-[.$B$2]*[.$B$3]+400" office:value-type="float" office:value="9400">
            <text:p>9400</text:p>
          </table:table-cell>
          <table:table-cell table:formula="of:=[.AE31]-[.$B$2]*[.$B$3]+400" office:value-type="float" office:value="9800">
            <text:p>9800</text:p>
          </table:table-cell>
          <table:table-cell table:formula="of:=[.AF31]-[.$B$2]*[.$B$3]+400" office:value-type="float" office:value="10200">
            <text:p>10200</text:p>
          </table:table-cell>
          <table:table-cell table:formula="of:=[.AG31]-[.$B$2]*[.$B$3]+400" office:value-type="float" office:value="10600">
            <text:p>10600</text:p>
          </table:table-cell>
          <table:table-cell table:formula="of:=[.AH31]-[.$B$2]*[.$B$3]+400" office:value-type="float" office:value="11000">
            <text:p>11000</text:p>
          </table:table-cell>
          <table:table-cell table:formula="of:=[.AI31]-[.$B$2]*[.$B$3]+400" office:value-type="float" office:value="11400">
            <text:p>11400</text:p>
          </table:table-cell>
          <table:table-cell table:formula="of:=[.AJ31]-[.$B$2]*[.$B$3]+400" office:value-type="float" office:value="11800">
            <text:p>11800</text:p>
          </table:table-cell>
          <table:table-cell table:formula="of:=[.AK31]-[.$B$2]*[.$B$3]+400" office:value-type="float" office:value="12200">
            <text:p>12200</text:p>
          </table:table-cell>
          <table:table-cell table:formula="of:=[.AL31]-[.$B$2]*[.$B$3]+400" office:value-type="float" office:value="12600">
            <text:p>12600</text:p>
          </table:table-cell>
          <table:table-cell table:formula="of:=[.AM31]-[.$B$2]*[.$B$3]+400" office:value-type="float" office:value="13000">
            <text:p>13000</text:p>
          </table:table-cell>
          <table:table-cell table:formula="of:=[.AN31]-[.$B$2]*[.$B$3]+400" office:value-type="float" office:value="13400">
            <text:p>13400</text:p>
          </table:table-cell>
          <table:table-cell table:formula="of:=[.AO31]-[.$B$2]*[.$B$3]+400" office:value-type="float" office:value="13800">
            <text:p>13800</text:p>
          </table:table-cell>
          <table:table-cell table:formula="of:=[.AP31]-[.$B$2]*[.$B$3]+400" office:value-type="float" office:value="14200">
            <text:p>14200</text:p>
          </table:table-cell>
          <table:table-cell table:formula="of:=[.AQ31]-[.$B$2]*[.$B$3]+400" office:value-type="float" office:value="14600">
            <text:p>14600</text:p>
          </table:table-cell>
          <table:table-cell table:formula="of:=[.AR31]-[.$B$2]*[.$B$3]+400" office:value-type="float" office:value="15000">
            <text:p>15000</text:p>
          </table:table-cell>
          <table:table-cell table:formula="of:=[.AS31]-[.$B$2]*[.$B$3]+400" office:value-type="float" office:value="15400">
            <text:p>15400</text:p>
          </table:table-cell>
          <table:table-cell table:formula="of:=[.AT31]-[.$B$2]*[.$B$3]+400" office:value-type="float" office:value="15800">
            <text:p>15800</text:p>
          </table:table-cell>
          <table:table-cell table:formula="of:=[.AU31]-[.$B$2]*[.$B$3]+400" office:value-type="float" office:value="16200">
            <text:p>16200</text:p>
          </table:table-cell>
          <table:table-cell table:formula="of:=[.AV31]-[.$B$2]*[.$B$3]+400" office:value-type="float" office:value="16600">
            <text:p>16600</text:p>
          </table:table-cell>
          <table:table-cell table:formula="of:=[.AW31]-[.$B$2]*[.$B$3]+400" office:value-type="float" office:value="17000">
            <text:p>17000</text:p>
          </table:table-cell>
          <table:table-cell table:formula="of:=[.AX31]-[.$B$2]*[.$B$3]+400" office:value-type="float" office:value="17400">
            <text:p>17400</text:p>
          </table:table-cell>
          <table:table-cell table:formula="of:=[.AY31]-[.$B$2]*[.$B$3]+400" office:value-type="float" office:value="17800">
            <text:p>17800</text:p>
          </table:table-cell>
          <table:table-cell table:formula="of:=[.AZ31]-[.$B$2]*[.$B$3]+400" office:value-type="float" office:value="18200">
            <text:p>18200</text:p>
          </table:table-cell>
          <table:table-cell table:formula="of:=[.BA31]-[.$B$2]*[.$B$3]+400" office:value-type="float" office:value="18600">
            <text:p>18600</text:p>
          </table:table-cell>
          <table:table-cell table:formula="of:=[.BB31]-[.$B$2]*[.$B$3]+400" office:value-type="float" office:value="19000">
            <text:p>19000</text:p>
          </table:table-cell>
          <table:table-cell table:formula="of:=[.BC31]-[.$B$2]*[.$B$3]+400" office:value-type="float" office:value="19400">
            <text:p>19400</text:p>
          </table:table-cell>
          <table:table-cell table:formula="of:=[.BD31]-[.$B$2]*[.$B$3]+400" office:value-type="float" office:value="19800">
            <text:p>19800</text:p>
          </table:table-cell>
          <table:table-cell table:formula="of:=[.BE31]-[.$B$2]*[.$B$3]+400" office:value-type="float" office:value="20200">
            <text:p>20200</text:p>
          </table:table-cell>
          <table:table-cell table:formula="of:=[.BF31]-[.$B$2]*[.$B$3]+400" office:value-type="float" office:value="20600">
            <text:p>20600</text:p>
          </table:table-cell>
          <table:table-cell table:formula="of:=[.BG31]-[.$B$2]*[.$B$3]+400" office:value-type="float" office:value="21000">
            <text:p>21000</text:p>
          </table:table-cell>
          <table:table-cell table:formula="of:=[.BH31]-[.$B$2]*[.$B$3]+400" office:value-type="float" office:value="21400">
            <text:p>21400</text:p>
          </table:table-cell>
          <table:table-cell table:formula="of:=[.BI31]-[.$B$2]*[.$B$3]+400" office:value-type="float" office:value="21800">
            <text:p>21800</text:p>
          </table:table-cell>
          <table:table-cell table:formula="of:=[.BJ31]-[.$B$2]*[.$B$3]+400" office:value-type="float" office:value="22200">
            <text:p>22200</text:p>
          </table:table-cell>
          <table:table-cell table:formula="of:=[.BK31]-[.$B$2]*[.$B$3]+400" office:value-type="float" office:value="22600">
            <text:p>22600</text:p>
          </table:table-cell>
          <table:table-cell table:formula="of:=[.BL31]-[.$B$2]*[.$B$3]+400" office:value-type="float" office:value="23000">
            <text:p>23000</text:p>
          </table:table-cell>
          <table:table-cell table:formula="of:=[.BM31]-[.$B$2]*[.$B$3]+400" office:value-type="float" office:value="23400">
            <text:p>23400</text:p>
          </table:table-cell>
          <table:table-cell table:formula="of:=[.BN31]-[.$B$2]*[.$B$3]+400" office:value-type="float" office:value="23800">
            <text:p>23800</text:p>
          </table:table-cell>
          <table:table-cell table:formula="of:=[.BO31]-[.$B$2]*[.$B$3]+400" office:value-type="float" office:value="24200">
            <text:p>24200</text:p>
          </table:table-cell>
          <table:table-cell table:formula="of:=[.BP31]-[.$B$2]*[.$B$3]+400" office:value-type="float" office:value="24600">
            <text:p>246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33]+[.A33]" office:value-type="float" office:value="9">
            <text:p>9</text:p>
          </table:table-cell>
          <table:table-cell table:style-name="ce3" table:formula="of:=[.$B$2]*[.B33]*[.A33]" office:value-type="currency" office:currency="EUR" office:value="8000">
            <text:p>8 000 €</text:p>
          </table:table-cell>
          <table:table-cell table:formula="of:=[.D33]/[.B33]" office:value-type="currency" office:currency="EUR" office:value="2000">
            <text:p>2 000 €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Default" table:formula="of:=[.I32]-[.$B$2]*[.$B$3]+400" office:value-type="float" office:value="1300">
            <text:p>1300</text:p>
          </table:table-cell>
          <table:table-cell table:style-name="Default" table:formula="of:=[.J32]-[.$B$2]*[.$B$3]+400" office:value-type="float" office:value="1700">
            <text:p>1700</text:p>
          </table:table-cell>
          <table:table-cell table:style-name="Default" table:formula="of:=[.K32]-[.$B$2]*[.$B$3]+400" office:value-type="float" office:value="2100">
            <text:p>2100</text:p>
          </table:table-cell>
          <table:table-cell table:style-name="Default" table:formula="of:=[.L32]-[.$B$2]*[.$B$3]+400" office:value-type="float" office:value="2500">
            <text:p>2500</text:p>
          </table:table-cell>
          <table:table-cell table:style-name="Default" table:formula="of:=[.M32]-[.$B$2]*[.$B$3]+400" office:value-type="float" office:value="2900">
            <text:p>2900</text:p>
          </table:table-cell>
          <table:table-cell table:style-name="Default" table:formula="of:=[.N32]-[.$B$2]*[.$B$3]+400" office:value-type="float" office:value="3300">
            <text:p>3300</text:p>
          </table:table-cell>
          <table:table-cell table:style-name="Default" table:formula="of:=[.O32]-[.$B$2]*[.$B$3]+400" office:value-type="float" office:value="3700">
            <text:p>3700</text:p>
          </table:table-cell>
          <table:table-cell table:style-name="Default" table:formula="of:=[.P32]-[.$B$2]*[.$B$3]+400" office:value-type="float" office:value="4100">
            <text:p>4100</text:p>
          </table:table-cell>
          <table:table-cell table:style-name="Default" table:formula="of:=[.Q32]-[.$B$2]*[.$B$3]+400" office:value-type="float" office:value="4500">
            <text:p>4500</text:p>
          </table:table-cell>
          <table:table-cell table:formula="of:=[.R32]-[.$B$2]*[.$B$3]+400" office:value-type="float" office:value="4900">
            <text:p>4900</text:p>
          </table:table-cell>
          <table:table-cell table:formula="of:=[.S32]-[.$B$2]*[.$B$3]+400" office:value-type="float" office:value="5300">
            <text:p>5300</text:p>
          </table:table-cell>
          <table:table-cell table:formula="of:=[.T32]-[.$B$2]*[.$B$3]+400" office:value-type="float" office:value="5700">
            <text:p>5700</text:p>
          </table:table-cell>
          <table:table-cell table:formula="of:=[.U32]-[.$B$2]*[.$B$3]+400" office:value-type="float" office:value="6100">
            <text:p>6100</text:p>
          </table:table-cell>
          <table:table-cell table:formula="of:=[.V32]-[.$B$2]*[.$B$3]+400" office:value-type="float" office:value="6500">
            <text:p>6500</text:p>
          </table:table-cell>
          <table:table-cell table:formula="of:=[.W32]-[.$B$2]*[.$B$3]+400" office:value-type="float" office:value="6900">
            <text:p>6900</text:p>
          </table:table-cell>
          <table:table-cell table:formula="of:=[.X32]-[.$B$2]*[.$B$3]+400" office:value-type="float" office:value="7300">
            <text:p>7300</text:p>
          </table:table-cell>
          <table:table-cell table:formula="of:=[.Y32]-[.$B$2]*[.$B$3]+400" office:value-type="float" office:value="7700">
            <text:p>7700</text:p>
          </table:table-cell>
          <table:table-cell table:formula="of:=[.Z32]-[.$B$2]*[.$B$3]+400" office:value-type="float" office:value="8100">
            <text:p>8100</text:p>
          </table:table-cell>
          <table:table-cell table:formula="of:=[.AA32]-[.$B$2]*[.$B$3]+400" office:value-type="float" office:value="8500">
            <text:p>8500</text:p>
          </table:table-cell>
          <table:table-cell table:formula="of:=[.AB32]-[.$B$2]*[.$B$3]+400" office:value-type="float" office:value="8900">
            <text:p>8900</text:p>
          </table:table-cell>
          <table:table-cell table:formula="of:=[.AC32]-[.$B$2]*[.$B$3]+400" office:value-type="float" office:value="9300">
            <text:p>9300</text:p>
          </table:table-cell>
          <table:table-cell table:formula="of:=[.AD32]-[.$B$2]*[.$B$3]+400" office:value-type="float" office:value="9700">
            <text:p>9700</text:p>
          </table:table-cell>
          <table:table-cell table:formula="of:=[.AE32]-[.$B$2]*[.$B$3]+400" office:value-type="float" office:value="10100">
            <text:p>10100</text:p>
          </table:table-cell>
          <table:table-cell table:formula="of:=[.AF32]-[.$B$2]*[.$B$3]+400" office:value-type="float" office:value="10500">
            <text:p>10500</text:p>
          </table:table-cell>
          <table:table-cell table:formula="of:=[.AG32]-[.$B$2]*[.$B$3]+400" office:value-type="float" office:value="10900">
            <text:p>10900</text:p>
          </table:table-cell>
          <table:table-cell table:formula="of:=[.AH32]-[.$B$2]*[.$B$3]+400" office:value-type="float" office:value="11300">
            <text:p>11300</text:p>
          </table:table-cell>
          <table:table-cell table:formula="of:=[.AI32]-[.$B$2]*[.$B$3]+400" office:value-type="float" office:value="11700">
            <text:p>11700</text:p>
          </table:table-cell>
          <table:table-cell table:formula="of:=[.AJ32]-[.$B$2]*[.$B$3]+400" office:value-type="float" office:value="12100">
            <text:p>12100</text:p>
          </table:table-cell>
          <table:table-cell table:formula="of:=[.AK32]-[.$B$2]*[.$B$3]+400" office:value-type="float" office:value="12500">
            <text:p>12500</text:p>
          </table:table-cell>
          <table:table-cell table:formula="of:=[.AL32]-[.$B$2]*[.$B$3]+400" office:value-type="float" office:value="12900">
            <text:p>12900</text:p>
          </table:table-cell>
          <table:table-cell table:formula="of:=[.AM32]-[.$B$2]*[.$B$3]+400" office:value-type="float" office:value="13300">
            <text:p>13300</text:p>
          </table:table-cell>
          <table:table-cell table:formula="of:=[.AN32]-[.$B$2]*[.$B$3]+400" office:value-type="float" office:value="13700">
            <text:p>13700</text:p>
          </table:table-cell>
          <table:table-cell table:formula="of:=[.AO32]-[.$B$2]*[.$B$3]+400" office:value-type="float" office:value="14100">
            <text:p>14100</text:p>
          </table:table-cell>
          <table:table-cell table:formula="of:=[.AP32]-[.$B$2]*[.$B$3]+400" office:value-type="float" office:value="14500">
            <text:p>14500</text:p>
          </table:table-cell>
          <table:table-cell table:formula="of:=[.AQ32]-[.$B$2]*[.$B$3]+400" office:value-type="float" office:value="14900">
            <text:p>14900</text:p>
          </table:table-cell>
          <table:table-cell table:formula="of:=[.AR32]-[.$B$2]*[.$B$3]+400" office:value-type="float" office:value="15300">
            <text:p>15300</text:p>
          </table:table-cell>
          <table:table-cell table:formula="of:=[.AS32]-[.$B$2]*[.$B$3]+400" office:value-type="float" office:value="15700">
            <text:p>15700</text:p>
          </table:table-cell>
          <table:table-cell table:formula="of:=[.AT32]-[.$B$2]*[.$B$3]+400" office:value-type="float" office:value="16100">
            <text:p>16100</text:p>
          </table:table-cell>
          <table:table-cell table:formula="of:=[.AU32]-[.$B$2]*[.$B$3]+400" office:value-type="float" office:value="16500">
            <text:p>16500</text:p>
          </table:table-cell>
          <table:table-cell table:formula="of:=[.AV32]-[.$B$2]*[.$B$3]+400" office:value-type="float" office:value="16900">
            <text:p>16900</text:p>
          </table:table-cell>
          <table:table-cell table:formula="of:=[.AW32]-[.$B$2]*[.$B$3]+400" office:value-type="float" office:value="17300">
            <text:p>17300</text:p>
          </table:table-cell>
          <table:table-cell table:formula="of:=[.AX32]-[.$B$2]*[.$B$3]+400" office:value-type="float" office:value="17700">
            <text:p>17700</text:p>
          </table:table-cell>
          <table:table-cell table:formula="of:=[.AY32]-[.$B$2]*[.$B$3]+400" office:value-type="float" office:value="18100">
            <text:p>18100</text:p>
          </table:table-cell>
          <table:table-cell table:formula="of:=[.AZ32]-[.$B$2]*[.$B$3]+400" office:value-type="float" office:value="18500">
            <text:p>18500</text:p>
          </table:table-cell>
          <table:table-cell table:formula="of:=[.BA32]-[.$B$2]*[.$B$3]+400" office:value-type="float" office:value="18900">
            <text:p>18900</text:p>
          </table:table-cell>
          <table:table-cell table:formula="of:=[.BB32]-[.$B$2]*[.$B$3]+400" office:value-type="float" office:value="19300">
            <text:p>19300</text:p>
          </table:table-cell>
          <table:table-cell table:formula="of:=[.BC32]-[.$B$2]*[.$B$3]+400" office:value-type="float" office:value="19700">
            <text:p>19700</text:p>
          </table:table-cell>
          <table:table-cell table:formula="of:=[.BD32]-[.$B$2]*[.$B$3]+400" office:value-type="float" office:value="20100">
            <text:p>20100</text:p>
          </table:table-cell>
          <table:table-cell table:formula="of:=[.BE32]-[.$B$2]*[.$B$3]+400" office:value-type="float" office:value="20500">
            <text:p>20500</text:p>
          </table:table-cell>
          <table:table-cell table:formula="of:=[.BF32]-[.$B$2]*[.$B$3]+400" office:value-type="float" office:value="20900">
            <text:p>20900</text:p>
          </table:table-cell>
          <table:table-cell table:formula="of:=[.BG32]-[.$B$2]*[.$B$3]+400" office:value-type="float" office:value="21300">
            <text:p>21300</text:p>
          </table:table-cell>
          <table:table-cell table:formula="of:=[.BH32]-[.$B$2]*[.$B$3]+400" office:value-type="float" office:value="21700">
            <text:p>21700</text:p>
          </table:table-cell>
          <table:table-cell table:formula="of:=[.BI32]-[.$B$2]*[.$B$3]+400" office:value-type="float" office:value="22100">
            <text:p>22100</text:p>
          </table:table-cell>
          <table:table-cell table:formula="of:=[.BJ32]-[.$B$2]*[.$B$3]+400" office:value-type="float" office:value="22500">
            <text:p>22500</text:p>
          </table:table-cell>
          <table:table-cell table:formula="of:=[.BK32]-[.$B$2]*[.$B$3]+400" office:value-type="float" office:value="22900">
            <text:p>22900</text:p>
          </table:table-cell>
          <table:table-cell table:formula="of:=[.BL32]-[.$B$2]*[.$B$3]+400" office:value-type="float" office:value="23300">
            <text:p>23300</text:p>
          </table:table-cell>
          <table:table-cell table:formula="of:=[.BM32]-[.$B$2]*[.$B$3]+400" office:value-type="float" office:value="23700">
            <text:p>23700</text:p>
          </table:table-cell>
          <table:table-cell table:formula="of:=[.BN32]-[.$B$2]*[.$B$3]+400" office:value-type="float" office:value="24100">
            <text:p>24100</text:p>
          </table:table-cell>
          <table:table-cell table:formula="of:=[.BO32]-[.$B$2]*[.$B$3]+400" office:value-type="float" office:value="24500">
            <text:p>24500</text:p>
          </table:table-cell>
          <table:table-cell table:formula="of:=[.BP32]-[.$B$2]*[.$B$3]+400" office:value-type="float" office:value="24900">
            <text:p>2490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formula="of:=[.B34]+[.A34]" office:value-type="float" office:value="10">
            <text:p>10</text:p>
          </table:table-cell>
          <table:table-cell table:style-name="ce3" table:formula="of:=[.$B$2]*[.B34]*[.A34]" office:value-type="currency" office:currency="EUR" office:value="10000">
            <text:p>10 000 €</text:p>
          </table:table-cell>
          <table:table-cell table:formula="of:=[.D34]/[.B34]" office:value-type="currency" office:currency="EUR" office:value="2000">
            <text:p>2 000 €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Default" table:formula="of:=[.I33]-[.$B$2]*[.$B$3]+400" office:value-type="float" office:value="1600">
            <text:p>1600</text:p>
          </table:table-cell>
          <table:table-cell table:style-name="Default" table:formula="of:=[.J33]-[.$B$2]*[.$B$3]+400" office:value-type="float" office:value="2000">
            <text:p>2000</text:p>
          </table:table-cell>
          <table:table-cell table:style-name="Default" table:formula="of:=[.K33]-[.$B$2]*[.$B$3]+400" office:value-type="float" office:value="2400">
            <text:p>2400</text:p>
          </table:table-cell>
          <table:table-cell table:style-name="Default" table:formula="of:=[.L33]-[.$B$2]*[.$B$3]+400" office:value-type="float" office:value="2800">
            <text:p>2800</text:p>
          </table:table-cell>
          <table:table-cell table:style-name="Default" table:formula="of:=[.M33]-[.$B$2]*[.$B$3]+400" office:value-type="float" office:value="3200">
            <text:p>3200</text:p>
          </table:table-cell>
          <table:table-cell table:style-name="Default" table:formula="of:=[.N33]-[.$B$2]*[.$B$3]+400" office:value-type="float" office:value="3600">
            <text:p>3600</text:p>
          </table:table-cell>
          <table:table-cell table:style-name="Default" table:formula="of:=[.O33]-[.$B$2]*[.$B$3]+400" office:value-type="float" office:value="4000">
            <text:p>4000</text:p>
          </table:table-cell>
          <table:table-cell table:style-name="Default" table:formula="of:=[.P33]-[.$B$2]*[.$B$3]+400" office:value-type="float" office:value="4400">
            <text:p>4400</text:p>
          </table:table-cell>
          <table:table-cell table:style-name="Default" table:formula="of:=[.Q33]-[.$B$2]*[.$B$3]+400" office:value-type="float" office:value="4800">
            <text:p>4800</text:p>
          </table:table-cell>
          <table:table-cell table:formula="of:=[.R33]-[.$B$2]*[.$B$3]+400" office:value-type="float" office:value="5200">
            <text:p>5200</text:p>
          </table:table-cell>
          <table:table-cell table:formula="of:=[.S33]-[.$B$2]*[.$B$3]+400" office:value-type="float" office:value="5600">
            <text:p>5600</text:p>
          </table:table-cell>
          <table:table-cell table:formula="of:=[.T33]-[.$B$2]*[.$B$3]+400" office:value-type="float" office:value="6000">
            <text:p>6000</text:p>
          </table:table-cell>
          <table:table-cell table:formula="of:=[.U33]-[.$B$2]*[.$B$3]+400" office:value-type="float" office:value="6400">
            <text:p>6400</text:p>
          </table:table-cell>
          <table:table-cell table:formula="of:=[.V33]-[.$B$2]*[.$B$3]+400" office:value-type="float" office:value="6800">
            <text:p>6800</text:p>
          </table:table-cell>
          <table:table-cell table:formula="of:=[.W33]-[.$B$2]*[.$B$3]+400" office:value-type="float" office:value="7200">
            <text:p>7200</text:p>
          </table:table-cell>
          <table:table-cell table:formula="of:=[.X33]-[.$B$2]*[.$B$3]+400" office:value-type="float" office:value="7600">
            <text:p>7600</text:p>
          </table:table-cell>
          <table:table-cell table:formula="of:=[.Y33]-[.$B$2]*[.$B$3]+400" office:value-type="float" office:value="8000">
            <text:p>8000</text:p>
          </table:table-cell>
          <table:table-cell table:formula="of:=[.Z33]-[.$B$2]*[.$B$3]+400" office:value-type="float" office:value="8400">
            <text:p>8400</text:p>
          </table:table-cell>
          <table:table-cell table:formula="of:=[.AA33]-[.$B$2]*[.$B$3]+400" office:value-type="float" office:value="8800">
            <text:p>8800</text:p>
          </table:table-cell>
          <table:table-cell table:formula="of:=[.AB33]-[.$B$2]*[.$B$3]+400" office:value-type="float" office:value="9200">
            <text:p>9200</text:p>
          </table:table-cell>
          <table:table-cell table:formula="of:=[.AC33]-[.$B$2]*[.$B$3]+400" office:value-type="float" office:value="9600">
            <text:p>9600</text:p>
          </table:table-cell>
          <table:table-cell table:formula="of:=[.AD33]-[.$B$2]*[.$B$3]+400" office:value-type="float" office:value="10000">
            <text:p>10000</text:p>
          </table:table-cell>
          <table:table-cell table:formula="of:=[.AE33]-[.$B$2]*[.$B$3]+400" office:value-type="float" office:value="10400">
            <text:p>10400</text:p>
          </table:table-cell>
          <table:table-cell table:formula="of:=[.AF33]-[.$B$2]*[.$B$3]+400" office:value-type="float" office:value="10800">
            <text:p>10800</text:p>
          </table:table-cell>
          <table:table-cell table:formula="of:=[.AG33]-[.$B$2]*[.$B$3]+400" office:value-type="float" office:value="11200">
            <text:p>11200</text:p>
          </table:table-cell>
          <table:table-cell table:formula="of:=[.AH33]-[.$B$2]*[.$B$3]+400" office:value-type="float" office:value="11600">
            <text:p>11600</text:p>
          </table:table-cell>
          <table:table-cell table:formula="of:=[.AI33]-[.$B$2]*[.$B$3]+400" office:value-type="float" office:value="12000">
            <text:p>12000</text:p>
          </table:table-cell>
          <table:table-cell table:formula="of:=[.AJ33]-[.$B$2]*[.$B$3]+400" office:value-type="float" office:value="12400">
            <text:p>12400</text:p>
          </table:table-cell>
          <table:table-cell table:formula="of:=[.AK33]-[.$B$2]*[.$B$3]+400" office:value-type="float" office:value="12800">
            <text:p>12800</text:p>
          </table:table-cell>
          <table:table-cell table:formula="of:=[.AL33]-[.$B$2]*[.$B$3]+400" office:value-type="float" office:value="13200">
            <text:p>13200</text:p>
          </table:table-cell>
          <table:table-cell table:formula="of:=[.AM33]-[.$B$2]*[.$B$3]+400" office:value-type="float" office:value="13600">
            <text:p>13600</text:p>
          </table:table-cell>
          <table:table-cell table:formula="of:=[.AN33]-[.$B$2]*[.$B$3]+400" office:value-type="float" office:value="14000">
            <text:p>14000</text:p>
          </table:table-cell>
          <table:table-cell table:formula="of:=[.AO33]-[.$B$2]*[.$B$3]+400" office:value-type="float" office:value="14400">
            <text:p>14400</text:p>
          </table:table-cell>
          <table:table-cell table:formula="of:=[.AP33]-[.$B$2]*[.$B$3]+400" office:value-type="float" office:value="14800">
            <text:p>14800</text:p>
          </table:table-cell>
          <table:table-cell table:formula="of:=[.AQ33]-[.$B$2]*[.$B$3]+400" office:value-type="float" office:value="15200">
            <text:p>15200</text:p>
          </table:table-cell>
          <table:table-cell table:formula="of:=[.AR33]-[.$B$2]*[.$B$3]+400" office:value-type="float" office:value="15600">
            <text:p>15600</text:p>
          </table:table-cell>
          <table:table-cell table:formula="of:=[.AS33]-[.$B$2]*[.$B$3]+400" office:value-type="float" office:value="16000">
            <text:p>16000</text:p>
          </table:table-cell>
          <table:table-cell table:formula="of:=[.AT33]-[.$B$2]*[.$B$3]+400" office:value-type="float" office:value="16400">
            <text:p>16400</text:p>
          </table:table-cell>
          <table:table-cell table:formula="of:=[.AU33]-[.$B$2]*[.$B$3]+400" office:value-type="float" office:value="16800">
            <text:p>16800</text:p>
          </table:table-cell>
          <table:table-cell table:formula="of:=[.AV33]-[.$B$2]*[.$B$3]+400" office:value-type="float" office:value="17200">
            <text:p>17200</text:p>
          </table:table-cell>
          <table:table-cell table:formula="of:=[.AW33]-[.$B$2]*[.$B$3]+400" office:value-type="float" office:value="17600">
            <text:p>17600</text:p>
          </table:table-cell>
          <table:table-cell table:formula="of:=[.AX33]-[.$B$2]*[.$B$3]+400" office:value-type="float" office:value="18000">
            <text:p>18000</text:p>
          </table:table-cell>
          <table:table-cell table:formula="of:=[.AY33]-[.$B$2]*[.$B$3]+400" office:value-type="float" office:value="18400">
            <text:p>18400</text:p>
          </table:table-cell>
          <table:table-cell table:formula="of:=[.AZ33]-[.$B$2]*[.$B$3]+400" office:value-type="float" office:value="18800">
            <text:p>18800</text:p>
          </table:table-cell>
          <table:table-cell table:formula="of:=[.BA33]-[.$B$2]*[.$B$3]+400" office:value-type="float" office:value="19200">
            <text:p>19200</text:p>
          </table:table-cell>
          <table:table-cell table:formula="of:=[.BB33]-[.$B$2]*[.$B$3]+400" office:value-type="float" office:value="19600">
            <text:p>19600</text:p>
          </table:table-cell>
          <table:table-cell table:formula="of:=[.BC33]-[.$B$2]*[.$B$3]+400" office:value-type="float" office:value="20000">
            <text:p>20000</text:p>
          </table:table-cell>
          <table:table-cell table:formula="of:=[.BD33]-[.$B$2]*[.$B$3]+400" office:value-type="float" office:value="20400">
            <text:p>20400</text:p>
          </table:table-cell>
          <table:table-cell table:formula="of:=[.BE33]-[.$B$2]*[.$B$3]+400" office:value-type="float" office:value="20800">
            <text:p>20800</text:p>
          </table:table-cell>
          <table:table-cell table:formula="of:=[.BF33]-[.$B$2]*[.$B$3]+400" office:value-type="float" office:value="21200">
            <text:p>21200</text:p>
          </table:table-cell>
          <table:table-cell table:formula="of:=[.BG33]-[.$B$2]*[.$B$3]+400" office:value-type="float" office:value="21600">
            <text:p>21600</text:p>
          </table:table-cell>
          <table:table-cell table:formula="of:=[.BH33]-[.$B$2]*[.$B$3]+400" office:value-type="float" office:value="22000">
            <text:p>22000</text:p>
          </table:table-cell>
          <table:table-cell table:formula="of:=[.BI33]-[.$B$2]*[.$B$3]+400" office:value-type="float" office:value="22400">
            <text:p>22400</text:p>
          </table:table-cell>
          <table:table-cell table:formula="of:=[.BJ33]-[.$B$2]*[.$B$3]+400" office:value-type="float" office:value="22800">
            <text:p>22800</text:p>
          </table:table-cell>
          <table:table-cell table:formula="of:=[.BK33]-[.$B$2]*[.$B$3]+400" office:value-type="float" office:value="23200">
            <text:p>23200</text:p>
          </table:table-cell>
          <table:table-cell table:formula="of:=[.BL33]-[.$B$2]*[.$B$3]+400" office:value-type="float" office:value="23600">
            <text:p>23600</text:p>
          </table:table-cell>
          <table:table-cell table:formula="of:=[.BM33]-[.$B$2]*[.$B$3]+400" office:value-type="float" office:value="24000">
            <text:p>24000</text:p>
          </table:table-cell>
          <table:table-cell table:formula="of:=[.BN33]-[.$B$2]*[.$B$3]+400" office:value-type="float" office:value="24400">
            <text:p>24400</text:p>
          </table:table-cell>
          <table:table-cell table:formula="of:=[.BO33]-[.$B$2]*[.$B$3]+400" office:value-type="float" office:value="24800">
            <text:p>24800</text:p>
          </table:table-cell>
          <table:table-cell table:formula="of:=[.BP33]-[.$B$2]*[.$B$3]+400" office:value-type="float" office:value="25200">
            <text:p>252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5">
            <text:p>0,5</text:p>
          </table:table-cell>
          <table:table-cell table:formula="of:=[.B35]+[.A35]" office:value-type="float" office:value="6.5">
            <text:p>6,5</text:p>
          </table:table-cell>
          <table:table-cell table:style-name="ce3" table:formula="of:=[.$B$2]*[.B35]*[.A35]" office:value-type="currency" office:currency="EUR" office:value="1200">
            <text:p>1 200 €</text:p>
          </table:table-cell>
          <table:table-cell table:formula="of:=[.D35]/[.B35]" office:value-type="currency" office:currency="EUR" office:value="2400">
            <text:p>2 400 €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Default" table:formula="of:=[.I34]-[.$B$2]*[.$B$3]+400" office:value-type="float" office:value="1900">
            <text:p>1900</text:p>
          </table:table-cell>
          <table:table-cell table:style-name="Default" table:formula="of:=[.J34]-[.$B$2]*[.$B$3]+400" office:value-type="float" office:value="2300">
            <text:p>2300</text:p>
          </table:table-cell>
          <table:table-cell table:style-name="Default" table:formula="of:=[.K34]-[.$B$2]*[.$B$3]+400" office:value-type="float" office:value="2700">
            <text:p>2700</text:p>
          </table:table-cell>
          <table:table-cell table:style-name="Default" table:formula="of:=[.L34]-[.$B$2]*[.$B$3]+400" office:value-type="float" office:value="3100">
            <text:p>3100</text:p>
          </table:table-cell>
          <table:table-cell table:style-name="Default" table:formula="of:=[.M34]-[.$B$2]*[.$B$3]+400" office:value-type="float" office:value="3500">
            <text:p>3500</text:p>
          </table:table-cell>
          <table:table-cell table:style-name="Default" table:formula="of:=[.N34]-[.$B$2]*[.$B$3]+400" office:value-type="float" office:value="3900">
            <text:p>3900</text:p>
          </table:table-cell>
          <table:table-cell table:style-name="Default" table:formula="of:=[.O34]-[.$B$2]*[.$B$3]+400" office:value-type="float" office:value="4300">
            <text:p>4300</text:p>
          </table:table-cell>
          <table:table-cell table:style-name="Default" table:formula="of:=[.P34]-[.$B$2]*[.$B$3]+400" office:value-type="float" office:value="4700">
            <text:p>4700</text:p>
          </table:table-cell>
          <table:table-cell table:style-name="Default" table:formula="of:=[.Q34]-[.$B$2]*[.$B$3]+400" office:value-type="float" office:value="5100">
            <text:p>5100</text:p>
          </table:table-cell>
          <table:table-cell table:formula="of:=[.R34]-[.$B$2]*[.$B$3]+400" office:value-type="float" office:value="5500">
            <text:p>5500</text:p>
          </table:table-cell>
          <table:table-cell table:formula="of:=[.S34]-[.$B$2]*[.$B$3]+400" office:value-type="float" office:value="5900">
            <text:p>5900</text:p>
          </table:table-cell>
          <table:table-cell table:formula="of:=[.T34]-[.$B$2]*[.$B$3]+400" office:value-type="float" office:value="6300">
            <text:p>6300</text:p>
          </table:table-cell>
          <table:table-cell table:formula="of:=[.U34]-[.$B$2]*[.$B$3]+400" office:value-type="float" office:value="6700">
            <text:p>6700</text:p>
          </table:table-cell>
          <table:table-cell table:formula="of:=[.V34]-[.$B$2]*[.$B$3]+400" office:value-type="float" office:value="7100">
            <text:p>7100</text:p>
          </table:table-cell>
          <table:table-cell table:formula="of:=[.W34]-[.$B$2]*[.$B$3]+400" office:value-type="float" office:value="7500">
            <text:p>7500</text:p>
          </table:table-cell>
          <table:table-cell table:formula="of:=[.X34]-[.$B$2]*[.$B$3]+400" office:value-type="float" office:value="7900">
            <text:p>7900</text:p>
          </table:table-cell>
          <table:table-cell table:formula="of:=[.Y34]-[.$B$2]*[.$B$3]+400" office:value-type="float" office:value="8300">
            <text:p>8300</text:p>
          </table:table-cell>
          <table:table-cell table:formula="of:=[.Z34]-[.$B$2]*[.$B$3]+400" office:value-type="float" office:value="8700">
            <text:p>8700</text:p>
          </table:table-cell>
          <table:table-cell table:formula="of:=[.AA34]-[.$B$2]*[.$B$3]+400" office:value-type="float" office:value="9100">
            <text:p>9100</text:p>
          </table:table-cell>
          <table:table-cell table:formula="of:=[.AB34]-[.$B$2]*[.$B$3]+400" office:value-type="float" office:value="9500">
            <text:p>9500</text:p>
          </table:table-cell>
          <table:table-cell table:formula="of:=[.AC34]-[.$B$2]*[.$B$3]+400" office:value-type="float" office:value="9900">
            <text:p>9900</text:p>
          </table:table-cell>
          <table:table-cell table:formula="of:=[.AD34]-[.$B$2]*[.$B$3]+400" office:value-type="float" office:value="10300">
            <text:p>10300</text:p>
          </table:table-cell>
          <table:table-cell table:formula="of:=[.AE34]-[.$B$2]*[.$B$3]+400" office:value-type="float" office:value="10700">
            <text:p>10700</text:p>
          </table:table-cell>
          <table:table-cell table:formula="of:=[.AF34]-[.$B$2]*[.$B$3]+400" office:value-type="float" office:value="11100">
            <text:p>11100</text:p>
          </table:table-cell>
          <table:table-cell table:formula="of:=[.AG34]-[.$B$2]*[.$B$3]+400" office:value-type="float" office:value="11500">
            <text:p>11500</text:p>
          </table:table-cell>
          <table:table-cell table:formula="of:=[.AH34]-[.$B$2]*[.$B$3]+400" office:value-type="float" office:value="11900">
            <text:p>11900</text:p>
          </table:table-cell>
          <table:table-cell table:formula="of:=[.AI34]-[.$B$2]*[.$B$3]+400" office:value-type="float" office:value="12300">
            <text:p>12300</text:p>
          </table:table-cell>
          <table:table-cell table:formula="of:=[.AJ34]-[.$B$2]*[.$B$3]+400" office:value-type="float" office:value="12700">
            <text:p>12700</text:p>
          </table:table-cell>
          <table:table-cell table:formula="of:=[.AK34]-[.$B$2]*[.$B$3]+400" office:value-type="float" office:value="13100">
            <text:p>13100</text:p>
          </table:table-cell>
          <table:table-cell table:formula="of:=[.AL34]-[.$B$2]*[.$B$3]+400" office:value-type="float" office:value="13500">
            <text:p>13500</text:p>
          </table:table-cell>
          <table:table-cell table:formula="of:=[.AM34]-[.$B$2]*[.$B$3]+400" office:value-type="float" office:value="13900">
            <text:p>13900</text:p>
          </table:table-cell>
          <table:table-cell table:formula="of:=[.AN34]-[.$B$2]*[.$B$3]+400" office:value-type="float" office:value="14300">
            <text:p>14300</text:p>
          </table:table-cell>
          <table:table-cell table:formula="of:=[.AO34]-[.$B$2]*[.$B$3]+400" office:value-type="float" office:value="14700">
            <text:p>14700</text:p>
          </table:table-cell>
          <table:table-cell table:formula="of:=[.AP34]-[.$B$2]*[.$B$3]+400" office:value-type="float" office:value="15100">
            <text:p>15100</text:p>
          </table:table-cell>
          <table:table-cell table:formula="of:=[.AQ34]-[.$B$2]*[.$B$3]+400" office:value-type="float" office:value="15500">
            <text:p>15500</text:p>
          </table:table-cell>
          <table:table-cell table:formula="of:=[.AR34]-[.$B$2]*[.$B$3]+400" office:value-type="float" office:value="15900">
            <text:p>15900</text:p>
          </table:table-cell>
          <table:table-cell table:formula="of:=[.AS34]-[.$B$2]*[.$B$3]+400" office:value-type="float" office:value="16300">
            <text:p>16300</text:p>
          </table:table-cell>
          <table:table-cell table:formula="of:=[.AT34]-[.$B$2]*[.$B$3]+400" office:value-type="float" office:value="16700">
            <text:p>16700</text:p>
          </table:table-cell>
          <table:table-cell table:formula="of:=[.AU34]-[.$B$2]*[.$B$3]+400" office:value-type="float" office:value="17100">
            <text:p>17100</text:p>
          </table:table-cell>
          <table:table-cell table:formula="of:=[.AV34]-[.$B$2]*[.$B$3]+400" office:value-type="float" office:value="17500">
            <text:p>17500</text:p>
          </table:table-cell>
          <table:table-cell table:formula="of:=[.AW34]-[.$B$2]*[.$B$3]+400" office:value-type="float" office:value="17900">
            <text:p>17900</text:p>
          </table:table-cell>
          <table:table-cell table:formula="of:=[.AX34]-[.$B$2]*[.$B$3]+400" office:value-type="float" office:value="18300">
            <text:p>18300</text:p>
          </table:table-cell>
          <table:table-cell table:formula="of:=[.AY34]-[.$B$2]*[.$B$3]+400" office:value-type="float" office:value="18700">
            <text:p>18700</text:p>
          </table:table-cell>
          <table:table-cell table:formula="of:=[.AZ34]-[.$B$2]*[.$B$3]+400" office:value-type="float" office:value="19100">
            <text:p>19100</text:p>
          </table:table-cell>
          <table:table-cell table:formula="of:=[.BA34]-[.$B$2]*[.$B$3]+400" office:value-type="float" office:value="19500">
            <text:p>19500</text:p>
          </table:table-cell>
          <table:table-cell table:formula="of:=[.BB34]-[.$B$2]*[.$B$3]+400" office:value-type="float" office:value="19900">
            <text:p>19900</text:p>
          </table:table-cell>
          <table:table-cell table:formula="of:=[.BC34]-[.$B$2]*[.$B$3]+400" office:value-type="float" office:value="20300">
            <text:p>20300</text:p>
          </table:table-cell>
          <table:table-cell table:formula="of:=[.BD34]-[.$B$2]*[.$B$3]+400" office:value-type="float" office:value="20700">
            <text:p>20700</text:p>
          </table:table-cell>
          <table:table-cell table:formula="of:=[.BE34]-[.$B$2]*[.$B$3]+400" office:value-type="float" office:value="21100">
            <text:p>21100</text:p>
          </table:table-cell>
          <table:table-cell table:formula="of:=[.BF34]-[.$B$2]*[.$B$3]+400" office:value-type="float" office:value="21500">
            <text:p>21500</text:p>
          </table:table-cell>
          <table:table-cell table:formula="of:=[.BG34]-[.$B$2]*[.$B$3]+400" office:value-type="float" office:value="21900">
            <text:p>21900</text:p>
          </table:table-cell>
          <table:table-cell table:formula="of:=[.BH34]-[.$B$2]*[.$B$3]+400" office:value-type="float" office:value="22300">
            <text:p>22300</text:p>
          </table:table-cell>
          <table:table-cell table:formula="of:=[.BI34]-[.$B$2]*[.$B$3]+400" office:value-type="float" office:value="22700">
            <text:p>22700</text:p>
          </table:table-cell>
          <table:table-cell table:formula="of:=[.BJ34]-[.$B$2]*[.$B$3]+400" office:value-type="float" office:value="23100">
            <text:p>23100</text:p>
          </table:table-cell>
          <table:table-cell table:formula="of:=[.BK34]-[.$B$2]*[.$B$3]+400" office:value-type="float" office:value="23500">
            <text:p>23500</text:p>
          </table:table-cell>
          <table:table-cell table:formula="of:=[.BL34]-[.$B$2]*[.$B$3]+400" office:value-type="float" office:value="23900">
            <text:p>23900</text:p>
          </table:table-cell>
          <table:table-cell table:formula="of:=[.BM34]-[.$B$2]*[.$B$3]+400" office:value-type="float" office:value="24300">
            <text:p>24300</text:p>
          </table:table-cell>
          <table:table-cell table:formula="of:=[.BN34]-[.$B$2]*[.$B$3]+400" office:value-type="float" office:value="24700">
            <text:p>24700</text:p>
          </table:table-cell>
          <table:table-cell table:formula="of:=[.BO34]-[.$B$2]*[.$B$3]+400" office:value-type="float" office:value="25100">
            <text:p>25100</text:p>
          </table:table-cell>
          <table:table-cell table:formula="of:=[.BP34]-[.$B$2]*[.$B$3]+400" office:value-type="float" office:value="25500">
            <text:p>255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36]+[.A36]" office:value-type="float" office:value="7">
            <text:p>7</text:p>
          </table:table-cell>
          <table:table-cell table:style-name="ce3" table:formula="of:=[.$B$2]*[.B36]*[.A36]" office:value-type="currency" office:currency="EUR" office:value="2400">
            <text:p>2 400 €</text:p>
          </table:table-cell>
          <table:table-cell table:formula="of:=[.D36]/[.B36]" office:value-type="currency" office:currency="EUR" office:value="2400">
            <text:p>2 400 €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Default" table:formula="of:=[.I35]-[.$B$2]*[.$B$3]+400" office:value-type="float" office:value="2200">
            <text:p>2200</text:p>
          </table:table-cell>
          <table:table-cell table:style-name="Default" table:formula="of:=[.J35]-[.$B$2]*[.$B$3]+400" office:value-type="float" office:value="2600">
            <text:p>2600</text:p>
          </table:table-cell>
          <table:table-cell table:style-name="Default" table:formula="of:=[.K35]-[.$B$2]*[.$B$3]+400" office:value-type="float" office:value="3000">
            <text:p>3000</text:p>
          </table:table-cell>
          <table:table-cell table:style-name="Default" table:formula="of:=[.L35]-[.$B$2]*[.$B$3]+400" office:value-type="float" office:value="3400">
            <text:p>3400</text:p>
          </table:table-cell>
          <table:table-cell table:style-name="Default" table:formula="of:=[.M35]-[.$B$2]*[.$B$3]+400" office:value-type="float" office:value="3800">
            <text:p>3800</text:p>
          </table:table-cell>
          <table:table-cell table:style-name="Default" table:formula="of:=[.N35]-[.$B$2]*[.$B$3]+400" office:value-type="float" office:value="4200">
            <text:p>4200</text:p>
          </table:table-cell>
          <table:table-cell table:style-name="Default" table:formula="of:=[.O35]-[.$B$2]*[.$B$3]+400" office:value-type="float" office:value="4600">
            <text:p>4600</text:p>
          </table:table-cell>
          <table:table-cell table:style-name="Default" table:formula="of:=[.P35]-[.$B$2]*[.$B$3]+400" office:value-type="float" office:value="5000">
            <text:p>5000</text:p>
          </table:table-cell>
          <table:table-cell table:style-name="Default" table:formula="of:=[.Q35]-[.$B$2]*[.$B$3]+400" office:value-type="float" office:value="5400">
            <text:p>5400</text:p>
          </table:table-cell>
          <table:table-cell table:formula="of:=[.R35]-[.$B$2]*[.$B$3]+400" office:value-type="float" office:value="5800">
            <text:p>5800</text:p>
          </table:table-cell>
          <table:table-cell table:formula="of:=[.S35]-[.$B$2]*[.$B$3]+400" office:value-type="float" office:value="6200">
            <text:p>6200</text:p>
          </table:table-cell>
          <table:table-cell table:formula="of:=[.T35]-[.$B$2]*[.$B$3]+400" office:value-type="float" office:value="6600">
            <text:p>6600</text:p>
          </table:table-cell>
          <table:table-cell table:formula="of:=[.U35]-[.$B$2]*[.$B$3]+400" office:value-type="float" office:value="7000">
            <text:p>7000</text:p>
          </table:table-cell>
          <table:table-cell table:formula="of:=[.V35]-[.$B$2]*[.$B$3]+400" office:value-type="float" office:value="7400">
            <text:p>7400</text:p>
          </table:table-cell>
          <table:table-cell table:formula="of:=[.W35]-[.$B$2]*[.$B$3]+400" office:value-type="float" office:value="7800">
            <text:p>7800</text:p>
          </table:table-cell>
          <table:table-cell table:formula="of:=[.X35]-[.$B$2]*[.$B$3]+400" office:value-type="float" office:value="8200">
            <text:p>8200</text:p>
          </table:table-cell>
          <table:table-cell table:formula="of:=[.Y35]-[.$B$2]*[.$B$3]+400" office:value-type="float" office:value="8600">
            <text:p>8600</text:p>
          </table:table-cell>
          <table:table-cell table:formula="of:=[.Z35]-[.$B$2]*[.$B$3]+400" office:value-type="float" office:value="9000">
            <text:p>9000</text:p>
          </table:table-cell>
          <table:table-cell table:formula="of:=[.AA35]-[.$B$2]*[.$B$3]+400" office:value-type="float" office:value="9400">
            <text:p>9400</text:p>
          </table:table-cell>
          <table:table-cell table:formula="of:=[.AB35]-[.$B$2]*[.$B$3]+400" office:value-type="float" office:value="9800">
            <text:p>9800</text:p>
          </table:table-cell>
          <table:table-cell table:formula="of:=[.AC35]-[.$B$2]*[.$B$3]+400" office:value-type="float" office:value="10200">
            <text:p>10200</text:p>
          </table:table-cell>
          <table:table-cell table:formula="of:=[.AD35]-[.$B$2]*[.$B$3]+400" office:value-type="float" office:value="10600">
            <text:p>10600</text:p>
          </table:table-cell>
          <table:table-cell table:formula="of:=[.AE35]-[.$B$2]*[.$B$3]+400" office:value-type="float" office:value="11000">
            <text:p>11000</text:p>
          </table:table-cell>
          <table:table-cell table:formula="of:=[.AF35]-[.$B$2]*[.$B$3]+400" office:value-type="float" office:value="11400">
            <text:p>11400</text:p>
          </table:table-cell>
          <table:table-cell table:formula="of:=[.AG35]-[.$B$2]*[.$B$3]+400" office:value-type="float" office:value="11800">
            <text:p>11800</text:p>
          </table:table-cell>
          <table:table-cell table:formula="of:=[.AH35]-[.$B$2]*[.$B$3]+400" office:value-type="float" office:value="12200">
            <text:p>12200</text:p>
          </table:table-cell>
          <table:table-cell table:formula="of:=[.AI35]-[.$B$2]*[.$B$3]+400" office:value-type="float" office:value="12600">
            <text:p>12600</text:p>
          </table:table-cell>
          <table:table-cell table:formula="of:=[.AJ35]-[.$B$2]*[.$B$3]+400" office:value-type="float" office:value="13000">
            <text:p>13000</text:p>
          </table:table-cell>
          <table:table-cell table:formula="of:=[.AK35]-[.$B$2]*[.$B$3]+400" office:value-type="float" office:value="13400">
            <text:p>13400</text:p>
          </table:table-cell>
          <table:table-cell table:formula="of:=[.AL35]-[.$B$2]*[.$B$3]+400" office:value-type="float" office:value="13800">
            <text:p>13800</text:p>
          </table:table-cell>
          <table:table-cell table:formula="of:=[.AM35]-[.$B$2]*[.$B$3]+400" office:value-type="float" office:value="14200">
            <text:p>14200</text:p>
          </table:table-cell>
          <table:table-cell table:formula="of:=[.AN35]-[.$B$2]*[.$B$3]+400" office:value-type="float" office:value="14600">
            <text:p>14600</text:p>
          </table:table-cell>
          <table:table-cell table:formula="of:=[.AO35]-[.$B$2]*[.$B$3]+400" office:value-type="float" office:value="15000">
            <text:p>15000</text:p>
          </table:table-cell>
          <table:table-cell table:formula="of:=[.AP35]-[.$B$2]*[.$B$3]+400" office:value-type="float" office:value="15400">
            <text:p>15400</text:p>
          </table:table-cell>
          <table:table-cell table:formula="of:=[.AQ35]-[.$B$2]*[.$B$3]+400" office:value-type="float" office:value="15800">
            <text:p>15800</text:p>
          </table:table-cell>
          <table:table-cell table:formula="of:=[.AR35]-[.$B$2]*[.$B$3]+400" office:value-type="float" office:value="16200">
            <text:p>16200</text:p>
          </table:table-cell>
          <table:table-cell table:formula="of:=[.AS35]-[.$B$2]*[.$B$3]+400" office:value-type="float" office:value="16600">
            <text:p>16600</text:p>
          </table:table-cell>
          <table:table-cell table:formula="of:=[.AT35]-[.$B$2]*[.$B$3]+400" office:value-type="float" office:value="17000">
            <text:p>17000</text:p>
          </table:table-cell>
          <table:table-cell table:formula="of:=[.AU35]-[.$B$2]*[.$B$3]+400" office:value-type="float" office:value="17400">
            <text:p>17400</text:p>
          </table:table-cell>
          <table:table-cell table:formula="of:=[.AV35]-[.$B$2]*[.$B$3]+400" office:value-type="float" office:value="17800">
            <text:p>17800</text:p>
          </table:table-cell>
          <table:table-cell table:formula="of:=[.AW35]-[.$B$2]*[.$B$3]+400" office:value-type="float" office:value="18200">
            <text:p>18200</text:p>
          </table:table-cell>
          <table:table-cell table:formula="of:=[.AX35]-[.$B$2]*[.$B$3]+400" office:value-type="float" office:value="18600">
            <text:p>18600</text:p>
          </table:table-cell>
          <table:table-cell table:formula="of:=[.AY35]-[.$B$2]*[.$B$3]+400" office:value-type="float" office:value="19000">
            <text:p>19000</text:p>
          </table:table-cell>
          <table:table-cell table:formula="of:=[.AZ35]-[.$B$2]*[.$B$3]+400" office:value-type="float" office:value="19400">
            <text:p>19400</text:p>
          </table:table-cell>
          <table:table-cell table:formula="of:=[.BA35]-[.$B$2]*[.$B$3]+400" office:value-type="float" office:value="19800">
            <text:p>19800</text:p>
          </table:table-cell>
          <table:table-cell table:formula="of:=[.BB35]-[.$B$2]*[.$B$3]+400" office:value-type="float" office:value="20200">
            <text:p>20200</text:p>
          </table:table-cell>
          <table:table-cell table:formula="of:=[.BC35]-[.$B$2]*[.$B$3]+400" office:value-type="float" office:value="20600">
            <text:p>20600</text:p>
          </table:table-cell>
          <table:table-cell table:formula="of:=[.BD35]-[.$B$2]*[.$B$3]+400" office:value-type="float" office:value="21000">
            <text:p>21000</text:p>
          </table:table-cell>
          <table:table-cell table:formula="of:=[.BE35]-[.$B$2]*[.$B$3]+400" office:value-type="float" office:value="21400">
            <text:p>21400</text:p>
          </table:table-cell>
          <table:table-cell table:formula="of:=[.BF35]-[.$B$2]*[.$B$3]+400" office:value-type="float" office:value="21800">
            <text:p>21800</text:p>
          </table:table-cell>
          <table:table-cell table:formula="of:=[.BG35]-[.$B$2]*[.$B$3]+400" office:value-type="float" office:value="22200">
            <text:p>22200</text:p>
          </table:table-cell>
          <table:table-cell table:formula="of:=[.BH35]-[.$B$2]*[.$B$3]+400" office:value-type="float" office:value="22600">
            <text:p>22600</text:p>
          </table:table-cell>
          <table:table-cell table:formula="of:=[.BI35]-[.$B$2]*[.$B$3]+400" office:value-type="float" office:value="23000">
            <text:p>23000</text:p>
          </table:table-cell>
          <table:table-cell table:formula="of:=[.BJ35]-[.$B$2]*[.$B$3]+400" office:value-type="float" office:value="23400">
            <text:p>23400</text:p>
          </table:table-cell>
          <table:table-cell table:formula="of:=[.BK35]-[.$B$2]*[.$B$3]+400" office:value-type="float" office:value="23800">
            <text:p>23800</text:p>
          </table:table-cell>
          <table:table-cell table:formula="of:=[.BL35]-[.$B$2]*[.$B$3]+400" office:value-type="float" office:value="24200">
            <text:p>24200</text:p>
          </table:table-cell>
          <table:table-cell table:formula="of:=[.BM35]-[.$B$2]*[.$B$3]+400" office:value-type="float" office:value="24600">
            <text:p>24600</text:p>
          </table:table-cell>
          <table:table-cell table:formula="of:=[.BN35]-[.$B$2]*[.$B$3]+400" office:value-type="float" office:value="25000">
            <text:p>25000</text:p>
          </table:table-cell>
          <table:table-cell table:formula="of:=[.BO35]-[.$B$2]*[.$B$3]+400" office:value-type="float" office:value="25400">
            <text:p>25400</text:p>
          </table:table-cell>
          <table:table-cell table:formula="of:=[.BP35]-[.$B$2]*[.$B$3]+400" office:value-type="float" office:value="25800">
            <text:p>258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37]+[.A37]" office:value-type="float" office:value="8">
            <text:p>8</text:p>
          </table:table-cell>
          <table:table-cell table:style-name="ce3" table:formula="of:=[.$B$2]*[.B37]*[.A37]" office:value-type="currency" office:currency="EUR" office:value="4800">
            <text:p>4 800 €</text:p>
          </table:table-cell>
          <table:table-cell table:formula="of:=[.D37]/[.B37]" office:value-type="currency" office:currency="EUR" office:value="2400">
            <text:p>2 400 €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Default" table:formula="of:=[.I36]-[.$B$2]*[.$B$3]+400" office:value-type="float" office:value="2500">
            <text:p>2500</text:p>
          </table:table-cell>
          <table:table-cell table:style-name="Default" table:formula="of:=[.J36]-[.$B$2]*[.$B$3]+400" office:value-type="float" office:value="2900">
            <text:p>2900</text:p>
          </table:table-cell>
          <table:table-cell table:style-name="Default" table:formula="of:=[.K36]-[.$B$2]*[.$B$3]+400" office:value-type="float" office:value="3300">
            <text:p>3300</text:p>
          </table:table-cell>
          <table:table-cell table:style-name="Default" table:formula="of:=[.L36]-[.$B$2]*[.$B$3]+400" office:value-type="float" office:value="3700">
            <text:p>3700</text:p>
          </table:table-cell>
          <table:table-cell table:style-name="Default" table:formula="of:=[.M36]-[.$B$2]*[.$B$3]+400" office:value-type="float" office:value="4100">
            <text:p>4100</text:p>
          </table:table-cell>
          <table:table-cell table:style-name="Default" table:formula="of:=[.N36]-[.$B$2]*[.$B$3]+400" office:value-type="float" office:value="4500">
            <text:p>4500</text:p>
          </table:table-cell>
          <table:table-cell table:style-name="Default" table:formula="of:=[.O36]-[.$B$2]*[.$B$3]+400" office:value-type="float" office:value="4900">
            <text:p>4900</text:p>
          </table:table-cell>
          <table:table-cell table:style-name="Default" table:formula="of:=[.P36]-[.$B$2]*[.$B$3]+400" office:value-type="float" office:value="5300">
            <text:p>5300</text:p>
          </table:table-cell>
          <table:table-cell table:style-name="Default" table:formula="of:=[.Q36]-[.$B$2]*[.$B$3]+400" office:value-type="float" office:value="5700">
            <text:p>5700</text:p>
          </table:table-cell>
          <table:table-cell table:formula="of:=[.R36]-[.$B$2]*[.$B$3]+400" office:value-type="float" office:value="6100">
            <text:p>6100</text:p>
          </table:table-cell>
          <table:table-cell table:formula="of:=[.S36]-[.$B$2]*[.$B$3]+400" office:value-type="float" office:value="6500">
            <text:p>6500</text:p>
          </table:table-cell>
          <table:table-cell table:formula="of:=[.T36]-[.$B$2]*[.$B$3]+400" office:value-type="float" office:value="6900">
            <text:p>6900</text:p>
          </table:table-cell>
          <table:table-cell table:formula="of:=[.U36]-[.$B$2]*[.$B$3]+400" office:value-type="float" office:value="7300">
            <text:p>7300</text:p>
          </table:table-cell>
          <table:table-cell table:formula="of:=[.V36]-[.$B$2]*[.$B$3]+400" office:value-type="float" office:value="7700">
            <text:p>7700</text:p>
          </table:table-cell>
          <table:table-cell table:formula="of:=[.W36]-[.$B$2]*[.$B$3]+400" office:value-type="float" office:value="8100">
            <text:p>8100</text:p>
          </table:table-cell>
          <table:table-cell table:formula="of:=[.X36]-[.$B$2]*[.$B$3]+400" office:value-type="float" office:value="8500">
            <text:p>8500</text:p>
          </table:table-cell>
          <table:table-cell table:formula="of:=[.Y36]-[.$B$2]*[.$B$3]+400" office:value-type="float" office:value="8900">
            <text:p>8900</text:p>
          </table:table-cell>
          <table:table-cell table:formula="of:=[.Z36]-[.$B$2]*[.$B$3]+400" office:value-type="float" office:value="9300">
            <text:p>9300</text:p>
          </table:table-cell>
          <table:table-cell table:formula="of:=[.AA36]-[.$B$2]*[.$B$3]+400" office:value-type="float" office:value="9700">
            <text:p>9700</text:p>
          </table:table-cell>
          <table:table-cell table:formula="of:=[.AB36]-[.$B$2]*[.$B$3]+400" office:value-type="float" office:value="10100">
            <text:p>10100</text:p>
          </table:table-cell>
          <table:table-cell table:formula="of:=[.AC36]-[.$B$2]*[.$B$3]+400" office:value-type="float" office:value="10500">
            <text:p>10500</text:p>
          </table:table-cell>
          <table:table-cell table:formula="of:=[.AD36]-[.$B$2]*[.$B$3]+400" office:value-type="float" office:value="10900">
            <text:p>10900</text:p>
          </table:table-cell>
          <table:table-cell table:formula="of:=[.AE36]-[.$B$2]*[.$B$3]+400" office:value-type="float" office:value="11300">
            <text:p>11300</text:p>
          </table:table-cell>
          <table:table-cell table:formula="of:=[.AF36]-[.$B$2]*[.$B$3]+400" office:value-type="float" office:value="11700">
            <text:p>11700</text:p>
          </table:table-cell>
          <table:table-cell table:formula="of:=[.AG36]-[.$B$2]*[.$B$3]+400" office:value-type="float" office:value="12100">
            <text:p>12100</text:p>
          </table:table-cell>
          <table:table-cell table:formula="of:=[.AH36]-[.$B$2]*[.$B$3]+400" office:value-type="float" office:value="12500">
            <text:p>12500</text:p>
          </table:table-cell>
          <table:table-cell table:formula="of:=[.AI36]-[.$B$2]*[.$B$3]+400" office:value-type="float" office:value="12900">
            <text:p>12900</text:p>
          </table:table-cell>
          <table:table-cell table:formula="of:=[.AJ36]-[.$B$2]*[.$B$3]+400" office:value-type="float" office:value="13300">
            <text:p>13300</text:p>
          </table:table-cell>
          <table:table-cell table:formula="of:=[.AK36]-[.$B$2]*[.$B$3]+400" office:value-type="float" office:value="13700">
            <text:p>13700</text:p>
          </table:table-cell>
          <table:table-cell table:formula="of:=[.AL36]-[.$B$2]*[.$B$3]+400" office:value-type="float" office:value="14100">
            <text:p>14100</text:p>
          </table:table-cell>
          <table:table-cell table:formula="of:=[.AM36]-[.$B$2]*[.$B$3]+400" office:value-type="float" office:value="14500">
            <text:p>14500</text:p>
          </table:table-cell>
          <table:table-cell table:formula="of:=[.AN36]-[.$B$2]*[.$B$3]+400" office:value-type="float" office:value="14900">
            <text:p>14900</text:p>
          </table:table-cell>
          <table:table-cell table:formula="of:=[.AO36]-[.$B$2]*[.$B$3]+400" office:value-type="float" office:value="15300">
            <text:p>15300</text:p>
          </table:table-cell>
          <table:table-cell table:formula="of:=[.AP36]-[.$B$2]*[.$B$3]+400" office:value-type="float" office:value="15700">
            <text:p>15700</text:p>
          </table:table-cell>
          <table:table-cell table:formula="of:=[.AQ36]-[.$B$2]*[.$B$3]+400" office:value-type="float" office:value="16100">
            <text:p>16100</text:p>
          </table:table-cell>
          <table:table-cell table:formula="of:=[.AR36]-[.$B$2]*[.$B$3]+400" office:value-type="float" office:value="16500">
            <text:p>16500</text:p>
          </table:table-cell>
          <table:table-cell table:formula="of:=[.AS36]-[.$B$2]*[.$B$3]+400" office:value-type="float" office:value="16900">
            <text:p>16900</text:p>
          </table:table-cell>
          <table:table-cell table:formula="of:=[.AT36]-[.$B$2]*[.$B$3]+400" office:value-type="float" office:value="17300">
            <text:p>17300</text:p>
          </table:table-cell>
          <table:table-cell table:formula="of:=[.AU36]-[.$B$2]*[.$B$3]+400" office:value-type="float" office:value="17700">
            <text:p>17700</text:p>
          </table:table-cell>
          <table:table-cell table:formula="of:=[.AV36]-[.$B$2]*[.$B$3]+400" office:value-type="float" office:value="18100">
            <text:p>18100</text:p>
          </table:table-cell>
          <table:table-cell table:formula="of:=[.AW36]-[.$B$2]*[.$B$3]+400" office:value-type="float" office:value="18500">
            <text:p>18500</text:p>
          </table:table-cell>
          <table:table-cell table:formula="of:=[.AX36]-[.$B$2]*[.$B$3]+400" office:value-type="float" office:value="18900">
            <text:p>18900</text:p>
          </table:table-cell>
          <table:table-cell table:formula="of:=[.AY36]-[.$B$2]*[.$B$3]+400" office:value-type="float" office:value="19300">
            <text:p>19300</text:p>
          </table:table-cell>
          <table:table-cell table:formula="of:=[.AZ36]-[.$B$2]*[.$B$3]+400" office:value-type="float" office:value="19700">
            <text:p>19700</text:p>
          </table:table-cell>
          <table:table-cell table:formula="of:=[.BA36]-[.$B$2]*[.$B$3]+400" office:value-type="float" office:value="20100">
            <text:p>20100</text:p>
          </table:table-cell>
          <table:table-cell table:formula="of:=[.BB36]-[.$B$2]*[.$B$3]+400" office:value-type="float" office:value="20500">
            <text:p>20500</text:p>
          </table:table-cell>
          <table:table-cell table:formula="of:=[.BC36]-[.$B$2]*[.$B$3]+400" office:value-type="float" office:value="20900">
            <text:p>20900</text:p>
          </table:table-cell>
          <table:table-cell table:formula="of:=[.BD36]-[.$B$2]*[.$B$3]+400" office:value-type="float" office:value="21300">
            <text:p>21300</text:p>
          </table:table-cell>
          <table:table-cell table:formula="of:=[.BE36]-[.$B$2]*[.$B$3]+400" office:value-type="float" office:value="21700">
            <text:p>21700</text:p>
          </table:table-cell>
          <table:table-cell table:formula="of:=[.BF36]-[.$B$2]*[.$B$3]+400" office:value-type="float" office:value="22100">
            <text:p>22100</text:p>
          </table:table-cell>
          <table:table-cell table:formula="of:=[.BG36]-[.$B$2]*[.$B$3]+400" office:value-type="float" office:value="22500">
            <text:p>22500</text:p>
          </table:table-cell>
          <table:table-cell table:formula="of:=[.BH36]-[.$B$2]*[.$B$3]+400" office:value-type="float" office:value="22900">
            <text:p>22900</text:p>
          </table:table-cell>
          <table:table-cell table:formula="of:=[.BI36]-[.$B$2]*[.$B$3]+400" office:value-type="float" office:value="23300">
            <text:p>23300</text:p>
          </table:table-cell>
          <table:table-cell table:formula="of:=[.BJ36]-[.$B$2]*[.$B$3]+400" office:value-type="float" office:value="23700">
            <text:p>23700</text:p>
          </table:table-cell>
          <table:table-cell table:formula="of:=[.BK36]-[.$B$2]*[.$B$3]+400" office:value-type="float" office:value="24100">
            <text:p>24100</text:p>
          </table:table-cell>
          <table:table-cell table:formula="of:=[.BL36]-[.$B$2]*[.$B$3]+400" office:value-type="float" office:value="24500">
            <text:p>24500</text:p>
          </table:table-cell>
          <table:table-cell table:formula="of:=[.BM36]-[.$B$2]*[.$B$3]+400" office:value-type="float" office:value="24900">
            <text:p>24900</text:p>
          </table:table-cell>
          <table:table-cell table:formula="of:=[.BN36]-[.$B$2]*[.$B$3]+400" office:value-type="float" office:value="25300">
            <text:p>25300</text:p>
          </table:table-cell>
          <table:table-cell table:formula="of:=[.BO36]-[.$B$2]*[.$B$3]+400" office:value-type="float" office:value="25700">
            <text:p>25700</text:p>
          </table:table-cell>
          <table:table-cell table:formula="of:=[.BP36]-[.$B$2]*[.$B$3]+400" office:value-type="float" office:value="26100">
            <text:p>261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38]+[.A38]" office:value-type="float" office:value="9">
            <text:p>9</text:p>
          </table:table-cell>
          <table:table-cell table:style-name="ce3" table:formula="of:=[.$B$2]*[.B38]*[.A38]" office:value-type="currency" office:currency="EUR" office:value="7200">
            <text:p>7 200 €</text:p>
          </table:table-cell>
          <table:table-cell table:formula="of:=[.D38]/[.B38]" office:value-type="currency" office:currency="EUR" office:value="2400">
            <text:p>2 400 €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Default" table:formula="of:=[.I37]-[.$B$2]*[.$B$3]+400" office:value-type="float" office:value="2800">
            <text:p>2800</text:p>
          </table:table-cell>
          <table:table-cell table:style-name="Default" table:formula="of:=[.J37]-[.$B$2]*[.$B$3]+400" office:value-type="float" office:value="3200">
            <text:p>3200</text:p>
          </table:table-cell>
          <table:table-cell table:style-name="Default" table:formula="of:=[.K37]-[.$B$2]*[.$B$3]+400" office:value-type="float" office:value="3600">
            <text:p>3600</text:p>
          </table:table-cell>
          <table:table-cell table:style-name="Default" table:formula="of:=[.L37]-[.$B$2]*[.$B$3]+400" office:value-type="float" office:value="4000">
            <text:p>4000</text:p>
          </table:table-cell>
          <table:table-cell table:style-name="Default" table:formula="of:=[.M37]-[.$B$2]*[.$B$3]+400" office:value-type="float" office:value="4400">
            <text:p>4400</text:p>
          </table:table-cell>
          <table:table-cell table:style-name="Default" table:formula="of:=[.N37]-[.$B$2]*[.$B$3]+400" office:value-type="float" office:value="4800">
            <text:p>4800</text:p>
          </table:table-cell>
          <table:table-cell table:style-name="Default" table:formula="of:=[.O37]-[.$B$2]*[.$B$3]+400" office:value-type="float" office:value="5200">
            <text:p>5200</text:p>
          </table:table-cell>
          <table:table-cell table:style-name="Default" table:formula="of:=[.P37]-[.$B$2]*[.$B$3]+400" office:value-type="float" office:value="5600">
            <text:p>5600</text:p>
          </table:table-cell>
          <table:table-cell table:style-name="Default" table:formula="of:=[.Q37]-[.$B$2]*[.$B$3]+400" office:value-type="float" office:value="6000">
            <text:p>6000</text:p>
          </table:table-cell>
          <table:table-cell table:formula="of:=[.R37]-[.$B$2]*[.$B$3]+400" office:value-type="float" office:value="6400">
            <text:p>6400</text:p>
          </table:table-cell>
          <table:table-cell table:formula="of:=[.S37]-[.$B$2]*[.$B$3]+400" office:value-type="float" office:value="6800">
            <text:p>6800</text:p>
          </table:table-cell>
          <table:table-cell table:formula="of:=[.T37]-[.$B$2]*[.$B$3]+400" office:value-type="float" office:value="7200">
            <text:p>7200</text:p>
          </table:table-cell>
          <table:table-cell table:formula="of:=[.U37]-[.$B$2]*[.$B$3]+400" office:value-type="float" office:value="7600">
            <text:p>7600</text:p>
          </table:table-cell>
          <table:table-cell table:formula="of:=[.V37]-[.$B$2]*[.$B$3]+400" office:value-type="float" office:value="8000">
            <text:p>8000</text:p>
          </table:table-cell>
          <table:table-cell table:formula="of:=[.W37]-[.$B$2]*[.$B$3]+400" office:value-type="float" office:value="8400">
            <text:p>8400</text:p>
          </table:table-cell>
          <table:table-cell table:formula="of:=[.X37]-[.$B$2]*[.$B$3]+400" office:value-type="float" office:value="8800">
            <text:p>8800</text:p>
          </table:table-cell>
          <table:table-cell table:formula="of:=[.Y37]-[.$B$2]*[.$B$3]+400" office:value-type="float" office:value="9200">
            <text:p>9200</text:p>
          </table:table-cell>
          <table:table-cell table:formula="of:=[.Z37]-[.$B$2]*[.$B$3]+400" office:value-type="float" office:value="9600">
            <text:p>9600</text:p>
          </table:table-cell>
          <table:table-cell table:formula="of:=[.AA37]-[.$B$2]*[.$B$3]+400" office:value-type="float" office:value="10000">
            <text:p>10000</text:p>
          </table:table-cell>
          <table:table-cell table:formula="of:=[.AB37]-[.$B$2]*[.$B$3]+400" office:value-type="float" office:value="10400">
            <text:p>10400</text:p>
          </table:table-cell>
          <table:table-cell table:formula="of:=[.AC37]-[.$B$2]*[.$B$3]+400" office:value-type="float" office:value="10800">
            <text:p>10800</text:p>
          </table:table-cell>
          <table:table-cell table:formula="of:=[.AD37]-[.$B$2]*[.$B$3]+400" office:value-type="float" office:value="11200">
            <text:p>11200</text:p>
          </table:table-cell>
          <table:table-cell table:formula="of:=[.AE37]-[.$B$2]*[.$B$3]+400" office:value-type="float" office:value="11600">
            <text:p>11600</text:p>
          </table:table-cell>
          <table:table-cell table:formula="of:=[.AF37]-[.$B$2]*[.$B$3]+400" office:value-type="float" office:value="12000">
            <text:p>12000</text:p>
          </table:table-cell>
          <table:table-cell table:formula="of:=[.AG37]-[.$B$2]*[.$B$3]+400" office:value-type="float" office:value="12400">
            <text:p>12400</text:p>
          </table:table-cell>
          <table:table-cell table:formula="of:=[.AH37]-[.$B$2]*[.$B$3]+400" office:value-type="float" office:value="12800">
            <text:p>12800</text:p>
          </table:table-cell>
          <table:table-cell table:formula="of:=[.AI37]-[.$B$2]*[.$B$3]+400" office:value-type="float" office:value="13200">
            <text:p>13200</text:p>
          </table:table-cell>
          <table:table-cell table:formula="of:=[.AJ37]-[.$B$2]*[.$B$3]+400" office:value-type="float" office:value="13600">
            <text:p>13600</text:p>
          </table:table-cell>
          <table:table-cell table:formula="of:=[.AK37]-[.$B$2]*[.$B$3]+400" office:value-type="float" office:value="14000">
            <text:p>14000</text:p>
          </table:table-cell>
          <table:table-cell table:formula="of:=[.AL37]-[.$B$2]*[.$B$3]+400" office:value-type="float" office:value="14400">
            <text:p>14400</text:p>
          </table:table-cell>
          <table:table-cell table:formula="of:=[.AM37]-[.$B$2]*[.$B$3]+400" office:value-type="float" office:value="14800">
            <text:p>14800</text:p>
          </table:table-cell>
          <table:table-cell table:formula="of:=[.AN37]-[.$B$2]*[.$B$3]+400" office:value-type="float" office:value="15200">
            <text:p>15200</text:p>
          </table:table-cell>
          <table:table-cell table:formula="of:=[.AO37]-[.$B$2]*[.$B$3]+400" office:value-type="float" office:value="15600">
            <text:p>15600</text:p>
          </table:table-cell>
          <table:table-cell table:formula="of:=[.AP37]-[.$B$2]*[.$B$3]+400" office:value-type="float" office:value="16000">
            <text:p>16000</text:p>
          </table:table-cell>
          <table:table-cell table:formula="of:=[.AQ37]-[.$B$2]*[.$B$3]+400" office:value-type="float" office:value="16400">
            <text:p>16400</text:p>
          </table:table-cell>
          <table:table-cell table:formula="of:=[.AR37]-[.$B$2]*[.$B$3]+400" office:value-type="float" office:value="16800">
            <text:p>16800</text:p>
          </table:table-cell>
          <table:table-cell table:formula="of:=[.AS37]-[.$B$2]*[.$B$3]+400" office:value-type="float" office:value="17200">
            <text:p>17200</text:p>
          </table:table-cell>
          <table:table-cell table:formula="of:=[.AT37]-[.$B$2]*[.$B$3]+400" office:value-type="float" office:value="17600">
            <text:p>17600</text:p>
          </table:table-cell>
          <table:table-cell table:formula="of:=[.AU37]-[.$B$2]*[.$B$3]+400" office:value-type="float" office:value="18000">
            <text:p>18000</text:p>
          </table:table-cell>
          <table:table-cell table:formula="of:=[.AV37]-[.$B$2]*[.$B$3]+400" office:value-type="float" office:value="18400">
            <text:p>18400</text:p>
          </table:table-cell>
          <table:table-cell table:formula="of:=[.AW37]-[.$B$2]*[.$B$3]+400" office:value-type="float" office:value="18800">
            <text:p>18800</text:p>
          </table:table-cell>
          <table:table-cell table:formula="of:=[.AX37]-[.$B$2]*[.$B$3]+400" office:value-type="float" office:value="19200">
            <text:p>19200</text:p>
          </table:table-cell>
          <table:table-cell table:formula="of:=[.AY37]-[.$B$2]*[.$B$3]+400" office:value-type="float" office:value="19600">
            <text:p>19600</text:p>
          </table:table-cell>
          <table:table-cell table:formula="of:=[.AZ37]-[.$B$2]*[.$B$3]+400" office:value-type="float" office:value="20000">
            <text:p>20000</text:p>
          </table:table-cell>
          <table:table-cell table:formula="of:=[.BA37]-[.$B$2]*[.$B$3]+400" office:value-type="float" office:value="20400">
            <text:p>20400</text:p>
          </table:table-cell>
          <table:table-cell table:formula="of:=[.BB37]-[.$B$2]*[.$B$3]+400" office:value-type="float" office:value="20800">
            <text:p>20800</text:p>
          </table:table-cell>
          <table:table-cell table:formula="of:=[.BC37]-[.$B$2]*[.$B$3]+400" office:value-type="float" office:value="21200">
            <text:p>21200</text:p>
          </table:table-cell>
          <table:table-cell table:formula="of:=[.BD37]-[.$B$2]*[.$B$3]+400" office:value-type="float" office:value="21600">
            <text:p>21600</text:p>
          </table:table-cell>
          <table:table-cell table:formula="of:=[.BE37]-[.$B$2]*[.$B$3]+400" office:value-type="float" office:value="22000">
            <text:p>22000</text:p>
          </table:table-cell>
          <table:table-cell table:formula="of:=[.BF37]-[.$B$2]*[.$B$3]+400" office:value-type="float" office:value="22400">
            <text:p>22400</text:p>
          </table:table-cell>
          <table:table-cell table:formula="of:=[.BG37]-[.$B$2]*[.$B$3]+400" office:value-type="float" office:value="22800">
            <text:p>22800</text:p>
          </table:table-cell>
          <table:table-cell table:formula="of:=[.BH37]-[.$B$2]*[.$B$3]+400" office:value-type="float" office:value="23200">
            <text:p>23200</text:p>
          </table:table-cell>
          <table:table-cell table:formula="of:=[.BI37]-[.$B$2]*[.$B$3]+400" office:value-type="float" office:value="23600">
            <text:p>23600</text:p>
          </table:table-cell>
          <table:table-cell table:formula="of:=[.BJ37]-[.$B$2]*[.$B$3]+400" office:value-type="float" office:value="24000">
            <text:p>24000</text:p>
          </table:table-cell>
          <table:table-cell table:formula="of:=[.BK37]-[.$B$2]*[.$B$3]+400" office:value-type="float" office:value="24400">
            <text:p>24400</text:p>
          </table:table-cell>
          <table:table-cell table:formula="of:=[.BL37]-[.$B$2]*[.$B$3]+400" office:value-type="float" office:value="24800">
            <text:p>24800</text:p>
          </table:table-cell>
          <table:table-cell table:formula="of:=[.BM37]-[.$B$2]*[.$B$3]+400" office:value-type="float" office:value="25200">
            <text:p>25200</text:p>
          </table:table-cell>
          <table:table-cell table:formula="of:=[.BN37]-[.$B$2]*[.$B$3]+400" office:value-type="float" office:value="25600">
            <text:p>25600</text:p>
          </table:table-cell>
          <table:table-cell table:formula="of:=[.BO37]-[.$B$2]*[.$B$3]+400" office:value-type="float" office:value="26000">
            <text:p>26000</text:p>
          </table:table-cell>
          <table:table-cell table:formula="of:=[.BP37]-[.$B$2]*[.$B$3]+400" office:value-type="float" office:value="26400">
            <text:p>264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39]+[.A39]" office:value-type="float" office:value="10">
            <text:p>10</text:p>
          </table:table-cell>
          <table:table-cell table:style-name="ce3" table:formula="of:=[.$B$2]*[.B39]*[.A39]" office:value-type="currency" office:currency="EUR" office:value="9600">
            <text:p>9 600 €</text:p>
          </table:table-cell>
          <table:table-cell table:formula="of:=[.D39]/[.B39]" office:value-type="currency" office:currency="EUR" office:value="2400">
            <text:p>2 400 €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Default" table:formula="of:=[.I38]-[.$B$2]*[.$B$3]+400" office:value-type="float" office:value="3100">
            <text:p>3100</text:p>
          </table:table-cell>
          <table:table-cell table:style-name="Default" table:formula="of:=[.J38]-[.$B$2]*[.$B$3]+400" office:value-type="float" office:value="3500">
            <text:p>3500</text:p>
          </table:table-cell>
          <table:table-cell table:style-name="Default" table:formula="of:=[.K38]-[.$B$2]*[.$B$3]+400" office:value-type="float" office:value="3900">
            <text:p>3900</text:p>
          </table:table-cell>
          <table:table-cell table:style-name="Default" table:formula="of:=[.L38]-[.$B$2]*[.$B$3]+400" office:value-type="float" office:value="4300">
            <text:p>4300</text:p>
          </table:table-cell>
          <table:table-cell table:style-name="Default" table:formula="of:=[.M38]-[.$B$2]*[.$B$3]+400" office:value-type="float" office:value="4700">
            <text:p>4700</text:p>
          </table:table-cell>
          <table:table-cell table:style-name="Default" table:formula="of:=[.N38]-[.$B$2]*[.$B$3]+400" office:value-type="float" office:value="5100">
            <text:p>5100</text:p>
          </table:table-cell>
          <table:table-cell table:style-name="Default" table:formula="of:=[.O38]-[.$B$2]*[.$B$3]+400" office:value-type="float" office:value="5500">
            <text:p>5500</text:p>
          </table:table-cell>
          <table:table-cell table:style-name="Default" table:formula="of:=[.P38]-[.$B$2]*[.$B$3]+400" office:value-type="float" office:value="5900">
            <text:p>5900</text:p>
          </table:table-cell>
          <table:table-cell table:style-name="Default" table:formula="of:=[.Q38]-[.$B$2]*[.$B$3]+400" office:value-type="float" office:value="6300">
            <text:p>6300</text:p>
          </table:table-cell>
          <table:table-cell table:formula="of:=[.R38]-[.$B$2]*[.$B$3]+400" office:value-type="float" office:value="6700">
            <text:p>6700</text:p>
          </table:table-cell>
          <table:table-cell table:formula="of:=[.S38]-[.$B$2]*[.$B$3]+400" office:value-type="float" office:value="7100">
            <text:p>7100</text:p>
          </table:table-cell>
          <table:table-cell table:formula="of:=[.T38]-[.$B$2]*[.$B$3]+400" office:value-type="float" office:value="7500">
            <text:p>7500</text:p>
          </table:table-cell>
          <table:table-cell table:formula="of:=[.U38]-[.$B$2]*[.$B$3]+400" office:value-type="float" office:value="7900">
            <text:p>7900</text:p>
          </table:table-cell>
          <table:table-cell table:formula="of:=[.V38]-[.$B$2]*[.$B$3]+400" office:value-type="float" office:value="8300">
            <text:p>8300</text:p>
          </table:table-cell>
          <table:table-cell table:formula="of:=[.W38]-[.$B$2]*[.$B$3]+400" office:value-type="float" office:value="8700">
            <text:p>8700</text:p>
          </table:table-cell>
          <table:table-cell table:formula="of:=[.X38]-[.$B$2]*[.$B$3]+400" office:value-type="float" office:value="9100">
            <text:p>9100</text:p>
          </table:table-cell>
          <table:table-cell table:formula="of:=[.Y38]-[.$B$2]*[.$B$3]+400" office:value-type="float" office:value="9500">
            <text:p>9500</text:p>
          </table:table-cell>
          <table:table-cell table:formula="of:=[.Z38]-[.$B$2]*[.$B$3]+400" office:value-type="float" office:value="9900">
            <text:p>9900</text:p>
          </table:table-cell>
          <table:table-cell table:formula="of:=[.AA38]-[.$B$2]*[.$B$3]+400" office:value-type="float" office:value="10300">
            <text:p>10300</text:p>
          </table:table-cell>
          <table:table-cell table:formula="of:=[.AB38]-[.$B$2]*[.$B$3]+400" office:value-type="float" office:value="10700">
            <text:p>10700</text:p>
          </table:table-cell>
          <table:table-cell table:formula="of:=[.AC38]-[.$B$2]*[.$B$3]+400" office:value-type="float" office:value="11100">
            <text:p>11100</text:p>
          </table:table-cell>
          <table:table-cell table:formula="of:=[.AD38]-[.$B$2]*[.$B$3]+400" office:value-type="float" office:value="11500">
            <text:p>11500</text:p>
          </table:table-cell>
          <table:table-cell table:formula="of:=[.AE38]-[.$B$2]*[.$B$3]+400" office:value-type="float" office:value="11900">
            <text:p>11900</text:p>
          </table:table-cell>
          <table:table-cell table:formula="of:=[.AF38]-[.$B$2]*[.$B$3]+400" office:value-type="float" office:value="12300">
            <text:p>12300</text:p>
          </table:table-cell>
          <table:table-cell table:formula="of:=[.AG38]-[.$B$2]*[.$B$3]+400" office:value-type="float" office:value="12700">
            <text:p>12700</text:p>
          </table:table-cell>
          <table:table-cell table:formula="of:=[.AH38]-[.$B$2]*[.$B$3]+400" office:value-type="float" office:value="13100">
            <text:p>13100</text:p>
          </table:table-cell>
          <table:table-cell table:formula="of:=[.AI38]-[.$B$2]*[.$B$3]+400" office:value-type="float" office:value="13500">
            <text:p>13500</text:p>
          </table:table-cell>
          <table:table-cell table:formula="of:=[.AJ38]-[.$B$2]*[.$B$3]+400" office:value-type="float" office:value="13900">
            <text:p>13900</text:p>
          </table:table-cell>
          <table:table-cell table:formula="of:=[.AK38]-[.$B$2]*[.$B$3]+400" office:value-type="float" office:value="14300">
            <text:p>14300</text:p>
          </table:table-cell>
          <table:table-cell table:formula="of:=[.AL38]-[.$B$2]*[.$B$3]+400" office:value-type="float" office:value="14700">
            <text:p>14700</text:p>
          </table:table-cell>
          <table:table-cell table:formula="of:=[.AM38]-[.$B$2]*[.$B$3]+400" office:value-type="float" office:value="15100">
            <text:p>15100</text:p>
          </table:table-cell>
          <table:table-cell table:formula="of:=[.AN38]-[.$B$2]*[.$B$3]+400" office:value-type="float" office:value="15500">
            <text:p>15500</text:p>
          </table:table-cell>
          <table:table-cell table:formula="of:=[.AO38]-[.$B$2]*[.$B$3]+400" office:value-type="float" office:value="15900">
            <text:p>15900</text:p>
          </table:table-cell>
          <table:table-cell table:formula="of:=[.AP38]-[.$B$2]*[.$B$3]+400" office:value-type="float" office:value="16300">
            <text:p>16300</text:p>
          </table:table-cell>
          <table:table-cell table:formula="of:=[.AQ38]-[.$B$2]*[.$B$3]+400" office:value-type="float" office:value="16700">
            <text:p>16700</text:p>
          </table:table-cell>
          <table:table-cell table:formula="of:=[.AR38]-[.$B$2]*[.$B$3]+400" office:value-type="float" office:value="17100">
            <text:p>17100</text:p>
          </table:table-cell>
          <table:table-cell table:formula="of:=[.AS38]-[.$B$2]*[.$B$3]+400" office:value-type="float" office:value="17500">
            <text:p>17500</text:p>
          </table:table-cell>
          <table:table-cell table:formula="of:=[.AT38]-[.$B$2]*[.$B$3]+400" office:value-type="float" office:value="17900">
            <text:p>17900</text:p>
          </table:table-cell>
          <table:table-cell table:formula="of:=[.AU38]-[.$B$2]*[.$B$3]+400" office:value-type="float" office:value="18300">
            <text:p>18300</text:p>
          </table:table-cell>
          <table:table-cell table:formula="of:=[.AV38]-[.$B$2]*[.$B$3]+400" office:value-type="float" office:value="18700">
            <text:p>18700</text:p>
          </table:table-cell>
          <table:table-cell table:formula="of:=[.AW38]-[.$B$2]*[.$B$3]+400" office:value-type="float" office:value="19100">
            <text:p>19100</text:p>
          </table:table-cell>
          <table:table-cell table:formula="of:=[.AX38]-[.$B$2]*[.$B$3]+400" office:value-type="float" office:value="19500">
            <text:p>19500</text:p>
          </table:table-cell>
          <table:table-cell table:formula="of:=[.AY38]-[.$B$2]*[.$B$3]+400" office:value-type="float" office:value="19900">
            <text:p>19900</text:p>
          </table:table-cell>
          <table:table-cell table:formula="of:=[.AZ38]-[.$B$2]*[.$B$3]+400" office:value-type="float" office:value="20300">
            <text:p>20300</text:p>
          </table:table-cell>
          <table:table-cell table:formula="of:=[.BA38]-[.$B$2]*[.$B$3]+400" office:value-type="float" office:value="20700">
            <text:p>20700</text:p>
          </table:table-cell>
          <table:table-cell table:formula="of:=[.BB38]-[.$B$2]*[.$B$3]+400" office:value-type="float" office:value="21100">
            <text:p>21100</text:p>
          </table:table-cell>
          <table:table-cell table:formula="of:=[.BC38]-[.$B$2]*[.$B$3]+400" office:value-type="float" office:value="21500">
            <text:p>21500</text:p>
          </table:table-cell>
          <table:table-cell table:formula="of:=[.BD38]-[.$B$2]*[.$B$3]+400" office:value-type="float" office:value="21900">
            <text:p>21900</text:p>
          </table:table-cell>
          <table:table-cell table:formula="of:=[.BE38]-[.$B$2]*[.$B$3]+400" office:value-type="float" office:value="22300">
            <text:p>22300</text:p>
          </table:table-cell>
          <table:table-cell table:formula="of:=[.BF38]-[.$B$2]*[.$B$3]+400" office:value-type="float" office:value="22700">
            <text:p>22700</text:p>
          </table:table-cell>
          <table:table-cell table:formula="of:=[.BG38]-[.$B$2]*[.$B$3]+400" office:value-type="float" office:value="23100">
            <text:p>23100</text:p>
          </table:table-cell>
          <table:table-cell table:formula="of:=[.BH38]-[.$B$2]*[.$B$3]+400" office:value-type="float" office:value="23500">
            <text:p>23500</text:p>
          </table:table-cell>
          <table:table-cell table:formula="of:=[.BI38]-[.$B$2]*[.$B$3]+400" office:value-type="float" office:value="23900">
            <text:p>23900</text:p>
          </table:table-cell>
          <table:table-cell table:formula="of:=[.BJ38]-[.$B$2]*[.$B$3]+400" office:value-type="float" office:value="24300">
            <text:p>24300</text:p>
          </table:table-cell>
          <table:table-cell table:formula="of:=[.BK38]-[.$B$2]*[.$B$3]+400" office:value-type="float" office:value="24700">
            <text:p>24700</text:p>
          </table:table-cell>
          <table:table-cell table:formula="of:=[.BL38]-[.$B$2]*[.$B$3]+400" office:value-type="float" office:value="25100">
            <text:p>25100</text:p>
          </table:table-cell>
          <table:table-cell table:formula="of:=[.BM38]-[.$B$2]*[.$B$3]+400" office:value-type="float" office:value="25500">
            <text:p>25500</text:p>
          </table:table-cell>
          <table:table-cell table:formula="of:=[.BN38]-[.$B$2]*[.$B$3]+400" office:value-type="float" office:value="25900">
            <text:p>25900</text:p>
          </table:table-cell>
          <table:table-cell table:formula="of:=[.BO38]-[.$B$2]*[.$B$3]+400" office:value-type="float" office:value="26300">
            <text:p>26300</text:p>
          </table:table-cell>
          <table:table-cell table:formula="of:=[.BP38]-[.$B$2]*[.$B$3]+400" office:value-type="float" office:value="26700">
            <text:p>267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B40]+[.A40]" office:value-type="float" office:value="11">
            <text:p>11</text:p>
          </table:table-cell>
          <table:table-cell table:style-name="ce3" table:formula="of:=[.$B$2]*[.B40]*[.A40]" office:value-type="currency" office:currency="EUR" office:value="12000">
            <text:p>12 000 €</text:p>
          </table:table-cell>
          <table:table-cell table:formula="of:=[.D40]/[.B40]" office:value-type="currency" office:currency="EUR" office:value="2400">
            <text:p>2 400 €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Default" table:formula="of:=[.I39]-[.$B$2]*[.$B$3]+400" office:value-type="float" office:value="3400">
            <text:p>3400</text:p>
          </table:table-cell>
          <table:table-cell table:style-name="Default" table:formula="of:=[.J39]-[.$B$2]*[.$B$3]+400" office:value-type="float" office:value="3800">
            <text:p>3800</text:p>
          </table:table-cell>
          <table:table-cell table:style-name="Default" table:formula="of:=[.K39]-[.$B$2]*[.$B$3]+400" office:value-type="float" office:value="4200">
            <text:p>4200</text:p>
          </table:table-cell>
          <table:table-cell table:style-name="Default" table:formula="of:=[.L39]-[.$B$2]*[.$B$3]+400" office:value-type="float" office:value="4600">
            <text:p>4600</text:p>
          </table:table-cell>
          <table:table-cell table:style-name="Default" table:formula="of:=[.M39]-[.$B$2]*[.$B$3]+400" office:value-type="float" office:value="5000">
            <text:p>5000</text:p>
          </table:table-cell>
          <table:table-cell table:style-name="Default" table:formula="of:=[.N39]-[.$B$2]*[.$B$3]+400" office:value-type="float" office:value="5400">
            <text:p>5400</text:p>
          </table:table-cell>
          <table:table-cell table:style-name="Default" table:formula="of:=[.O39]-[.$B$2]*[.$B$3]+400" office:value-type="float" office:value="5800">
            <text:p>5800</text:p>
          </table:table-cell>
          <table:table-cell table:style-name="Default" table:formula="of:=[.P39]-[.$B$2]*[.$B$3]+400" office:value-type="float" office:value="6200">
            <text:p>6200</text:p>
          </table:table-cell>
          <table:table-cell table:style-name="Default" table:formula="of:=[.Q39]-[.$B$2]*[.$B$3]+400" office:value-type="float" office:value="6600">
            <text:p>6600</text:p>
          </table:table-cell>
          <table:table-cell table:formula="of:=[.R39]-[.$B$2]*[.$B$3]+400" office:value-type="float" office:value="7000">
            <text:p>7000</text:p>
          </table:table-cell>
          <table:table-cell table:formula="of:=[.S39]-[.$B$2]*[.$B$3]+400" office:value-type="float" office:value="7400">
            <text:p>7400</text:p>
          </table:table-cell>
          <table:table-cell table:formula="of:=[.T39]-[.$B$2]*[.$B$3]+400" office:value-type="float" office:value="7800">
            <text:p>7800</text:p>
          </table:table-cell>
          <table:table-cell table:formula="of:=[.U39]-[.$B$2]*[.$B$3]+400" office:value-type="float" office:value="8200">
            <text:p>8200</text:p>
          </table:table-cell>
          <table:table-cell table:formula="of:=[.V39]-[.$B$2]*[.$B$3]+400" office:value-type="float" office:value="8600">
            <text:p>8600</text:p>
          </table:table-cell>
          <table:table-cell table:formula="of:=[.W39]-[.$B$2]*[.$B$3]+400" office:value-type="float" office:value="9000">
            <text:p>9000</text:p>
          </table:table-cell>
          <table:table-cell table:formula="of:=[.X39]-[.$B$2]*[.$B$3]+400" office:value-type="float" office:value="9400">
            <text:p>9400</text:p>
          </table:table-cell>
          <table:table-cell table:formula="of:=[.Y39]-[.$B$2]*[.$B$3]+400" office:value-type="float" office:value="9800">
            <text:p>9800</text:p>
          </table:table-cell>
          <table:table-cell table:formula="of:=[.Z39]-[.$B$2]*[.$B$3]+400" office:value-type="float" office:value="10200">
            <text:p>10200</text:p>
          </table:table-cell>
          <table:table-cell table:formula="of:=[.AA39]-[.$B$2]*[.$B$3]+400" office:value-type="float" office:value="10600">
            <text:p>10600</text:p>
          </table:table-cell>
          <table:table-cell table:formula="of:=[.AB39]-[.$B$2]*[.$B$3]+400" office:value-type="float" office:value="11000">
            <text:p>11000</text:p>
          </table:table-cell>
          <table:table-cell table:formula="of:=[.AC39]-[.$B$2]*[.$B$3]+400" office:value-type="float" office:value="11400">
            <text:p>11400</text:p>
          </table:table-cell>
          <table:table-cell table:formula="of:=[.AD39]-[.$B$2]*[.$B$3]+400" office:value-type="float" office:value="11800">
            <text:p>11800</text:p>
          </table:table-cell>
          <table:table-cell table:formula="of:=[.AE39]-[.$B$2]*[.$B$3]+400" office:value-type="float" office:value="12200">
            <text:p>12200</text:p>
          </table:table-cell>
          <table:table-cell table:formula="of:=[.AF39]-[.$B$2]*[.$B$3]+400" office:value-type="float" office:value="12600">
            <text:p>12600</text:p>
          </table:table-cell>
          <table:table-cell table:formula="of:=[.AG39]-[.$B$2]*[.$B$3]+400" office:value-type="float" office:value="13000">
            <text:p>13000</text:p>
          </table:table-cell>
          <table:table-cell table:formula="of:=[.AH39]-[.$B$2]*[.$B$3]+400" office:value-type="float" office:value="13400">
            <text:p>13400</text:p>
          </table:table-cell>
          <table:table-cell table:formula="of:=[.AI39]-[.$B$2]*[.$B$3]+400" office:value-type="float" office:value="13800">
            <text:p>13800</text:p>
          </table:table-cell>
          <table:table-cell table:formula="of:=[.AJ39]-[.$B$2]*[.$B$3]+400" office:value-type="float" office:value="14200">
            <text:p>14200</text:p>
          </table:table-cell>
          <table:table-cell table:formula="of:=[.AK39]-[.$B$2]*[.$B$3]+400" office:value-type="float" office:value="14600">
            <text:p>14600</text:p>
          </table:table-cell>
          <table:table-cell table:formula="of:=[.AL39]-[.$B$2]*[.$B$3]+400" office:value-type="float" office:value="15000">
            <text:p>15000</text:p>
          </table:table-cell>
          <table:table-cell table:formula="of:=[.AM39]-[.$B$2]*[.$B$3]+400" office:value-type="float" office:value="15400">
            <text:p>15400</text:p>
          </table:table-cell>
          <table:table-cell table:formula="of:=[.AN39]-[.$B$2]*[.$B$3]+400" office:value-type="float" office:value="15800">
            <text:p>15800</text:p>
          </table:table-cell>
          <table:table-cell table:formula="of:=[.AO39]-[.$B$2]*[.$B$3]+400" office:value-type="float" office:value="16200">
            <text:p>16200</text:p>
          </table:table-cell>
          <table:table-cell table:formula="of:=[.AP39]-[.$B$2]*[.$B$3]+400" office:value-type="float" office:value="16600">
            <text:p>16600</text:p>
          </table:table-cell>
          <table:table-cell table:formula="of:=[.AQ39]-[.$B$2]*[.$B$3]+400" office:value-type="float" office:value="17000">
            <text:p>17000</text:p>
          </table:table-cell>
          <table:table-cell table:formula="of:=[.AR39]-[.$B$2]*[.$B$3]+400" office:value-type="float" office:value="17400">
            <text:p>17400</text:p>
          </table:table-cell>
          <table:table-cell table:formula="of:=[.AS39]-[.$B$2]*[.$B$3]+400" office:value-type="float" office:value="17800">
            <text:p>17800</text:p>
          </table:table-cell>
          <table:table-cell table:formula="of:=[.AT39]-[.$B$2]*[.$B$3]+400" office:value-type="float" office:value="18200">
            <text:p>18200</text:p>
          </table:table-cell>
          <table:table-cell table:formula="of:=[.AU39]-[.$B$2]*[.$B$3]+400" office:value-type="float" office:value="18600">
            <text:p>18600</text:p>
          </table:table-cell>
          <table:table-cell table:formula="of:=[.AV39]-[.$B$2]*[.$B$3]+400" office:value-type="float" office:value="19000">
            <text:p>19000</text:p>
          </table:table-cell>
          <table:table-cell table:formula="of:=[.AW39]-[.$B$2]*[.$B$3]+400" office:value-type="float" office:value="19400">
            <text:p>19400</text:p>
          </table:table-cell>
          <table:table-cell table:formula="of:=[.AX39]-[.$B$2]*[.$B$3]+400" office:value-type="float" office:value="19800">
            <text:p>19800</text:p>
          </table:table-cell>
          <table:table-cell table:formula="of:=[.AY39]-[.$B$2]*[.$B$3]+400" office:value-type="float" office:value="20200">
            <text:p>20200</text:p>
          </table:table-cell>
          <table:table-cell table:formula="of:=[.AZ39]-[.$B$2]*[.$B$3]+400" office:value-type="float" office:value="20600">
            <text:p>20600</text:p>
          </table:table-cell>
          <table:table-cell table:formula="of:=[.BA39]-[.$B$2]*[.$B$3]+400" office:value-type="float" office:value="21000">
            <text:p>21000</text:p>
          </table:table-cell>
          <table:table-cell table:formula="of:=[.BB39]-[.$B$2]*[.$B$3]+400" office:value-type="float" office:value="21400">
            <text:p>21400</text:p>
          </table:table-cell>
          <table:table-cell table:formula="of:=[.BC39]-[.$B$2]*[.$B$3]+400" office:value-type="float" office:value="21800">
            <text:p>21800</text:p>
          </table:table-cell>
          <table:table-cell table:formula="of:=[.BD39]-[.$B$2]*[.$B$3]+400" office:value-type="float" office:value="22200">
            <text:p>22200</text:p>
          </table:table-cell>
          <table:table-cell table:formula="of:=[.BE39]-[.$B$2]*[.$B$3]+400" office:value-type="float" office:value="22600">
            <text:p>22600</text:p>
          </table:table-cell>
          <table:table-cell table:formula="of:=[.BF39]-[.$B$2]*[.$B$3]+400" office:value-type="float" office:value="23000">
            <text:p>23000</text:p>
          </table:table-cell>
          <table:table-cell table:formula="of:=[.BG39]-[.$B$2]*[.$B$3]+400" office:value-type="float" office:value="23400">
            <text:p>23400</text:p>
          </table:table-cell>
          <table:table-cell table:formula="of:=[.BH39]-[.$B$2]*[.$B$3]+400" office:value-type="float" office:value="23800">
            <text:p>23800</text:p>
          </table:table-cell>
          <table:table-cell table:formula="of:=[.BI39]-[.$B$2]*[.$B$3]+400" office:value-type="float" office:value="24200">
            <text:p>24200</text:p>
          </table:table-cell>
          <table:table-cell table:formula="of:=[.BJ39]-[.$B$2]*[.$B$3]+400" office:value-type="float" office:value="24600">
            <text:p>24600</text:p>
          </table:table-cell>
          <table:table-cell table:formula="of:=[.BK39]-[.$B$2]*[.$B$3]+400" office:value-type="float" office:value="25000">
            <text:p>25000</text:p>
          </table:table-cell>
          <table:table-cell table:formula="of:=[.BL39]-[.$B$2]*[.$B$3]+400" office:value-type="float" office:value="25400">
            <text:p>25400</text:p>
          </table:table-cell>
          <table:table-cell table:formula="of:=[.BM39]-[.$B$2]*[.$B$3]+400" office:value-type="float" office:value="25800">
            <text:p>25800</text:p>
          </table:table-cell>
          <table:table-cell table:formula="of:=[.BN39]-[.$B$2]*[.$B$3]+400" office:value-type="float" office:value="26200">
            <text:p>26200</text:p>
          </table:table-cell>
          <table:table-cell table:formula="of:=[.BO39]-[.$B$2]*[.$B$3]+400" office:value-type="float" office:value="26600">
            <text:p>26600</text:p>
          </table:table-cell>
          <table:table-cell table:formula="of:=[.BP39]-[.$B$2]*[.$B$3]+400" office:value-type="float" office:value="27000">
            <text:p>27000</text:p>
          </table:table-cell>
        </table:table-row>
        <table:table-row table:style-name="ro1">
          <table:table-cell table:number-columns-repeated="7"/>
          <table:table-cell office:value-type="float" office:value="12">
            <text:p>12</text:p>
          </table:table-cell>
          <table:table-cell table:style-name="Default" table:formula="of:=[.I40]-[.$B$2]*[.$B$3]+400" office:value-type="float" office:value="3700">
            <text:p>3700</text:p>
          </table:table-cell>
          <table:table-cell table:style-name="Default" table:formula="of:=[.J40]-[.$B$2]*[.$B$3]+400" office:value-type="float" office:value="4100">
            <text:p>4100</text:p>
          </table:table-cell>
          <table:table-cell table:style-name="Default" table:formula="of:=[.K40]-[.$B$2]*[.$B$3]+400" office:value-type="float" office:value="4500">
            <text:p>4500</text:p>
          </table:table-cell>
          <table:table-cell table:style-name="Default" table:formula="of:=[.L40]-[.$B$2]*[.$B$3]+400" office:value-type="float" office:value="4900">
            <text:p>4900</text:p>
          </table:table-cell>
          <table:table-cell table:style-name="Default" table:formula="of:=[.M40]-[.$B$2]*[.$B$3]+400" office:value-type="float" office:value="5300">
            <text:p>5300</text:p>
          </table:table-cell>
          <table:table-cell table:style-name="Default" table:formula="of:=[.N40]-[.$B$2]*[.$B$3]+400" office:value-type="float" office:value="5700">
            <text:p>5700</text:p>
          </table:table-cell>
          <table:table-cell table:style-name="Default" table:formula="of:=[.O40]-[.$B$2]*[.$B$3]+400" office:value-type="float" office:value="6100">
            <text:p>6100</text:p>
          </table:table-cell>
          <table:table-cell table:style-name="Default" table:formula="of:=[.P40]-[.$B$2]*[.$B$3]+400" office:value-type="float" office:value="6500">
            <text:p>6500</text:p>
          </table:table-cell>
          <table:table-cell table:style-name="Default" table:formula="of:=[.Q40]-[.$B$2]*[.$B$3]+400" office:value-type="float" office:value="6900">
            <text:p>6900</text:p>
          </table:table-cell>
          <table:table-cell table:formula="of:=[.R40]-[.$B$2]*[.$B$3]+400" office:value-type="float" office:value="7300">
            <text:p>7300</text:p>
          </table:table-cell>
          <table:table-cell table:formula="of:=[.S40]-[.$B$2]*[.$B$3]+400" office:value-type="float" office:value="7700">
            <text:p>7700</text:p>
          </table:table-cell>
          <table:table-cell table:formula="of:=[.T40]-[.$B$2]*[.$B$3]+400" office:value-type="float" office:value="8100">
            <text:p>8100</text:p>
          </table:table-cell>
          <table:table-cell table:formula="of:=[.U40]-[.$B$2]*[.$B$3]+400" office:value-type="float" office:value="8500">
            <text:p>8500</text:p>
          </table:table-cell>
          <table:table-cell table:formula="of:=[.V40]-[.$B$2]*[.$B$3]+400" office:value-type="float" office:value="8900">
            <text:p>8900</text:p>
          </table:table-cell>
          <table:table-cell table:formula="of:=[.W40]-[.$B$2]*[.$B$3]+400" office:value-type="float" office:value="9300">
            <text:p>9300</text:p>
          </table:table-cell>
          <table:table-cell table:formula="of:=[.X40]-[.$B$2]*[.$B$3]+400" office:value-type="float" office:value="9700">
            <text:p>9700</text:p>
          </table:table-cell>
          <table:table-cell table:formula="of:=[.Y40]-[.$B$2]*[.$B$3]+400" office:value-type="float" office:value="10100">
            <text:p>10100</text:p>
          </table:table-cell>
          <table:table-cell table:formula="of:=[.Z40]-[.$B$2]*[.$B$3]+400" office:value-type="float" office:value="10500">
            <text:p>10500</text:p>
          </table:table-cell>
          <table:table-cell table:formula="of:=[.AA40]-[.$B$2]*[.$B$3]+400" office:value-type="float" office:value="10900">
            <text:p>10900</text:p>
          </table:table-cell>
          <table:table-cell table:formula="of:=[.AB40]-[.$B$2]*[.$B$3]+400" office:value-type="float" office:value="11300">
            <text:p>11300</text:p>
          </table:table-cell>
          <table:table-cell table:formula="of:=[.AC40]-[.$B$2]*[.$B$3]+400" office:value-type="float" office:value="11700">
            <text:p>11700</text:p>
          </table:table-cell>
          <table:table-cell table:formula="of:=[.AD40]-[.$B$2]*[.$B$3]+400" office:value-type="float" office:value="12100">
            <text:p>12100</text:p>
          </table:table-cell>
          <table:table-cell table:formula="of:=[.AE40]-[.$B$2]*[.$B$3]+400" office:value-type="float" office:value="12500">
            <text:p>12500</text:p>
          </table:table-cell>
          <table:table-cell table:formula="of:=[.AF40]-[.$B$2]*[.$B$3]+400" office:value-type="float" office:value="12900">
            <text:p>12900</text:p>
          </table:table-cell>
          <table:table-cell table:formula="of:=[.AG40]-[.$B$2]*[.$B$3]+400" office:value-type="float" office:value="13300">
            <text:p>13300</text:p>
          </table:table-cell>
          <table:table-cell table:formula="of:=[.AH40]-[.$B$2]*[.$B$3]+400" office:value-type="float" office:value="13700">
            <text:p>13700</text:p>
          </table:table-cell>
          <table:table-cell table:formula="of:=[.AI40]-[.$B$2]*[.$B$3]+400" office:value-type="float" office:value="14100">
            <text:p>14100</text:p>
          </table:table-cell>
          <table:table-cell table:formula="of:=[.AJ40]-[.$B$2]*[.$B$3]+400" office:value-type="float" office:value="14500">
            <text:p>14500</text:p>
          </table:table-cell>
          <table:table-cell table:formula="of:=[.AK40]-[.$B$2]*[.$B$3]+400" office:value-type="float" office:value="14900">
            <text:p>14900</text:p>
          </table:table-cell>
          <table:table-cell table:formula="of:=[.AL40]-[.$B$2]*[.$B$3]+400" office:value-type="float" office:value="15300">
            <text:p>15300</text:p>
          </table:table-cell>
          <table:table-cell table:formula="of:=[.AM40]-[.$B$2]*[.$B$3]+400" office:value-type="float" office:value="15700">
            <text:p>15700</text:p>
          </table:table-cell>
          <table:table-cell table:formula="of:=[.AN40]-[.$B$2]*[.$B$3]+400" office:value-type="float" office:value="16100">
            <text:p>16100</text:p>
          </table:table-cell>
          <table:table-cell table:formula="of:=[.AO40]-[.$B$2]*[.$B$3]+400" office:value-type="float" office:value="16500">
            <text:p>16500</text:p>
          </table:table-cell>
          <table:table-cell table:formula="of:=[.AP40]-[.$B$2]*[.$B$3]+400" office:value-type="float" office:value="16900">
            <text:p>16900</text:p>
          </table:table-cell>
          <table:table-cell table:formula="of:=[.AQ40]-[.$B$2]*[.$B$3]+400" office:value-type="float" office:value="17300">
            <text:p>17300</text:p>
          </table:table-cell>
          <table:table-cell table:formula="of:=[.AR40]-[.$B$2]*[.$B$3]+400" office:value-type="float" office:value="17700">
            <text:p>17700</text:p>
          </table:table-cell>
          <table:table-cell table:formula="of:=[.AS40]-[.$B$2]*[.$B$3]+400" office:value-type="float" office:value="18100">
            <text:p>18100</text:p>
          </table:table-cell>
          <table:table-cell table:formula="of:=[.AT40]-[.$B$2]*[.$B$3]+400" office:value-type="float" office:value="18500">
            <text:p>18500</text:p>
          </table:table-cell>
          <table:table-cell table:formula="of:=[.AU40]-[.$B$2]*[.$B$3]+400" office:value-type="float" office:value="18900">
            <text:p>18900</text:p>
          </table:table-cell>
          <table:table-cell table:formula="of:=[.AV40]-[.$B$2]*[.$B$3]+400" office:value-type="float" office:value="19300">
            <text:p>19300</text:p>
          </table:table-cell>
          <table:table-cell table:formula="of:=[.AW40]-[.$B$2]*[.$B$3]+400" office:value-type="float" office:value="19700">
            <text:p>19700</text:p>
          </table:table-cell>
          <table:table-cell table:formula="of:=[.AX40]-[.$B$2]*[.$B$3]+400" office:value-type="float" office:value="20100">
            <text:p>20100</text:p>
          </table:table-cell>
          <table:table-cell table:formula="of:=[.AY40]-[.$B$2]*[.$B$3]+400" office:value-type="float" office:value="20500">
            <text:p>20500</text:p>
          </table:table-cell>
          <table:table-cell table:formula="of:=[.AZ40]-[.$B$2]*[.$B$3]+400" office:value-type="float" office:value="20900">
            <text:p>20900</text:p>
          </table:table-cell>
          <table:table-cell table:formula="of:=[.BA40]-[.$B$2]*[.$B$3]+400" office:value-type="float" office:value="21300">
            <text:p>21300</text:p>
          </table:table-cell>
          <table:table-cell table:formula="of:=[.BB40]-[.$B$2]*[.$B$3]+400" office:value-type="float" office:value="21700">
            <text:p>21700</text:p>
          </table:table-cell>
          <table:table-cell table:formula="of:=[.BC40]-[.$B$2]*[.$B$3]+400" office:value-type="float" office:value="22100">
            <text:p>22100</text:p>
          </table:table-cell>
          <table:table-cell table:formula="of:=[.BD40]-[.$B$2]*[.$B$3]+400" office:value-type="float" office:value="22500">
            <text:p>22500</text:p>
          </table:table-cell>
          <table:table-cell table:formula="of:=[.BE40]-[.$B$2]*[.$B$3]+400" office:value-type="float" office:value="22900">
            <text:p>22900</text:p>
          </table:table-cell>
          <table:table-cell table:formula="of:=[.BF40]-[.$B$2]*[.$B$3]+400" office:value-type="float" office:value="23300">
            <text:p>23300</text:p>
          </table:table-cell>
          <table:table-cell table:formula="of:=[.BG40]-[.$B$2]*[.$B$3]+400" office:value-type="float" office:value="23700">
            <text:p>23700</text:p>
          </table:table-cell>
          <table:table-cell table:formula="of:=[.BH40]-[.$B$2]*[.$B$3]+400" office:value-type="float" office:value="24100">
            <text:p>24100</text:p>
          </table:table-cell>
          <table:table-cell table:formula="of:=[.BI40]-[.$B$2]*[.$B$3]+400" office:value-type="float" office:value="24500">
            <text:p>24500</text:p>
          </table:table-cell>
          <table:table-cell table:formula="of:=[.BJ40]-[.$B$2]*[.$B$3]+400" office:value-type="float" office:value="24900">
            <text:p>24900</text:p>
          </table:table-cell>
          <table:table-cell table:formula="of:=[.BK40]-[.$B$2]*[.$B$3]+400" office:value-type="float" office:value="25300">
            <text:p>25300</text:p>
          </table:table-cell>
          <table:table-cell table:formula="of:=[.BL40]-[.$B$2]*[.$B$3]+400" office:value-type="float" office:value="25700">
            <text:p>25700</text:p>
          </table:table-cell>
          <table:table-cell table:formula="of:=[.BM40]-[.$B$2]*[.$B$3]+400" office:value-type="float" office:value="26100">
            <text:p>26100</text:p>
          </table:table-cell>
          <table:table-cell table:formula="of:=[.BN40]-[.$B$2]*[.$B$3]+400" office:value-type="float" office:value="26500">
            <text:p>26500</text:p>
          </table:table-cell>
          <table:table-cell table:formula="of:=[.BO40]-[.$B$2]*[.$B$3]+400" office:value-type="float" office:value="26900">
            <text:p>26900</text:p>
          </table:table-cell>
          <table:table-cell table:formula="of:=[.BP40]-[.$B$2]*[.$B$3]+400" office:value-type="float" office:value="27300">
            <text:p>27300</text:p>
          </table:table-cell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table:style-name="Default" table:formula="of:=[.I41]-[.$B$2]*[.$B$3]+400" office:value-type="float" office:value="4000">
            <text:p>4000</text:p>
          </table:table-cell>
          <table:table-cell table:style-name="Default" table:formula="of:=[.J41]-[.$B$2]*[.$B$3]+400" office:value-type="float" office:value="4400">
            <text:p>4400</text:p>
          </table:table-cell>
          <table:table-cell table:style-name="Default" table:formula="of:=[.K41]-[.$B$2]*[.$B$3]+400" office:value-type="float" office:value="4800">
            <text:p>4800</text:p>
          </table:table-cell>
          <table:table-cell table:style-name="Default" table:formula="of:=[.L41]-[.$B$2]*[.$B$3]+400" office:value-type="float" office:value="5200">
            <text:p>5200</text:p>
          </table:table-cell>
          <table:table-cell table:style-name="Default" table:formula="of:=[.M41]-[.$B$2]*[.$B$3]+400" office:value-type="float" office:value="5600">
            <text:p>5600</text:p>
          </table:table-cell>
          <table:table-cell table:style-name="Default" table:formula="of:=[.N41]-[.$B$2]*[.$B$3]+400" office:value-type="float" office:value="6000">
            <text:p>6000</text:p>
          </table:table-cell>
          <table:table-cell table:style-name="Default" table:formula="of:=[.O41]-[.$B$2]*[.$B$3]+400" office:value-type="float" office:value="6400">
            <text:p>6400</text:p>
          </table:table-cell>
          <table:table-cell table:style-name="Default" table:formula="of:=[.P41]-[.$B$2]*[.$B$3]+400" office:value-type="float" office:value="6800">
            <text:p>6800</text:p>
          </table:table-cell>
          <table:table-cell table:style-name="Default" table:formula="of:=[.Q41]-[.$B$2]*[.$B$3]+400" office:value-type="float" office:value="7200">
            <text:p>7200</text:p>
          </table:table-cell>
          <table:table-cell table:formula="of:=[.R41]-[.$B$2]*[.$B$3]+400" office:value-type="float" office:value="7600">
            <text:p>7600</text:p>
          </table:table-cell>
          <table:table-cell table:formula="of:=[.S41]-[.$B$2]*[.$B$3]+400" office:value-type="float" office:value="8000">
            <text:p>8000</text:p>
          </table:table-cell>
          <table:table-cell table:formula="of:=[.T41]-[.$B$2]*[.$B$3]+400" office:value-type="float" office:value="8400">
            <text:p>8400</text:p>
          </table:table-cell>
          <table:table-cell table:formula="of:=[.U41]-[.$B$2]*[.$B$3]+400" office:value-type="float" office:value="8800">
            <text:p>8800</text:p>
          </table:table-cell>
          <table:table-cell table:formula="of:=[.V41]-[.$B$2]*[.$B$3]+400" office:value-type="float" office:value="9200">
            <text:p>9200</text:p>
          </table:table-cell>
          <table:table-cell table:formula="of:=[.W41]-[.$B$2]*[.$B$3]+400" office:value-type="float" office:value="9600">
            <text:p>9600</text:p>
          </table:table-cell>
          <table:table-cell table:formula="of:=[.X41]-[.$B$2]*[.$B$3]+400" office:value-type="float" office:value="10000">
            <text:p>10000</text:p>
          </table:table-cell>
          <table:table-cell table:formula="of:=[.Y41]-[.$B$2]*[.$B$3]+400" office:value-type="float" office:value="10400">
            <text:p>10400</text:p>
          </table:table-cell>
          <table:table-cell table:formula="of:=[.Z41]-[.$B$2]*[.$B$3]+400" office:value-type="float" office:value="10800">
            <text:p>10800</text:p>
          </table:table-cell>
          <table:table-cell table:formula="of:=[.AA41]-[.$B$2]*[.$B$3]+400" office:value-type="float" office:value="11200">
            <text:p>11200</text:p>
          </table:table-cell>
          <table:table-cell table:formula="of:=[.AB41]-[.$B$2]*[.$B$3]+400" office:value-type="float" office:value="11600">
            <text:p>11600</text:p>
          </table:table-cell>
          <table:table-cell table:formula="of:=[.AC41]-[.$B$2]*[.$B$3]+400" office:value-type="float" office:value="12000">
            <text:p>12000</text:p>
          </table:table-cell>
          <table:table-cell table:formula="of:=[.AD41]-[.$B$2]*[.$B$3]+400" office:value-type="float" office:value="12400">
            <text:p>12400</text:p>
          </table:table-cell>
          <table:table-cell table:formula="of:=[.AE41]-[.$B$2]*[.$B$3]+400" office:value-type="float" office:value="12800">
            <text:p>12800</text:p>
          </table:table-cell>
          <table:table-cell table:formula="of:=[.AF41]-[.$B$2]*[.$B$3]+400" office:value-type="float" office:value="13200">
            <text:p>13200</text:p>
          </table:table-cell>
          <table:table-cell table:formula="of:=[.AG41]-[.$B$2]*[.$B$3]+400" office:value-type="float" office:value="13600">
            <text:p>13600</text:p>
          </table:table-cell>
          <table:table-cell table:formula="of:=[.AH41]-[.$B$2]*[.$B$3]+400" office:value-type="float" office:value="14000">
            <text:p>14000</text:p>
          </table:table-cell>
          <table:table-cell table:formula="of:=[.AI41]-[.$B$2]*[.$B$3]+400" office:value-type="float" office:value="14400">
            <text:p>14400</text:p>
          </table:table-cell>
          <table:table-cell table:formula="of:=[.AJ41]-[.$B$2]*[.$B$3]+400" office:value-type="float" office:value="14800">
            <text:p>14800</text:p>
          </table:table-cell>
          <table:table-cell table:formula="of:=[.AK41]-[.$B$2]*[.$B$3]+400" office:value-type="float" office:value="15200">
            <text:p>15200</text:p>
          </table:table-cell>
          <table:table-cell table:formula="of:=[.AL41]-[.$B$2]*[.$B$3]+400" office:value-type="float" office:value="15600">
            <text:p>15600</text:p>
          </table:table-cell>
          <table:table-cell table:formula="of:=[.AM41]-[.$B$2]*[.$B$3]+400" office:value-type="float" office:value="16000">
            <text:p>16000</text:p>
          </table:table-cell>
          <table:table-cell table:formula="of:=[.AN41]-[.$B$2]*[.$B$3]+400" office:value-type="float" office:value="16400">
            <text:p>16400</text:p>
          </table:table-cell>
          <table:table-cell table:formula="of:=[.AO41]-[.$B$2]*[.$B$3]+400" office:value-type="float" office:value="16800">
            <text:p>16800</text:p>
          </table:table-cell>
          <table:table-cell table:formula="of:=[.AP41]-[.$B$2]*[.$B$3]+400" office:value-type="float" office:value="17200">
            <text:p>17200</text:p>
          </table:table-cell>
          <table:table-cell table:formula="of:=[.AQ41]-[.$B$2]*[.$B$3]+400" office:value-type="float" office:value="17600">
            <text:p>17600</text:p>
          </table:table-cell>
          <table:table-cell table:formula="of:=[.AR41]-[.$B$2]*[.$B$3]+400" office:value-type="float" office:value="18000">
            <text:p>18000</text:p>
          </table:table-cell>
          <table:table-cell table:formula="of:=[.AS41]-[.$B$2]*[.$B$3]+400" office:value-type="float" office:value="18400">
            <text:p>18400</text:p>
          </table:table-cell>
          <table:table-cell table:formula="of:=[.AT41]-[.$B$2]*[.$B$3]+400" office:value-type="float" office:value="18800">
            <text:p>18800</text:p>
          </table:table-cell>
          <table:table-cell table:formula="of:=[.AU41]-[.$B$2]*[.$B$3]+400" office:value-type="float" office:value="19200">
            <text:p>19200</text:p>
          </table:table-cell>
          <table:table-cell table:formula="of:=[.AV41]-[.$B$2]*[.$B$3]+400" office:value-type="float" office:value="19600">
            <text:p>19600</text:p>
          </table:table-cell>
          <table:table-cell table:formula="of:=[.AW41]-[.$B$2]*[.$B$3]+400" office:value-type="float" office:value="20000">
            <text:p>20000</text:p>
          </table:table-cell>
          <table:table-cell table:formula="of:=[.AX41]-[.$B$2]*[.$B$3]+400" office:value-type="float" office:value="20400">
            <text:p>20400</text:p>
          </table:table-cell>
          <table:table-cell table:formula="of:=[.AY41]-[.$B$2]*[.$B$3]+400" office:value-type="float" office:value="20800">
            <text:p>20800</text:p>
          </table:table-cell>
          <table:table-cell table:formula="of:=[.AZ41]-[.$B$2]*[.$B$3]+400" office:value-type="float" office:value="21200">
            <text:p>21200</text:p>
          </table:table-cell>
          <table:table-cell table:formula="of:=[.BA41]-[.$B$2]*[.$B$3]+400" office:value-type="float" office:value="21600">
            <text:p>21600</text:p>
          </table:table-cell>
          <table:table-cell table:formula="of:=[.BB41]-[.$B$2]*[.$B$3]+400" office:value-type="float" office:value="22000">
            <text:p>22000</text:p>
          </table:table-cell>
          <table:table-cell table:formula="of:=[.BC41]-[.$B$2]*[.$B$3]+400" office:value-type="float" office:value="22400">
            <text:p>22400</text:p>
          </table:table-cell>
          <table:table-cell table:formula="of:=[.BD41]-[.$B$2]*[.$B$3]+400" office:value-type="float" office:value="22800">
            <text:p>22800</text:p>
          </table:table-cell>
          <table:table-cell table:formula="of:=[.BE41]-[.$B$2]*[.$B$3]+400" office:value-type="float" office:value="23200">
            <text:p>23200</text:p>
          </table:table-cell>
          <table:table-cell table:formula="of:=[.BF41]-[.$B$2]*[.$B$3]+400" office:value-type="float" office:value="23600">
            <text:p>23600</text:p>
          </table:table-cell>
          <table:table-cell table:formula="of:=[.BG41]-[.$B$2]*[.$B$3]+400" office:value-type="float" office:value="24000">
            <text:p>24000</text:p>
          </table:table-cell>
          <table:table-cell table:formula="of:=[.BH41]-[.$B$2]*[.$B$3]+400" office:value-type="float" office:value="24400">
            <text:p>24400</text:p>
          </table:table-cell>
          <table:table-cell table:formula="of:=[.BI41]-[.$B$2]*[.$B$3]+400" office:value-type="float" office:value="24800">
            <text:p>24800</text:p>
          </table:table-cell>
          <table:table-cell table:formula="of:=[.BJ41]-[.$B$2]*[.$B$3]+400" office:value-type="float" office:value="25200">
            <text:p>25200</text:p>
          </table:table-cell>
          <table:table-cell table:formula="of:=[.BK41]-[.$B$2]*[.$B$3]+400" office:value-type="float" office:value="25600">
            <text:p>25600</text:p>
          </table:table-cell>
          <table:table-cell table:formula="of:=[.BL41]-[.$B$2]*[.$B$3]+400" office:value-type="float" office:value="26000">
            <text:p>26000</text:p>
          </table:table-cell>
          <table:table-cell table:formula="of:=[.BM41]-[.$B$2]*[.$B$3]+400" office:value-type="float" office:value="26400">
            <text:p>26400</text:p>
          </table:table-cell>
          <table:table-cell table:formula="of:=[.BN41]-[.$B$2]*[.$B$3]+400" office:value-type="float" office:value="26800">
            <text:p>26800</text:p>
          </table:table-cell>
          <table:table-cell table:formula="of:=[.BO41]-[.$B$2]*[.$B$3]+400" office:value-type="float" office:value="27200">
            <text:p>27200</text:p>
          </table:table-cell>
          <table:table-cell table:formula="of:=[.BP41]-[.$B$2]*[.$B$3]+400" office:value-type="float" office:value="27600">
            <text:p>27600</text:p>
          </table:table-cell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table:style-name="Default" table:formula="of:=[.I42]-[.$B$2]*[.$B$3]+400" office:value-type="float" office:value="4300">
            <text:p>4300</text:p>
          </table:table-cell>
          <table:table-cell table:style-name="Default" table:formula="of:=[.J42]-[.$B$2]*[.$B$3]+400" office:value-type="float" office:value="4700">
            <text:p>4700</text:p>
          </table:table-cell>
          <table:table-cell table:style-name="Default" table:formula="of:=[.K42]-[.$B$2]*[.$B$3]+400" office:value-type="float" office:value="5100">
            <text:p>5100</text:p>
          </table:table-cell>
          <table:table-cell table:style-name="Default" table:formula="of:=[.L42]-[.$B$2]*[.$B$3]+400" office:value-type="float" office:value="5500">
            <text:p>5500</text:p>
          </table:table-cell>
          <table:table-cell table:style-name="Default" table:formula="of:=[.M42]-[.$B$2]*[.$B$3]+400" office:value-type="float" office:value="5900">
            <text:p>5900</text:p>
          </table:table-cell>
          <table:table-cell table:style-name="Default" table:formula="of:=[.N42]-[.$B$2]*[.$B$3]+400" office:value-type="float" office:value="6300">
            <text:p>6300</text:p>
          </table:table-cell>
          <table:table-cell table:style-name="Default" table:formula="of:=[.O42]-[.$B$2]*[.$B$3]+400" office:value-type="float" office:value="6700">
            <text:p>6700</text:p>
          </table:table-cell>
          <table:table-cell table:style-name="Default" table:formula="of:=[.P42]-[.$B$2]*[.$B$3]+400" office:value-type="float" office:value="7100">
            <text:p>7100</text:p>
          </table:table-cell>
          <table:table-cell table:style-name="Default" table:formula="of:=[.Q42]-[.$B$2]*[.$B$3]+400" office:value-type="float" office:value="7500">
            <text:p>7500</text:p>
          </table:table-cell>
          <table:table-cell table:formula="of:=[.R42]-[.$B$2]*[.$B$3]+400" office:value-type="float" office:value="7900">
            <text:p>7900</text:p>
          </table:table-cell>
          <table:table-cell table:formula="of:=[.S42]-[.$B$2]*[.$B$3]+400" office:value-type="float" office:value="8300">
            <text:p>8300</text:p>
          </table:table-cell>
          <table:table-cell table:formula="of:=[.T42]-[.$B$2]*[.$B$3]+400" office:value-type="float" office:value="8700">
            <text:p>8700</text:p>
          </table:table-cell>
          <table:table-cell table:formula="of:=[.U42]-[.$B$2]*[.$B$3]+400" office:value-type="float" office:value="9100">
            <text:p>9100</text:p>
          </table:table-cell>
          <table:table-cell table:formula="of:=[.V42]-[.$B$2]*[.$B$3]+400" office:value-type="float" office:value="9500">
            <text:p>9500</text:p>
          </table:table-cell>
          <table:table-cell table:formula="of:=[.W42]-[.$B$2]*[.$B$3]+400" office:value-type="float" office:value="9900">
            <text:p>9900</text:p>
          </table:table-cell>
          <table:table-cell table:formula="of:=[.X42]-[.$B$2]*[.$B$3]+400" office:value-type="float" office:value="10300">
            <text:p>10300</text:p>
          </table:table-cell>
          <table:table-cell table:formula="of:=[.Y42]-[.$B$2]*[.$B$3]+400" office:value-type="float" office:value="10700">
            <text:p>10700</text:p>
          </table:table-cell>
          <table:table-cell table:formula="of:=[.Z42]-[.$B$2]*[.$B$3]+400" office:value-type="float" office:value="11100">
            <text:p>11100</text:p>
          </table:table-cell>
          <table:table-cell table:formula="of:=[.AA42]-[.$B$2]*[.$B$3]+400" office:value-type="float" office:value="11500">
            <text:p>11500</text:p>
          </table:table-cell>
          <table:table-cell table:formula="of:=[.AB42]-[.$B$2]*[.$B$3]+400" office:value-type="float" office:value="11900">
            <text:p>11900</text:p>
          </table:table-cell>
          <table:table-cell table:formula="of:=[.AC42]-[.$B$2]*[.$B$3]+400" office:value-type="float" office:value="12300">
            <text:p>12300</text:p>
          </table:table-cell>
          <table:table-cell table:formula="of:=[.AD42]-[.$B$2]*[.$B$3]+400" office:value-type="float" office:value="12700">
            <text:p>12700</text:p>
          </table:table-cell>
          <table:table-cell table:formula="of:=[.AE42]-[.$B$2]*[.$B$3]+400" office:value-type="float" office:value="13100">
            <text:p>13100</text:p>
          </table:table-cell>
          <table:table-cell table:formula="of:=[.AF42]-[.$B$2]*[.$B$3]+400" office:value-type="float" office:value="13500">
            <text:p>13500</text:p>
          </table:table-cell>
          <table:table-cell table:formula="of:=[.AG42]-[.$B$2]*[.$B$3]+400" office:value-type="float" office:value="13900">
            <text:p>13900</text:p>
          </table:table-cell>
          <table:table-cell table:formula="of:=[.AH42]-[.$B$2]*[.$B$3]+400" office:value-type="float" office:value="14300">
            <text:p>14300</text:p>
          </table:table-cell>
          <table:table-cell table:formula="of:=[.AI42]-[.$B$2]*[.$B$3]+400" office:value-type="float" office:value="14700">
            <text:p>14700</text:p>
          </table:table-cell>
          <table:table-cell table:formula="of:=[.AJ42]-[.$B$2]*[.$B$3]+400" office:value-type="float" office:value="15100">
            <text:p>15100</text:p>
          </table:table-cell>
          <table:table-cell table:formula="of:=[.AK42]-[.$B$2]*[.$B$3]+400" office:value-type="float" office:value="15500">
            <text:p>15500</text:p>
          </table:table-cell>
          <table:table-cell table:formula="of:=[.AL42]-[.$B$2]*[.$B$3]+400" office:value-type="float" office:value="15900">
            <text:p>15900</text:p>
          </table:table-cell>
          <table:table-cell table:formula="of:=[.AM42]-[.$B$2]*[.$B$3]+400" office:value-type="float" office:value="16300">
            <text:p>16300</text:p>
          </table:table-cell>
          <table:table-cell table:formula="of:=[.AN42]-[.$B$2]*[.$B$3]+400" office:value-type="float" office:value="16700">
            <text:p>16700</text:p>
          </table:table-cell>
          <table:table-cell table:formula="of:=[.AO42]-[.$B$2]*[.$B$3]+400" office:value-type="float" office:value="17100">
            <text:p>17100</text:p>
          </table:table-cell>
          <table:table-cell table:formula="of:=[.AP42]-[.$B$2]*[.$B$3]+400" office:value-type="float" office:value="17500">
            <text:p>17500</text:p>
          </table:table-cell>
          <table:table-cell table:formula="of:=[.AQ42]-[.$B$2]*[.$B$3]+400" office:value-type="float" office:value="17900">
            <text:p>17900</text:p>
          </table:table-cell>
          <table:table-cell table:formula="of:=[.AR42]-[.$B$2]*[.$B$3]+400" office:value-type="float" office:value="18300">
            <text:p>18300</text:p>
          </table:table-cell>
          <table:table-cell table:formula="of:=[.AS42]-[.$B$2]*[.$B$3]+400" office:value-type="float" office:value="18700">
            <text:p>18700</text:p>
          </table:table-cell>
          <table:table-cell table:formula="of:=[.AT42]-[.$B$2]*[.$B$3]+400" office:value-type="float" office:value="19100">
            <text:p>19100</text:p>
          </table:table-cell>
          <table:table-cell table:formula="of:=[.AU42]-[.$B$2]*[.$B$3]+400" office:value-type="float" office:value="19500">
            <text:p>19500</text:p>
          </table:table-cell>
          <table:table-cell table:formula="of:=[.AV42]-[.$B$2]*[.$B$3]+400" office:value-type="float" office:value="19900">
            <text:p>19900</text:p>
          </table:table-cell>
          <table:table-cell table:formula="of:=[.AW42]-[.$B$2]*[.$B$3]+400" office:value-type="float" office:value="20300">
            <text:p>20300</text:p>
          </table:table-cell>
          <table:table-cell table:formula="of:=[.AX42]-[.$B$2]*[.$B$3]+400" office:value-type="float" office:value="20700">
            <text:p>20700</text:p>
          </table:table-cell>
          <table:table-cell table:formula="of:=[.AY42]-[.$B$2]*[.$B$3]+400" office:value-type="float" office:value="21100">
            <text:p>21100</text:p>
          </table:table-cell>
          <table:table-cell table:formula="of:=[.AZ42]-[.$B$2]*[.$B$3]+400" office:value-type="float" office:value="21500">
            <text:p>21500</text:p>
          </table:table-cell>
          <table:table-cell table:formula="of:=[.BA42]-[.$B$2]*[.$B$3]+400" office:value-type="float" office:value="21900">
            <text:p>21900</text:p>
          </table:table-cell>
          <table:table-cell table:formula="of:=[.BB42]-[.$B$2]*[.$B$3]+400" office:value-type="float" office:value="22300">
            <text:p>22300</text:p>
          </table:table-cell>
          <table:table-cell table:formula="of:=[.BC42]-[.$B$2]*[.$B$3]+400" office:value-type="float" office:value="22700">
            <text:p>22700</text:p>
          </table:table-cell>
          <table:table-cell table:formula="of:=[.BD42]-[.$B$2]*[.$B$3]+400" office:value-type="float" office:value="23100">
            <text:p>23100</text:p>
          </table:table-cell>
          <table:table-cell table:formula="of:=[.BE42]-[.$B$2]*[.$B$3]+400" office:value-type="float" office:value="23500">
            <text:p>23500</text:p>
          </table:table-cell>
          <table:table-cell table:formula="of:=[.BF42]-[.$B$2]*[.$B$3]+400" office:value-type="float" office:value="23900">
            <text:p>23900</text:p>
          </table:table-cell>
          <table:table-cell table:formula="of:=[.BG42]-[.$B$2]*[.$B$3]+400" office:value-type="float" office:value="24300">
            <text:p>24300</text:p>
          </table:table-cell>
          <table:table-cell table:formula="of:=[.BH42]-[.$B$2]*[.$B$3]+400" office:value-type="float" office:value="24700">
            <text:p>24700</text:p>
          </table:table-cell>
          <table:table-cell table:formula="of:=[.BI42]-[.$B$2]*[.$B$3]+400" office:value-type="float" office:value="25100">
            <text:p>25100</text:p>
          </table:table-cell>
          <table:table-cell table:formula="of:=[.BJ42]-[.$B$2]*[.$B$3]+400" office:value-type="float" office:value="25500">
            <text:p>25500</text:p>
          </table:table-cell>
          <table:table-cell table:formula="of:=[.BK42]-[.$B$2]*[.$B$3]+400" office:value-type="float" office:value="25900">
            <text:p>25900</text:p>
          </table:table-cell>
          <table:table-cell table:formula="of:=[.BL42]-[.$B$2]*[.$B$3]+400" office:value-type="float" office:value="26300">
            <text:p>26300</text:p>
          </table:table-cell>
          <table:table-cell table:formula="of:=[.BM42]-[.$B$2]*[.$B$3]+400" office:value-type="float" office:value="26700">
            <text:p>26700</text:p>
          </table:table-cell>
          <table:table-cell table:formula="of:=[.BN42]-[.$B$2]*[.$B$3]+400" office:value-type="float" office:value="27100">
            <text:p>27100</text:p>
          </table:table-cell>
          <table:table-cell table:formula="of:=[.BO42]-[.$B$2]*[.$B$3]+400" office:value-type="float" office:value="27500">
            <text:p>27500</text:p>
          </table:table-cell>
          <table:table-cell table:formula="of:=[.BP42]-[.$B$2]*[.$B$3]+400" office:value-type="float" office:value="27900">
            <text:p>27900</text:p>
          </table:table-cell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table:style-name="Default" table:formula="of:=[.I43]-[.$B$2]*[.$B$3]+400" office:value-type="float" office:value="4600">
            <text:p>4600</text:p>
          </table:table-cell>
          <table:table-cell table:style-name="Default" table:formula="of:=[.J43]-[.$B$2]*[.$B$3]+400" office:value-type="float" office:value="5000">
            <text:p>5000</text:p>
          </table:table-cell>
          <table:table-cell table:style-name="Default" table:formula="of:=[.K43]-[.$B$2]*[.$B$3]+400" office:value-type="float" office:value="5400">
            <text:p>5400</text:p>
          </table:table-cell>
          <table:table-cell table:style-name="Default" table:formula="of:=[.L43]-[.$B$2]*[.$B$3]+400" office:value-type="float" office:value="5800">
            <text:p>5800</text:p>
          </table:table-cell>
          <table:table-cell table:style-name="Default" table:formula="of:=[.M43]-[.$B$2]*[.$B$3]+400" office:value-type="float" office:value="6200">
            <text:p>6200</text:p>
          </table:table-cell>
          <table:table-cell table:style-name="Default" table:formula="of:=[.N43]-[.$B$2]*[.$B$3]+400" office:value-type="float" office:value="6600">
            <text:p>6600</text:p>
          </table:table-cell>
          <table:table-cell table:style-name="Default" table:formula="of:=[.O43]-[.$B$2]*[.$B$3]+400" office:value-type="float" office:value="7000">
            <text:p>7000</text:p>
          </table:table-cell>
          <table:table-cell table:style-name="Default" table:formula="of:=[.P43]-[.$B$2]*[.$B$3]+400" office:value-type="float" office:value="7400">
            <text:p>7400</text:p>
          </table:table-cell>
          <table:table-cell table:style-name="Default" table:formula="of:=[.Q43]-[.$B$2]*[.$B$3]+400" office:value-type="float" office:value="7800">
            <text:p>7800</text:p>
          </table:table-cell>
          <table:table-cell table:formula="of:=[.R43]-[.$B$2]*[.$B$3]+400" office:value-type="float" office:value="8200">
            <text:p>8200</text:p>
          </table:table-cell>
          <table:table-cell table:formula="of:=[.S43]-[.$B$2]*[.$B$3]+400" office:value-type="float" office:value="8600">
            <text:p>8600</text:p>
          </table:table-cell>
          <table:table-cell table:formula="of:=[.T43]-[.$B$2]*[.$B$3]+400" office:value-type="float" office:value="9000">
            <text:p>9000</text:p>
          </table:table-cell>
          <table:table-cell table:formula="of:=[.U43]-[.$B$2]*[.$B$3]+400" office:value-type="float" office:value="9400">
            <text:p>9400</text:p>
          </table:table-cell>
          <table:table-cell table:formula="of:=[.V43]-[.$B$2]*[.$B$3]+400" office:value-type="float" office:value="9800">
            <text:p>9800</text:p>
          </table:table-cell>
          <table:table-cell table:formula="of:=[.W43]-[.$B$2]*[.$B$3]+400" office:value-type="float" office:value="10200">
            <text:p>10200</text:p>
          </table:table-cell>
          <table:table-cell table:formula="of:=[.X43]-[.$B$2]*[.$B$3]+400" office:value-type="float" office:value="10600">
            <text:p>10600</text:p>
          </table:table-cell>
          <table:table-cell table:formula="of:=[.Y43]-[.$B$2]*[.$B$3]+400" office:value-type="float" office:value="11000">
            <text:p>11000</text:p>
          </table:table-cell>
          <table:table-cell table:formula="of:=[.Z43]-[.$B$2]*[.$B$3]+400" office:value-type="float" office:value="11400">
            <text:p>11400</text:p>
          </table:table-cell>
          <table:table-cell table:formula="of:=[.AA43]-[.$B$2]*[.$B$3]+400" office:value-type="float" office:value="11800">
            <text:p>11800</text:p>
          </table:table-cell>
          <table:table-cell table:formula="of:=[.AB43]-[.$B$2]*[.$B$3]+400" office:value-type="float" office:value="12200">
            <text:p>12200</text:p>
          </table:table-cell>
          <table:table-cell table:formula="of:=[.AC43]-[.$B$2]*[.$B$3]+400" office:value-type="float" office:value="12600">
            <text:p>12600</text:p>
          </table:table-cell>
          <table:table-cell table:formula="of:=[.AD43]-[.$B$2]*[.$B$3]+400" office:value-type="float" office:value="13000">
            <text:p>13000</text:p>
          </table:table-cell>
          <table:table-cell table:formula="of:=[.AE43]-[.$B$2]*[.$B$3]+400" office:value-type="float" office:value="13400">
            <text:p>13400</text:p>
          </table:table-cell>
          <table:table-cell table:formula="of:=[.AF43]-[.$B$2]*[.$B$3]+400" office:value-type="float" office:value="13800">
            <text:p>13800</text:p>
          </table:table-cell>
          <table:table-cell table:formula="of:=[.AG43]-[.$B$2]*[.$B$3]+400" office:value-type="float" office:value="14200">
            <text:p>14200</text:p>
          </table:table-cell>
          <table:table-cell table:formula="of:=[.AH43]-[.$B$2]*[.$B$3]+400" office:value-type="float" office:value="14600">
            <text:p>14600</text:p>
          </table:table-cell>
          <table:table-cell table:formula="of:=[.AI43]-[.$B$2]*[.$B$3]+400" office:value-type="float" office:value="15000">
            <text:p>15000</text:p>
          </table:table-cell>
          <table:table-cell table:formula="of:=[.AJ43]-[.$B$2]*[.$B$3]+400" office:value-type="float" office:value="15400">
            <text:p>15400</text:p>
          </table:table-cell>
          <table:table-cell table:formula="of:=[.AK43]-[.$B$2]*[.$B$3]+400" office:value-type="float" office:value="15800">
            <text:p>15800</text:p>
          </table:table-cell>
          <table:table-cell table:formula="of:=[.AL43]-[.$B$2]*[.$B$3]+400" office:value-type="float" office:value="16200">
            <text:p>16200</text:p>
          </table:table-cell>
          <table:table-cell table:formula="of:=[.AM43]-[.$B$2]*[.$B$3]+400" office:value-type="float" office:value="16600">
            <text:p>16600</text:p>
          </table:table-cell>
          <table:table-cell table:formula="of:=[.AN43]-[.$B$2]*[.$B$3]+400" office:value-type="float" office:value="17000">
            <text:p>17000</text:p>
          </table:table-cell>
          <table:table-cell table:formula="of:=[.AO43]-[.$B$2]*[.$B$3]+400" office:value-type="float" office:value="17400">
            <text:p>17400</text:p>
          </table:table-cell>
          <table:table-cell table:formula="of:=[.AP43]-[.$B$2]*[.$B$3]+400" office:value-type="float" office:value="17800">
            <text:p>17800</text:p>
          </table:table-cell>
          <table:table-cell table:formula="of:=[.AQ43]-[.$B$2]*[.$B$3]+400" office:value-type="float" office:value="18200">
            <text:p>18200</text:p>
          </table:table-cell>
          <table:table-cell table:formula="of:=[.AR43]-[.$B$2]*[.$B$3]+400" office:value-type="float" office:value="18600">
            <text:p>18600</text:p>
          </table:table-cell>
          <table:table-cell table:formula="of:=[.AS43]-[.$B$2]*[.$B$3]+400" office:value-type="float" office:value="19000">
            <text:p>19000</text:p>
          </table:table-cell>
          <table:table-cell table:formula="of:=[.AT43]-[.$B$2]*[.$B$3]+400" office:value-type="float" office:value="19400">
            <text:p>19400</text:p>
          </table:table-cell>
          <table:table-cell table:formula="of:=[.AU43]-[.$B$2]*[.$B$3]+400" office:value-type="float" office:value="19800">
            <text:p>19800</text:p>
          </table:table-cell>
          <table:table-cell table:formula="of:=[.AV43]-[.$B$2]*[.$B$3]+400" office:value-type="float" office:value="20200">
            <text:p>20200</text:p>
          </table:table-cell>
          <table:table-cell table:formula="of:=[.AW43]-[.$B$2]*[.$B$3]+400" office:value-type="float" office:value="20600">
            <text:p>20600</text:p>
          </table:table-cell>
          <table:table-cell table:formula="of:=[.AX43]-[.$B$2]*[.$B$3]+400" office:value-type="float" office:value="21000">
            <text:p>21000</text:p>
          </table:table-cell>
          <table:table-cell table:formula="of:=[.AY43]-[.$B$2]*[.$B$3]+400" office:value-type="float" office:value="21400">
            <text:p>21400</text:p>
          </table:table-cell>
          <table:table-cell table:formula="of:=[.AZ43]-[.$B$2]*[.$B$3]+400" office:value-type="float" office:value="21800">
            <text:p>21800</text:p>
          </table:table-cell>
          <table:table-cell table:formula="of:=[.BA43]-[.$B$2]*[.$B$3]+400" office:value-type="float" office:value="22200">
            <text:p>22200</text:p>
          </table:table-cell>
          <table:table-cell table:formula="of:=[.BB43]-[.$B$2]*[.$B$3]+400" office:value-type="float" office:value="22600">
            <text:p>22600</text:p>
          </table:table-cell>
          <table:table-cell table:formula="of:=[.BC43]-[.$B$2]*[.$B$3]+400" office:value-type="float" office:value="23000">
            <text:p>23000</text:p>
          </table:table-cell>
          <table:table-cell table:formula="of:=[.BD43]-[.$B$2]*[.$B$3]+400" office:value-type="float" office:value="23400">
            <text:p>23400</text:p>
          </table:table-cell>
          <table:table-cell table:formula="of:=[.BE43]-[.$B$2]*[.$B$3]+400" office:value-type="float" office:value="23800">
            <text:p>23800</text:p>
          </table:table-cell>
          <table:table-cell table:formula="of:=[.BF43]-[.$B$2]*[.$B$3]+400" office:value-type="float" office:value="24200">
            <text:p>24200</text:p>
          </table:table-cell>
          <table:table-cell table:formula="of:=[.BG43]-[.$B$2]*[.$B$3]+400" office:value-type="float" office:value="24600">
            <text:p>24600</text:p>
          </table:table-cell>
          <table:table-cell table:formula="of:=[.BH43]-[.$B$2]*[.$B$3]+400" office:value-type="float" office:value="25000">
            <text:p>25000</text:p>
          </table:table-cell>
          <table:table-cell table:formula="of:=[.BI43]-[.$B$2]*[.$B$3]+400" office:value-type="float" office:value="25400">
            <text:p>25400</text:p>
          </table:table-cell>
          <table:table-cell table:formula="of:=[.BJ43]-[.$B$2]*[.$B$3]+400" office:value-type="float" office:value="25800">
            <text:p>25800</text:p>
          </table:table-cell>
          <table:table-cell table:formula="of:=[.BK43]-[.$B$2]*[.$B$3]+400" office:value-type="float" office:value="26200">
            <text:p>26200</text:p>
          </table:table-cell>
          <table:table-cell table:formula="of:=[.BL43]-[.$B$2]*[.$B$3]+400" office:value-type="float" office:value="26600">
            <text:p>26600</text:p>
          </table:table-cell>
          <table:table-cell table:formula="of:=[.BM43]-[.$B$2]*[.$B$3]+400" office:value-type="float" office:value="27000">
            <text:p>27000</text:p>
          </table:table-cell>
          <table:table-cell table:formula="of:=[.BN43]-[.$B$2]*[.$B$3]+400" office:value-type="float" office:value="27400">
            <text:p>27400</text:p>
          </table:table-cell>
          <table:table-cell table:formula="of:=[.BO43]-[.$B$2]*[.$B$3]+400" office:value-type="float" office:value="27800">
            <text:p>27800</text:p>
          </table:table-cell>
          <table:table-cell table:formula="of:=[.BP43]-[.$B$2]*[.$B$3]+400" office:value-type="float" office:value="28200">
            <text:p>28200</text:p>
          </table:table-cell>
        </table:table-row>
        <table:table-row table:style-name="ro1">
          <table:table-cell table:number-columns-repeated="7"/>
          <table:table-cell office:value-type="float" office:value="16">
            <text:p>16</text:p>
          </table:table-cell>
          <table:table-cell table:style-name="Default" table:formula="of:=[.I44]-[.$B$2]*[.$B$3]+400" office:value-type="float" office:value="4900">
            <text:p>4900</text:p>
          </table:table-cell>
          <table:table-cell table:style-name="Default" table:formula="of:=[.J44]-[.$B$2]*[.$B$3]+400" office:value-type="float" office:value="5300">
            <text:p>5300</text:p>
          </table:table-cell>
          <table:table-cell table:style-name="Default" table:formula="of:=[.K44]-[.$B$2]*[.$B$3]+400" office:value-type="float" office:value="5700">
            <text:p>5700</text:p>
          </table:table-cell>
          <table:table-cell table:style-name="Default" table:formula="of:=[.L44]-[.$B$2]*[.$B$3]+400" office:value-type="float" office:value="6100">
            <text:p>6100</text:p>
          </table:table-cell>
          <table:table-cell table:style-name="Default" table:formula="of:=[.M44]-[.$B$2]*[.$B$3]+400" office:value-type="float" office:value="6500">
            <text:p>6500</text:p>
          </table:table-cell>
          <table:table-cell table:style-name="Default" table:formula="of:=[.N44]-[.$B$2]*[.$B$3]+400" office:value-type="float" office:value="6900">
            <text:p>6900</text:p>
          </table:table-cell>
          <table:table-cell table:style-name="Default" table:formula="of:=[.O44]-[.$B$2]*[.$B$3]+400" office:value-type="float" office:value="7300">
            <text:p>7300</text:p>
          </table:table-cell>
          <table:table-cell table:style-name="Default" table:formula="of:=[.P44]-[.$B$2]*[.$B$3]+400" office:value-type="float" office:value="7700">
            <text:p>7700</text:p>
          </table:table-cell>
          <table:table-cell table:style-name="Default" table:formula="of:=[.Q44]-[.$B$2]*[.$B$3]+400" office:value-type="float" office:value="8100">
            <text:p>8100</text:p>
          </table:table-cell>
          <table:table-cell table:formula="of:=[.R44]-[.$B$2]*[.$B$3]+400" office:value-type="float" office:value="8500">
            <text:p>8500</text:p>
          </table:table-cell>
          <table:table-cell table:formula="of:=[.S44]-[.$B$2]*[.$B$3]+400" office:value-type="float" office:value="8900">
            <text:p>8900</text:p>
          </table:table-cell>
          <table:table-cell table:formula="of:=[.T44]-[.$B$2]*[.$B$3]+400" office:value-type="float" office:value="9300">
            <text:p>9300</text:p>
          </table:table-cell>
          <table:table-cell table:formula="of:=[.U44]-[.$B$2]*[.$B$3]+400" office:value-type="float" office:value="9700">
            <text:p>9700</text:p>
          </table:table-cell>
          <table:table-cell table:formula="of:=[.V44]-[.$B$2]*[.$B$3]+400" office:value-type="float" office:value="10100">
            <text:p>10100</text:p>
          </table:table-cell>
          <table:table-cell table:formula="of:=[.W44]-[.$B$2]*[.$B$3]+400" office:value-type="float" office:value="10500">
            <text:p>10500</text:p>
          </table:table-cell>
          <table:table-cell table:formula="of:=[.X44]-[.$B$2]*[.$B$3]+400" office:value-type="float" office:value="10900">
            <text:p>10900</text:p>
          </table:table-cell>
          <table:table-cell table:formula="of:=[.Y44]-[.$B$2]*[.$B$3]+400" office:value-type="float" office:value="11300">
            <text:p>11300</text:p>
          </table:table-cell>
          <table:table-cell table:formula="of:=[.Z44]-[.$B$2]*[.$B$3]+400" office:value-type="float" office:value="11700">
            <text:p>11700</text:p>
          </table:table-cell>
          <table:table-cell table:formula="of:=[.AA44]-[.$B$2]*[.$B$3]+400" office:value-type="float" office:value="12100">
            <text:p>12100</text:p>
          </table:table-cell>
          <table:table-cell table:formula="of:=[.AB44]-[.$B$2]*[.$B$3]+400" office:value-type="float" office:value="12500">
            <text:p>12500</text:p>
          </table:table-cell>
          <table:table-cell table:formula="of:=[.AC44]-[.$B$2]*[.$B$3]+400" office:value-type="float" office:value="12900">
            <text:p>12900</text:p>
          </table:table-cell>
          <table:table-cell table:formula="of:=[.AD44]-[.$B$2]*[.$B$3]+400" office:value-type="float" office:value="13300">
            <text:p>13300</text:p>
          </table:table-cell>
          <table:table-cell table:formula="of:=[.AE44]-[.$B$2]*[.$B$3]+400" office:value-type="float" office:value="13700">
            <text:p>13700</text:p>
          </table:table-cell>
          <table:table-cell table:formula="of:=[.AF44]-[.$B$2]*[.$B$3]+400" office:value-type="float" office:value="14100">
            <text:p>14100</text:p>
          </table:table-cell>
          <table:table-cell table:formula="of:=[.AG44]-[.$B$2]*[.$B$3]+400" office:value-type="float" office:value="14500">
            <text:p>14500</text:p>
          </table:table-cell>
          <table:table-cell table:formula="of:=[.AH44]-[.$B$2]*[.$B$3]+400" office:value-type="float" office:value="14900">
            <text:p>14900</text:p>
          </table:table-cell>
          <table:table-cell table:formula="of:=[.AI44]-[.$B$2]*[.$B$3]+400" office:value-type="float" office:value="15300">
            <text:p>15300</text:p>
          </table:table-cell>
          <table:table-cell table:formula="of:=[.AJ44]-[.$B$2]*[.$B$3]+400" office:value-type="float" office:value="15700">
            <text:p>15700</text:p>
          </table:table-cell>
          <table:table-cell table:formula="of:=[.AK44]-[.$B$2]*[.$B$3]+400" office:value-type="float" office:value="16100">
            <text:p>16100</text:p>
          </table:table-cell>
          <table:table-cell table:formula="of:=[.AL44]-[.$B$2]*[.$B$3]+400" office:value-type="float" office:value="16500">
            <text:p>16500</text:p>
          </table:table-cell>
          <table:table-cell table:formula="of:=[.AM44]-[.$B$2]*[.$B$3]+400" office:value-type="float" office:value="16900">
            <text:p>16900</text:p>
          </table:table-cell>
          <table:table-cell table:formula="of:=[.AN44]-[.$B$2]*[.$B$3]+400" office:value-type="float" office:value="17300">
            <text:p>17300</text:p>
          </table:table-cell>
          <table:table-cell table:formula="of:=[.AO44]-[.$B$2]*[.$B$3]+400" office:value-type="float" office:value="17700">
            <text:p>17700</text:p>
          </table:table-cell>
          <table:table-cell table:formula="of:=[.AP44]-[.$B$2]*[.$B$3]+400" office:value-type="float" office:value="18100">
            <text:p>18100</text:p>
          </table:table-cell>
          <table:table-cell table:formula="of:=[.AQ44]-[.$B$2]*[.$B$3]+400" office:value-type="float" office:value="18500">
            <text:p>18500</text:p>
          </table:table-cell>
          <table:table-cell table:formula="of:=[.AR44]-[.$B$2]*[.$B$3]+400" office:value-type="float" office:value="18900">
            <text:p>18900</text:p>
          </table:table-cell>
          <table:table-cell table:formula="of:=[.AS44]-[.$B$2]*[.$B$3]+400" office:value-type="float" office:value="19300">
            <text:p>19300</text:p>
          </table:table-cell>
          <table:table-cell table:formula="of:=[.AT44]-[.$B$2]*[.$B$3]+400" office:value-type="float" office:value="19700">
            <text:p>19700</text:p>
          </table:table-cell>
          <table:table-cell table:formula="of:=[.AU44]-[.$B$2]*[.$B$3]+400" office:value-type="float" office:value="20100">
            <text:p>20100</text:p>
          </table:table-cell>
          <table:table-cell table:formula="of:=[.AV44]-[.$B$2]*[.$B$3]+400" office:value-type="float" office:value="20500">
            <text:p>20500</text:p>
          </table:table-cell>
          <table:table-cell table:formula="of:=[.AW44]-[.$B$2]*[.$B$3]+400" office:value-type="float" office:value="20900">
            <text:p>20900</text:p>
          </table:table-cell>
          <table:table-cell table:formula="of:=[.AX44]-[.$B$2]*[.$B$3]+400" office:value-type="float" office:value="21300">
            <text:p>21300</text:p>
          </table:table-cell>
          <table:table-cell table:formula="of:=[.AY44]-[.$B$2]*[.$B$3]+400" office:value-type="float" office:value="21700">
            <text:p>21700</text:p>
          </table:table-cell>
          <table:table-cell table:formula="of:=[.AZ44]-[.$B$2]*[.$B$3]+400" office:value-type="float" office:value="22100">
            <text:p>22100</text:p>
          </table:table-cell>
          <table:table-cell table:formula="of:=[.BA44]-[.$B$2]*[.$B$3]+400" office:value-type="float" office:value="22500">
            <text:p>22500</text:p>
          </table:table-cell>
          <table:table-cell table:formula="of:=[.BB44]-[.$B$2]*[.$B$3]+400" office:value-type="float" office:value="22900">
            <text:p>22900</text:p>
          </table:table-cell>
          <table:table-cell table:formula="of:=[.BC44]-[.$B$2]*[.$B$3]+400" office:value-type="float" office:value="23300">
            <text:p>23300</text:p>
          </table:table-cell>
          <table:table-cell table:formula="of:=[.BD44]-[.$B$2]*[.$B$3]+400" office:value-type="float" office:value="23700">
            <text:p>23700</text:p>
          </table:table-cell>
          <table:table-cell table:formula="of:=[.BE44]-[.$B$2]*[.$B$3]+400" office:value-type="float" office:value="24100">
            <text:p>24100</text:p>
          </table:table-cell>
          <table:table-cell table:formula="of:=[.BF44]-[.$B$2]*[.$B$3]+400" office:value-type="float" office:value="24500">
            <text:p>24500</text:p>
          </table:table-cell>
          <table:table-cell table:formula="of:=[.BG44]-[.$B$2]*[.$B$3]+400" office:value-type="float" office:value="24900">
            <text:p>24900</text:p>
          </table:table-cell>
          <table:table-cell table:formula="of:=[.BH44]-[.$B$2]*[.$B$3]+400" office:value-type="float" office:value="25300">
            <text:p>25300</text:p>
          </table:table-cell>
          <table:table-cell table:formula="of:=[.BI44]-[.$B$2]*[.$B$3]+400" office:value-type="float" office:value="25700">
            <text:p>25700</text:p>
          </table:table-cell>
          <table:table-cell table:formula="of:=[.BJ44]-[.$B$2]*[.$B$3]+400" office:value-type="float" office:value="26100">
            <text:p>26100</text:p>
          </table:table-cell>
          <table:table-cell table:formula="of:=[.BK44]-[.$B$2]*[.$B$3]+400" office:value-type="float" office:value="26500">
            <text:p>26500</text:p>
          </table:table-cell>
          <table:table-cell table:formula="of:=[.BL44]-[.$B$2]*[.$B$3]+400" office:value-type="float" office:value="26900">
            <text:p>26900</text:p>
          </table:table-cell>
          <table:table-cell table:formula="of:=[.BM44]-[.$B$2]*[.$B$3]+400" office:value-type="float" office:value="27300">
            <text:p>27300</text:p>
          </table:table-cell>
          <table:table-cell table:formula="of:=[.BN44]-[.$B$2]*[.$B$3]+400" office:value-type="float" office:value="27700">
            <text:p>27700</text:p>
          </table:table-cell>
          <table:table-cell table:formula="of:=[.BO44]-[.$B$2]*[.$B$3]+400" office:value-type="float" office:value="28100">
            <text:p>28100</text:p>
          </table:table-cell>
          <table:table-cell table:formula="of:=[.BP44]-[.$B$2]*[.$B$3]+400" office:value-type="float" office:value="28500">
            <text:p>28500</text:p>
          </table:table-cell>
        </table:table-row>
        <table:table-row table:style-name="ro1">
          <table:table-cell table:number-columns-repeated="7"/>
          <table:table-cell office:value-type="float" office:value="17">
            <text:p>17</text:p>
          </table:table-cell>
          <table:table-cell table:style-name="Default" table:formula="of:=[.I45]-[.$B$2]*[.$B$3]+400" office:value-type="float" office:value="5200">
            <text:p>5200</text:p>
          </table:table-cell>
          <table:table-cell table:style-name="Default" table:formula="of:=[.J45]-[.$B$2]*[.$B$3]+400" office:value-type="float" office:value="5600">
            <text:p>5600</text:p>
          </table:table-cell>
          <table:table-cell table:style-name="Default" table:formula="of:=[.K45]-[.$B$2]*[.$B$3]+400" office:value-type="float" office:value="6000">
            <text:p>6000</text:p>
          </table:table-cell>
          <table:table-cell table:style-name="Default" table:formula="of:=[.L45]-[.$B$2]*[.$B$3]+400" office:value-type="float" office:value="6400">
            <text:p>6400</text:p>
          </table:table-cell>
          <table:table-cell table:style-name="Default" table:formula="of:=[.M45]-[.$B$2]*[.$B$3]+400" office:value-type="float" office:value="6800">
            <text:p>6800</text:p>
          </table:table-cell>
          <table:table-cell table:style-name="Default" table:formula="of:=[.N45]-[.$B$2]*[.$B$3]+400" office:value-type="float" office:value="7200">
            <text:p>7200</text:p>
          </table:table-cell>
          <table:table-cell table:style-name="Default" table:formula="of:=[.O45]-[.$B$2]*[.$B$3]+400" office:value-type="float" office:value="7600">
            <text:p>7600</text:p>
          </table:table-cell>
          <table:table-cell table:style-name="Default" table:formula="of:=[.P45]-[.$B$2]*[.$B$3]+400" office:value-type="float" office:value="8000">
            <text:p>8000</text:p>
          </table:table-cell>
          <table:table-cell table:style-name="Default" table:formula="of:=[.Q45]-[.$B$2]*[.$B$3]+400" office:value-type="float" office:value="8400">
            <text:p>8400</text:p>
          </table:table-cell>
          <table:table-cell table:formula="of:=[.R45]-[.$B$2]*[.$B$3]+400" office:value-type="float" office:value="8800">
            <text:p>8800</text:p>
          </table:table-cell>
          <table:table-cell table:formula="of:=[.S45]-[.$B$2]*[.$B$3]+400" office:value-type="float" office:value="9200">
            <text:p>9200</text:p>
          </table:table-cell>
          <table:table-cell table:formula="of:=[.T45]-[.$B$2]*[.$B$3]+400" office:value-type="float" office:value="9600">
            <text:p>9600</text:p>
          </table:table-cell>
          <table:table-cell table:formula="of:=[.U45]-[.$B$2]*[.$B$3]+400" office:value-type="float" office:value="10000">
            <text:p>10000</text:p>
          </table:table-cell>
          <table:table-cell table:formula="of:=[.V45]-[.$B$2]*[.$B$3]+400" office:value-type="float" office:value="10400">
            <text:p>10400</text:p>
          </table:table-cell>
          <table:table-cell table:formula="of:=[.W45]-[.$B$2]*[.$B$3]+400" office:value-type="float" office:value="10800">
            <text:p>10800</text:p>
          </table:table-cell>
          <table:table-cell table:formula="of:=[.X45]-[.$B$2]*[.$B$3]+400" office:value-type="float" office:value="11200">
            <text:p>11200</text:p>
          </table:table-cell>
          <table:table-cell table:formula="of:=[.Y45]-[.$B$2]*[.$B$3]+400" office:value-type="float" office:value="11600">
            <text:p>11600</text:p>
          </table:table-cell>
          <table:table-cell table:formula="of:=[.Z45]-[.$B$2]*[.$B$3]+400" office:value-type="float" office:value="12000">
            <text:p>12000</text:p>
          </table:table-cell>
          <table:table-cell table:formula="of:=[.AA45]-[.$B$2]*[.$B$3]+400" office:value-type="float" office:value="12400">
            <text:p>12400</text:p>
          </table:table-cell>
          <table:table-cell table:formula="of:=[.AB45]-[.$B$2]*[.$B$3]+400" office:value-type="float" office:value="12800">
            <text:p>12800</text:p>
          </table:table-cell>
          <table:table-cell table:formula="of:=[.AC45]-[.$B$2]*[.$B$3]+400" office:value-type="float" office:value="13200">
            <text:p>13200</text:p>
          </table:table-cell>
          <table:table-cell table:formula="of:=[.AD45]-[.$B$2]*[.$B$3]+400" office:value-type="float" office:value="13600">
            <text:p>13600</text:p>
          </table:table-cell>
          <table:table-cell table:formula="of:=[.AE45]-[.$B$2]*[.$B$3]+400" office:value-type="float" office:value="14000">
            <text:p>14000</text:p>
          </table:table-cell>
          <table:table-cell table:formula="of:=[.AF45]-[.$B$2]*[.$B$3]+400" office:value-type="float" office:value="14400">
            <text:p>14400</text:p>
          </table:table-cell>
          <table:table-cell table:formula="of:=[.AG45]-[.$B$2]*[.$B$3]+400" office:value-type="float" office:value="14800">
            <text:p>14800</text:p>
          </table:table-cell>
          <table:table-cell table:formula="of:=[.AH45]-[.$B$2]*[.$B$3]+400" office:value-type="float" office:value="15200">
            <text:p>15200</text:p>
          </table:table-cell>
          <table:table-cell table:formula="of:=[.AI45]-[.$B$2]*[.$B$3]+400" office:value-type="float" office:value="15600">
            <text:p>15600</text:p>
          </table:table-cell>
          <table:table-cell table:formula="of:=[.AJ45]-[.$B$2]*[.$B$3]+400" office:value-type="float" office:value="16000">
            <text:p>16000</text:p>
          </table:table-cell>
          <table:table-cell table:formula="of:=[.AK45]-[.$B$2]*[.$B$3]+400" office:value-type="float" office:value="16400">
            <text:p>16400</text:p>
          </table:table-cell>
          <table:table-cell table:formula="of:=[.AL45]-[.$B$2]*[.$B$3]+400" office:value-type="float" office:value="16800">
            <text:p>16800</text:p>
          </table:table-cell>
          <table:table-cell table:formula="of:=[.AM45]-[.$B$2]*[.$B$3]+400" office:value-type="float" office:value="17200">
            <text:p>17200</text:p>
          </table:table-cell>
          <table:table-cell table:formula="of:=[.AN45]-[.$B$2]*[.$B$3]+400" office:value-type="float" office:value="17600">
            <text:p>17600</text:p>
          </table:table-cell>
          <table:table-cell table:formula="of:=[.AO45]-[.$B$2]*[.$B$3]+400" office:value-type="float" office:value="18000">
            <text:p>18000</text:p>
          </table:table-cell>
          <table:table-cell table:formula="of:=[.AP45]-[.$B$2]*[.$B$3]+400" office:value-type="float" office:value="18400">
            <text:p>18400</text:p>
          </table:table-cell>
          <table:table-cell table:formula="of:=[.AQ45]-[.$B$2]*[.$B$3]+400" office:value-type="float" office:value="18800">
            <text:p>18800</text:p>
          </table:table-cell>
          <table:table-cell table:formula="of:=[.AR45]-[.$B$2]*[.$B$3]+400" office:value-type="float" office:value="19200">
            <text:p>19200</text:p>
          </table:table-cell>
          <table:table-cell table:formula="of:=[.AS45]-[.$B$2]*[.$B$3]+400" office:value-type="float" office:value="19600">
            <text:p>19600</text:p>
          </table:table-cell>
          <table:table-cell table:formula="of:=[.AT45]-[.$B$2]*[.$B$3]+400" office:value-type="float" office:value="20000">
            <text:p>20000</text:p>
          </table:table-cell>
          <table:table-cell table:formula="of:=[.AU45]-[.$B$2]*[.$B$3]+400" office:value-type="float" office:value="20400">
            <text:p>20400</text:p>
          </table:table-cell>
          <table:table-cell table:formula="of:=[.AV45]-[.$B$2]*[.$B$3]+400" office:value-type="float" office:value="20800">
            <text:p>20800</text:p>
          </table:table-cell>
          <table:table-cell table:formula="of:=[.AW45]-[.$B$2]*[.$B$3]+400" office:value-type="float" office:value="21200">
            <text:p>21200</text:p>
          </table:table-cell>
          <table:table-cell table:formula="of:=[.AX45]-[.$B$2]*[.$B$3]+400" office:value-type="float" office:value="21600">
            <text:p>21600</text:p>
          </table:table-cell>
          <table:table-cell table:formula="of:=[.AY45]-[.$B$2]*[.$B$3]+400" office:value-type="float" office:value="22000">
            <text:p>22000</text:p>
          </table:table-cell>
          <table:table-cell table:formula="of:=[.AZ45]-[.$B$2]*[.$B$3]+400" office:value-type="float" office:value="22400">
            <text:p>22400</text:p>
          </table:table-cell>
          <table:table-cell table:formula="of:=[.BA45]-[.$B$2]*[.$B$3]+400" office:value-type="float" office:value="22800">
            <text:p>22800</text:p>
          </table:table-cell>
          <table:table-cell table:formula="of:=[.BB45]-[.$B$2]*[.$B$3]+400" office:value-type="float" office:value="23200">
            <text:p>23200</text:p>
          </table:table-cell>
          <table:table-cell table:formula="of:=[.BC45]-[.$B$2]*[.$B$3]+400" office:value-type="float" office:value="23600">
            <text:p>23600</text:p>
          </table:table-cell>
          <table:table-cell table:formula="of:=[.BD45]-[.$B$2]*[.$B$3]+400" office:value-type="float" office:value="24000">
            <text:p>24000</text:p>
          </table:table-cell>
          <table:table-cell table:formula="of:=[.BE45]-[.$B$2]*[.$B$3]+400" office:value-type="float" office:value="24400">
            <text:p>24400</text:p>
          </table:table-cell>
          <table:table-cell table:formula="of:=[.BF45]-[.$B$2]*[.$B$3]+400" office:value-type="float" office:value="24800">
            <text:p>24800</text:p>
          </table:table-cell>
          <table:table-cell table:formula="of:=[.BG45]-[.$B$2]*[.$B$3]+400" office:value-type="float" office:value="25200">
            <text:p>25200</text:p>
          </table:table-cell>
          <table:table-cell table:formula="of:=[.BH45]-[.$B$2]*[.$B$3]+400" office:value-type="float" office:value="25600">
            <text:p>25600</text:p>
          </table:table-cell>
          <table:table-cell table:formula="of:=[.BI45]-[.$B$2]*[.$B$3]+400" office:value-type="float" office:value="26000">
            <text:p>26000</text:p>
          </table:table-cell>
          <table:table-cell table:formula="of:=[.BJ45]-[.$B$2]*[.$B$3]+400" office:value-type="float" office:value="26400">
            <text:p>26400</text:p>
          </table:table-cell>
          <table:table-cell table:formula="of:=[.BK45]-[.$B$2]*[.$B$3]+400" office:value-type="float" office:value="26800">
            <text:p>26800</text:p>
          </table:table-cell>
          <table:table-cell table:formula="of:=[.BL45]-[.$B$2]*[.$B$3]+400" office:value-type="float" office:value="27200">
            <text:p>27200</text:p>
          </table:table-cell>
          <table:table-cell table:formula="of:=[.BM45]-[.$B$2]*[.$B$3]+400" office:value-type="float" office:value="27600">
            <text:p>27600</text:p>
          </table:table-cell>
          <table:table-cell table:formula="of:=[.BN45]-[.$B$2]*[.$B$3]+400" office:value-type="float" office:value="28000">
            <text:p>28000</text:p>
          </table:table-cell>
          <table:table-cell table:formula="of:=[.BO45]-[.$B$2]*[.$B$3]+400" office:value-type="float" office:value="28400">
            <text:p>28400</text:p>
          </table:table-cell>
          <table:table-cell table:formula="of:=[.BP45]-[.$B$2]*[.$B$3]+400" office:value-type="float" office:value="28800">
            <text:p>28800</text:p>
          </table:table-cell>
        </table:table-row>
        <table:table-row table:style-name="ro1">
          <table:table-cell table:number-columns-repeated="7"/>
          <table:table-cell office:value-type="float" office:value="18">
            <text:p>18</text:p>
          </table:table-cell>
          <table:table-cell table:style-name="Default" table:formula="of:=[.I46]-[.$B$2]*[.$B$3]+400" office:value-type="float" office:value="5500">
            <text:p>5500</text:p>
          </table:table-cell>
          <table:table-cell table:style-name="Default" table:formula="of:=[.J46]-[.$B$2]*[.$B$3]+400" office:value-type="float" office:value="5900">
            <text:p>5900</text:p>
          </table:table-cell>
          <table:table-cell table:style-name="Default" table:formula="of:=[.K46]-[.$B$2]*[.$B$3]+400" office:value-type="float" office:value="6300">
            <text:p>6300</text:p>
          </table:table-cell>
          <table:table-cell table:style-name="Default" table:formula="of:=[.L46]-[.$B$2]*[.$B$3]+400" office:value-type="float" office:value="6700">
            <text:p>6700</text:p>
          </table:table-cell>
          <table:table-cell table:style-name="Default" table:formula="of:=[.M46]-[.$B$2]*[.$B$3]+400" office:value-type="float" office:value="7100">
            <text:p>7100</text:p>
          </table:table-cell>
          <table:table-cell table:style-name="Default" table:formula="of:=[.N46]-[.$B$2]*[.$B$3]+400" office:value-type="float" office:value="7500">
            <text:p>7500</text:p>
          </table:table-cell>
          <table:table-cell table:style-name="Default" table:formula="of:=[.O46]-[.$B$2]*[.$B$3]+400" office:value-type="float" office:value="7900">
            <text:p>7900</text:p>
          </table:table-cell>
          <table:table-cell table:style-name="Default" table:formula="of:=[.P46]-[.$B$2]*[.$B$3]+400" office:value-type="float" office:value="8300">
            <text:p>8300</text:p>
          </table:table-cell>
          <table:table-cell table:style-name="Default" table:formula="of:=[.Q46]-[.$B$2]*[.$B$3]+400" office:value-type="float" office:value="8700">
            <text:p>8700</text:p>
          </table:table-cell>
          <table:table-cell table:formula="of:=[.R46]-[.$B$2]*[.$B$3]+400" office:value-type="float" office:value="9100">
            <text:p>9100</text:p>
          </table:table-cell>
          <table:table-cell table:formula="of:=[.S46]-[.$B$2]*[.$B$3]+400" office:value-type="float" office:value="9500">
            <text:p>9500</text:p>
          </table:table-cell>
          <table:table-cell table:formula="of:=[.T46]-[.$B$2]*[.$B$3]+400" office:value-type="float" office:value="9900">
            <text:p>9900</text:p>
          </table:table-cell>
          <table:table-cell table:formula="of:=[.U46]-[.$B$2]*[.$B$3]+400" office:value-type="float" office:value="10300">
            <text:p>10300</text:p>
          </table:table-cell>
          <table:table-cell table:formula="of:=[.V46]-[.$B$2]*[.$B$3]+400" office:value-type="float" office:value="10700">
            <text:p>10700</text:p>
          </table:table-cell>
          <table:table-cell table:formula="of:=[.W46]-[.$B$2]*[.$B$3]+400" office:value-type="float" office:value="11100">
            <text:p>11100</text:p>
          </table:table-cell>
          <table:table-cell table:formula="of:=[.X46]-[.$B$2]*[.$B$3]+400" office:value-type="float" office:value="11500">
            <text:p>11500</text:p>
          </table:table-cell>
          <table:table-cell table:formula="of:=[.Y46]-[.$B$2]*[.$B$3]+400" office:value-type="float" office:value="11900">
            <text:p>11900</text:p>
          </table:table-cell>
          <table:table-cell table:formula="of:=[.Z46]-[.$B$2]*[.$B$3]+400" office:value-type="float" office:value="12300">
            <text:p>12300</text:p>
          </table:table-cell>
          <table:table-cell table:formula="of:=[.AA46]-[.$B$2]*[.$B$3]+400" office:value-type="float" office:value="12700">
            <text:p>12700</text:p>
          </table:table-cell>
          <table:table-cell table:formula="of:=[.AB46]-[.$B$2]*[.$B$3]+400" office:value-type="float" office:value="13100">
            <text:p>13100</text:p>
          </table:table-cell>
          <table:table-cell table:formula="of:=[.AC46]-[.$B$2]*[.$B$3]+400" office:value-type="float" office:value="13500">
            <text:p>13500</text:p>
          </table:table-cell>
          <table:table-cell table:formula="of:=[.AD46]-[.$B$2]*[.$B$3]+400" office:value-type="float" office:value="13900">
            <text:p>13900</text:p>
          </table:table-cell>
          <table:table-cell table:formula="of:=[.AE46]-[.$B$2]*[.$B$3]+400" office:value-type="float" office:value="14300">
            <text:p>14300</text:p>
          </table:table-cell>
          <table:table-cell table:formula="of:=[.AF46]-[.$B$2]*[.$B$3]+400" office:value-type="float" office:value="14700">
            <text:p>14700</text:p>
          </table:table-cell>
          <table:table-cell table:formula="of:=[.AG46]-[.$B$2]*[.$B$3]+400" office:value-type="float" office:value="15100">
            <text:p>15100</text:p>
          </table:table-cell>
          <table:table-cell table:formula="of:=[.AH46]-[.$B$2]*[.$B$3]+400" office:value-type="float" office:value="15500">
            <text:p>15500</text:p>
          </table:table-cell>
          <table:table-cell table:formula="of:=[.AI46]-[.$B$2]*[.$B$3]+400" office:value-type="float" office:value="15900">
            <text:p>15900</text:p>
          </table:table-cell>
          <table:table-cell table:formula="of:=[.AJ46]-[.$B$2]*[.$B$3]+400" office:value-type="float" office:value="16300">
            <text:p>16300</text:p>
          </table:table-cell>
          <table:table-cell table:formula="of:=[.AK46]-[.$B$2]*[.$B$3]+400" office:value-type="float" office:value="16700">
            <text:p>16700</text:p>
          </table:table-cell>
          <table:table-cell table:formula="of:=[.AL46]-[.$B$2]*[.$B$3]+400" office:value-type="float" office:value="17100">
            <text:p>17100</text:p>
          </table:table-cell>
          <table:table-cell table:formula="of:=[.AM46]-[.$B$2]*[.$B$3]+400" office:value-type="float" office:value="17500">
            <text:p>17500</text:p>
          </table:table-cell>
          <table:table-cell table:formula="of:=[.AN46]-[.$B$2]*[.$B$3]+400" office:value-type="float" office:value="17900">
            <text:p>17900</text:p>
          </table:table-cell>
          <table:table-cell table:formula="of:=[.AO46]-[.$B$2]*[.$B$3]+400" office:value-type="float" office:value="18300">
            <text:p>18300</text:p>
          </table:table-cell>
          <table:table-cell table:formula="of:=[.AP46]-[.$B$2]*[.$B$3]+400" office:value-type="float" office:value="18700">
            <text:p>18700</text:p>
          </table:table-cell>
          <table:table-cell table:formula="of:=[.AQ46]-[.$B$2]*[.$B$3]+400" office:value-type="float" office:value="19100">
            <text:p>19100</text:p>
          </table:table-cell>
          <table:table-cell table:formula="of:=[.AR46]-[.$B$2]*[.$B$3]+400" office:value-type="float" office:value="19500">
            <text:p>19500</text:p>
          </table:table-cell>
          <table:table-cell table:formula="of:=[.AS46]-[.$B$2]*[.$B$3]+400" office:value-type="float" office:value="19900">
            <text:p>19900</text:p>
          </table:table-cell>
          <table:table-cell table:formula="of:=[.AT46]-[.$B$2]*[.$B$3]+400" office:value-type="float" office:value="20300">
            <text:p>20300</text:p>
          </table:table-cell>
          <table:table-cell table:formula="of:=[.AU46]-[.$B$2]*[.$B$3]+400" office:value-type="float" office:value="20700">
            <text:p>20700</text:p>
          </table:table-cell>
          <table:table-cell table:formula="of:=[.AV46]-[.$B$2]*[.$B$3]+400" office:value-type="float" office:value="21100">
            <text:p>21100</text:p>
          </table:table-cell>
          <table:table-cell table:formula="of:=[.AW46]-[.$B$2]*[.$B$3]+400" office:value-type="float" office:value="21500">
            <text:p>21500</text:p>
          </table:table-cell>
          <table:table-cell table:formula="of:=[.AX46]-[.$B$2]*[.$B$3]+400" office:value-type="float" office:value="21900">
            <text:p>21900</text:p>
          </table:table-cell>
          <table:table-cell table:formula="of:=[.AY46]-[.$B$2]*[.$B$3]+400" office:value-type="float" office:value="22300">
            <text:p>22300</text:p>
          </table:table-cell>
          <table:table-cell table:formula="of:=[.AZ46]-[.$B$2]*[.$B$3]+400" office:value-type="float" office:value="22700">
            <text:p>22700</text:p>
          </table:table-cell>
          <table:table-cell table:formula="of:=[.BA46]-[.$B$2]*[.$B$3]+400" office:value-type="float" office:value="23100">
            <text:p>23100</text:p>
          </table:table-cell>
          <table:table-cell table:formula="of:=[.BB46]-[.$B$2]*[.$B$3]+400" office:value-type="float" office:value="23500">
            <text:p>23500</text:p>
          </table:table-cell>
          <table:table-cell table:formula="of:=[.BC46]-[.$B$2]*[.$B$3]+400" office:value-type="float" office:value="23900">
            <text:p>23900</text:p>
          </table:table-cell>
          <table:table-cell table:formula="of:=[.BD46]-[.$B$2]*[.$B$3]+400" office:value-type="float" office:value="24300">
            <text:p>24300</text:p>
          </table:table-cell>
          <table:table-cell table:formula="of:=[.BE46]-[.$B$2]*[.$B$3]+400" office:value-type="float" office:value="24700">
            <text:p>24700</text:p>
          </table:table-cell>
          <table:table-cell table:formula="of:=[.BF46]-[.$B$2]*[.$B$3]+400" office:value-type="float" office:value="25100">
            <text:p>25100</text:p>
          </table:table-cell>
          <table:table-cell table:formula="of:=[.BG46]-[.$B$2]*[.$B$3]+400" office:value-type="float" office:value="25500">
            <text:p>25500</text:p>
          </table:table-cell>
          <table:table-cell table:formula="of:=[.BH46]-[.$B$2]*[.$B$3]+400" office:value-type="float" office:value="25900">
            <text:p>25900</text:p>
          </table:table-cell>
          <table:table-cell table:formula="of:=[.BI46]-[.$B$2]*[.$B$3]+400" office:value-type="float" office:value="26300">
            <text:p>26300</text:p>
          </table:table-cell>
          <table:table-cell table:formula="of:=[.BJ46]-[.$B$2]*[.$B$3]+400" office:value-type="float" office:value="26700">
            <text:p>26700</text:p>
          </table:table-cell>
          <table:table-cell table:formula="of:=[.BK46]-[.$B$2]*[.$B$3]+400" office:value-type="float" office:value="27100">
            <text:p>27100</text:p>
          </table:table-cell>
          <table:table-cell table:formula="of:=[.BL46]-[.$B$2]*[.$B$3]+400" office:value-type="float" office:value="27500">
            <text:p>27500</text:p>
          </table:table-cell>
          <table:table-cell table:formula="of:=[.BM46]-[.$B$2]*[.$B$3]+400" office:value-type="float" office:value="27900">
            <text:p>27900</text:p>
          </table:table-cell>
          <table:table-cell table:formula="of:=[.BN46]-[.$B$2]*[.$B$3]+400" office:value-type="float" office:value="28300">
            <text:p>28300</text:p>
          </table:table-cell>
          <table:table-cell table:formula="of:=[.BO46]-[.$B$2]*[.$B$3]+400" office:value-type="float" office:value="28700">
            <text:p>28700</text:p>
          </table:table-cell>
          <table:table-cell table:formula="of:=[.BP46]-[.$B$2]*[.$B$3]+400" office:value-type="float" office:value="29100">
            <text:p>29100</text:p>
          </table:table-cell>
        </table:table-row>
        <table:table-row table:style-name="ro1">
          <table:table-cell table:number-columns-repeated="7"/>
          <table:table-cell office:value-type="float" office:value="19">
            <text:p>19</text:p>
          </table:table-cell>
          <table:table-cell table:style-name="Default" table:formula="of:=[.I47]-[.$B$2]*[.$B$3]+400" office:value-type="float" office:value="5800">
            <text:p>5800</text:p>
          </table:table-cell>
          <table:table-cell table:style-name="Default" table:formula="of:=[.J47]-[.$B$2]*[.$B$3]+400" office:value-type="float" office:value="6200">
            <text:p>6200</text:p>
          </table:table-cell>
          <table:table-cell table:style-name="Default" table:formula="of:=[.K47]-[.$B$2]*[.$B$3]+400" office:value-type="float" office:value="6600">
            <text:p>6600</text:p>
          </table:table-cell>
          <table:table-cell table:style-name="Default" table:formula="of:=[.L47]-[.$B$2]*[.$B$3]+400" office:value-type="float" office:value="7000">
            <text:p>7000</text:p>
          </table:table-cell>
          <table:table-cell table:style-name="Default" table:formula="of:=[.M47]-[.$B$2]*[.$B$3]+400" office:value-type="float" office:value="7400">
            <text:p>7400</text:p>
          </table:table-cell>
          <table:table-cell table:style-name="Default" table:formula="of:=[.N47]-[.$B$2]*[.$B$3]+400" office:value-type="float" office:value="7800">
            <text:p>7800</text:p>
          </table:table-cell>
          <table:table-cell table:style-name="Default" table:formula="of:=[.O47]-[.$B$2]*[.$B$3]+400" office:value-type="float" office:value="8200">
            <text:p>8200</text:p>
          </table:table-cell>
          <table:table-cell table:style-name="Default" table:formula="of:=[.P47]-[.$B$2]*[.$B$3]+400" office:value-type="float" office:value="8600">
            <text:p>8600</text:p>
          </table:table-cell>
          <table:table-cell table:style-name="Default" table:formula="of:=[.Q47]-[.$B$2]*[.$B$3]+400" office:value-type="float" office:value="9000">
            <text:p>9000</text:p>
          </table:table-cell>
          <table:table-cell table:formula="of:=[.R47]-[.$B$2]*[.$B$3]+400" office:value-type="float" office:value="9400">
            <text:p>9400</text:p>
          </table:table-cell>
          <table:table-cell table:formula="of:=[.S47]-[.$B$2]*[.$B$3]+400" office:value-type="float" office:value="9800">
            <text:p>9800</text:p>
          </table:table-cell>
          <table:table-cell table:formula="of:=[.T47]-[.$B$2]*[.$B$3]+400" office:value-type="float" office:value="10200">
            <text:p>10200</text:p>
          </table:table-cell>
          <table:table-cell table:formula="of:=[.U47]-[.$B$2]*[.$B$3]+400" office:value-type="float" office:value="10600">
            <text:p>10600</text:p>
          </table:table-cell>
          <table:table-cell table:formula="of:=[.V47]-[.$B$2]*[.$B$3]+400" office:value-type="float" office:value="11000">
            <text:p>11000</text:p>
          </table:table-cell>
          <table:table-cell table:formula="of:=[.W47]-[.$B$2]*[.$B$3]+400" office:value-type="float" office:value="11400">
            <text:p>11400</text:p>
          </table:table-cell>
          <table:table-cell table:formula="of:=[.X47]-[.$B$2]*[.$B$3]+400" office:value-type="float" office:value="11800">
            <text:p>11800</text:p>
          </table:table-cell>
          <table:table-cell table:formula="of:=[.Y47]-[.$B$2]*[.$B$3]+400" office:value-type="float" office:value="12200">
            <text:p>12200</text:p>
          </table:table-cell>
          <table:table-cell table:formula="of:=[.Z47]-[.$B$2]*[.$B$3]+400" office:value-type="float" office:value="12600">
            <text:p>12600</text:p>
          </table:table-cell>
          <table:table-cell table:formula="of:=[.AA47]-[.$B$2]*[.$B$3]+400" office:value-type="float" office:value="13000">
            <text:p>13000</text:p>
          </table:table-cell>
          <table:table-cell table:formula="of:=[.AB47]-[.$B$2]*[.$B$3]+400" office:value-type="float" office:value="13400">
            <text:p>13400</text:p>
          </table:table-cell>
          <table:table-cell table:formula="of:=[.AC47]-[.$B$2]*[.$B$3]+400" office:value-type="float" office:value="13800">
            <text:p>13800</text:p>
          </table:table-cell>
          <table:table-cell table:formula="of:=[.AD47]-[.$B$2]*[.$B$3]+400" office:value-type="float" office:value="14200">
            <text:p>14200</text:p>
          </table:table-cell>
          <table:table-cell table:formula="of:=[.AE47]-[.$B$2]*[.$B$3]+400" office:value-type="float" office:value="14600">
            <text:p>14600</text:p>
          </table:table-cell>
          <table:table-cell table:formula="of:=[.AF47]-[.$B$2]*[.$B$3]+400" office:value-type="float" office:value="15000">
            <text:p>15000</text:p>
          </table:table-cell>
          <table:table-cell table:formula="of:=[.AG47]-[.$B$2]*[.$B$3]+400" office:value-type="float" office:value="15400">
            <text:p>15400</text:p>
          </table:table-cell>
          <table:table-cell table:formula="of:=[.AH47]-[.$B$2]*[.$B$3]+400" office:value-type="float" office:value="15800">
            <text:p>15800</text:p>
          </table:table-cell>
          <table:table-cell table:formula="of:=[.AI47]-[.$B$2]*[.$B$3]+400" office:value-type="float" office:value="16200">
            <text:p>16200</text:p>
          </table:table-cell>
          <table:table-cell table:formula="of:=[.AJ47]-[.$B$2]*[.$B$3]+400" office:value-type="float" office:value="16600">
            <text:p>16600</text:p>
          </table:table-cell>
          <table:table-cell table:formula="of:=[.AK47]-[.$B$2]*[.$B$3]+400" office:value-type="float" office:value="17000">
            <text:p>17000</text:p>
          </table:table-cell>
          <table:table-cell table:formula="of:=[.AL47]-[.$B$2]*[.$B$3]+400" office:value-type="float" office:value="17400">
            <text:p>17400</text:p>
          </table:table-cell>
          <table:table-cell table:formula="of:=[.AM47]-[.$B$2]*[.$B$3]+400" office:value-type="float" office:value="17800">
            <text:p>17800</text:p>
          </table:table-cell>
          <table:table-cell table:formula="of:=[.AN47]-[.$B$2]*[.$B$3]+400" office:value-type="float" office:value="18200">
            <text:p>18200</text:p>
          </table:table-cell>
          <table:table-cell table:formula="of:=[.AO47]-[.$B$2]*[.$B$3]+400" office:value-type="float" office:value="18600">
            <text:p>18600</text:p>
          </table:table-cell>
          <table:table-cell table:formula="of:=[.AP47]-[.$B$2]*[.$B$3]+400" office:value-type="float" office:value="19000">
            <text:p>19000</text:p>
          </table:table-cell>
          <table:table-cell table:formula="of:=[.AQ47]-[.$B$2]*[.$B$3]+400" office:value-type="float" office:value="19400">
            <text:p>19400</text:p>
          </table:table-cell>
          <table:table-cell table:formula="of:=[.AR47]-[.$B$2]*[.$B$3]+400" office:value-type="float" office:value="19800">
            <text:p>19800</text:p>
          </table:table-cell>
          <table:table-cell table:formula="of:=[.AS47]-[.$B$2]*[.$B$3]+400" office:value-type="float" office:value="20200">
            <text:p>20200</text:p>
          </table:table-cell>
          <table:table-cell table:formula="of:=[.AT47]-[.$B$2]*[.$B$3]+400" office:value-type="float" office:value="20600">
            <text:p>20600</text:p>
          </table:table-cell>
          <table:table-cell table:formula="of:=[.AU47]-[.$B$2]*[.$B$3]+400" office:value-type="float" office:value="21000">
            <text:p>21000</text:p>
          </table:table-cell>
          <table:table-cell table:formula="of:=[.AV47]-[.$B$2]*[.$B$3]+400" office:value-type="float" office:value="21400">
            <text:p>21400</text:p>
          </table:table-cell>
          <table:table-cell table:formula="of:=[.AW47]-[.$B$2]*[.$B$3]+400" office:value-type="float" office:value="21800">
            <text:p>21800</text:p>
          </table:table-cell>
          <table:table-cell table:formula="of:=[.AX47]-[.$B$2]*[.$B$3]+400" office:value-type="float" office:value="22200">
            <text:p>22200</text:p>
          </table:table-cell>
          <table:table-cell table:formula="of:=[.AY47]-[.$B$2]*[.$B$3]+400" office:value-type="float" office:value="22600">
            <text:p>22600</text:p>
          </table:table-cell>
          <table:table-cell table:formula="of:=[.AZ47]-[.$B$2]*[.$B$3]+400" office:value-type="float" office:value="23000">
            <text:p>23000</text:p>
          </table:table-cell>
          <table:table-cell table:formula="of:=[.BA47]-[.$B$2]*[.$B$3]+400" office:value-type="float" office:value="23400">
            <text:p>23400</text:p>
          </table:table-cell>
          <table:table-cell table:formula="of:=[.BB47]-[.$B$2]*[.$B$3]+400" office:value-type="float" office:value="23800">
            <text:p>23800</text:p>
          </table:table-cell>
          <table:table-cell table:formula="of:=[.BC47]-[.$B$2]*[.$B$3]+400" office:value-type="float" office:value="24200">
            <text:p>24200</text:p>
          </table:table-cell>
          <table:table-cell table:formula="of:=[.BD47]-[.$B$2]*[.$B$3]+400" office:value-type="float" office:value="24600">
            <text:p>24600</text:p>
          </table:table-cell>
          <table:table-cell table:formula="of:=[.BE47]-[.$B$2]*[.$B$3]+400" office:value-type="float" office:value="25000">
            <text:p>25000</text:p>
          </table:table-cell>
          <table:table-cell table:formula="of:=[.BF47]-[.$B$2]*[.$B$3]+400" office:value-type="float" office:value="25400">
            <text:p>25400</text:p>
          </table:table-cell>
          <table:table-cell table:formula="of:=[.BG47]-[.$B$2]*[.$B$3]+400" office:value-type="float" office:value="25800">
            <text:p>25800</text:p>
          </table:table-cell>
          <table:table-cell table:formula="of:=[.BH47]-[.$B$2]*[.$B$3]+400" office:value-type="float" office:value="26200">
            <text:p>26200</text:p>
          </table:table-cell>
          <table:table-cell table:formula="of:=[.BI47]-[.$B$2]*[.$B$3]+400" office:value-type="float" office:value="26600">
            <text:p>26600</text:p>
          </table:table-cell>
          <table:table-cell table:formula="of:=[.BJ47]-[.$B$2]*[.$B$3]+400" office:value-type="float" office:value="27000">
            <text:p>27000</text:p>
          </table:table-cell>
          <table:table-cell table:formula="of:=[.BK47]-[.$B$2]*[.$B$3]+400" office:value-type="float" office:value="27400">
            <text:p>27400</text:p>
          </table:table-cell>
          <table:table-cell table:formula="of:=[.BL47]-[.$B$2]*[.$B$3]+400" office:value-type="float" office:value="27800">
            <text:p>27800</text:p>
          </table:table-cell>
          <table:table-cell table:formula="of:=[.BM47]-[.$B$2]*[.$B$3]+400" office:value-type="float" office:value="28200">
            <text:p>28200</text:p>
          </table:table-cell>
          <table:table-cell table:formula="of:=[.BN47]-[.$B$2]*[.$B$3]+400" office:value-type="float" office:value="28600">
            <text:p>28600</text:p>
          </table:table-cell>
          <table:table-cell table:formula="of:=[.BO47]-[.$B$2]*[.$B$3]+400" office:value-type="float" office:value="29000">
            <text:p>29000</text:p>
          </table:table-cell>
          <table:table-cell table:formula="of:=[.BP47]-[.$B$2]*[.$B$3]+400" office:value-type="float" office:value="29400">
            <text:p>29400</text:p>
          </table:table-cell>
        </table:table-row>
        <table:table-row table:style-name="ro1">
          <table:table-cell table:number-columns-repeated="7"/>
          <table:table-cell office:value-type="float" office:value="20">
            <text:p>20</text:p>
          </table:table-cell>
          <table:table-cell table:style-name="Default" table:formula="of:=[.I48]-[.$B$2]*[.$B$3]+400" office:value-type="float" office:value="6100">
            <text:p>6100</text:p>
          </table:table-cell>
          <table:table-cell table:style-name="Default" table:formula="of:=[.J48]-[.$B$2]*[.$B$3]+400" office:value-type="float" office:value="6500">
            <text:p>6500</text:p>
          </table:table-cell>
          <table:table-cell table:style-name="Default" table:formula="of:=[.K48]-[.$B$2]*[.$B$3]+400" office:value-type="float" office:value="6900">
            <text:p>6900</text:p>
          </table:table-cell>
          <table:table-cell table:style-name="Default" table:formula="of:=[.L48]-[.$B$2]*[.$B$3]+400" office:value-type="float" office:value="7300">
            <text:p>7300</text:p>
          </table:table-cell>
          <table:table-cell table:style-name="Default" table:formula="of:=[.M48]-[.$B$2]*[.$B$3]+400" office:value-type="float" office:value="7700">
            <text:p>7700</text:p>
          </table:table-cell>
          <table:table-cell table:style-name="Default" table:formula="of:=[.N48]-[.$B$2]*[.$B$3]+400" office:value-type="float" office:value="8100">
            <text:p>8100</text:p>
          </table:table-cell>
          <table:table-cell table:style-name="Default" table:formula="of:=[.O48]-[.$B$2]*[.$B$3]+400" office:value-type="float" office:value="8500">
            <text:p>8500</text:p>
          </table:table-cell>
          <table:table-cell table:style-name="Default" table:formula="of:=[.P48]-[.$B$2]*[.$B$3]+400" office:value-type="float" office:value="8900">
            <text:p>8900</text:p>
          </table:table-cell>
          <table:table-cell table:style-name="Default" table:formula="of:=[.Q48]-[.$B$2]*[.$B$3]+400" office:value-type="float" office:value="9300">
            <text:p>9300</text:p>
          </table:table-cell>
          <table:table-cell table:formula="of:=[.R48]-[.$B$2]*[.$B$3]+400" office:value-type="float" office:value="9700">
            <text:p>9700</text:p>
          </table:table-cell>
          <table:table-cell table:formula="of:=[.S48]-[.$B$2]*[.$B$3]+400" office:value-type="float" office:value="10100">
            <text:p>10100</text:p>
          </table:table-cell>
          <table:table-cell table:formula="of:=[.T48]-[.$B$2]*[.$B$3]+400" office:value-type="float" office:value="10500">
            <text:p>10500</text:p>
          </table:table-cell>
          <table:table-cell table:formula="of:=[.U48]-[.$B$2]*[.$B$3]+400" office:value-type="float" office:value="10900">
            <text:p>10900</text:p>
          </table:table-cell>
          <table:table-cell table:formula="of:=[.V48]-[.$B$2]*[.$B$3]+400" office:value-type="float" office:value="11300">
            <text:p>11300</text:p>
          </table:table-cell>
          <table:table-cell table:formula="of:=[.W48]-[.$B$2]*[.$B$3]+400" office:value-type="float" office:value="11700">
            <text:p>11700</text:p>
          </table:table-cell>
          <table:table-cell table:formula="of:=[.X48]-[.$B$2]*[.$B$3]+400" office:value-type="float" office:value="12100">
            <text:p>12100</text:p>
          </table:table-cell>
          <table:table-cell table:formula="of:=[.Y48]-[.$B$2]*[.$B$3]+400" office:value-type="float" office:value="12500">
            <text:p>12500</text:p>
          </table:table-cell>
          <table:table-cell table:formula="of:=[.Z48]-[.$B$2]*[.$B$3]+400" office:value-type="float" office:value="12900">
            <text:p>12900</text:p>
          </table:table-cell>
          <table:table-cell table:formula="of:=[.AA48]-[.$B$2]*[.$B$3]+400" office:value-type="float" office:value="13300">
            <text:p>13300</text:p>
          </table:table-cell>
          <table:table-cell table:formula="of:=[.AB48]-[.$B$2]*[.$B$3]+400" office:value-type="float" office:value="13700">
            <text:p>13700</text:p>
          </table:table-cell>
          <table:table-cell table:formula="of:=[.AC48]-[.$B$2]*[.$B$3]+400" office:value-type="float" office:value="14100">
            <text:p>14100</text:p>
          </table:table-cell>
          <table:table-cell table:formula="of:=[.AD48]-[.$B$2]*[.$B$3]+400" office:value-type="float" office:value="14500">
            <text:p>14500</text:p>
          </table:table-cell>
          <table:table-cell table:formula="of:=[.AE48]-[.$B$2]*[.$B$3]+400" office:value-type="float" office:value="14900">
            <text:p>14900</text:p>
          </table:table-cell>
          <table:table-cell table:formula="of:=[.AF48]-[.$B$2]*[.$B$3]+400" office:value-type="float" office:value="15300">
            <text:p>15300</text:p>
          </table:table-cell>
          <table:table-cell table:formula="of:=[.AG48]-[.$B$2]*[.$B$3]+400" office:value-type="float" office:value="15700">
            <text:p>15700</text:p>
          </table:table-cell>
          <table:table-cell table:formula="of:=[.AH48]-[.$B$2]*[.$B$3]+400" office:value-type="float" office:value="16100">
            <text:p>16100</text:p>
          </table:table-cell>
          <table:table-cell table:formula="of:=[.AI48]-[.$B$2]*[.$B$3]+400" office:value-type="float" office:value="16500">
            <text:p>16500</text:p>
          </table:table-cell>
          <table:table-cell table:formula="of:=[.AJ48]-[.$B$2]*[.$B$3]+400" office:value-type="float" office:value="16900">
            <text:p>16900</text:p>
          </table:table-cell>
          <table:table-cell table:formula="of:=[.AK48]-[.$B$2]*[.$B$3]+400" office:value-type="float" office:value="17300">
            <text:p>17300</text:p>
          </table:table-cell>
          <table:table-cell table:formula="of:=[.AL48]-[.$B$2]*[.$B$3]+400" office:value-type="float" office:value="17700">
            <text:p>17700</text:p>
          </table:table-cell>
          <table:table-cell table:formula="of:=[.AM48]-[.$B$2]*[.$B$3]+400" office:value-type="float" office:value="18100">
            <text:p>18100</text:p>
          </table:table-cell>
          <table:table-cell table:formula="of:=[.AN48]-[.$B$2]*[.$B$3]+400" office:value-type="float" office:value="18500">
            <text:p>18500</text:p>
          </table:table-cell>
          <table:table-cell table:formula="of:=[.AO48]-[.$B$2]*[.$B$3]+400" office:value-type="float" office:value="18900">
            <text:p>18900</text:p>
          </table:table-cell>
          <table:table-cell table:formula="of:=[.AP48]-[.$B$2]*[.$B$3]+400" office:value-type="float" office:value="19300">
            <text:p>19300</text:p>
          </table:table-cell>
          <table:table-cell table:formula="of:=[.AQ48]-[.$B$2]*[.$B$3]+400" office:value-type="float" office:value="19700">
            <text:p>19700</text:p>
          </table:table-cell>
          <table:table-cell table:formula="of:=[.AR48]-[.$B$2]*[.$B$3]+400" office:value-type="float" office:value="20100">
            <text:p>20100</text:p>
          </table:table-cell>
          <table:table-cell table:formula="of:=[.AS48]-[.$B$2]*[.$B$3]+400" office:value-type="float" office:value="20500">
            <text:p>20500</text:p>
          </table:table-cell>
          <table:table-cell table:formula="of:=[.AT48]-[.$B$2]*[.$B$3]+400" office:value-type="float" office:value="20900">
            <text:p>20900</text:p>
          </table:table-cell>
          <table:table-cell table:formula="of:=[.AU48]-[.$B$2]*[.$B$3]+400" office:value-type="float" office:value="21300">
            <text:p>21300</text:p>
          </table:table-cell>
          <table:table-cell table:formula="of:=[.AV48]-[.$B$2]*[.$B$3]+400" office:value-type="float" office:value="21700">
            <text:p>21700</text:p>
          </table:table-cell>
          <table:table-cell table:formula="of:=[.AW48]-[.$B$2]*[.$B$3]+400" office:value-type="float" office:value="22100">
            <text:p>22100</text:p>
          </table:table-cell>
          <table:table-cell table:formula="of:=[.AX48]-[.$B$2]*[.$B$3]+400" office:value-type="float" office:value="22500">
            <text:p>22500</text:p>
          </table:table-cell>
          <table:table-cell table:formula="of:=[.AY48]-[.$B$2]*[.$B$3]+400" office:value-type="float" office:value="22900">
            <text:p>22900</text:p>
          </table:table-cell>
          <table:table-cell table:formula="of:=[.AZ48]-[.$B$2]*[.$B$3]+400" office:value-type="float" office:value="23300">
            <text:p>23300</text:p>
          </table:table-cell>
          <table:table-cell table:formula="of:=[.BA48]-[.$B$2]*[.$B$3]+400" office:value-type="float" office:value="23700">
            <text:p>23700</text:p>
          </table:table-cell>
          <table:table-cell table:formula="of:=[.BB48]-[.$B$2]*[.$B$3]+400" office:value-type="float" office:value="24100">
            <text:p>24100</text:p>
          </table:table-cell>
          <table:table-cell table:formula="of:=[.BC48]-[.$B$2]*[.$B$3]+400" office:value-type="float" office:value="24500">
            <text:p>24500</text:p>
          </table:table-cell>
          <table:table-cell table:formula="of:=[.BD48]-[.$B$2]*[.$B$3]+400" office:value-type="float" office:value="24900">
            <text:p>24900</text:p>
          </table:table-cell>
          <table:table-cell table:formula="of:=[.BE48]-[.$B$2]*[.$B$3]+400" office:value-type="float" office:value="25300">
            <text:p>25300</text:p>
          </table:table-cell>
          <table:table-cell table:formula="of:=[.BF48]-[.$B$2]*[.$B$3]+400" office:value-type="float" office:value="25700">
            <text:p>25700</text:p>
          </table:table-cell>
          <table:table-cell table:formula="of:=[.BG48]-[.$B$2]*[.$B$3]+400" office:value-type="float" office:value="26100">
            <text:p>26100</text:p>
          </table:table-cell>
          <table:table-cell table:formula="of:=[.BH48]-[.$B$2]*[.$B$3]+400" office:value-type="float" office:value="26500">
            <text:p>26500</text:p>
          </table:table-cell>
          <table:table-cell table:formula="of:=[.BI48]-[.$B$2]*[.$B$3]+400" office:value-type="float" office:value="26900">
            <text:p>26900</text:p>
          </table:table-cell>
          <table:table-cell table:formula="of:=[.BJ48]-[.$B$2]*[.$B$3]+400" office:value-type="float" office:value="27300">
            <text:p>27300</text:p>
          </table:table-cell>
          <table:table-cell table:formula="of:=[.BK48]-[.$B$2]*[.$B$3]+400" office:value-type="float" office:value="27700">
            <text:p>27700</text:p>
          </table:table-cell>
          <table:table-cell table:formula="of:=[.BL48]-[.$B$2]*[.$B$3]+400" office:value-type="float" office:value="28100">
            <text:p>28100</text:p>
          </table:table-cell>
          <table:table-cell table:formula="of:=[.BM48]-[.$B$2]*[.$B$3]+400" office:value-type="float" office:value="28500">
            <text:p>28500</text:p>
          </table:table-cell>
          <table:table-cell table:formula="of:=[.BN48]-[.$B$2]*[.$B$3]+400" office:value-type="float" office:value="28900">
            <text:p>28900</text:p>
          </table:table-cell>
          <table:table-cell table:formula="of:=[.BO48]-[.$B$2]*[.$B$3]+400" office:value-type="float" office:value="29300">
            <text:p>29300</text:p>
          </table:table-cell>
          <table:table-cell table:formula="of:=[.BP48]-[.$B$2]*[.$B$3]+400" office:value-type="float" office:value="29700">
            <text:p>29700</text:p>
          </table:table-cell>
        </table:table-row>
        <table:table-row table:style-name="ro1">
          <table:table-cell table:number-columns-repeated="7"/>
          <table:table-cell office:value-type="float" office:value="21">
            <text:p>21</text:p>
          </table:table-cell>
          <table:table-cell table:style-name="Default" table:formula="of:=[.I49]-[.$B$2]*[.$B$3]+400" office:value-type="float" office:value="6400">
            <text:p>6400</text:p>
          </table:table-cell>
          <table:table-cell table:style-name="Default" table:formula="of:=[.J49]-[.$B$2]*[.$B$3]+400" office:value-type="float" office:value="6800">
            <text:p>6800</text:p>
          </table:table-cell>
          <table:table-cell table:style-name="Default" table:formula="of:=[.K49]-[.$B$2]*[.$B$3]+400" office:value-type="float" office:value="7200">
            <text:p>7200</text:p>
          </table:table-cell>
          <table:table-cell table:style-name="Default" table:formula="of:=[.L49]-[.$B$2]*[.$B$3]+400" office:value-type="float" office:value="7600">
            <text:p>7600</text:p>
          </table:table-cell>
          <table:table-cell table:style-name="Default" table:formula="of:=[.M49]-[.$B$2]*[.$B$3]+400" office:value-type="float" office:value="8000">
            <text:p>8000</text:p>
          </table:table-cell>
          <table:table-cell table:style-name="Default" table:formula="of:=[.N49]-[.$B$2]*[.$B$3]+400" office:value-type="float" office:value="8400">
            <text:p>8400</text:p>
          </table:table-cell>
          <table:table-cell table:style-name="Default" table:formula="of:=[.O49]-[.$B$2]*[.$B$3]+400" office:value-type="float" office:value="8800">
            <text:p>8800</text:p>
          </table:table-cell>
          <table:table-cell table:style-name="Default" table:formula="of:=[.P49]-[.$B$2]*[.$B$3]+400" office:value-type="float" office:value="9200">
            <text:p>9200</text:p>
          </table:table-cell>
          <table:table-cell table:style-name="Default" table:formula="of:=[.Q49]-[.$B$2]*[.$B$3]+400" office:value-type="float" office:value="9600">
            <text:p>9600</text:p>
          </table:table-cell>
          <table:table-cell table:formula="of:=[.R49]-[.$B$2]*[.$B$3]+400" office:value-type="float" office:value="10000">
            <text:p>10000</text:p>
          </table:table-cell>
          <table:table-cell table:formula="of:=[.S49]-[.$B$2]*[.$B$3]+400" office:value-type="float" office:value="10400">
            <text:p>10400</text:p>
          </table:table-cell>
          <table:table-cell table:formula="of:=[.T49]-[.$B$2]*[.$B$3]+400" office:value-type="float" office:value="10800">
            <text:p>10800</text:p>
          </table:table-cell>
          <table:table-cell table:formula="of:=[.U49]-[.$B$2]*[.$B$3]+400" office:value-type="float" office:value="11200">
            <text:p>11200</text:p>
          </table:table-cell>
          <table:table-cell table:formula="of:=[.V49]-[.$B$2]*[.$B$3]+400" office:value-type="float" office:value="11600">
            <text:p>11600</text:p>
          </table:table-cell>
          <table:table-cell table:formula="of:=[.W49]-[.$B$2]*[.$B$3]+400" office:value-type="float" office:value="12000">
            <text:p>12000</text:p>
          </table:table-cell>
          <table:table-cell table:formula="of:=[.X49]-[.$B$2]*[.$B$3]+400" office:value-type="float" office:value="12400">
            <text:p>12400</text:p>
          </table:table-cell>
          <table:table-cell table:formula="of:=[.Y49]-[.$B$2]*[.$B$3]+400" office:value-type="float" office:value="12800">
            <text:p>12800</text:p>
          </table:table-cell>
          <table:table-cell table:formula="of:=[.Z49]-[.$B$2]*[.$B$3]+400" office:value-type="float" office:value="13200">
            <text:p>13200</text:p>
          </table:table-cell>
          <table:table-cell table:formula="of:=[.AA49]-[.$B$2]*[.$B$3]+400" office:value-type="float" office:value="13600">
            <text:p>13600</text:p>
          </table:table-cell>
          <table:table-cell table:formula="of:=[.AB49]-[.$B$2]*[.$B$3]+400" office:value-type="float" office:value="14000">
            <text:p>14000</text:p>
          </table:table-cell>
          <table:table-cell table:formula="of:=[.AC49]-[.$B$2]*[.$B$3]+400" office:value-type="float" office:value="14400">
            <text:p>14400</text:p>
          </table:table-cell>
          <table:table-cell table:formula="of:=[.AD49]-[.$B$2]*[.$B$3]+400" office:value-type="float" office:value="14800">
            <text:p>14800</text:p>
          </table:table-cell>
          <table:table-cell table:formula="of:=[.AE49]-[.$B$2]*[.$B$3]+400" office:value-type="float" office:value="15200">
            <text:p>15200</text:p>
          </table:table-cell>
          <table:table-cell table:formula="of:=[.AF49]-[.$B$2]*[.$B$3]+400" office:value-type="float" office:value="15600">
            <text:p>15600</text:p>
          </table:table-cell>
          <table:table-cell table:formula="of:=[.AG49]-[.$B$2]*[.$B$3]+400" office:value-type="float" office:value="16000">
            <text:p>16000</text:p>
          </table:table-cell>
          <table:table-cell table:formula="of:=[.AH49]-[.$B$2]*[.$B$3]+400" office:value-type="float" office:value="16400">
            <text:p>16400</text:p>
          </table:table-cell>
          <table:table-cell table:formula="of:=[.AI49]-[.$B$2]*[.$B$3]+400" office:value-type="float" office:value="16800">
            <text:p>16800</text:p>
          </table:table-cell>
          <table:table-cell table:formula="of:=[.AJ49]-[.$B$2]*[.$B$3]+400" office:value-type="float" office:value="17200">
            <text:p>17200</text:p>
          </table:table-cell>
          <table:table-cell table:formula="of:=[.AK49]-[.$B$2]*[.$B$3]+400" office:value-type="float" office:value="17600">
            <text:p>17600</text:p>
          </table:table-cell>
          <table:table-cell table:formula="of:=[.AL49]-[.$B$2]*[.$B$3]+400" office:value-type="float" office:value="18000">
            <text:p>18000</text:p>
          </table:table-cell>
          <table:table-cell table:formula="of:=[.AM49]-[.$B$2]*[.$B$3]+400" office:value-type="float" office:value="18400">
            <text:p>18400</text:p>
          </table:table-cell>
          <table:table-cell table:formula="of:=[.AN49]-[.$B$2]*[.$B$3]+400" office:value-type="float" office:value="18800">
            <text:p>18800</text:p>
          </table:table-cell>
          <table:table-cell table:formula="of:=[.AO49]-[.$B$2]*[.$B$3]+400" office:value-type="float" office:value="19200">
            <text:p>19200</text:p>
          </table:table-cell>
          <table:table-cell table:formula="of:=[.AP49]-[.$B$2]*[.$B$3]+400" office:value-type="float" office:value="19600">
            <text:p>19600</text:p>
          </table:table-cell>
          <table:table-cell table:formula="of:=[.AQ49]-[.$B$2]*[.$B$3]+400" office:value-type="float" office:value="20000">
            <text:p>20000</text:p>
          </table:table-cell>
          <table:table-cell table:formula="of:=[.AR49]-[.$B$2]*[.$B$3]+400" office:value-type="float" office:value="20400">
            <text:p>20400</text:p>
          </table:table-cell>
          <table:table-cell table:formula="of:=[.AS49]-[.$B$2]*[.$B$3]+400" office:value-type="float" office:value="20800">
            <text:p>20800</text:p>
          </table:table-cell>
          <table:table-cell table:formula="of:=[.AT49]-[.$B$2]*[.$B$3]+400" office:value-type="float" office:value="21200">
            <text:p>21200</text:p>
          </table:table-cell>
          <table:table-cell table:formula="of:=[.AU49]-[.$B$2]*[.$B$3]+400" office:value-type="float" office:value="21600">
            <text:p>21600</text:p>
          </table:table-cell>
          <table:table-cell table:formula="of:=[.AV49]-[.$B$2]*[.$B$3]+400" office:value-type="float" office:value="22000">
            <text:p>22000</text:p>
          </table:table-cell>
          <table:table-cell table:formula="of:=[.AW49]-[.$B$2]*[.$B$3]+400" office:value-type="float" office:value="22400">
            <text:p>22400</text:p>
          </table:table-cell>
          <table:table-cell table:formula="of:=[.AX49]-[.$B$2]*[.$B$3]+400" office:value-type="float" office:value="22800">
            <text:p>22800</text:p>
          </table:table-cell>
          <table:table-cell table:formula="of:=[.AY49]-[.$B$2]*[.$B$3]+400" office:value-type="float" office:value="23200">
            <text:p>23200</text:p>
          </table:table-cell>
          <table:table-cell table:formula="of:=[.AZ49]-[.$B$2]*[.$B$3]+400" office:value-type="float" office:value="23600">
            <text:p>23600</text:p>
          </table:table-cell>
          <table:table-cell table:formula="of:=[.BA49]-[.$B$2]*[.$B$3]+400" office:value-type="float" office:value="24000">
            <text:p>24000</text:p>
          </table:table-cell>
          <table:table-cell table:formula="of:=[.BB49]-[.$B$2]*[.$B$3]+400" office:value-type="float" office:value="24400">
            <text:p>24400</text:p>
          </table:table-cell>
          <table:table-cell table:formula="of:=[.BC49]-[.$B$2]*[.$B$3]+400" office:value-type="float" office:value="24800">
            <text:p>24800</text:p>
          </table:table-cell>
          <table:table-cell table:formula="of:=[.BD49]-[.$B$2]*[.$B$3]+400" office:value-type="float" office:value="25200">
            <text:p>25200</text:p>
          </table:table-cell>
          <table:table-cell table:formula="of:=[.BE49]-[.$B$2]*[.$B$3]+400" office:value-type="float" office:value="25600">
            <text:p>25600</text:p>
          </table:table-cell>
          <table:table-cell table:formula="of:=[.BF49]-[.$B$2]*[.$B$3]+400" office:value-type="float" office:value="26000">
            <text:p>26000</text:p>
          </table:table-cell>
          <table:table-cell table:formula="of:=[.BG49]-[.$B$2]*[.$B$3]+400" office:value-type="float" office:value="26400">
            <text:p>26400</text:p>
          </table:table-cell>
          <table:table-cell table:formula="of:=[.BH49]-[.$B$2]*[.$B$3]+400" office:value-type="float" office:value="26800">
            <text:p>26800</text:p>
          </table:table-cell>
          <table:table-cell table:formula="of:=[.BI49]-[.$B$2]*[.$B$3]+400" office:value-type="float" office:value="27200">
            <text:p>27200</text:p>
          </table:table-cell>
          <table:table-cell table:formula="of:=[.BJ49]-[.$B$2]*[.$B$3]+400" office:value-type="float" office:value="27600">
            <text:p>27600</text:p>
          </table:table-cell>
          <table:table-cell table:formula="of:=[.BK49]-[.$B$2]*[.$B$3]+400" office:value-type="float" office:value="28000">
            <text:p>28000</text:p>
          </table:table-cell>
          <table:table-cell table:formula="of:=[.BL49]-[.$B$2]*[.$B$3]+400" office:value-type="float" office:value="28400">
            <text:p>28400</text:p>
          </table:table-cell>
          <table:table-cell table:formula="of:=[.BM49]-[.$B$2]*[.$B$3]+400" office:value-type="float" office:value="28800">
            <text:p>28800</text:p>
          </table:table-cell>
          <table:table-cell table:formula="of:=[.BN49]-[.$B$2]*[.$B$3]+400" office:value-type="float" office:value="29200">
            <text:p>29200</text:p>
          </table:table-cell>
          <table:table-cell table:formula="of:=[.BO49]-[.$B$2]*[.$B$3]+400" office:value-type="float" office:value="29600">
            <text:p>29600</text:p>
          </table:table-cell>
          <table:table-cell table:formula="of:=[.BP49]-[.$B$2]*[.$B$3]+400" office:value-type="float" office:value="30000">
            <text:p>30000</text:p>
          </table:table-cell>
        </table:table-row>
        <table:table-row table:style-name="ro1">
          <table:table-cell table:number-columns-repeated="7"/>
          <table:table-cell office:value-type="float" office:value="22">
            <text:p>22</text:p>
          </table:table-cell>
          <table:table-cell table:style-name="Default" table:formula="of:=[.I50]-[.$B$2]*[.$B$3]+400" office:value-type="float" office:value="6700">
            <text:p>6700</text:p>
          </table:table-cell>
          <table:table-cell table:style-name="Default" table:formula="of:=[.J50]-[.$B$2]*[.$B$3]+400" office:value-type="float" office:value="7100">
            <text:p>7100</text:p>
          </table:table-cell>
          <table:table-cell table:style-name="Default" table:formula="of:=[.K50]-[.$B$2]*[.$B$3]+400" office:value-type="float" office:value="7500">
            <text:p>7500</text:p>
          </table:table-cell>
          <table:table-cell table:style-name="Default" table:formula="of:=[.L50]-[.$B$2]*[.$B$3]+400" office:value-type="float" office:value="7900">
            <text:p>7900</text:p>
          </table:table-cell>
          <table:table-cell table:style-name="Default" table:formula="of:=[.M50]-[.$B$2]*[.$B$3]+400" office:value-type="float" office:value="8300">
            <text:p>8300</text:p>
          </table:table-cell>
          <table:table-cell table:style-name="Default" table:formula="of:=[.N50]-[.$B$2]*[.$B$3]+400" office:value-type="float" office:value="8700">
            <text:p>8700</text:p>
          </table:table-cell>
          <table:table-cell table:style-name="Default" table:formula="of:=[.O50]-[.$B$2]*[.$B$3]+400" office:value-type="float" office:value="9100">
            <text:p>9100</text:p>
          </table:table-cell>
          <table:table-cell table:style-name="Default" table:formula="of:=[.P50]-[.$B$2]*[.$B$3]+400" office:value-type="float" office:value="9500">
            <text:p>9500</text:p>
          </table:table-cell>
          <table:table-cell table:style-name="Default" table:formula="of:=[.Q50]-[.$B$2]*[.$B$3]+400" office:value-type="float" office:value="9900">
            <text:p>9900</text:p>
          </table:table-cell>
          <table:table-cell table:formula="of:=[.R50]-[.$B$2]*[.$B$3]+400" office:value-type="float" office:value="10300">
            <text:p>10300</text:p>
          </table:table-cell>
          <table:table-cell table:formula="of:=[.S50]-[.$B$2]*[.$B$3]+400" office:value-type="float" office:value="10700">
            <text:p>10700</text:p>
          </table:table-cell>
          <table:table-cell table:formula="of:=[.T50]-[.$B$2]*[.$B$3]+400" office:value-type="float" office:value="11100">
            <text:p>11100</text:p>
          </table:table-cell>
          <table:table-cell table:formula="of:=[.U50]-[.$B$2]*[.$B$3]+400" office:value-type="float" office:value="11500">
            <text:p>11500</text:p>
          </table:table-cell>
          <table:table-cell table:formula="of:=[.V50]-[.$B$2]*[.$B$3]+400" office:value-type="float" office:value="11900">
            <text:p>11900</text:p>
          </table:table-cell>
          <table:table-cell table:formula="of:=[.W50]-[.$B$2]*[.$B$3]+400" office:value-type="float" office:value="12300">
            <text:p>12300</text:p>
          </table:table-cell>
          <table:table-cell table:formula="of:=[.X50]-[.$B$2]*[.$B$3]+400" office:value-type="float" office:value="12700">
            <text:p>12700</text:p>
          </table:table-cell>
          <table:table-cell table:formula="of:=[.Y50]-[.$B$2]*[.$B$3]+400" office:value-type="float" office:value="13100">
            <text:p>13100</text:p>
          </table:table-cell>
          <table:table-cell table:formula="of:=[.Z50]-[.$B$2]*[.$B$3]+400" office:value-type="float" office:value="13500">
            <text:p>13500</text:p>
          </table:table-cell>
          <table:table-cell table:formula="of:=[.AA50]-[.$B$2]*[.$B$3]+400" office:value-type="float" office:value="13900">
            <text:p>13900</text:p>
          </table:table-cell>
          <table:table-cell table:formula="of:=[.AB50]-[.$B$2]*[.$B$3]+400" office:value-type="float" office:value="14300">
            <text:p>14300</text:p>
          </table:table-cell>
          <table:table-cell table:formula="of:=[.AC50]-[.$B$2]*[.$B$3]+400" office:value-type="float" office:value="14700">
            <text:p>14700</text:p>
          </table:table-cell>
          <table:table-cell table:formula="of:=[.AD50]-[.$B$2]*[.$B$3]+400" office:value-type="float" office:value="15100">
            <text:p>15100</text:p>
          </table:table-cell>
          <table:table-cell table:formula="of:=[.AE50]-[.$B$2]*[.$B$3]+400" office:value-type="float" office:value="15500">
            <text:p>15500</text:p>
          </table:table-cell>
          <table:table-cell table:formula="of:=[.AF50]-[.$B$2]*[.$B$3]+400" office:value-type="float" office:value="15900">
            <text:p>15900</text:p>
          </table:table-cell>
          <table:table-cell table:formula="of:=[.AG50]-[.$B$2]*[.$B$3]+400" office:value-type="float" office:value="16300">
            <text:p>16300</text:p>
          </table:table-cell>
          <table:table-cell table:formula="of:=[.AH50]-[.$B$2]*[.$B$3]+400" office:value-type="float" office:value="16700">
            <text:p>16700</text:p>
          </table:table-cell>
          <table:table-cell table:formula="of:=[.AI50]-[.$B$2]*[.$B$3]+400" office:value-type="float" office:value="17100">
            <text:p>17100</text:p>
          </table:table-cell>
          <table:table-cell table:formula="of:=[.AJ50]-[.$B$2]*[.$B$3]+400" office:value-type="float" office:value="17500">
            <text:p>17500</text:p>
          </table:table-cell>
          <table:table-cell table:formula="of:=[.AK50]-[.$B$2]*[.$B$3]+400" office:value-type="float" office:value="17900">
            <text:p>17900</text:p>
          </table:table-cell>
          <table:table-cell table:formula="of:=[.AL50]-[.$B$2]*[.$B$3]+400" office:value-type="float" office:value="18300">
            <text:p>18300</text:p>
          </table:table-cell>
          <table:table-cell table:formula="of:=[.AM50]-[.$B$2]*[.$B$3]+400" office:value-type="float" office:value="18700">
            <text:p>18700</text:p>
          </table:table-cell>
          <table:table-cell table:formula="of:=[.AN50]-[.$B$2]*[.$B$3]+400" office:value-type="float" office:value="19100">
            <text:p>19100</text:p>
          </table:table-cell>
          <table:table-cell table:formula="of:=[.AO50]-[.$B$2]*[.$B$3]+400" office:value-type="float" office:value="19500">
            <text:p>19500</text:p>
          </table:table-cell>
          <table:table-cell table:formula="of:=[.AP50]-[.$B$2]*[.$B$3]+400" office:value-type="float" office:value="19900">
            <text:p>19900</text:p>
          </table:table-cell>
          <table:table-cell table:formula="of:=[.AQ50]-[.$B$2]*[.$B$3]+400" office:value-type="float" office:value="20300">
            <text:p>20300</text:p>
          </table:table-cell>
          <table:table-cell table:formula="of:=[.AR50]-[.$B$2]*[.$B$3]+400" office:value-type="float" office:value="20700">
            <text:p>20700</text:p>
          </table:table-cell>
          <table:table-cell table:formula="of:=[.AS50]-[.$B$2]*[.$B$3]+400" office:value-type="float" office:value="21100">
            <text:p>21100</text:p>
          </table:table-cell>
          <table:table-cell table:formula="of:=[.AT50]-[.$B$2]*[.$B$3]+400" office:value-type="float" office:value="21500">
            <text:p>21500</text:p>
          </table:table-cell>
          <table:table-cell table:formula="of:=[.AU50]-[.$B$2]*[.$B$3]+400" office:value-type="float" office:value="21900">
            <text:p>21900</text:p>
          </table:table-cell>
          <table:table-cell table:formula="of:=[.AV50]-[.$B$2]*[.$B$3]+400" office:value-type="float" office:value="22300">
            <text:p>22300</text:p>
          </table:table-cell>
          <table:table-cell table:formula="of:=[.AW50]-[.$B$2]*[.$B$3]+400" office:value-type="float" office:value="22700">
            <text:p>22700</text:p>
          </table:table-cell>
          <table:table-cell table:formula="of:=[.AX50]-[.$B$2]*[.$B$3]+400" office:value-type="float" office:value="23100">
            <text:p>23100</text:p>
          </table:table-cell>
          <table:table-cell table:formula="of:=[.AY50]-[.$B$2]*[.$B$3]+400" office:value-type="float" office:value="23500">
            <text:p>23500</text:p>
          </table:table-cell>
          <table:table-cell table:formula="of:=[.AZ50]-[.$B$2]*[.$B$3]+400" office:value-type="float" office:value="23900">
            <text:p>23900</text:p>
          </table:table-cell>
          <table:table-cell table:formula="of:=[.BA50]-[.$B$2]*[.$B$3]+400" office:value-type="float" office:value="24300">
            <text:p>24300</text:p>
          </table:table-cell>
          <table:table-cell table:formula="of:=[.BB50]-[.$B$2]*[.$B$3]+400" office:value-type="float" office:value="24700">
            <text:p>24700</text:p>
          </table:table-cell>
          <table:table-cell table:formula="of:=[.BC50]-[.$B$2]*[.$B$3]+400" office:value-type="float" office:value="25100">
            <text:p>25100</text:p>
          </table:table-cell>
          <table:table-cell table:formula="of:=[.BD50]-[.$B$2]*[.$B$3]+400" office:value-type="float" office:value="25500">
            <text:p>25500</text:p>
          </table:table-cell>
          <table:table-cell table:formula="of:=[.BE50]-[.$B$2]*[.$B$3]+400" office:value-type="float" office:value="25900">
            <text:p>25900</text:p>
          </table:table-cell>
          <table:table-cell table:formula="of:=[.BF50]-[.$B$2]*[.$B$3]+400" office:value-type="float" office:value="26300">
            <text:p>26300</text:p>
          </table:table-cell>
          <table:table-cell table:formula="of:=[.BG50]-[.$B$2]*[.$B$3]+400" office:value-type="float" office:value="26700">
            <text:p>26700</text:p>
          </table:table-cell>
          <table:table-cell table:formula="of:=[.BH50]-[.$B$2]*[.$B$3]+400" office:value-type="float" office:value="27100">
            <text:p>27100</text:p>
          </table:table-cell>
          <table:table-cell table:formula="of:=[.BI50]-[.$B$2]*[.$B$3]+400" office:value-type="float" office:value="27500">
            <text:p>27500</text:p>
          </table:table-cell>
          <table:table-cell table:formula="of:=[.BJ50]-[.$B$2]*[.$B$3]+400" office:value-type="float" office:value="27900">
            <text:p>27900</text:p>
          </table:table-cell>
          <table:table-cell table:formula="of:=[.BK50]-[.$B$2]*[.$B$3]+400" office:value-type="float" office:value="28300">
            <text:p>28300</text:p>
          </table:table-cell>
          <table:table-cell table:formula="of:=[.BL50]-[.$B$2]*[.$B$3]+400" office:value-type="float" office:value="28700">
            <text:p>28700</text:p>
          </table:table-cell>
          <table:table-cell table:formula="of:=[.BM50]-[.$B$2]*[.$B$3]+400" office:value-type="float" office:value="29100">
            <text:p>29100</text:p>
          </table:table-cell>
          <table:table-cell table:formula="of:=[.BN50]-[.$B$2]*[.$B$3]+400" office:value-type="float" office:value="29500">
            <text:p>29500</text:p>
          </table:table-cell>
          <table:table-cell table:formula="of:=[.BO50]-[.$B$2]*[.$B$3]+400" office:value-type="float" office:value="29900">
            <text:p>29900</text:p>
          </table:table-cell>
          <table:table-cell table:formula="of:=[.BP50]-[.$B$2]*[.$B$3]+400" office:value-type="float" office:value="30300">
            <text:p>30300</text:p>
          </table:table-cell>
        </table:table-row>
        <table:table-row table:style-name="ro1">
          <table:table-cell table:number-columns-repeated="7"/>
          <table:table-cell office:value-type="float" office:value="23">
            <text:p>23</text:p>
          </table:table-cell>
          <table:table-cell table:style-name="Default" table:formula="of:=[.I51]-[.$B$2]*[.$B$3]+400" office:value-type="float" office:value="7000">
            <text:p>7000</text:p>
          </table:table-cell>
          <table:table-cell table:style-name="Default" table:formula="of:=[.J51]-[.$B$2]*[.$B$3]+400" office:value-type="float" office:value="7400">
            <text:p>7400</text:p>
          </table:table-cell>
          <table:table-cell table:style-name="Default" table:formula="of:=[.K51]-[.$B$2]*[.$B$3]+400" office:value-type="float" office:value="7800">
            <text:p>7800</text:p>
          </table:table-cell>
          <table:table-cell table:style-name="Default" table:formula="of:=[.L51]-[.$B$2]*[.$B$3]+400" office:value-type="float" office:value="8200">
            <text:p>8200</text:p>
          </table:table-cell>
          <table:table-cell table:style-name="Default" table:formula="of:=[.M51]-[.$B$2]*[.$B$3]+400" office:value-type="float" office:value="8600">
            <text:p>8600</text:p>
          </table:table-cell>
          <table:table-cell table:style-name="Default" table:formula="of:=[.N51]-[.$B$2]*[.$B$3]+400" office:value-type="float" office:value="9000">
            <text:p>9000</text:p>
          </table:table-cell>
          <table:table-cell table:style-name="Default" table:formula="of:=[.O51]-[.$B$2]*[.$B$3]+400" office:value-type="float" office:value="9400">
            <text:p>9400</text:p>
          </table:table-cell>
          <table:table-cell table:style-name="Default" table:formula="of:=[.P51]-[.$B$2]*[.$B$3]+400" office:value-type="float" office:value="9800">
            <text:p>9800</text:p>
          </table:table-cell>
          <table:table-cell table:style-name="Default" table:formula="of:=[.Q51]-[.$B$2]*[.$B$3]+400" office:value-type="float" office:value="10200">
            <text:p>10200</text:p>
          </table:table-cell>
          <table:table-cell table:formula="of:=[.R51]-[.$B$2]*[.$B$3]+400" office:value-type="float" office:value="10600">
            <text:p>10600</text:p>
          </table:table-cell>
          <table:table-cell table:formula="of:=[.S51]-[.$B$2]*[.$B$3]+400" office:value-type="float" office:value="11000">
            <text:p>11000</text:p>
          </table:table-cell>
          <table:table-cell table:formula="of:=[.T51]-[.$B$2]*[.$B$3]+400" office:value-type="float" office:value="11400">
            <text:p>11400</text:p>
          </table:table-cell>
          <table:table-cell table:formula="of:=[.U51]-[.$B$2]*[.$B$3]+400" office:value-type="float" office:value="11800">
            <text:p>11800</text:p>
          </table:table-cell>
          <table:table-cell table:formula="of:=[.V51]-[.$B$2]*[.$B$3]+400" office:value-type="float" office:value="12200">
            <text:p>12200</text:p>
          </table:table-cell>
          <table:table-cell table:formula="of:=[.W51]-[.$B$2]*[.$B$3]+400" office:value-type="float" office:value="12600">
            <text:p>12600</text:p>
          </table:table-cell>
          <table:table-cell table:formula="of:=[.X51]-[.$B$2]*[.$B$3]+400" office:value-type="float" office:value="13000">
            <text:p>13000</text:p>
          </table:table-cell>
          <table:table-cell table:formula="of:=[.Y51]-[.$B$2]*[.$B$3]+400" office:value-type="float" office:value="13400">
            <text:p>13400</text:p>
          </table:table-cell>
          <table:table-cell table:formula="of:=[.Z51]-[.$B$2]*[.$B$3]+400" office:value-type="float" office:value="13800">
            <text:p>13800</text:p>
          </table:table-cell>
          <table:table-cell table:formula="of:=[.AA51]-[.$B$2]*[.$B$3]+400" office:value-type="float" office:value="14200">
            <text:p>14200</text:p>
          </table:table-cell>
          <table:table-cell table:formula="of:=[.AB51]-[.$B$2]*[.$B$3]+400" office:value-type="float" office:value="14600">
            <text:p>14600</text:p>
          </table:table-cell>
          <table:table-cell table:formula="of:=[.AC51]-[.$B$2]*[.$B$3]+400" office:value-type="float" office:value="15000">
            <text:p>15000</text:p>
          </table:table-cell>
          <table:table-cell table:formula="of:=[.AD51]-[.$B$2]*[.$B$3]+400" office:value-type="float" office:value="15400">
            <text:p>15400</text:p>
          </table:table-cell>
          <table:table-cell table:formula="of:=[.AE51]-[.$B$2]*[.$B$3]+400" office:value-type="float" office:value="15800">
            <text:p>15800</text:p>
          </table:table-cell>
          <table:table-cell table:formula="of:=[.AF51]-[.$B$2]*[.$B$3]+400" office:value-type="float" office:value="16200">
            <text:p>16200</text:p>
          </table:table-cell>
          <table:table-cell table:formula="of:=[.AG51]-[.$B$2]*[.$B$3]+400" office:value-type="float" office:value="16600">
            <text:p>16600</text:p>
          </table:table-cell>
          <table:table-cell table:formula="of:=[.AH51]-[.$B$2]*[.$B$3]+400" office:value-type="float" office:value="17000">
            <text:p>17000</text:p>
          </table:table-cell>
          <table:table-cell table:formula="of:=[.AI51]-[.$B$2]*[.$B$3]+400" office:value-type="float" office:value="17400">
            <text:p>17400</text:p>
          </table:table-cell>
          <table:table-cell table:formula="of:=[.AJ51]-[.$B$2]*[.$B$3]+400" office:value-type="float" office:value="17800">
            <text:p>17800</text:p>
          </table:table-cell>
          <table:table-cell table:formula="of:=[.AK51]-[.$B$2]*[.$B$3]+400" office:value-type="float" office:value="18200">
            <text:p>18200</text:p>
          </table:table-cell>
          <table:table-cell table:formula="of:=[.AL51]-[.$B$2]*[.$B$3]+400" office:value-type="float" office:value="18600">
            <text:p>18600</text:p>
          </table:table-cell>
          <table:table-cell table:formula="of:=[.AM51]-[.$B$2]*[.$B$3]+400" office:value-type="float" office:value="19000">
            <text:p>19000</text:p>
          </table:table-cell>
          <table:table-cell table:formula="of:=[.AN51]-[.$B$2]*[.$B$3]+400" office:value-type="float" office:value="19400">
            <text:p>19400</text:p>
          </table:table-cell>
          <table:table-cell table:formula="of:=[.AO51]-[.$B$2]*[.$B$3]+400" office:value-type="float" office:value="19800">
            <text:p>19800</text:p>
          </table:table-cell>
          <table:table-cell table:formula="of:=[.AP51]-[.$B$2]*[.$B$3]+400" office:value-type="float" office:value="20200">
            <text:p>20200</text:p>
          </table:table-cell>
          <table:table-cell table:formula="of:=[.AQ51]-[.$B$2]*[.$B$3]+400" office:value-type="float" office:value="20600">
            <text:p>20600</text:p>
          </table:table-cell>
          <table:table-cell table:formula="of:=[.AR51]-[.$B$2]*[.$B$3]+400" office:value-type="float" office:value="21000">
            <text:p>21000</text:p>
          </table:table-cell>
          <table:table-cell table:formula="of:=[.AS51]-[.$B$2]*[.$B$3]+400" office:value-type="float" office:value="21400">
            <text:p>21400</text:p>
          </table:table-cell>
          <table:table-cell table:formula="of:=[.AT51]-[.$B$2]*[.$B$3]+400" office:value-type="float" office:value="21800">
            <text:p>21800</text:p>
          </table:table-cell>
          <table:table-cell table:formula="of:=[.AU51]-[.$B$2]*[.$B$3]+400" office:value-type="float" office:value="22200">
            <text:p>22200</text:p>
          </table:table-cell>
          <table:table-cell table:formula="of:=[.AV51]-[.$B$2]*[.$B$3]+400" office:value-type="float" office:value="22600">
            <text:p>22600</text:p>
          </table:table-cell>
          <table:table-cell table:formula="of:=[.AW51]-[.$B$2]*[.$B$3]+400" office:value-type="float" office:value="23000">
            <text:p>23000</text:p>
          </table:table-cell>
          <table:table-cell table:formula="of:=[.AX51]-[.$B$2]*[.$B$3]+400" office:value-type="float" office:value="23400">
            <text:p>23400</text:p>
          </table:table-cell>
          <table:table-cell table:formula="of:=[.AY51]-[.$B$2]*[.$B$3]+400" office:value-type="float" office:value="23800">
            <text:p>23800</text:p>
          </table:table-cell>
          <table:table-cell table:formula="of:=[.AZ51]-[.$B$2]*[.$B$3]+400" office:value-type="float" office:value="24200">
            <text:p>24200</text:p>
          </table:table-cell>
          <table:table-cell table:formula="of:=[.BA51]-[.$B$2]*[.$B$3]+400" office:value-type="float" office:value="24600">
            <text:p>24600</text:p>
          </table:table-cell>
          <table:table-cell table:formula="of:=[.BB51]-[.$B$2]*[.$B$3]+400" office:value-type="float" office:value="25000">
            <text:p>25000</text:p>
          </table:table-cell>
          <table:table-cell table:formula="of:=[.BC51]-[.$B$2]*[.$B$3]+400" office:value-type="float" office:value="25400">
            <text:p>25400</text:p>
          </table:table-cell>
          <table:table-cell table:formula="of:=[.BD51]-[.$B$2]*[.$B$3]+400" office:value-type="float" office:value="25800">
            <text:p>25800</text:p>
          </table:table-cell>
          <table:table-cell table:formula="of:=[.BE51]-[.$B$2]*[.$B$3]+400" office:value-type="float" office:value="26200">
            <text:p>26200</text:p>
          </table:table-cell>
          <table:table-cell table:formula="of:=[.BF51]-[.$B$2]*[.$B$3]+400" office:value-type="float" office:value="26600">
            <text:p>26600</text:p>
          </table:table-cell>
          <table:table-cell table:formula="of:=[.BG51]-[.$B$2]*[.$B$3]+400" office:value-type="float" office:value="27000">
            <text:p>27000</text:p>
          </table:table-cell>
          <table:table-cell table:formula="of:=[.BH51]-[.$B$2]*[.$B$3]+400" office:value-type="float" office:value="27400">
            <text:p>27400</text:p>
          </table:table-cell>
          <table:table-cell table:formula="of:=[.BI51]-[.$B$2]*[.$B$3]+400" office:value-type="float" office:value="27800">
            <text:p>27800</text:p>
          </table:table-cell>
          <table:table-cell table:formula="of:=[.BJ51]-[.$B$2]*[.$B$3]+400" office:value-type="float" office:value="28200">
            <text:p>28200</text:p>
          </table:table-cell>
          <table:table-cell table:formula="of:=[.BK51]-[.$B$2]*[.$B$3]+400" office:value-type="float" office:value="28600">
            <text:p>28600</text:p>
          </table:table-cell>
          <table:table-cell table:formula="of:=[.BL51]-[.$B$2]*[.$B$3]+400" office:value-type="float" office:value="29000">
            <text:p>29000</text:p>
          </table:table-cell>
          <table:table-cell table:formula="of:=[.BM51]-[.$B$2]*[.$B$3]+400" office:value-type="float" office:value="29400">
            <text:p>29400</text:p>
          </table:table-cell>
          <table:table-cell table:formula="of:=[.BN51]-[.$B$2]*[.$B$3]+400" office:value-type="float" office:value="29800">
            <text:p>29800</text:p>
          </table:table-cell>
          <table:table-cell table:formula="of:=[.BO51]-[.$B$2]*[.$B$3]+400" office:value-type="float" office:value="30200">
            <text:p>30200</text:p>
          </table:table-cell>
          <table:table-cell table:formula="of:=[.BP51]-[.$B$2]*[.$B$3]+400" office:value-type="float" office:value="30600">
            <text:p>30600</text:p>
          </table:table-cell>
        </table:table-row>
        <table:table-row table:style-name="ro1">
          <table:table-cell table:number-columns-repeated="7"/>
          <table:table-cell office:value-type="float" office:value="24">
            <text:p>24</text:p>
          </table:table-cell>
          <table:table-cell table:style-name="Default" table:formula="of:=[.I52]-[.$B$2]*[.$B$3]+400" office:value-type="float" office:value="7300">
            <text:p>7300</text:p>
          </table:table-cell>
          <table:table-cell table:style-name="Default" table:formula="of:=[.J52]-[.$B$2]*[.$B$3]+400" office:value-type="float" office:value="7700">
            <text:p>7700</text:p>
          </table:table-cell>
          <table:table-cell table:style-name="Default" table:formula="of:=[.K52]-[.$B$2]*[.$B$3]+400" office:value-type="float" office:value="8100">
            <text:p>8100</text:p>
          </table:table-cell>
          <table:table-cell table:style-name="Default" table:formula="of:=[.L52]-[.$B$2]*[.$B$3]+400" office:value-type="float" office:value="8500">
            <text:p>8500</text:p>
          </table:table-cell>
          <table:table-cell table:style-name="Default" table:formula="of:=[.M52]-[.$B$2]*[.$B$3]+400" office:value-type="float" office:value="8900">
            <text:p>8900</text:p>
          </table:table-cell>
          <table:table-cell table:style-name="Default" table:formula="of:=[.N52]-[.$B$2]*[.$B$3]+400" office:value-type="float" office:value="9300">
            <text:p>9300</text:p>
          </table:table-cell>
          <table:table-cell table:style-name="Default" table:formula="of:=[.O52]-[.$B$2]*[.$B$3]+400" office:value-type="float" office:value="9700">
            <text:p>9700</text:p>
          </table:table-cell>
          <table:table-cell table:style-name="Default" table:formula="of:=[.P52]-[.$B$2]*[.$B$3]+400" office:value-type="float" office:value="10100">
            <text:p>10100</text:p>
          </table:table-cell>
          <table:table-cell table:style-name="Default" table:formula="of:=[.Q52]-[.$B$2]*[.$B$3]+400" office:value-type="float" office:value="10500">
            <text:p>10500</text:p>
          </table:table-cell>
          <table:table-cell table:formula="of:=[.R52]-[.$B$2]*[.$B$3]+400" office:value-type="float" office:value="10900">
            <text:p>10900</text:p>
          </table:table-cell>
          <table:table-cell table:formula="of:=[.S52]-[.$B$2]*[.$B$3]+400" office:value-type="float" office:value="11300">
            <text:p>11300</text:p>
          </table:table-cell>
          <table:table-cell table:formula="of:=[.T52]-[.$B$2]*[.$B$3]+400" office:value-type="float" office:value="11700">
            <text:p>11700</text:p>
          </table:table-cell>
          <table:table-cell table:formula="of:=[.U52]-[.$B$2]*[.$B$3]+400" office:value-type="float" office:value="12100">
            <text:p>12100</text:p>
          </table:table-cell>
          <table:table-cell table:formula="of:=[.V52]-[.$B$2]*[.$B$3]+400" office:value-type="float" office:value="12500">
            <text:p>12500</text:p>
          </table:table-cell>
          <table:table-cell table:formula="of:=[.W52]-[.$B$2]*[.$B$3]+400" office:value-type="float" office:value="12900">
            <text:p>12900</text:p>
          </table:table-cell>
          <table:table-cell table:formula="of:=[.X52]-[.$B$2]*[.$B$3]+400" office:value-type="float" office:value="13300">
            <text:p>13300</text:p>
          </table:table-cell>
          <table:table-cell table:formula="of:=[.Y52]-[.$B$2]*[.$B$3]+400" office:value-type="float" office:value="13700">
            <text:p>13700</text:p>
          </table:table-cell>
          <table:table-cell table:formula="of:=[.Z52]-[.$B$2]*[.$B$3]+400" office:value-type="float" office:value="14100">
            <text:p>14100</text:p>
          </table:table-cell>
          <table:table-cell table:formula="of:=[.AA52]-[.$B$2]*[.$B$3]+400" office:value-type="float" office:value="14500">
            <text:p>14500</text:p>
          </table:table-cell>
          <table:table-cell table:formula="of:=[.AB52]-[.$B$2]*[.$B$3]+400" office:value-type="float" office:value="14900">
            <text:p>14900</text:p>
          </table:table-cell>
          <table:table-cell table:formula="of:=[.AC52]-[.$B$2]*[.$B$3]+400" office:value-type="float" office:value="15300">
            <text:p>15300</text:p>
          </table:table-cell>
          <table:table-cell table:formula="of:=[.AD52]-[.$B$2]*[.$B$3]+400" office:value-type="float" office:value="15700">
            <text:p>15700</text:p>
          </table:table-cell>
          <table:table-cell table:formula="of:=[.AE52]-[.$B$2]*[.$B$3]+400" office:value-type="float" office:value="16100">
            <text:p>16100</text:p>
          </table:table-cell>
          <table:table-cell table:formula="of:=[.AF52]-[.$B$2]*[.$B$3]+400" office:value-type="float" office:value="16500">
            <text:p>16500</text:p>
          </table:table-cell>
          <table:table-cell table:formula="of:=[.AG52]-[.$B$2]*[.$B$3]+400" office:value-type="float" office:value="16900">
            <text:p>16900</text:p>
          </table:table-cell>
          <table:table-cell table:formula="of:=[.AH52]-[.$B$2]*[.$B$3]+400" office:value-type="float" office:value="17300">
            <text:p>17300</text:p>
          </table:table-cell>
          <table:table-cell table:formula="of:=[.AI52]-[.$B$2]*[.$B$3]+400" office:value-type="float" office:value="17700">
            <text:p>17700</text:p>
          </table:table-cell>
          <table:table-cell table:formula="of:=[.AJ52]-[.$B$2]*[.$B$3]+400" office:value-type="float" office:value="18100">
            <text:p>18100</text:p>
          </table:table-cell>
          <table:table-cell table:formula="of:=[.AK52]-[.$B$2]*[.$B$3]+400" office:value-type="float" office:value="18500">
            <text:p>18500</text:p>
          </table:table-cell>
          <table:table-cell table:formula="of:=[.AL52]-[.$B$2]*[.$B$3]+400" office:value-type="float" office:value="18900">
            <text:p>18900</text:p>
          </table:table-cell>
          <table:table-cell table:formula="of:=[.AM52]-[.$B$2]*[.$B$3]+400" office:value-type="float" office:value="19300">
            <text:p>19300</text:p>
          </table:table-cell>
          <table:table-cell table:formula="of:=[.AN52]-[.$B$2]*[.$B$3]+400" office:value-type="float" office:value="19700">
            <text:p>19700</text:p>
          </table:table-cell>
          <table:table-cell table:formula="of:=[.AO52]-[.$B$2]*[.$B$3]+400" office:value-type="float" office:value="20100">
            <text:p>20100</text:p>
          </table:table-cell>
          <table:table-cell table:formula="of:=[.AP52]-[.$B$2]*[.$B$3]+400" office:value-type="float" office:value="20500">
            <text:p>20500</text:p>
          </table:table-cell>
          <table:table-cell table:formula="of:=[.AQ52]-[.$B$2]*[.$B$3]+400" office:value-type="float" office:value="20900">
            <text:p>20900</text:p>
          </table:table-cell>
          <table:table-cell table:formula="of:=[.AR52]-[.$B$2]*[.$B$3]+400" office:value-type="float" office:value="21300">
            <text:p>21300</text:p>
          </table:table-cell>
          <table:table-cell table:formula="of:=[.AS52]-[.$B$2]*[.$B$3]+400" office:value-type="float" office:value="21700">
            <text:p>21700</text:p>
          </table:table-cell>
          <table:table-cell table:formula="of:=[.AT52]-[.$B$2]*[.$B$3]+400" office:value-type="float" office:value="22100">
            <text:p>22100</text:p>
          </table:table-cell>
          <table:table-cell table:formula="of:=[.AU52]-[.$B$2]*[.$B$3]+400" office:value-type="float" office:value="22500">
            <text:p>22500</text:p>
          </table:table-cell>
          <table:table-cell table:formula="of:=[.AV52]-[.$B$2]*[.$B$3]+400" office:value-type="float" office:value="22900">
            <text:p>22900</text:p>
          </table:table-cell>
          <table:table-cell table:formula="of:=[.AW52]-[.$B$2]*[.$B$3]+400" office:value-type="float" office:value="23300">
            <text:p>23300</text:p>
          </table:table-cell>
          <table:table-cell table:formula="of:=[.AX52]-[.$B$2]*[.$B$3]+400" office:value-type="float" office:value="23700">
            <text:p>23700</text:p>
          </table:table-cell>
          <table:table-cell table:formula="of:=[.AY52]-[.$B$2]*[.$B$3]+400" office:value-type="float" office:value="24100">
            <text:p>24100</text:p>
          </table:table-cell>
          <table:table-cell table:formula="of:=[.AZ52]-[.$B$2]*[.$B$3]+400" office:value-type="float" office:value="24500">
            <text:p>24500</text:p>
          </table:table-cell>
          <table:table-cell table:formula="of:=[.BA52]-[.$B$2]*[.$B$3]+400" office:value-type="float" office:value="24900">
            <text:p>24900</text:p>
          </table:table-cell>
          <table:table-cell table:formula="of:=[.BB52]-[.$B$2]*[.$B$3]+400" office:value-type="float" office:value="25300">
            <text:p>25300</text:p>
          </table:table-cell>
          <table:table-cell table:formula="of:=[.BC52]-[.$B$2]*[.$B$3]+400" office:value-type="float" office:value="25700">
            <text:p>25700</text:p>
          </table:table-cell>
          <table:table-cell table:formula="of:=[.BD52]-[.$B$2]*[.$B$3]+400" office:value-type="float" office:value="26100">
            <text:p>26100</text:p>
          </table:table-cell>
          <table:table-cell table:formula="of:=[.BE52]-[.$B$2]*[.$B$3]+400" office:value-type="float" office:value="26500">
            <text:p>26500</text:p>
          </table:table-cell>
          <table:table-cell table:formula="of:=[.BF52]-[.$B$2]*[.$B$3]+400" office:value-type="float" office:value="26900">
            <text:p>26900</text:p>
          </table:table-cell>
          <table:table-cell table:formula="of:=[.BG52]-[.$B$2]*[.$B$3]+400" office:value-type="float" office:value="27300">
            <text:p>27300</text:p>
          </table:table-cell>
          <table:table-cell table:formula="of:=[.BH52]-[.$B$2]*[.$B$3]+400" office:value-type="float" office:value="27700">
            <text:p>27700</text:p>
          </table:table-cell>
          <table:table-cell table:formula="of:=[.BI52]-[.$B$2]*[.$B$3]+400" office:value-type="float" office:value="28100">
            <text:p>28100</text:p>
          </table:table-cell>
          <table:table-cell table:formula="of:=[.BJ52]-[.$B$2]*[.$B$3]+400" office:value-type="float" office:value="28500">
            <text:p>28500</text:p>
          </table:table-cell>
          <table:table-cell table:formula="of:=[.BK52]-[.$B$2]*[.$B$3]+400" office:value-type="float" office:value="28900">
            <text:p>28900</text:p>
          </table:table-cell>
          <table:table-cell table:formula="of:=[.BL52]-[.$B$2]*[.$B$3]+400" office:value-type="float" office:value="29300">
            <text:p>29300</text:p>
          </table:table-cell>
          <table:table-cell table:formula="of:=[.BM52]-[.$B$2]*[.$B$3]+400" office:value-type="float" office:value="29700">
            <text:p>29700</text:p>
          </table:table-cell>
          <table:table-cell table:formula="of:=[.BN52]-[.$B$2]*[.$B$3]+400" office:value-type="float" office:value="30100">
            <text:p>30100</text:p>
          </table:table-cell>
          <table:table-cell table:formula="of:=[.BO52]-[.$B$2]*[.$B$3]+400" office:value-type="float" office:value="30500">
            <text:p>30500</text:p>
          </table:table-cell>
          <table:table-cell table:formula="of:=[.BP52]-[.$B$2]*[.$B$3]+400" office:value-type="float" office:value="30900">
            <text:p>30900</text:p>
          </table:table-cell>
        </table:table-row>
        <table:table-row table:style-name="ro1">
          <table:table-cell table:number-columns-repeated="7"/>
          <table:table-cell office:value-type="float" office:value="25">
            <text:p>25</text:p>
          </table:table-cell>
          <table:table-cell table:style-name="Default" table:formula="of:=[.I53]-[.$B$2]*[.$B$3]+400" office:value-type="float" office:value="7600">
            <text:p>7600</text:p>
          </table:table-cell>
          <table:table-cell table:style-name="Default" table:formula="of:=[.J53]-[.$B$2]*[.$B$3]+400" office:value-type="float" office:value="8000">
            <text:p>8000</text:p>
          </table:table-cell>
          <table:table-cell table:style-name="Default" table:formula="of:=[.K53]-[.$B$2]*[.$B$3]+400" office:value-type="float" office:value="8400">
            <text:p>8400</text:p>
          </table:table-cell>
          <table:table-cell table:style-name="Default" table:formula="of:=[.L53]-[.$B$2]*[.$B$3]+400" office:value-type="float" office:value="8800">
            <text:p>8800</text:p>
          </table:table-cell>
          <table:table-cell table:style-name="Default" table:formula="of:=[.M53]-[.$B$2]*[.$B$3]+400" office:value-type="float" office:value="9200">
            <text:p>9200</text:p>
          </table:table-cell>
          <table:table-cell table:style-name="Default" table:formula="of:=[.N53]-[.$B$2]*[.$B$3]+400" office:value-type="float" office:value="9600">
            <text:p>9600</text:p>
          </table:table-cell>
          <table:table-cell table:style-name="Default" table:formula="of:=[.O53]-[.$B$2]*[.$B$3]+400" office:value-type="float" office:value="10000">
            <text:p>10000</text:p>
          </table:table-cell>
          <table:table-cell table:style-name="Default" table:formula="of:=[.P53]-[.$B$2]*[.$B$3]+400" office:value-type="float" office:value="10400">
            <text:p>10400</text:p>
          </table:table-cell>
          <table:table-cell table:style-name="Default" table:formula="of:=[.Q53]-[.$B$2]*[.$B$3]+400" office:value-type="float" office:value="10800">
            <text:p>10800</text:p>
          </table:table-cell>
          <table:table-cell table:formula="of:=[.R53]-[.$B$2]*[.$B$3]+400" office:value-type="float" office:value="11200">
            <text:p>11200</text:p>
          </table:table-cell>
          <table:table-cell table:formula="of:=[.S53]-[.$B$2]*[.$B$3]+400" office:value-type="float" office:value="11600">
            <text:p>11600</text:p>
          </table:table-cell>
          <table:table-cell table:formula="of:=[.T53]-[.$B$2]*[.$B$3]+400" office:value-type="float" office:value="12000">
            <text:p>12000</text:p>
          </table:table-cell>
          <table:table-cell table:formula="of:=[.U53]-[.$B$2]*[.$B$3]+400" office:value-type="float" office:value="12400">
            <text:p>12400</text:p>
          </table:table-cell>
          <table:table-cell table:formula="of:=[.V53]-[.$B$2]*[.$B$3]+400" office:value-type="float" office:value="12800">
            <text:p>12800</text:p>
          </table:table-cell>
          <table:table-cell table:formula="of:=[.W53]-[.$B$2]*[.$B$3]+400" office:value-type="float" office:value="13200">
            <text:p>13200</text:p>
          </table:table-cell>
          <table:table-cell table:formula="of:=[.X53]-[.$B$2]*[.$B$3]+400" office:value-type="float" office:value="13600">
            <text:p>13600</text:p>
          </table:table-cell>
          <table:table-cell table:formula="of:=[.Y53]-[.$B$2]*[.$B$3]+400" office:value-type="float" office:value="14000">
            <text:p>14000</text:p>
          </table:table-cell>
          <table:table-cell table:formula="of:=[.Z53]-[.$B$2]*[.$B$3]+400" office:value-type="float" office:value="14400">
            <text:p>14400</text:p>
          </table:table-cell>
          <table:table-cell table:formula="of:=[.AA53]-[.$B$2]*[.$B$3]+400" office:value-type="float" office:value="14800">
            <text:p>14800</text:p>
          </table:table-cell>
          <table:table-cell table:formula="of:=[.AB53]-[.$B$2]*[.$B$3]+400" office:value-type="float" office:value="15200">
            <text:p>15200</text:p>
          </table:table-cell>
          <table:table-cell table:formula="of:=[.AC53]-[.$B$2]*[.$B$3]+400" office:value-type="float" office:value="15600">
            <text:p>15600</text:p>
          </table:table-cell>
          <table:table-cell table:formula="of:=[.AD53]-[.$B$2]*[.$B$3]+400" office:value-type="float" office:value="16000">
            <text:p>16000</text:p>
          </table:table-cell>
          <table:table-cell table:formula="of:=[.AE53]-[.$B$2]*[.$B$3]+400" office:value-type="float" office:value="16400">
            <text:p>16400</text:p>
          </table:table-cell>
          <table:table-cell table:formula="of:=[.AF53]-[.$B$2]*[.$B$3]+400" office:value-type="float" office:value="16800">
            <text:p>16800</text:p>
          </table:table-cell>
          <table:table-cell table:formula="of:=[.AG53]-[.$B$2]*[.$B$3]+400" office:value-type="float" office:value="17200">
            <text:p>17200</text:p>
          </table:table-cell>
          <table:table-cell table:formula="of:=[.AH53]-[.$B$2]*[.$B$3]+400" office:value-type="float" office:value="17600">
            <text:p>17600</text:p>
          </table:table-cell>
          <table:table-cell table:formula="of:=[.AI53]-[.$B$2]*[.$B$3]+400" office:value-type="float" office:value="18000">
            <text:p>18000</text:p>
          </table:table-cell>
          <table:table-cell table:formula="of:=[.AJ53]-[.$B$2]*[.$B$3]+400" office:value-type="float" office:value="18400">
            <text:p>18400</text:p>
          </table:table-cell>
          <table:table-cell table:formula="of:=[.AK53]-[.$B$2]*[.$B$3]+400" office:value-type="float" office:value="18800">
            <text:p>18800</text:p>
          </table:table-cell>
          <table:table-cell table:formula="of:=[.AL53]-[.$B$2]*[.$B$3]+400" office:value-type="float" office:value="19200">
            <text:p>19200</text:p>
          </table:table-cell>
          <table:table-cell table:formula="of:=[.AM53]-[.$B$2]*[.$B$3]+400" office:value-type="float" office:value="19600">
            <text:p>19600</text:p>
          </table:table-cell>
          <table:table-cell table:formula="of:=[.AN53]-[.$B$2]*[.$B$3]+400" office:value-type="float" office:value="20000">
            <text:p>20000</text:p>
          </table:table-cell>
          <table:table-cell table:formula="of:=[.AO53]-[.$B$2]*[.$B$3]+400" office:value-type="float" office:value="20400">
            <text:p>20400</text:p>
          </table:table-cell>
          <table:table-cell table:formula="of:=[.AP53]-[.$B$2]*[.$B$3]+400" office:value-type="float" office:value="20800">
            <text:p>20800</text:p>
          </table:table-cell>
          <table:table-cell table:formula="of:=[.AQ53]-[.$B$2]*[.$B$3]+400" office:value-type="float" office:value="21200">
            <text:p>21200</text:p>
          </table:table-cell>
          <table:table-cell table:formula="of:=[.AR53]-[.$B$2]*[.$B$3]+400" office:value-type="float" office:value="21600">
            <text:p>21600</text:p>
          </table:table-cell>
          <table:table-cell table:formula="of:=[.AS53]-[.$B$2]*[.$B$3]+400" office:value-type="float" office:value="22000">
            <text:p>22000</text:p>
          </table:table-cell>
          <table:table-cell table:formula="of:=[.AT53]-[.$B$2]*[.$B$3]+400" office:value-type="float" office:value="22400">
            <text:p>22400</text:p>
          </table:table-cell>
          <table:table-cell table:formula="of:=[.AU53]-[.$B$2]*[.$B$3]+400" office:value-type="float" office:value="22800">
            <text:p>22800</text:p>
          </table:table-cell>
          <table:table-cell table:formula="of:=[.AV53]-[.$B$2]*[.$B$3]+400" office:value-type="float" office:value="23200">
            <text:p>23200</text:p>
          </table:table-cell>
          <table:table-cell table:formula="of:=[.AW53]-[.$B$2]*[.$B$3]+400" office:value-type="float" office:value="23600">
            <text:p>23600</text:p>
          </table:table-cell>
          <table:table-cell table:formula="of:=[.AX53]-[.$B$2]*[.$B$3]+400" office:value-type="float" office:value="24000">
            <text:p>24000</text:p>
          </table:table-cell>
          <table:table-cell table:formula="of:=[.AY53]-[.$B$2]*[.$B$3]+400" office:value-type="float" office:value="24400">
            <text:p>24400</text:p>
          </table:table-cell>
          <table:table-cell table:formula="of:=[.AZ53]-[.$B$2]*[.$B$3]+400" office:value-type="float" office:value="24800">
            <text:p>24800</text:p>
          </table:table-cell>
          <table:table-cell table:formula="of:=[.BA53]-[.$B$2]*[.$B$3]+400" office:value-type="float" office:value="25200">
            <text:p>25200</text:p>
          </table:table-cell>
          <table:table-cell table:formula="of:=[.BB53]-[.$B$2]*[.$B$3]+400" office:value-type="float" office:value="25600">
            <text:p>25600</text:p>
          </table:table-cell>
          <table:table-cell table:formula="of:=[.BC53]-[.$B$2]*[.$B$3]+400" office:value-type="float" office:value="26000">
            <text:p>26000</text:p>
          </table:table-cell>
          <table:table-cell table:formula="of:=[.BD53]-[.$B$2]*[.$B$3]+400" office:value-type="float" office:value="26400">
            <text:p>26400</text:p>
          </table:table-cell>
          <table:table-cell table:formula="of:=[.BE53]-[.$B$2]*[.$B$3]+400" office:value-type="float" office:value="26800">
            <text:p>26800</text:p>
          </table:table-cell>
          <table:table-cell table:formula="of:=[.BF53]-[.$B$2]*[.$B$3]+400" office:value-type="float" office:value="27200">
            <text:p>27200</text:p>
          </table:table-cell>
          <table:table-cell table:formula="of:=[.BG53]-[.$B$2]*[.$B$3]+400" office:value-type="float" office:value="27600">
            <text:p>27600</text:p>
          </table:table-cell>
          <table:table-cell table:formula="of:=[.BH53]-[.$B$2]*[.$B$3]+400" office:value-type="float" office:value="28000">
            <text:p>28000</text:p>
          </table:table-cell>
          <table:table-cell table:formula="of:=[.BI53]-[.$B$2]*[.$B$3]+400" office:value-type="float" office:value="28400">
            <text:p>28400</text:p>
          </table:table-cell>
          <table:table-cell table:formula="of:=[.BJ53]-[.$B$2]*[.$B$3]+400" office:value-type="float" office:value="28800">
            <text:p>28800</text:p>
          </table:table-cell>
          <table:table-cell table:formula="of:=[.BK53]-[.$B$2]*[.$B$3]+400" office:value-type="float" office:value="29200">
            <text:p>29200</text:p>
          </table:table-cell>
          <table:table-cell table:formula="of:=[.BL53]-[.$B$2]*[.$B$3]+400" office:value-type="float" office:value="29600">
            <text:p>29600</text:p>
          </table:table-cell>
          <table:table-cell table:formula="of:=[.BM53]-[.$B$2]*[.$B$3]+400" office:value-type="float" office:value="30000">
            <text:p>30000</text:p>
          </table:table-cell>
          <table:table-cell table:formula="of:=[.BN53]-[.$B$2]*[.$B$3]+400" office:value-type="float" office:value="30400">
            <text:p>30400</text:p>
          </table:table-cell>
          <table:table-cell table:formula="of:=[.BO53]-[.$B$2]*[.$B$3]+400" office:value-type="float" office:value="30800">
            <text:p>30800</text:p>
          </table:table-cell>
          <table:table-cell table:formula="of:=[.BP53]-[.$B$2]*[.$B$3]+400" office:value-type="float" office:value="31200">
            <text:p>31200</text:p>
          </table:table-cell>
        </table:table-row>
        <table:table-row table:style-name="ro1">
          <table:table-cell table:number-columns-repeated="7"/>
          <table:table-cell office:value-type="float" office:value="26">
            <text:p>26</text:p>
          </table:table-cell>
          <table:table-cell table:style-name="Default" table:formula="of:=[.I54]-[.$B$2]*[.$B$3]+400" office:value-type="float" office:value="7900">
            <text:p>7900</text:p>
          </table:table-cell>
          <table:table-cell table:style-name="Default" table:formula="of:=[.J54]-[.$B$2]*[.$B$3]+400" office:value-type="float" office:value="8300">
            <text:p>8300</text:p>
          </table:table-cell>
          <table:table-cell table:style-name="Default" table:formula="of:=[.K54]-[.$B$2]*[.$B$3]+400" office:value-type="float" office:value="8700">
            <text:p>8700</text:p>
          </table:table-cell>
          <table:table-cell table:style-name="Default" table:formula="of:=[.L54]-[.$B$2]*[.$B$3]+400" office:value-type="float" office:value="9100">
            <text:p>9100</text:p>
          </table:table-cell>
          <table:table-cell table:style-name="Default" table:formula="of:=[.M54]-[.$B$2]*[.$B$3]+400" office:value-type="float" office:value="9500">
            <text:p>9500</text:p>
          </table:table-cell>
          <table:table-cell table:style-name="Default" table:formula="of:=[.N54]-[.$B$2]*[.$B$3]+400" office:value-type="float" office:value="9900">
            <text:p>9900</text:p>
          </table:table-cell>
          <table:table-cell table:style-name="Default" table:formula="of:=[.O54]-[.$B$2]*[.$B$3]+400" office:value-type="float" office:value="10300">
            <text:p>10300</text:p>
          </table:table-cell>
          <table:table-cell table:style-name="Default" table:formula="of:=[.P54]-[.$B$2]*[.$B$3]+400" office:value-type="float" office:value="10700">
            <text:p>10700</text:p>
          </table:table-cell>
          <table:table-cell table:style-name="Default" table:formula="of:=[.Q54]-[.$B$2]*[.$B$3]+400" office:value-type="float" office:value="11100">
            <text:p>11100</text:p>
          </table:table-cell>
          <table:table-cell table:formula="of:=[.R54]-[.$B$2]*[.$B$3]+400" office:value-type="float" office:value="11500">
            <text:p>11500</text:p>
          </table:table-cell>
          <table:table-cell table:formula="of:=[.S54]-[.$B$2]*[.$B$3]+400" office:value-type="float" office:value="11900">
            <text:p>11900</text:p>
          </table:table-cell>
          <table:table-cell table:formula="of:=[.T54]-[.$B$2]*[.$B$3]+400" office:value-type="float" office:value="12300">
            <text:p>12300</text:p>
          </table:table-cell>
          <table:table-cell table:formula="of:=[.U54]-[.$B$2]*[.$B$3]+400" office:value-type="float" office:value="12700">
            <text:p>12700</text:p>
          </table:table-cell>
          <table:table-cell table:formula="of:=[.V54]-[.$B$2]*[.$B$3]+400" office:value-type="float" office:value="13100">
            <text:p>13100</text:p>
          </table:table-cell>
          <table:table-cell table:formula="of:=[.W54]-[.$B$2]*[.$B$3]+400" office:value-type="float" office:value="13500">
            <text:p>13500</text:p>
          </table:table-cell>
          <table:table-cell table:formula="of:=[.X54]-[.$B$2]*[.$B$3]+400" office:value-type="float" office:value="13900">
            <text:p>13900</text:p>
          </table:table-cell>
          <table:table-cell table:formula="of:=[.Y54]-[.$B$2]*[.$B$3]+400" office:value-type="float" office:value="14300">
            <text:p>14300</text:p>
          </table:table-cell>
          <table:table-cell table:formula="of:=[.Z54]-[.$B$2]*[.$B$3]+400" office:value-type="float" office:value="14700">
            <text:p>14700</text:p>
          </table:table-cell>
          <table:table-cell table:formula="of:=[.AA54]-[.$B$2]*[.$B$3]+400" office:value-type="float" office:value="15100">
            <text:p>15100</text:p>
          </table:table-cell>
          <table:table-cell table:formula="of:=[.AB54]-[.$B$2]*[.$B$3]+400" office:value-type="float" office:value="15500">
            <text:p>15500</text:p>
          </table:table-cell>
          <table:table-cell table:formula="of:=[.AC54]-[.$B$2]*[.$B$3]+400" office:value-type="float" office:value="15900">
            <text:p>15900</text:p>
          </table:table-cell>
          <table:table-cell table:formula="of:=[.AD54]-[.$B$2]*[.$B$3]+400" office:value-type="float" office:value="16300">
            <text:p>16300</text:p>
          </table:table-cell>
          <table:table-cell table:formula="of:=[.AE54]-[.$B$2]*[.$B$3]+400" office:value-type="float" office:value="16700">
            <text:p>16700</text:p>
          </table:table-cell>
          <table:table-cell table:formula="of:=[.AF54]-[.$B$2]*[.$B$3]+400" office:value-type="float" office:value="17100">
            <text:p>17100</text:p>
          </table:table-cell>
          <table:table-cell table:formula="of:=[.AG54]-[.$B$2]*[.$B$3]+400" office:value-type="float" office:value="17500">
            <text:p>17500</text:p>
          </table:table-cell>
          <table:table-cell table:formula="of:=[.AH54]-[.$B$2]*[.$B$3]+400" office:value-type="float" office:value="17900">
            <text:p>17900</text:p>
          </table:table-cell>
          <table:table-cell table:formula="of:=[.AI54]-[.$B$2]*[.$B$3]+400" office:value-type="float" office:value="18300">
            <text:p>18300</text:p>
          </table:table-cell>
          <table:table-cell table:formula="of:=[.AJ54]-[.$B$2]*[.$B$3]+400" office:value-type="float" office:value="18700">
            <text:p>18700</text:p>
          </table:table-cell>
          <table:table-cell table:formula="of:=[.AK54]-[.$B$2]*[.$B$3]+400" office:value-type="float" office:value="19100">
            <text:p>19100</text:p>
          </table:table-cell>
          <table:table-cell table:formula="of:=[.AL54]-[.$B$2]*[.$B$3]+400" office:value-type="float" office:value="19500">
            <text:p>19500</text:p>
          </table:table-cell>
          <table:table-cell table:formula="of:=[.AM54]-[.$B$2]*[.$B$3]+400" office:value-type="float" office:value="19900">
            <text:p>19900</text:p>
          </table:table-cell>
          <table:table-cell table:formula="of:=[.AN54]-[.$B$2]*[.$B$3]+400" office:value-type="float" office:value="20300">
            <text:p>20300</text:p>
          </table:table-cell>
          <table:table-cell table:formula="of:=[.AO54]-[.$B$2]*[.$B$3]+400" office:value-type="float" office:value="20700">
            <text:p>20700</text:p>
          </table:table-cell>
          <table:table-cell table:formula="of:=[.AP54]-[.$B$2]*[.$B$3]+400" office:value-type="float" office:value="21100">
            <text:p>21100</text:p>
          </table:table-cell>
          <table:table-cell table:formula="of:=[.AQ54]-[.$B$2]*[.$B$3]+400" office:value-type="float" office:value="21500">
            <text:p>21500</text:p>
          </table:table-cell>
          <table:table-cell table:formula="of:=[.AR54]-[.$B$2]*[.$B$3]+400" office:value-type="float" office:value="21900">
            <text:p>21900</text:p>
          </table:table-cell>
          <table:table-cell table:formula="of:=[.AS54]-[.$B$2]*[.$B$3]+400" office:value-type="float" office:value="22300">
            <text:p>22300</text:p>
          </table:table-cell>
          <table:table-cell table:formula="of:=[.AT54]-[.$B$2]*[.$B$3]+400" office:value-type="float" office:value="22700">
            <text:p>22700</text:p>
          </table:table-cell>
          <table:table-cell table:formula="of:=[.AU54]-[.$B$2]*[.$B$3]+400" office:value-type="float" office:value="23100">
            <text:p>23100</text:p>
          </table:table-cell>
          <table:table-cell table:formula="of:=[.AV54]-[.$B$2]*[.$B$3]+400" office:value-type="float" office:value="23500">
            <text:p>23500</text:p>
          </table:table-cell>
          <table:table-cell table:formula="of:=[.AW54]-[.$B$2]*[.$B$3]+400" office:value-type="float" office:value="23900">
            <text:p>23900</text:p>
          </table:table-cell>
          <table:table-cell table:formula="of:=[.AX54]-[.$B$2]*[.$B$3]+400" office:value-type="float" office:value="24300">
            <text:p>24300</text:p>
          </table:table-cell>
          <table:table-cell table:formula="of:=[.AY54]-[.$B$2]*[.$B$3]+400" office:value-type="float" office:value="24700">
            <text:p>24700</text:p>
          </table:table-cell>
          <table:table-cell table:formula="of:=[.AZ54]-[.$B$2]*[.$B$3]+400" office:value-type="float" office:value="25100">
            <text:p>25100</text:p>
          </table:table-cell>
          <table:table-cell table:formula="of:=[.BA54]-[.$B$2]*[.$B$3]+400" office:value-type="float" office:value="25500">
            <text:p>25500</text:p>
          </table:table-cell>
          <table:table-cell table:formula="of:=[.BB54]-[.$B$2]*[.$B$3]+400" office:value-type="float" office:value="25900">
            <text:p>25900</text:p>
          </table:table-cell>
          <table:table-cell table:formula="of:=[.BC54]-[.$B$2]*[.$B$3]+400" office:value-type="float" office:value="26300">
            <text:p>26300</text:p>
          </table:table-cell>
          <table:table-cell table:formula="of:=[.BD54]-[.$B$2]*[.$B$3]+400" office:value-type="float" office:value="26700">
            <text:p>26700</text:p>
          </table:table-cell>
          <table:table-cell table:formula="of:=[.BE54]-[.$B$2]*[.$B$3]+400" office:value-type="float" office:value="27100">
            <text:p>27100</text:p>
          </table:table-cell>
          <table:table-cell table:formula="of:=[.BF54]-[.$B$2]*[.$B$3]+400" office:value-type="float" office:value="27500">
            <text:p>27500</text:p>
          </table:table-cell>
          <table:table-cell table:formula="of:=[.BG54]-[.$B$2]*[.$B$3]+400" office:value-type="float" office:value="27900">
            <text:p>27900</text:p>
          </table:table-cell>
          <table:table-cell table:formula="of:=[.BH54]-[.$B$2]*[.$B$3]+400" office:value-type="float" office:value="28300">
            <text:p>28300</text:p>
          </table:table-cell>
          <table:table-cell table:formula="of:=[.BI54]-[.$B$2]*[.$B$3]+400" office:value-type="float" office:value="28700">
            <text:p>28700</text:p>
          </table:table-cell>
          <table:table-cell table:formula="of:=[.BJ54]-[.$B$2]*[.$B$3]+400" office:value-type="float" office:value="29100">
            <text:p>29100</text:p>
          </table:table-cell>
          <table:table-cell table:formula="of:=[.BK54]-[.$B$2]*[.$B$3]+400" office:value-type="float" office:value="29500">
            <text:p>29500</text:p>
          </table:table-cell>
          <table:table-cell table:formula="of:=[.BL54]-[.$B$2]*[.$B$3]+400" office:value-type="float" office:value="29900">
            <text:p>29900</text:p>
          </table:table-cell>
          <table:table-cell table:formula="of:=[.BM54]-[.$B$2]*[.$B$3]+400" office:value-type="float" office:value="30300">
            <text:p>30300</text:p>
          </table:table-cell>
          <table:table-cell table:formula="of:=[.BN54]-[.$B$2]*[.$B$3]+400" office:value-type="float" office:value="30700">
            <text:p>30700</text:p>
          </table:table-cell>
          <table:table-cell table:formula="of:=[.BO54]-[.$B$2]*[.$B$3]+400" office:value-type="float" office:value="31100">
            <text:p>31100</text:p>
          </table:table-cell>
          <table:table-cell table:formula="of:=[.BP54]-[.$B$2]*[.$B$3]+400" office:value-type="float" office:value="31500">
            <text:p>31500</text:p>
          </table:table-cell>
        </table:table-row>
        <table:table-row table:style-name="ro1">
          <table:table-cell table:number-columns-repeated="7"/>
          <table:table-cell office:value-type="float" office:value="27">
            <text:p>27</text:p>
          </table:table-cell>
          <table:table-cell table:style-name="Default" table:formula="of:=[.I55]-[.$B$2]*[.$B$3]+400" office:value-type="float" office:value="8200">
            <text:p>8200</text:p>
          </table:table-cell>
          <table:table-cell table:style-name="Default" table:formula="of:=[.J55]-[.$B$2]*[.$B$3]+400" office:value-type="float" office:value="8600">
            <text:p>8600</text:p>
          </table:table-cell>
          <table:table-cell table:style-name="Default" table:formula="of:=[.K55]-[.$B$2]*[.$B$3]+400" office:value-type="float" office:value="9000">
            <text:p>9000</text:p>
          </table:table-cell>
          <table:table-cell table:style-name="Default" table:formula="of:=[.L55]-[.$B$2]*[.$B$3]+400" office:value-type="float" office:value="9400">
            <text:p>9400</text:p>
          </table:table-cell>
          <table:table-cell table:style-name="Default" table:formula="of:=[.M55]-[.$B$2]*[.$B$3]+400" office:value-type="float" office:value="9800">
            <text:p>9800</text:p>
          </table:table-cell>
          <table:table-cell table:style-name="Default" table:formula="of:=[.N55]-[.$B$2]*[.$B$3]+400" office:value-type="float" office:value="10200">
            <text:p>10200</text:p>
          </table:table-cell>
          <table:table-cell table:style-name="Default" table:formula="of:=[.O55]-[.$B$2]*[.$B$3]+400" office:value-type="float" office:value="10600">
            <text:p>10600</text:p>
          </table:table-cell>
          <table:table-cell table:style-name="Default" table:formula="of:=[.P55]-[.$B$2]*[.$B$3]+400" office:value-type="float" office:value="11000">
            <text:p>11000</text:p>
          </table:table-cell>
          <table:table-cell table:style-name="Default" table:formula="of:=[.Q55]-[.$B$2]*[.$B$3]+400" office:value-type="float" office:value="11400">
            <text:p>11400</text:p>
          </table:table-cell>
          <table:table-cell table:formula="of:=[.R55]-[.$B$2]*[.$B$3]+400" office:value-type="float" office:value="11800">
            <text:p>11800</text:p>
          </table:table-cell>
          <table:table-cell table:formula="of:=[.S55]-[.$B$2]*[.$B$3]+400" office:value-type="float" office:value="12200">
            <text:p>12200</text:p>
          </table:table-cell>
          <table:table-cell table:formula="of:=[.T55]-[.$B$2]*[.$B$3]+400" office:value-type="float" office:value="12600">
            <text:p>12600</text:p>
          </table:table-cell>
          <table:table-cell table:formula="of:=[.U55]-[.$B$2]*[.$B$3]+400" office:value-type="float" office:value="13000">
            <text:p>13000</text:p>
          </table:table-cell>
          <table:table-cell table:formula="of:=[.V55]-[.$B$2]*[.$B$3]+400" office:value-type="float" office:value="13400">
            <text:p>13400</text:p>
          </table:table-cell>
          <table:table-cell table:formula="of:=[.W55]-[.$B$2]*[.$B$3]+400" office:value-type="float" office:value="13800">
            <text:p>13800</text:p>
          </table:table-cell>
          <table:table-cell table:formula="of:=[.X55]-[.$B$2]*[.$B$3]+400" office:value-type="float" office:value="14200">
            <text:p>14200</text:p>
          </table:table-cell>
          <table:table-cell table:formula="of:=[.Y55]-[.$B$2]*[.$B$3]+400" office:value-type="float" office:value="14600">
            <text:p>14600</text:p>
          </table:table-cell>
          <table:table-cell table:formula="of:=[.Z55]-[.$B$2]*[.$B$3]+400" office:value-type="float" office:value="15000">
            <text:p>15000</text:p>
          </table:table-cell>
          <table:table-cell table:formula="of:=[.AA55]-[.$B$2]*[.$B$3]+400" office:value-type="float" office:value="15400">
            <text:p>15400</text:p>
          </table:table-cell>
          <table:table-cell table:formula="of:=[.AB55]-[.$B$2]*[.$B$3]+400" office:value-type="float" office:value="15800">
            <text:p>15800</text:p>
          </table:table-cell>
          <table:table-cell table:formula="of:=[.AC55]-[.$B$2]*[.$B$3]+400" office:value-type="float" office:value="16200">
            <text:p>16200</text:p>
          </table:table-cell>
          <table:table-cell table:formula="of:=[.AD55]-[.$B$2]*[.$B$3]+400" office:value-type="float" office:value="16600">
            <text:p>16600</text:p>
          </table:table-cell>
          <table:table-cell table:formula="of:=[.AE55]-[.$B$2]*[.$B$3]+400" office:value-type="float" office:value="17000">
            <text:p>17000</text:p>
          </table:table-cell>
          <table:table-cell table:formula="of:=[.AF55]-[.$B$2]*[.$B$3]+400" office:value-type="float" office:value="17400">
            <text:p>17400</text:p>
          </table:table-cell>
          <table:table-cell table:formula="of:=[.AG55]-[.$B$2]*[.$B$3]+400" office:value-type="float" office:value="17800">
            <text:p>17800</text:p>
          </table:table-cell>
          <table:table-cell table:formula="of:=[.AH55]-[.$B$2]*[.$B$3]+400" office:value-type="float" office:value="18200">
            <text:p>18200</text:p>
          </table:table-cell>
          <table:table-cell table:formula="of:=[.AI55]-[.$B$2]*[.$B$3]+400" office:value-type="float" office:value="18600">
            <text:p>18600</text:p>
          </table:table-cell>
          <table:table-cell table:formula="of:=[.AJ55]-[.$B$2]*[.$B$3]+400" office:value-type="float" office:value="19000">
            <text:p>19000</text:p>
          </table:table-cell>
          <table:table-cell table:formula="of:=[.AK55]-[.$B$2]*[.$B$3]+400" office:value-type="float" office:value="19400">
            <text:p>19400</text:p>
          </table:table-cell>
          <table:table-cell table:formula="of:=[.AL55]-[.$B$2]*[.$B$3]+400" office:value-type="float" office:value="19800">
            <text:p>19800</text:p>
          </table:table-cell>
          <table:table-cell table:formula="of:=[.AM55]-[.$B$2]*[.$B$3]+400" office:value-type="float" office:value="20200">
            <text:p>20200</text:p>
          </table:table-cell>
          <table:table-cell table:formula="of:=[.AN55]-[.$B$2]*[.$B$3]+400" office:value-type="float" office:value="20600">
            <text:p>20600</text:p>
          </table:table-cell>
          <table:table-cell table:formula="of:=[.AO55]-[.$B$2]*[.$B$3]+400" office:value-type="float" office:value="21000">
            <text:p>21000</text:p>
          </table:table-cell>
          <table:table-cell table:formula="of:=[.AP55]-[.$B$2]*[.$B$3]+400" office:value-type="float" office:value="21400">
            <text:p>21400</text:p>
          </table:table-cell>
          <table:table-cell table:formula="of:=[.AQ55]-[.$B$2]*[.$B$3]+400" office:value-type="float" office:value="21800">
            <text:p>21800</text:p>
          </table:table-cell>
          <table:table-cell table:formula="of:=[.AR55]-[.$B$2]*[.$B$3]+400" office:value-type="float" office:value="22200">
            <text:p>22200</text:p>
          </table:table-cell>
          <table:table-cell table:formula="of:=[.AS55]-[.$B$2]*[.$B$3]+400" office:value-type="float" office:value="22600">
            <text:p>22600</text:p>
          </table:table-cell>
          <table:table-cell table:formula="of:=[.AT55]-[.$B$2]*[.$B$3]+400" office:value-type="float" office:value="23000">
            <text:p>23000</text:p>
          </table:table-cell>
          <table:table-cell table:formula="of:=[.AU55]-[.$B$2]*[.$B$3]+400" office:value-type="float" office:value="23400">
            <text:p>23400</text:p>
          </table:table-cell>
          <table:table-cell table:formula="of:=[.AV55]-[.$B$2]*[.$B$3]+400" office:value-type="float" office:value="23800">
            <text:p>23800</text:p>
          </table:table-cell>
          <table:table-cell table:formula="of:=[.AW55]-[.$B$2]*[.$B$3]+400" office:value-type="float" office:value="24200">
            <text:p>24200</text:p>
          </table:table-cell>
          <table:table-cell table:formula="of:=[.AX55]-[.$B$2]*[.$B$3]+400" office:value-type="float" office:value="24600">
            <text:p>24600</text:p>
          </table:table-cell>
          <table:table-cell table:formula="of:=[.AY55]-[.$B$2]*[.$B$3]+400" office:value-type="float" office:value="25000">
            <text:p>25000</text:p>
          </table:table-cell>
          <table:table-cell table:formula="of:=[.AZ55]-[.$B$2]*[.$B$3]+400" office:value-type="float" office:value="25400">
            <text:p>25400</text:p>
          </table:table-cell>
          <table:table-cell table:formula="of:=[.BA55]-[.$B$2]*[.$B$3]+400" office:value-type="float" office:value="25800">
            <text:p>25800</text:p>
          </table:table-cell>
          <table:table-cell table:formula="of:=[.BB55]-[.$B$2]*[.$B$3]+400" office:value-type="float" office:value="26200">
            <text:p>26200</text:p>
          </table:table-cell>
          <table:table-cell table:formula="of:=[.BC55]-[.$B$2]*[.$B$3]+400" office:value-type="float" office:value="26600">
            <text:p>26600</text:p>
          </table:table-cell>
          <table:table-cell table:formula="of:=[.BD55]-[.$B$2]*[.$B$3]+400" office:value-type="float" office:value="27000">
            <text:p>27000</text:p>
          </table:table-cell>
          <table:table-cell table:formula="of:=[.BE55]-[.$B$2]*[.$B$3]+400" office:value-type="float" office:value="27400">
            <text:p>27400</text:p>
          </table:table-cell>
          <table:table-cell table:formula="of:=[.BF55]-[.$B$2]*[.$B$3]+400" office:value-type="float" office:value="27800">
            <text:p>27800</text:p>
          </table:table-cell>
          <table:table-cell table:formula="of:=[.BG55]-[.$B$2]*[.$B$3]+400" office:value-type="float" office:value="28200">
            <text:p>28200</text:p>
          </table:table-cell>
          <table:table-cell table:formula="of:=[.BH55]-[.$B$2]*[.$B$3]+400" office:value-type="float" office:value="28600">
            <text:p>28600</text:p>
          </table:table-cell>
          <table:table-cell table:formula="of:=[.BI55]-[.$B$2]*[.$B$3]+400" office:value-type="float" office:value="29000">
            <text:p>29000</text:p>
          </table:table-cell>
          <table:table-cell table:formula="of:=[.BJ55]-[.$B$2]*[.$B$3]+400" office:value-type="float" office:value="29400">
            <text:p>29400</text:p>
          </table:table-cell>
          <table:table-cell table:formula="of:=[.BK55]-[.$B$2]*[.$B$3]+400" office:value-type="float" office:value="29800">
            <text:p>29800</text:p>
          </table:table-cell>
          <table:table-cell table:formula="of:=[.BL55]-[.$B$2]*[.$B$3]+400" office:value-type="float" office:value="30200">
            <text:p>30200</text:p>
          </table:table-cell>
          <table:table-cell table:formula="of:=[.BM55]-[.$B$2]*[.$B$3]+400" office:value-type="float" office:value="30600">
            <text:p>30600</text:p>
          </table:table-cell>
          <table:table-cell table:formula="of:=[.BN55]-[.$B$2]*[.$B$3]+400" office:value-type="float" office:value="31000">
            <text:p>31000</text:p>
          </table:table-cell>
          <table:table-cell table:formula="of:=[.BO55]-[.$B$2]*[.$B$3]+400" office:value-type="float" office:value="31400">
            <text:p>31400</text:p>
          </table:table-cell>
          <table:table-cell table:formula="of:=[.BP55]-[.$B$2]*[.$B$3]+400" office:value-type="float" office:value="31800">
            <text:p>31800</text:p>
          </table:table-cell>
        </table:table-row>
        <table:table-row table:style-name="ro1">
          <table:table-cell table:number-columns-repeated="7"/>
          <table:table-cell office:value-type="float" office:value="28">
            <text:p>28</text:p>
          </table:table-cell>
          <table:table-cell table:style-name="Default" table:formula="of:=[.I56]-[.$B$2]*[.$B$3]+400" office:value-type="float" office:value="8500">
            <text:p>8500</text:p>
          </table:table-cell>
          <table:table-cell table:style-name="Default" table:formula="of:=[.J56]-[.$B$2]*[.$B$3]+400" office:value-type="float" office:value="8900">
            <text:p>8900</text:p>
          </table:table-cell>
          <table:table-cell table:style-name="Default" table:formula="of:=[.K56]-[.$B$2]*[.$B$3]+400" office:value-type="float" office:value="9300">
            <text:p>9300</text:p>
          </table:table-cell>
          <table:table-cell table:style-name="Default" table:formula="of:=[.L56]-[.$B$2]*[.$B$3]+400" office:value-type="float" office:value="9700">
            <text:p>9700</text:p>
          </table:table-cell>
          <table:table-cell table:style-name="Default" table:formula="of:=[.M56]-[.$B$2]*[.$B$3]+400" office:value-type="float" office:value="10100">
            <text:p>10100</text:p>
          </table:table-cell>
          <table:table-cell table:style-name="Default" table:formula="of:=[.N56]-[.$B$2]*[.$B$3]+400" office:value-type="float" office:value="10500">
            <text:p>10500</text:p>
          </table:table-cell>
          <table:table-cell table:style-name="Default" table:formula="of:=[.O56]-[.$B$2]*[.$B$3]+400" office:value-type="float" office:value="10900">
            <text:p>10900</text:p>
          </table:table-cell>
          <table:table-cell table:style-name="Default" table:formula="of:=[.P56]-[.$B$2]*[.$B$3]+400" office:value-type="float" office:value="11300">
            <text:p>11300</text:p>
          </table:table-cell>
          <table:table-cell table:style-name="Default" table:formula="of:=[.Q56]-[.$B$2]*[.$B$3]+400" office:value-type="float" office:value="11700">
            <text:p>11700</text:p>
          </table:table-cell>
          <table:table-cell table:formula="of:=[.R56]-[.$B$2]*[.$B$3]+400" office:value-type="float" office:value="12100">
            <text:p>12100</text:p>
          </table:table-cell>
          <table:table-cell table:formula="of:=[.S56]-[.$B$2]*[.$B$3]+400" office:value-type="float" office:value="12500">
            <text:p>12500</text:p>
          </table:table-cell>
          <table:table-cell table:formula="of:=[.T56]-[.$B$2]*[.$B$3]+400" office:value-type="float" office:value="12900">
            <text:p>12900</text:p>
          </table:table-cell>
          <table:table-cell table:formula="of:=[.U56]-[.$B$2]*[.$B$3]+400" office:value-type="float" office:value="13300">
            <text:p>13300</text:p>
          </table:table-cell>
          <table:table-cell table:formula="of:=[.V56]-[.$B$2]*[.$B$3]+400" office:value-type="float" office:value="13700">
            <text:p>13700</text:p>
          </table:table-cell>
          <table:table-cell table:formula="of:=[.W56]-[.$B$2]*[.$B$3]+400" office:value-type="float" office:value="14100">
            <text:p>14100</text:p>
          </table:table-cell>
          <table:table-cell table:formula="of:=[.X56]-[.$B$2]*[.$B$3]+400" office:value-type="float" office:value="14500">
            <text:p>14500</text:p>
          </table:table-cell>
          <table:table-cell table:formula="of:=[.Y56]-[.$B$2]*[.$B$3]+400" office:value-type="float" office:value="14900">
            <text:p>14900</text:p>
          </table:table-cell>
          <table:table-cell table:formula="of:=[.Z56]-[.$B$2]*[.$B$3]+400" office:value-type="float" office:value="15300">
            <text:p>15300</text:p>
          </table:table-cell>
          <table:table-cell table:formula="of:=[.AA56]-[.$B$2]*[.$B$3]+400" office:value-type="float" office:value="15700">
            <text:p>15700</text:p>
          </table:table-cell>
          <table:table-cell table:formula="of:=[.AB56]-[.$B$2]*[.$B$3]+400" office:value-type="float" office:value="16100">
            <text:p>16100</text:p>
          </table:table-cell>
          <table:table-cell table:formula="of:=[.AC56]-[.$B$2]*[.$B$3]+400" office:value-type="float" office:value="16500">
            <text:p>16500</text:p>
          </table:table-cell>
          <table:table-cell table:formula="of:=[.AD56]-[.$B$2]*[.$B$3]+400" office:value-type="float" office:value="16900">
            <text:p>16900</text:p>
          </table:table-cell>
          <table:table-cell table:formula="of:=[.AE56]-[.$B$2]*[.$B$3]+400" office:value-type="float" office:value="17300">
            <text:p>17300</text:p>
          </table:table-cell>
          <table:table-cell table:formula="of:=[.AF56]-[.$B$2]*[.$B$3]+400" office:value-type="float" office:value="17700">
            <text:p>17700</text:p>
          </table:table-cell>
          <table:table-cell table:formula="of:=[.AG56]-[.$B$2]*[.$B$3]+400" office:value-type="float" office:value="18100">
            <text:p>18100</text:p>
          </table:table-cell>
          <table:table-cell table:formula="of:=[.AH56]-[.$B$2]*[.$B$3]+400" office:value-type="float" office:value="18500">
            <text:p>18500</text:p>
          </table:table-cell>
          <table:table-cell table:formula="of:=[.AI56]-[.$B$2]*[.$B$3]+400" office:value-type="float" office:value="18900">
            <text:p>18900</text:p>
          </table:table-cell>
          <table:table-cell table:formula="of:=[.AJ56]-[.$B$2]*[.$B$3]+400" office:value-type="float" office:value="19300">
            <text:p>19300</text:p>
          </table:table-cell>
          <table:table-cell table:formula="of:=[.AK56]-[.$B$2]*[.$B$3]+400" office:value-type="float" office:value="19700">
            <text:p>19700</text:p>
          </table:table-cell>
          <table:table-cell table:formula="of:=[.AL56]-[.$B$2]*[.$B$3]+400" office:value-type="float" office:value="20100">
            <text:p>20100</text:p>
          </table:table-cell>
          <table:table-cell table:formula="of:=[.AM56]-[.$B$2]*[.$B$3]+400" office:value-type="float" office:value="20500">
            <text:p>20500</text:p>
          </table:table-cell>
          <table:table-cell table:formula="of:=[.AN56]-[.$B$2]*[.$B$3]+400" office:value-type="float" office:value="20900">
            <text:p>20900</text:p>
          </table:table-cell>
          <table:table-cell table:formula="of:=[.AO56]-[.$B$2]*[.$B$3]+400" office:value-type="float" office:value="21300">
            <text:p>21300</text:p>
          </table:table-cell>
          <table:table-cell table:formula="of:=[.AP56]-[.$B$2]*[.$B$3]+400" office:value-type="float" office:value="21700">
            <text:p>21700</text:p>
          </table:table-cell>
          <table:table-cell table:formula="of:=[.AQ56]-[.$B$2]*[.$B$3]+400" office:value-type="float" office:value="22100">
            <text:p>22100</text:p>
          </table:table-cell>
          <table:table-cell table:formula="of:=[.AR56]-[.$B$2]*[.$B$3]+400" office:value-type="float" office:value="22500">
            <text:p>22500</text:p>
          </table:table-cell>
          <table:table-cell table:formula="of:=[.AS56]-[.$B$2]*[.$B$3]+400" office:value-type="float" office:value="22900">
            <text:p>22900</text:p>
          </table:table-cell>
          <table:table-cell table:formula="of:=[.AT56]-[.$B$2]*[.$B$3]+400" office:value-type="float" office:value="23300">
            <text:p>23300</text:p>
          </table:table-cell>
          <table:table-cell table:formula="of:=[.AU56]-[.$B$2]*[.$B$3]+400" office:value-type="float" office:value="23700">
            <text:p>23700</text:p>
          </table:table-cell>
          <table:table-cell table:formula="of:=[.AV56]-[.$B$2]*[.$B$3]+400" office:value-type="float" office:value="24100">
            <text:p>24100</text:p>
          </table:table-cell>
          <table:table-cell table:formula="of:=[.AW56]-[.$B$2]*[.$B$3]+400" office:value-type="float" office:value="24500">
            <text:p>24500</text:p>
          </table:table-cell>
          <table:table-cell table:formula="of:=[.AX56]-[.$B$2]*[.$B$3]+400" office:value-type="float" office:value="24900">
            <text:p>24900</text:p>
          </table:table-cell>
          <table:table-cell table:formula="of:=[.AY56]-[.$B$2]*[.$B$3]+400" office:value-type="float" office:value="25300">
            <text:p>25300</text:p>
          </table:table-cell>
          <table:table-cell table:formula="of:=[.AZ56]-[.$B$2]*[.$B$3]+400" office:value-type="float" office:value="25700">
            <text:p>25700</text:p>
          </table:table-cell>
          <table:table-cell table:formula="of:=[.BA56]-[.$B$2]*[.$B$3]+400" office:value-type="float" office:value="26100">
            <text:p>26100</text:p>
          </table:table-cell>
          <table:table-cell table:formula="of:=[.BB56]-[.$B$2]*[.$B$3]+400" office:value-type="float" office:value="26500">
            <text:p>26500</text:p>
          </table:table-cell>
          <table:table-cell table:formula="of:=[.BC56]-[.$B$2]*[.$B$3]+400" office:value-type="float" office:value="26900">
            <text:p>26900</text:p>
          </table:table-cell>
          <table:table-cell table:formula="of:=[.BD56]-[.$B$2]*[.$B$3]+400" office:value-type="float" office:value="27300">
            <text:p>27300</text:p>
          </table:table-cell>
          <table:table-cell table:formula="of:=[.BE56]-[.$B$2]*[.$B$3]+400" office:value-type="float" office:value="27700">
            <text:p>27700</text:p>
          </table:table-cell>
          <table:table-cell table:formula="of:=[.BF56]-[.$B$2]*[.$B$3]+400" office:value-type="float" office:value="28100">
            <text:p>28100</text:p>
          </table:table-cell>
          <table:table-cell table:formula="of:=[.BG56]-[.$B$2]*[.$B$3]+400" office:value-type="float" office:value="28500">
            <text:p>28500</text:p>
          </table:table-cell>
          <table:table-cell table:formula="of:=[.BH56]-[.$B$2]*[.$B$3]+400" office:value-type="float" office:value="28900">
            <text:p>28900</text:p>
          </table:table-cell>
          <table:table-cell table:formula="of:=[.BI56]-[.$B$2]*[.$B$3]+400" office:value-type="float" office:value="29300">
            <text:p>29300</text:p>
          </table:table-cell>
          <table:table-cell table:formula="of:=[.BJ56]-[.$B$2]*[.$B$3]+400" office:value-type="float" office:value="29700">
            <text:p>29700</text:p>
          </table:table-cell>
          <table:table-cell table:formula="of:=[.BK56]-[.$B$2]*[.$B$3]+400" office:value-type="float" office:value="30100">
            <text:p>30100</text:p>
          </table:table-cell>
          <table:table-cell table:formula="of:=[.BL56]-[.$B$2]*[.$B$3]+400" office:value-type="float" office:value="30500">
            <text:p>30500</text:p>
          </table:table-cell>
          <table:table-cell table:formula="of:=[.BM56]-[.$B$2]*[.$B$3]+400" office:value-type="float" office:value="30900">
            <text:p>30900</text:p>
          </table:table-cell>
          <table:table-cell table:formula="of:=[.BN56]-[.$B$2]*[.$B$3]+400" office:value-type="float" office:value="31300">
            <text:p>31300</text:p>
          </table:table-cell>
          <table:table-cell table:formula="of:=[.BO56]-[.$B$2]*[.$B$3]+400" office:value-type="float" office:value="31700">
            <text:p>31700</text:p>
          </table:table-cell>
          <table:table-cell table:formula="of:=[.BP56]-[.$B$2]*[.$B$3]+400" office:value-type="float" office:value="32100">
            <text:p>32100</text:p>
          </table:table-cell>
        </table:table-row>
        <table:table-row table:style-name="ro1">
          <table:table-cell table:number-columns-repeated="7"/>
          <table:table-cell office:value-type="float" office:value="29">
            <text:p>29</text:p>
          </table:table-cell>
          <table:table-cell table:style-name="Default" table:formula="of:=[.I57]-[.$B$2]*[.$B$3]+400" office:value-type="float" office:value="8800">
            <text:p>8800</text:p>
          </table:table-cell>
          <table:table-cell table:style-name="Default" table:formula="of:=[.J57]-[.$B$2]*[.$B$3]+400" office:value-type="float" office:value="9200">
            <text:p>9200</text:p>
          </table:table-cell>
          <table:table-cell table:style-name="Default" table:formula="of:=[.K57]-[.$B$2]*[.$B$3]+400" office:value-type="float" office:value="9600">
            <text:p>9600</text:p>
          </table:table-cell>
          <table:table-cell table:style-name="Default" table:formula="of:=[.L57]-[.$B$2]*[.$B$3]+400" office:value-type="float" office:value="10000">
            <text:p>10000</text:p>
          </table:table-cell>
          <table:table-cell table:style-name="Default" table:formula="of:=[.M57]-[.$B$2]*[.$B$3]+400" office:value-type="float" office:value="10400">
            <text:p>10400</text:p>
          </table:table-cell>
          <table:table-cell table:style-name="Default" table:formula="of:=[.N57]-[.$B$2]*[.$B$3]+400" office:value-type="float" office:value="10800">
            <text:p>10800</text:p>
          </table:table-cell>
          <table:table-cell table:style-name="Default" table:formula="of:=[.O57]-[.$B$2]*[.$B$3]+400" office:value-type="float" office:value="11200">
            <text:p>11200</text:p>
          </table:table-cell>
          <table:table-cell table:style-name="Default" table:formula="of:=[.P57]-[.$B$2]*[.$B$3]+400" office:value-type="float" office:value="11600">
            <text:p>11600</text:p>
          </table:table-cell>
          <table:table-cell table:style-name="Default" table:formula="of:=[.Q57]-[.$B$2]*[.$B$3]+400" office:value-type="float" office:value="12000">
            <text:p>12000</text:p>
          </table:table-cell>
          <table:table-cell table:formula="of:=[.R57]-[.$B$2]*[.$B$3]+400" office:value-type="float" office:value="12400">
            <text:p>12400</text:p>
          </table:table-cell>
          <table:table-cell table:formula="of:=[.S57]-[.$B$2]*[.$B$3]+400" office:value-type="float" office:value="12800">
            <text:p>12800</text:p>
          </table:table-cell>
          <table:table-cell table:formula="of:=[.T57]-[.$B$2]*[.$B$3]+400" office:value-type="float" office:value="13200">
            <text:p>13200</text:p>
          </table:table-cell>
          <table:table-cell table:formula="of:=[.U57]-[.$B$2]*[.$B$3]+400" office:value-type="float" office:value="13600">
            <text:p>13600</text:p>
          </table:table-cell>
          <table:table-cell table:formula="of:=[.V57]-[.$B$2]*[.$B$3]+400" office:value-type="float" office:value="14000">
            <text:p>14000</text:p>
          </table:table-cell>
          <table:table-cell table:formula="of:=[.W57]-[.$B$2]*[.$B$3]+400" office:value-type="float" office:value="14400">
            <text:p>14400</text:p>
          </table:table-cell>
          <table:table-cell table:formula="of:=[.X57]-[.$B$2]*[.$B$3]+400" office:value-type="float" office:value="14800">
            <text:p>14800</text:p>
          </table:table-cell>
          <table:table-cell table:formula="of:=[.Y57]-[.$B$2]*[.$B$3]+400" office:value-type="float" office:value="15200">
            <text:p>15200</text:p>
          </table:table-cell>
          <table:table-cell table:formula="of:=[.Z57]-[.$B$2]*[.$B$3]+400" office:value-type="float" office:value="15600">
            <text:p>15600</text:p>
          </table:table-cell>
          <table:table-cell table:formula="of:=[.AA57]-[.$B$2]*[.$B$3]+400" office:value-type="float" office:value="16000">
            <text:p>16000</text:p>
          </table:table-cell>
          <table:table-cell table:formula="of:=[.AB57]-[.$B$2]*[.$B$3]+400" office:value-type="float" office:value="16400">
            <text:p>16400</text:p>
          </table:table-cell>
          <table:table-cell table:formula="of:=[.AC57]-[.$B$2]*[.$B$3]+400" office:value-type="float" office:value="16800">
            <text:p>16800</text:p>
          </table:table-cell>
          <table:table-cell table:formula="of:=[.AD57]-[.$B$2]*[.$B$3]+400" office:value-type="float" office:value="17200">
            <text:p>17200</text:p>
          </table:table-cell>
          <table:table-cell table:formula="of:=[.AE57]-[.$B$2]*[.$B$3]+400" office:value-type="float" office:value="17600">
            <text:p>17600</text:p>
          </table:table-cell>
          <table:table-cell table:formula="of:=[.AF57]-[.$B$2]*[.$B$3]+400" office:value-type="float" office:value="18000">
            <text:p>18000</text:p>
          </table:table-cell>
          <table:table-cell table:formula="of:=[.AG57]-[.$B$2]*[.$B$3]+400" office:value-type="float" office:value="18400">
            <text:p>18400</text:p>
          </table:table-cell>
          <table:table-cell table:formula="of:=[.AH57]-[.$B$2]*[.$B$3]+400" office:value-type="float" office:value="18800">
            <text:p>18800</text:p>
          </table:table-cell>
          <table:table-cell table:formula="of:=[.AI57]-[.$B$2]*[.$B$3]+400" office:value-type="float" office:value="19200">
            <text:p>19200</text:p>
          </table:table-cell>
          <table:table-cell table:formula="of:=[.AJ57]-[.$B$2]*[.$B$3]+400" office:value-type="float" office:value="19600">
            <text:p>19600</text:p>
          </table:table-cell>
          <table:table-cell table:formula="of:=[.AK57]-[.$B$2]*[.$B$3]+400" office:value-type="float" office:value="20000">
            <text:p>20000</text:p>
          </table:table-cell>
          <table:table-cell table:formula="of:=[.AL57]-[.$B$2]*[.$B$3]+400" office:value-type="float" office:value="20400">
            <text:p>20400</text:p>
          </table:table-cell>
          <table:table-cell table:formula="of:=[.AM57]-[.$B$2]*[.$B$3]+400" office:value-type="float" office:value="20800">
            <text:p>20800</text:p>
          </table:table-cell>
          <table:table-cell table:formula="of:=[.AN57]-[.$B$2]*[.$B$3]+400" office:value-type="float" office:value="21200">
            <text:p>21200</text:p>
          </table:table-cell>
          <table:table-cell table:formula="of:=[.AO57]-[.$B$2]*[.$B$3]+400" office:value-type="float" office:value="21600">
            <text:p>21600</text:p>
          </table:table-cell>
          <table:table-cell table:formula="of:=[.AP57]-[.$B$2]*[.$B$3]+400" office:value-type="float" office:value="22000">
            <text:p>22000</text:p>
          </table:table-cell>
          <table:table-cell table:formula="of:=[.AQ57]-[.$B$2]*[.$B$3]+400" office:value-type="float" office:value="22400">
            <text:p>22400</text:p>
          </table:table-cell>
          <table:table-cell table:formula="of:=[.AR57]-[.$B$2]*[.$B$3]+400" office:value-type="float" office:value="22800">
            <text:p>22800</text:p>
          </table:table-cell>
          <table:table-cell table:formula="of:=[.AS57]-[.$B$2]*[.$B$3]+400" office:value-type="float" office:value="23200">
            <text:p>23200</text:p>
          </table:table-cell>
          <table:table-cell table:formula="of:=[.AT57]-[.$B$2]*[.$B$3]+400" office:value-type="float" office:value="23600">
            <text:p>23600</text:p>
          </table:table-cell>
          <table:table-cell table:formula="of:=[.AU57]-[.$B$2]*[.$B$3]+400" office:value-type="float" office:value="24000">
            <text:p>24000</text:p>
          </table:table-cell>
          <table:table-cell table:formula="of:=[.AV57]-[.$B$2]*[.$B$3]+400" office:value-type="float" office:value="24400">
            <text:p>24400</text:p>
          </table:table-cell>
          <table:table-cell table:formula="of:=[.AW57]-[.$B$2]*[.$B$3]+400" office:value-type="float" office:value="24800">
            <text:p>24800</text:p>
          </table:table-cell>
          <table:table-cell table:formula="of:=[.AX57]-[.$B$2]*[.$B$3]+400" office:value-type="float" office:value="25200">
            <text:p>25200</text:p>
          </table:table-cell>
          <table:table-cell table:formula="of:=[.AY57]-[.$B$2]*[.$B$3]+400" office:value-type="float" office:value="25600">
            <text:p>25600</text:p>
          </table:table-cell>
          <table:table-cell table:formula="of:=[.AZ57]-[.$B$2]*[.$B$3]+400" office:value-type="float" office:value="26000">
            <text:p>26000</text:p>
          </table:table-cell>
          <table:table-cell table:formula="of:=[.BA57]-[.$B$2]*[.$B$3]+400" office:value-type="float" office:value="26400">
            <text:p>26400</text:p>
          </table:table-cell>
          <table:table-cell table:formula="of:=[.BB57]-[.$B$2]*[.$B$3]+400" office:value-type="float" office:value="26800">
            <text:p>26800</text:p>
          </table:table-cell>
          <table:table-cell table:formula="of:=[.BC57]-[.$B$2]*[.$B$3]+400" office:value-type="float" office:value="27200">
            <text:p>27200</text:p>
          </table:table-cell>
          <table:table-cell table:formula="of:=[.BD57]-[.$B$2]*[.$B$3]+400" office:value-type="float" office:value="27600">
            <text:p>27600</text:p>
          </table:table-cell>
          <table:table-cell table:formula="of:=[.BE57]-[.$B$2]*[.$B$3]+400" office:value-type="float" office:value="28000">
            <text:p>28000</text:p>
          </table:table-cell>
          <table:table-cell table:formula="of:=[.BF57]-[.$B$2]*[.$B$3]+400" office:value-type="float" office:value="28400">
            <text:p>28400</text:p>
          </table:table-cell>
          <table:table-cell table:formula="of:=[.BG57]-[.$B$2]*[.$B$3]+400" office:value-type="float" office:value="28800">
            <text:p>28800</text:p>
          </table:table-cell>
          <table:table-cell table:formula="of:=[.BH57]-[.$B$2]*[.$B$3]+400" office:value-type="float" office:value="29200">
            <text:p>29200</text:p>
          </table:table-cell>
          <table:table-cell table:formula="of:=[.BI57]-[.$B$2]*[.$B$3]+400" office:value-type="float" office:value="29600">
            <text:p>29600</text:p>
          </table:table-cell>
          <table:table-cell table:formula="of:=[.BJ57]-[.$B$2]*[.$B$3]+400" office:value-type="float" office:value="30000">
            <text:p>30000</text:p>
          </table:table-cell>
          <table:table-cell table:formula="of:=[.BK57]-[.$B$2]*[.$B$3]+400" office:value-type="float" office:value="30400">
            <text:p>30400</text:p>
          </table:table-cell>
          <table:table-cell table:formula="of:=[.BL57]-[.$B$2]*[.$B$3]+400" office:value-type="float" office:value="30800">
            <text:p>30800</text:p>
          </table:table-cell>
          <table:table-cell table:formula="of:=[.BM57]-[.$B$2]*[.$B$3]+400" office:value-type="float" office:value="31200">
            <text:p>31200</text:p>
          </table:table-cell>
          <table:table-cell table:formula="of:=[.BN57]-[.$B$2]*[.$B$3]+400" office:value-type="float" office:value="31600">
            <text:p>31600</text:p>
          </table:table-cell>
          <table:table-cell table:formula="of:=[.BO57]-[.$B$2]*[.$B$3]+400" office:value-type="float" office:value="32000">
            <text:p>32000</text:p>
          </table:table-cell>
          <table:table-cell table:formula="of:=[.BP57]-[.$B$2]*[.$B$3]+400" office:value-type="float" office:value="32400">
            <text:p>32400</text:p>
          </table:table-cell>
        </table:table-row>
        <table:table-row table:style-name="ro1">
          <table:table-cell table:number-columns-repeated="7"/>
          <table:table-cell office:value-type="float" office:value="30">
            <text:p>30</text:p>
          </table:table-cell>
          <table:table-cell table:style-name="Default" table:formula="of:=[.I58]-[.$B$2]*[.$B$3]+400" office:value-type="float" office:value="9100">
            <text:p>9100</text:p>
          </table:table-cell>
          <table:table-cell table:style-name="Default" table:formula="of:=[.J58]-[.$B$2]*[.$B$3]+400" office:value-type="float" office:value="9500">
            <text:p>9500</text:p>
          </table:table-cell>
          <table:table-cell table:style-name="Default" table:formula="of:=[.K58]-[.$B$2]*[.$B$3]+400" office:value-type="float" office:value="9900">
            <text:p>9900</text:p>
          </table:table-cell>
          <table:table-cell table:style-name="Default" table:formula="of:=[.L58]-[.$B$2]*[.$B$3]+400" office:value-type="float" office:value="10300">
            <text:p>10300</text:p>
          </table:table-cell>
          <table:table-cell table:style-name="Default" table:formula="of:=[.M58]-[.$B$2]*[.$B$3]+400" office:value-type="float" office:value="10700">
            <text:p>10700</text:p>
          </table:table-cell>
          <table:table-cell table:style-name="Default" table:formula="of:=[.N58]-[.$B$2]*[.$B$3]+400" office:value-type="float" office:value="11100">
            <text:p>11100</text:p>
          </table:table-cell>
          <table:table-cell table:style-name="Default" table:formula="of:=[.O58]-[.$B$2]*[.$B$3]+400" office:value-type="float" office:value="11500">
            <text:p>11500</text:p>
          </table:table-cell>
          <table:table-cell table:style-name="Default" table:formula="of:=[.P58]-[.$B$2]*[.$B$3]+400" office:value-type="float" office:value="11900">
            <text:p>11900</text:p>
          </table:table-cell>
          <table:table-cell table:style-name="Default" table:formula="of:=[.Q58]-[.$B$2]*[.$B$3]+400" office:value-type="float" office:value="12300">
            <text:p>12300</text:p>
          </table:table-cell>
          <table:table-cell table:formula="of:=[.R58]-[.$B$2]*[.$B$3]+400" office:value-type="float" office:value="12700">
            <text:p>12700</text:p>
          </table:table-cell>
          <table:table-cell table:formula="of:=[.S58]-[.$B$2]*[.$B$3]+400" office:value-type="float" office:value="13100">
            <text:p>13100</text:p>
          </table:table-cell>
          <table:table-cell table:formula="of:=[.T58]-[.$B$2]*[.$B$3]+400" office:value-type="float" office:value="13500">
            <text:p>13500</text:p>
          </table:table-cell>
          <table:table-cell table:formula="of:=[.U58]-[.$B$2]*[.$B$3]+400" office:value-type="float" office:value="13900">
            <text:p>13900</text:p>
          </table:table-cell>
          <table:table-cell table:formula="of:=[.V58]-[.$B$2]*[.$B$3]+400" office:value-type="float" office:value="14300">
            <text:p>14300</text:p>
          </table:table-cell>
          <table:table-cell table:formula="of:=[.W58]-[.$B$2]*[.$B$3]+400" office:value-type="float" office:value="14700">
            <text:p>14700</text:p>
          </table:table-cell>
          <table:table-cell table:formula="of:=[.X58]-[.$B$2]*[.$B$3]+400" office:value-type="float" office:value="15100">
            <text:p>15100</text:p>
          </table:table-cell>
          <table:table-cell table:formula="of:=[.Y58]-[.$B$2]*[.$B$3]+400" office:value-type="float" office:value="15500">
            <text:p>15500</text:p>
          </table:table-cell>
          <table:table-cell table:formula="of:=[.Z58]-[.$B$2]*[.$B$3]+400" office:value-type="float" office:value="15900">
            <text:p>15900</text:p>
          </table:table-cell>
          <table:table-cell table:formula="of:=[.AA58]-[.$B$2]*[.$B$3]+400" office:value-type="float" office:value="16300">
            <text:p>16300</text:p>
          </table:table-cell>
          <table:table-cell table:formula="of:=[.AB58]-[.$B$2]*[.$B$3]+400" office:value-type="float" office:value="16700">
            <text:p>16700</text:p>
          </table:table-cell>
          <table:table-cell table:formula="of:=[.AC58]-[.$B$2]*[.$B$3]+400" office:value-type="float" office:value="17100">
            <text:p>17100</text:p>
          </table:table-cell>
          <table:table-cell table:formula="of:=[.AD58]-[.$B$2]*[.$B$3]+400" office:value-type="float" office:value="17500">
            <text:p>17500</text:p>
          </table:table-cell>
          <table:table-cell table:formula="of:=[.AE58]-[.$B$2]*[.$B$3]+400" office:value-type="float" office:value="17900">
            <text:p>17900</text:p>
          </table:table-cell>
          <table:table-cell table:formula="of:=[.AF58]-[.$B$2]*[.$B$3]+400" office:value-type="float" office:value="18300">
            <text:p>18300</text:p>
          </table:table-cell>
          <table:table-cell table:formula="of:=[.AG58]-[.$B$2]*[.$B$3]+400" office:value-type="float" office:value="18700">
            <text:p>18700</text:p>
          </table:table-cell>
          <table:table-cell table:formula="of:=[.AH58]-[.$B$2]*[.$B$3]+400" office:value-type="float" office:value="19100">
            <text:p>19100</text:p>
          </table:table-cell>
          <table:table-cell table:formula="of:=[.AI58]-[.$B$2]*[.$B$3]+400" office:value-type="float" office:value="19500">
            <text:p>19500</text:p>
          </table:table-cell>
          <table:table-cell table:formula="of:=[.AJ58]-[.$B$2]*[.$B$3]+400" office:value-type="float" office:value="19900">
            <text:p>19900</text:p>
          </table:table-cell>
          <table:table-cell table:formula="of:=[.AK58]-[.$B$2]*[.$B$3]+400" office:value-type="float" office:value="20300">
            <text:p>20300</text:p>
          </table:table-cell>
          <table:table-cell table:formula="of:=[.AL58]-[.$B$2]*[.$B$3]+400" office:value-type="float" office:value="20700">
            <text:p>20700</text:p>
          </table:table-cell>
          <table:table-cell table:formula="of:=[.AM58]-[.$B$2]*[.$B$3]+400" office:value-type="float" office:value="21100">
            <text:p>21100</text:p>
          </table:table-cell>
          <table:table-cell table:formula="of:=[.AN58]-[.$B$2]*[.$B$3]+400" office:value-type="float" office:value="21500">
            <text:p>21500</text:p>
          </table:table-cell>
          <table:table-cell table:formula="of:=[.AO58]-[.$B$2]*[.$B$3]+400" office:value-type="float" office:value="21900">
            <text:p>21900</text:p>
          </table:table-cell>
          <table:table-cell table:formula="of:=[.AP58]-[.$B$2]*[.$B$3]+400" office:value-type="float" office:value="22300">
            <text:p>22300</text:p>
          </table:table-cell>
          <table:table-cell table:formula="of:=[.AQ58]-[.$B$2]*[.$B$3]+400" office:value-type="float" office:value="22700">
            <text:p>22700</text:p>
          </table:table-cell>
          <table:table-cell table:formula="of:=[.AR58]-[.$B$2]*[.$B$3]+400" office:value-type="float" office:value="23100">
            <text:p>23100</text:p>
          </table:table-cell>
          <table:table-cell table:formula="of:=[.AS58]-[.$B$2]*[.$B$3]+400" office:value-type="float" office:value="23500">
            <text:p>23500</text:p>
          </table:table-cell>
          <table:table-cell table:formula="of:=[.AT58]-[.$B$2]*[.$B$3]+400" office:value-type="float" office:value="23900">
            <text:p>23900</text:p>
          </table:table-cell>
          <table:table-cell table:formula="of:=[.AU58]-[.$B$2]*[.$B$3]+400" office:value-type="float" office:value="24300">
            <text:p>24300</text:p>
          </table:table-cell>
          <table:table-cell table:formula="of:=[.AV58]-[.$B$2]*[.$B$3]+400" office:value-type="float" office:value="24700">
            <text:p>24700</text:p>
          </table:table-cell>
          <table:table-cell table:formula="of:=[.AW58]-[.$B$2]*[.$B$3]+400" office:value-type="float" office:value="25100">
            <text:p>25100</text:p>
          </table:table-cell>
          <table:table-cell table:formula="of:=[.AX58]-[.$B$2]*[.$B$3]+400" office:value-type="float" office:value="25500">
            <text:p>25500</text:p>
          </table:table-cell>
          <table:table-cell table:formula="of:=[.AY58]-[.$B$2]*[.$B$3]+400" office:value-type="float" office:value="25900">
            <text:p>25900</text:p>
          </table:table-cell>
          <table:table-cell table:formula="of:=[.AZ58]-[.$B$2]*[.$B$3]+400" office:value-type="float" office:value="26300">
            <text:p>26300</text:p>
          </table:table-cell>
          <table:table-cell table:formula="of:=[.BA58]-[.$B$2]*[.$B$3]+400" office:value-type="float" office:value="26700">
            <text:p>26700</text:p>
          </table:table-cell>
          <table:table-cell table:formula="of:=[.BB58]-[.$B$2]*[.$B$3]+400" office:value-type="float" office:value="27100">
            <text:p>27100</text:p>
          </table:table-cell>
          <table:table-cell table:formula="of:=[.BC58]-[.$B$2]*[.$B$3]+400" office:value-type="float" office:value="27500">
            <text:p>27500</text:p>
          </table:table-cell>
          <table:table-cell table:formula="of:=[.BD58]-[.$B$2]*[.$B$3]+400" office:value-type="float" office:value="27900">
            <text:p>27900</text:p>
          </table:table-cell>
          <table:table-cell table:formula="of:=[.BE58]-[.$B$2]*[.$B$3]+400" office:value-type="float" office:value="28300">
            <text:p>28300</text:p>
          </table:table-cell>
          <table:table-cell table:formula="of:=[.BF58]-[.$B$2]*[.$B$3]+400" office:value-type="float" office:value="28700">
            <text:p>28700</text:p>
          </table:table-cell>
          <table:table-cell table:formula="of:=[.BG58]-[.$B$2]*[.$B$3]+400" office:value-type="float" office:value="29100">
            <text:p>29100</text:p>
          </table:table-cell>
          <table:table-cell table:formula="of:=[.BH58]-[.$B$2]*[.$B$3]+400" office:value-type="float" office:value="29500">
            <text:p>29500</text:p>
          </table:table-cell>
          <table:table-cell table:formula="of:=[.BI58]-[.$B$2]*[.$B$3]+400" office:value-type="float" office:value="29900">
            <text:p>29900</text:p>
          </table:table-cell>
          <table:table-cell table:formula="of:=[.BJ58]-[.$B$2]*[.$B$3]+400" office:value-type="float" office:value="30300">
            <text:p>30300</text:p>
          </table:table-cell>
          <table:table-cell table:formula="of:=[.BK58]-[.$B$2]*[.$B$3]+400" office:value-type="float" office:value="30700">
            <text:p>30700</text:p>
          </table:table-cell>
          <table:table-cell table:formula="of:=[.BL58]-[.$B$2]*[.$B$3]+400" office:value-type="float" office:value="31100">
            <text:p>31100</text:p>
          </table:table-cell>
          <table:table-cell table:formula="of:=[.BM58]-[.$B$2]*[.$B$3]+400" office:value-type="float" office:value="31500">
            <text:p>31500</text:p>
          </table:table-cell>
          <table:table-cell table:formula="of:=[.BN58]-[.$B$2]*[.$B$3]+400" office:value-type="float" office:value="31900">
            <text:p>31900</text:p>
          </table:table-cell>
          <table:table-cell table:formula="of:=[.BO58]-[.$B$2]*[.$B$3]+400" office:value-type="float" office:value="32300">
            <text:p>32300</text:p>
          </table:table-cell>
          <table:table-cell table:formula="of:=[.BP58]-[.$B$2]*[.$B$3]+400" office:value-type="float" office:value="32700">
            <text:p>32700</text:p>
          </table:table-cell>
        </table:table-row>
        <table:table-row table:style-name="ro1" table:number-rows-repeated="10">
          <table:table-cell table:number-columns-repeated="8"/>
          <table:table-cell table:style-name="Default" table:number-columns-repeated="9"/>
          <table:table-cell table:number-columns-repeated="51"/>
        </table:table-row>
        <table:table-row table:style-name="ro1" table:number-rows-repeated="1048506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1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currency-style style:name="N114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15/03/2020</text:date>, <text:time>20:0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3:36:38.75</meta:creation-date>
    <dc:date>2020-03-15T20:09:28.18</dc:date>
    <meta:editing-duration>PT12H37M12S</meta:editing-duration>
    <meta:editing-cycles>5</meta:editing-cycles>
    <meta:generator>OpenOffice/4.1.5$Win32 OpenOffice.org_project/415m1$Build-9789</meta:generator>
    <meta:document-statistic meta:table-count="3" meta:cell-count="2272" meta:object-count="0"/>
  </office:meta>
</office:document-meta>
</file>